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iSong Pro Light" svg:font-family="LiSong Pro Light"/>
    <style:font-face style:name="Lucida Grande" svg:font-family="Lucida Grande"/>
    <style:font-face style:name="STSong" svg:font-family="STSong"/>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LiSong Pro Light" fo:font-size="12.0pt" fo:background-color="#e0e0e0"/>
    </style:style>
    <style:style style:name="P3" style:family="paragraph" style:parent-style-name="Standard">
      <style:paragraph-properties fo:margin-bottom="0.1667in"/>
      <style:text-properties style:font-name="Times" fo:font-size="12.0pt" fo:background-color="#ececec"/>
    </style:style>
    <style:style style:name="P4" style:family="paragraph" style:parent-style-name="Standard">
      <style:paragraph-properties fo:margin-bottom="0.1667in"/>
      <style:text-properties style:font-name="LiSong Pro Light" fo:font-size="12.0pt" fo:background-color="#ececec"/>
    </style:style>
    <style:style style:name="P5" style:family="paragraph" style:parent-style-name="Standard">
      <style:text-properties style:font-name="LiHei Pro" fo:font-size="12.0pt"/>
    </style:style>
    <style:style style:name="P6" style:family="paragraph" style:parent-style-name="Standard">
      <style:paragraph-properties fo:margin-bottom="0.1667in"/>
      <style:text-properties style:font-name="STSong" fo:font-size="12.0pt" fo:background-color="#e0e0e0"/>
    </style:style>
    <style:style style:name="P7" style:family="paragraph" style:parent-style-name="Standard">
      <style:paragraph-properties fo:margin-bottom="0.1667in"/>
      <style:text-properties style:font-name="STSong" fo:font-size="12.0pt" fo:background-color="#ececec"/>
    </style:style>
    <style:style style:name="P8" style:family="paragraph" style:parent-style-name="Standard">
      <style:paragraph-properties fo:margin-bottom="0.1667in"/>
      <style:text-properties style:font-name="Times" fo:font-size="12.0pt" fo:background-color="#e0e0e0"/>
    </style:style>
    <style:style style:name="T1" style:family="text">
      <style:text-properties style:font-name="LiSong Pro Light"/>
    </style:style>
    <style:style style:name="T2" style:family="text">
      <style:text-properties fo:color="#052726"/>
    </style:style>
    <style:style style:name="T3" style:family="text">
      <style:text-properties style:font-name="Times"/>
    </style:style>
    <style:style style:name="T4" style:family="text">
      <style:text-properties style:font-name="STSong"/>
    </style:style>
    <style:style style:name="T5"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9.06.30 02:26   |   <text:a xlink:type="simple" xlink:href="http://palinfo.habago.org/Entry?Command=Information_PrintForum&amp;iPage=1#FORUM37616"><text:span text:style-name="T2">#</text:span></text:a></text:p>
      <text:p text:style-name="P2">卡韓政變<text:span text:style-name="T3"><text:s/>(99)</text:span>：法律做為傷害異己工具的兩種方式<text:span text:style-name="T3"><text:s/><text:line-break/><text:line-break/></text:span>陳真<text:span text:style-name="T3"><text:s/>2019. 06. 30. <text:line-break/><text:line-break/><text:line-break/></text:span>相較於一般人或所謂販夫走卒，所謂菁英或接受所謂高等教育者，通常是最擅於見風轉舵逢迎拍馬的一群人，包括醫界、學界、文化界、司法界等等等，盡皆如此。這只是一個基本事實，大可不必舉例，因為例子要多少有多少。<text:span text:style-name="T3"><text:s/><text:line-break/><text:line-break/></text:span>比方說，這二十幾年來，綠營勢力壯大之後，醫界、學界一片綠油油，你幾乎找不到一個不綠的。但在黨外時期卻剛好相反，幾乎所有醫生、教授或學生，全部都是舊國民黨的支持者，喊萬歲絕不落人後。<text:span text:style-name="T3"><text:s/><text:line-break/><text:line-break/></text:span>當然，他們並不是那麼可惡，他們只是選擇做為一個順民，以求前途順遂。最可惡的是那些在改朝換代之際，積極迎合風向之改變，打著各種漂亮口號，積極做為一種謀取個人權位與名利之所謂民主人士、社運人士或什麼學運份子與親綠學者等等等之類。不過，這不是我現在要說的。<text:span text:style-name="T3"><text:s/><text:line-break/><text:line-break/></text:span>言歸正傳，除了學界、醫界之擅於見風轉舵之外，司法也是一例。在過去，法院為國民黨服務，這年頭的法院卻似乎是民進黨開的；程度有別，但司法為特定政黨服務的傾向卻越來越明顯。比方說，在過去，主張台獨是要打入黑牢的，乃至於家破人亡。我的台獨叛亂案發生在<text:span text:style-name="T3">1989</text:span>年，也就是鄭南榕自焚之後的兩個月，詹益樺自焚之後的三個星期。當時，就連公開主張用選票把國民黨政府趕下台，都能成為我的具體叛亂罪證之一。<text:span text:style-name="T3"><text:s/><text:line-break/><text:line-break/>1989</text:span>年距今<text:span text:style-name="T3">30</text:span>年。那時我仍是大學生。三十年後的今天，相關法律已不再禁止主張共產主義或台獨。但是，當年黨外人士包括民進黨所強烈反對的、傷害人權甚鉅的國安法，如今不但沒有廢除，反而在民進黨的執政下，不斷越修改越離譜，竟然修改成一種專門打壓人權與言論自由、傷害政治異己的工具，非常荒唐<text:span text:style-name="T3">; </text:span>並且增設許多阻止兩岸統一的相關法條，禁止、嚇阻人民親近大陸，否則便有牢獄之災或喪失各種應有的權利如健保和退休金等等等。<text:span text:style-name="T3"><text:s/><text:line-break/><text:line-break/></text:span>不過，你不用期待那些所謂愛好民主自由與人權的綠營御用文人們會出來反對，他們不但不會反對，而且會讚賞說這就是捍衛民主與自由。<text:span text:style-name="T3"><text:s/><text:line-break/><text:line-break/></text:span>以上，這樣一種結構性的政治打壓，就是我要講的第一個重點，簡單說就是：在這島上，法律永遠都是為主流政治勢力服務，而不是為人權與自由服務。<text:span text:style-name="T3"><text:s/><text:line-break/><text:line-break/></text:span>至於第二個重點則是：法律做為一種打壓異己之工具的<text:span text:style-name="T3"><text:s/>"</text:span>化整為零<text:span text:style-name="T3">"</text:span>。這一點恐怕就很少人注意了。簡單這麼說，除了大方向<text:span text:style-name="T3"><text:s/>(</text:span>例如統獨<text:span text:style-name="T3">) </text:span>的法律打壓之外，更多且更大更惡質的傷害其實是來自於它的細節運作；而這樣一種打壓，因其往往針對<text:span text:style-name="T3"><text:s/>"</text:span>非公眾人物<text:span text:style-name="T3">"</text:span>，故也更容易得逞且根本不為社會大眾所知。<text:span text:style-name="T3"><text:s/><text:line-break/><text:line-break/></text:span>比方說，黨外時代，去政府機關前面抗議，檯面政客不會有事，但如果你只是個<text:span text:style-name="T3"><text:s/>"</text:span>一般人<text:span text:style-name="T3">"</text:span>，你牽了一頭豬去，在豬身上掛個比方說<text:span text:style-name="T3"><text:s/>"</text:span>監察院<text:span text:style-name="T3">" </text:span>的牌子，那你就有可能會吃上<text:span text:style-name="T3"><text:s/>"</text:span>侮辱公署<text:span text:style-name="T3">" </text:span>的官司，打入黑牢兩年；要不就是所謂查水表，在你的工作上拼命尋找各種麻煩，看能不能找到什麼疏忽或細小違規之處，然後把它擴大解釋，進而把你繩之以法。<text:span text:style-name="T3"><text:s/><text:line-break/><text:line-break/></text:span>黨外時期，對此一<text:span text:style-name="T3"><text:s/>"</text:span>以法律為工具進行打壓<text:span text:style-name="T3">" </text:span>之現象，我寫了很多文章，我還提出一個說法就是<text:span text:style-name="T3"><text:s/>"</text:span>備而不用，隨時可用<text:span text:style-name="T3">"</text:span>。簡單說就是法律條文一直都在，但是不會拿來使用，除非你不聽話；你膽敢不聽話，我隨時就可以用法律來整你。可是，法律之前不是人人平等嗎？那是騙小孩的，至少在這島上絕無此事；法律總是偏袒強者，甚至是強者用來傷害異己或弱者的工具，使人們噤聲，不敢有所異議。<text:span text:style-name="T3"><text:s/><text:line-break/><text:line-break/>2007</text:span>年我回台定居，在台大當了三、四年的公務員。之前在英國就經常在報上寫文章罵民進黨，於是，回台的第二年就被查水表了，整個過程非常荒腔走板，前後折磨了將近一年，擺明就是專門要來整你，非常不可思議。整人的理由是說我是教育部公費留學生，返台後，需在幾天內向教育部辦理報到手續。我說我報到過了啊。教育部說找不到我的報到公文，因此必須追回我過去幾年高達好幾百萬的公費。<text:span text:style-name="T3"><text:s/><text:line-break/><text:line-break/></text:span>我說，找不到公文是你們的問題怎麼會是我的問題？對方一位自稱是什麼組長的，真的是<text:span text:style-name="T3"><text:s/>"</text:span>工作<text:span text:style-name="T3">" </text:span>很認真，三天兩頭就打電話給我，惡形惡狀，一直要我舉證我確實曾經辦理報到手續。而且很離奇的是，這位什麼組長經常是晚上八、九點甚至深夜十一點都還會打電話來嗆聲，惡言惡語，跟黑幫沒兩樣；彷彿她那一整年的工作內容就只是服務我一個人似的，而且服務到晚上十一點。<text:span text:style-name="T3"><text:s/><text:line-break/><text:line-break/></text:span>還好我有保存歷史文物的習慣，一切有書面副本為證，而且我記憶力很好，記得各種人事物細節，所以查水表最終沒法在我身上查出什麼行政疏忽好大作文章。<text:span text:style-name="T3"><text:s/><text:line-break/><text:line-break/></text:span>今天，我們之所以會有韓國瑜這樣一個<text:span text:style-name="T3"><text:s/>"</text:span>人民救星<text:span text:style-name="T3">" </text:span>的橫空出世，就是因為他在北農當總經理時也被檢調單位查了水表，百般惡整，讓他一氣之下，跳出來開罵，並重新投入政治。人渣黨由一堆貪婪無度的豺狼虎豹組成，被韓國瑜點名開罵是<text:span text:style-name="T3"><text:s/>"</text:span>小癟三<text:span text:style-name="T3">" </text:span>的段宜康，就是其中最為惡質化的新潮流系召集人。<text:span text:style-name="T3"><text:s/><text:line-break/><text:line-break/></text:span>韓國瑜當時再過兩個月就要退休了，但是，人渣黨急著想要北農總經理這個位置<text:span text:style-name="T3"><text:s/>(</text:span>後來這位置給了小公主吳音寧<text:span text:style-name="T3">)</text:span>，卻連一天也不想等，於是就開始瘋狂抹黑韓國瑜，逼他馬上下台，並誣指他黑道，說他菜蟲、說他貪污等等等，然後動用司法檢調系統大舉搜索、偵辦，結果卻什麼毛病也沒找到，甚至連查案的會計師據說對韓國瑜在北農的帳目之透明與乾淨，讚不絕口。<text:span text:style-name="T3"><text:s/><text:line-break/><text:line-break/></text:span>我要說的以法律充當政治工具之<text:span text:style-name="T3"><text:s/>"</text:span>化整為零<text:span text:style-name="T3">"</text:span>，指的就是這樣一種針對<text:span text:style-name="T3"><text:s/>(</text:span>往往不具公眾知名度之<text:span text:style-name="T3">) </text:span>特定異己進行查水表、找麻煩的卑鄙行徑。比方說，上個星期<text:span text:style-name="T3"><text:s/>(06/23)</text:span>，報上說，有位網友因為段宜康對於軍公教人員之多次出言不遜，於是就在段的臉書上留言「問題多的斷混蛋」。想不到，台北地方法院竟然依誹謗罪判處這位網友有期徒刑兩個月。<text:span text:style-name="T3"><text:s/><text:line-break/><text:line-break/></text:span>很離譜吧！這樣一個呼風喚雨的政治人物，大權在握，卻多行不義，為所欲為，長年以來濫用職權，專事權力鬥爭，人們僅僅罵他一句<text:span text:style-name="T3"><text:s/>"</text:span>混蛋<text:span text:style-name="T3">"</text:span>，居然得抓去坐牢兩個月。這意思是說我們都不能批評掌權者，不能罵他們一句嗎？<text:span text:style-name="T3"><text:s/><text:line-break/><text:line-break/></text:span>這還不是最離譜的哦。韓國瑜不是一直被綠營及郭台銘陣營的人抹黑有私生子嗎？其中一位抹黑者是人渣黨的尾巴黨<text:span text:style-name="T3"><text:s/>(</text:span>綠黨<text:span text:style-name="T3">) </text:span>的民意代表叫什麼王浩宇的<text:span text:style-name="T3"><text:s/>(</text:span>參見卡韓政變<text:span text:style-name="T3"><text:s/>(72))</text:span>，竟然還故意繪聲繪影貼了一個小孩子的照片，影射這就是韓國瑜的私生子。這兩天，司法調查結果證明一切都是空穴來風，根本子虛烏有。一些網友於是跑去這個垃圾民代的臉書上留言，要他為自己的抹黑言行負起責任。<text:span text:style-name="T3"><text:s/><text:line-break/><text:line-break/></text:span>想不到，這個垃圾議員居然說他又沒明白講說這就是韓國瑜的私生子，因此控告這些留言罵他的網友，還說目前已準備提告<text:span text:style-name="T3">20</text:span>位，並且每位求償名譽損失<text:span text:style-name="T3"><text:s/>20 </text:span>萬。真是囂張跋扈無恥下流到極點。<text:span text:style-name="T3"><text:s/><text:line-break/><text:line-break/></text:span>我真不知道究竟是什麼樣的選民怎麼會選出這種垃圾？我們納稅人卻居然得浪費辛苦賺來的血汗錢來養一大堆人渣官員與垃圾民代，每天打著什麼愛台灣顧主權的口號，騙取權力，胡作非為，而且以法律為工具，企圖使人噤聲，傷害異己，或藉以奪取權位。</text:p>
      <text:p text:style-name="P1"><text:span text:style-name="T1">洋洋</text:span><text:s/>  |  2019.06.29 21:58   |   <text:a xlink:type="simple" xlink:href="http://palinfo.habago.org/Entry?Command=Information_PrintForum&amp;iPage=1#FORUM37615"><text:span text:style-name="T2">#</text:span></text:a></text:p>
      <text:p text:style-name="P3"><text:span text:style-name="T1">想哭的可以看，孩子也喜歡。金雞獎兒童片得獎</text:span><text:s/><text:line-break/><text:span text:style-name="T1">念書的孩子</text:span><text:s/><text:line-break/>https://youtu.be/s8uozY8dBIw <text:line-break/><text:line-break/><text:span text:style-name="T1">想悲傷的可以看，顏丙燕主演。不紅很挑劇本，金雞獎</text:span>2<text:span text:style-name="T1">屆影后。</text:span><text:s/><text:line-break/><text:span text:style-name="T1">萬箭穿心</text:span><text:s/><text:line-break/>https://youtu.be/L6JoeZZ-IrU <text:line-break/><text:span text:style-name="T1">因為谷桂花</text:span><text:s/><text:line-break/>https://youtu.be/ht8ajAQFAmU </text:p>
      <text:p text:style-name="P1"><text:span text:style-name="T1">李念淨</text:span><text:s/>  |  2019.06.29 15:43   |   <text:a xlink:type="simple" xlink:href="http://palinfo.habago.org/Entry?Command=Information_PrintForum&amp;iPage=1#FORUM37614"><text:span text:style-name="T2">#</text:span></text:a></text:p>
      <text:p text:style-name="P2"><text:span text:style-name="T3">https://youtu.be/kKQI4tpXiEg <text:line-break/></text:span>建議從<text:span text:style-name="T3">20:58</text:span>開始看，成龍說的很好<text:span text:style-name="T3">(</text:span>不過不知道粵語原音是什麼<text:span text:style-name="T3">) <text:line-break/><text:line-break/></text:span>雖然說成大事者不拘小節，但是如果為了大事，連基本的道德原則都不顧，那麼目標再理想再動聽都不值一提。<text:span text:style-name="T3"><text:s/><text:line-break/><text:line-break/>--- <text:line-break/><text:line-break/></text:span>我又想到現今的執政黨，主流的政治勢力非常奇特，比方說這次航空公司罷工好了，媒體一面倒的攻奸這些發動工潮的長榮員工。可是我記得<text:span text:style-name="T3">2016</text:span>年那個時候的華航空服員罷工，因為要鬥倒舊有的高層，執政黨可是大力的聲援這次罷工呢<text:span text:style-name="T3"><text:s/><text:line-break/><text:line-break/></text:span>結果沒幾年，前幾個月的華航機師罷工跟現在的罷工就被網路輿論罵得豬狗不如。我在網路論壇上問過很多年輕人，他們不是顧左右而言他就是說什麼被空姐騙。但是在我看來他們根本完全沒有思考，邏輯沒有一致性，黨說什麼就全盤接受。你要你就都肯定這三個工潮，要就持右派觀點反對這三個工潮，可是更多的人是肯定第一個，反對今年的兩個，這是很有問題的邏輯。<text:span text:style-name="T3"><text:s/><text:line-break/><text:line-break/></text:span>更別提公投法修嚴的事情，依稀記得以前的執政黨在野的時候可是大力提倡寬鬆的門檻，可是現在居然把門檻提得那麼的高。這兩件事情完全矛盾，但網路上的年輕人就是有理由可以辯護，更多類似的邏輯衝突在執政黨可是不計其數，太誇張了。<text:span text:style-name="T3"><text:s/><text:line-break/><text:line-break/></text:span>一個人的思維不是不能隨著時間變化，但是也必須得合理啊。<text:span text:style-name="T3"><text:s/><text:line-break/></text:span>在野黨從反共走向兩岸和解，是因為中共有在進步，在經濟跟政治方面進步，那台灣沒理由不跟大陸開始交流<text:span text:style-name="T3"><text:s/><text:line-break/></text:span>但是執政黨從兩岸和解變成對美日的西方勢力一邊倒，我真的看不出到底為什麼，從道德面上有這樣的轉變。<text:span text:style-name="T3"><text:s/><text:line-break/><text:line-break/></text:span></text:p>
      <text:p text:style-name="P1"><text:span text:style-name="T1">愛自己</text:span><text:s/>  |  2019.06.29 13:08   |   <text:a xlink:type="simple" xlink:href="http://palinfo.habago.org/Entry?Command=Information_PrintForum&amp;iPage=1#FORUM37613"><text:span text:style-name="T2">#</text:span></text:a></text:p>
      <text:p text:style-name="P4">笨島人至少<text:span text:style-name="T3">1/3</text:span>不可理喻<text:span text:style-name="T3">,</text:span>跟這些慕<text:span text:style-name="T3">_</text:span>洋<text:span text:style-name="T3">(</text:span>東西方<text:span text:style-name="T3">).</text:span>人一起生活會被氣死<text:span text:style-name="T3">! <text:line-break/></text:span>如選秀結束又是女蝗看起來只有對面可以去了。<text:span text:style-name="T3"><text:s/><text:line-break/></text:span>能想像到笨島最好的未來是連續兩代思<text:span text:style-name="T3">!</text:span>想<text:span text:style-name="T3">_</text:span>改造<text:span text:style-name="T3">,</text:span>這已是最溫柔的結局。<text:span text:style-name="T3"><text:s/><text:line-break/></text:span>和平太難<text:span text:style-name="T3">..</text:span></text:p>
      <text:p text:style-name="P1"><text:span text:style-name="T1">吳言</text:span><text:s/>  |  2019.06.29 10:43   |   <text:a xlink:type="simple" xlink:href="http://palinfo.habago.org/Entry?Command=Information_PrintForum&amp;iPage=1#FORUM37612"><text:span text:style-name="T2">#</text:span></text:a></text:p>
      <text:p text:style-name="P2">讀完陳真先生的這篇文<text:span text:style-name="T3"><text:s/><text:line-break/></text:span>卡韓政變<text:span text:style-name="T3"><text:s/>(97)</text:span>：一個國家或社會生死存亡的兩個死穴<text:span text:style-name="T3"><text:s/><text:line-break/></text:span>陳真先生寫的很辛苦也真的是浪費時間。<text:span text:style-name="T3"><text:s/><text:line-break/></text:span>心情沒有更悲觀，就跟這幾十年來每一天的悲觀心情是一樣的。<text:span text:style-name="T3"><text:s/><text:line-break/></text:span>於是去看了這個<text:span text:style-name="T3">--</text:span>一個年輕人說了他的想法<text:span text:style-name="T3"><text:s/><text:line-break/>https://reurl.cc/5xRXq <text:line-break/></text:span>暫時得到<text:span text:style-name="T3">17</text:span>分鐘的平靜。</text:p>
      <text:p text:style-name="P1"><text:span text:style-name="T1">陳真</text:span><text:s/>  |  2019.06.29 03:19   |   <text:a xlink:type="simple" xlink:href="http://palinfo.habago.org/Entry?Command=Information_PrintForum&amp;iPage=1#FORUM37611"><text:span text:style-name="T2">#</text:span></text:a></text:p>
      <text:p text:style-name="P4">卡韓政變<text:span text:style-name="T3"><text:s/>(98)</text:span>：兩種難言的困境<text:span text:style-name="T3"><text:s/><text:line-break/><text:line-break/></text:span>陳真<text:span text:style-name="T3"><text:s/>2019. 06. 29. <text:line-break/><text:line-break/><text:line-break/></text:span>我很抗拒寫這篇，因為對人類智商真的是構成重大侮辱。太低能了！所謂<text:span text:style-name="T3"><text:s/>"</text:span>討論<text:span text:style-name="T3">"</text:span>，還能<text:span text:style-name="T3"><text:s/>"</text:span>更<text:span text:style-name="T3">" </text:span>低能嗎？在這島上，即便是所謂總統大選這麼大的一件事，依然不是討論任何有點意義、有點智能的東西，而是討論一切低能到不能再低能的話題。我常想，在這島上，大腦這器官究竟還需要存在嗎？<text:span text:style-name="T3"><text:s/><text:line-break/><text:line-break/></text:span>我很抗拒寫這篇還有個原因就是：我必須講一種極其明顯的東西，但這東西如此明顯，而我卻被迫得去講它，這就是問題所在。就比方說眼前有一團大便，很髒很臭，但人們卻說好香啊，真是美不勝收。這時候，你還能說什麼？很無言對不對？你很難說明一種根本不用說明就已十足彰顯但是人們卻又根本看不見的東西。<text:span text:style-name="T3"><text:s/><text:line-break/><text:line-break/></text:span>黨外時期，李敖曾經對此做了一個比喻。他說，國民黨就像一頭惡狼，很壞。但你卻幾乎不可能讓人們意識到這一點。李敖說，並不是因為人們不相信國民黨是一頭惡狼，而是比這更慘，人們根本不相信世界上有你所說的<text:span text:style-name="T3"><text:s/>"</text:span>狼<text:span text:style-name="T3">" </text:span>這種生物的存在。也就是說，人們不相信你，並不是因為他不相信國民黨有<text:span text:style-name="T3"><text:s/>"</text:span>那麼<text:span text:style-name="T3">" </text:span>壞，而是他在本質上就已經完全否認了你的指控；他認為國民黨毋庸置疑就是善的化身，一切對它的指控都會馬上被視為荒謬的無稽之談。<text:span text:style-name="T3"><text:s/><text:line-break/><text:line-break/></text:span>先說第一種抗拒，無以名之，就稱呼它是一種<text:span text:style-name="T3"><text:s/>"</text:span>低能<text:span text:style-name="T3">" </text:span>的難言困境吧。一般社會，其普遍成員就算再蠢也不至於蠢到像台灣這等地步。至少我從未見過世界上有類似的社會，就好像智能完全不足那樣，很荒唐，總是討論一些低能到不能更低能的話題或純屬虛構的議題。<text:span text:style-name="T3"><text:s/><text:line-break/><text:line-break/></text:span>比方說，最近一些國中生、高中生，在所謂模範生頒獎典禮上，想方設法接力當面嗆罵羞辱韓國瑜，獲得台灣各界的讚嘆與肯定，就連苦主韓國瑜也得在台灣這種<text:span text:style-name="T3"><text:s/>"</text:span>凡事得呵護下一代、不可得罪之<text:span text:style-name="T3">" </text:span>的氛圍下誇上兩句。特別是綠營及阿扁，更是對這些學生讚不絕口，稱讚台灣教育十分成功，培養出<text:span text:style-name="T3"><text:s/>"</text:span>具有獨立思考能力的下一代<text:span text:style-name="T3">"</text:span>。但是，這分明是洗腦洗出腦殘的下一代。<text:span text:style-name="T3"><text:s/><text:line-break/><text:line-break/></text:span>姑且不說我之前提過的品性問題，就光說事情本身的合理性。首先，我們之所以會想要當著眾人的面去羞辱或傷害一個人，除了私怨之外，理應只有一種可能就是對方有著某種重大的道德問題。請問韓國瑜犯了什麼道德問題？<text:span text:style-name="T3"><text:s/><text:line-break/><text:line-break/></text:span>這些腦殘學生嗆說韓國瑜不應該選總統，應該先<text:span text:style-name="T3"><text:s/>"</text:span>做好做滿<text:span text:style-name="T3">" </text:span>高雄市長。可是，請問韓國瑜選總統跟道德有啥關係？跟法律又有啥關係？既無道德問題，也無法律問題不是嗎？這完全是他的權利啊。他愛選什麼完全是他的權利與自由啊。大家若不爽就不要投給他就好了，怎麼會是把它轉化成一種根本莫須有的道德問題，然後透過完全由民進黨操控的主流媒體，每天不斷對此加以抹黑，塑造成過街老鼠，說韓想選總統就是<text:span text:style-name="T3"><text:s/>"</text:span>貪心<text:span text:style-name="T3">"</text:span>、<text:span text:style-name="T3">"</text:span>貪圖權位<text:span text:style-name="T3">"</text:span>。這種腦殘程度，荒唐到根本無法說明不是嗎？<text:span text:style-name="T3"><text:s/><text:line-break/><text:line-break/></text:span>任何一個人既然有權利去做的事，那就是他的權利。一個人行使他的權利，怎麼會被全方位地抹黑成邪魔妖怪？然後人人以道德理由唾罵之，這不是發神經嗎？台灣不是最喜歡說民主自由與法治？韓選不選得上總統，難道不該是由全體民意決定？怎麼是在他的基本權利之行使上去痛罵他？<text:span text:style-name="T3"><text:s/><text:line-break/><text:line-break/></text:span>如果要這樣罵，依此邏輯，那最應該罵的是蘇貞昌、陳其邁或林啥咪龍等人才對。這些人選市長全部慘敗，大輸幾十萬票，憑什麼違反民意，反而變成勝選者的中央頭頂上司？甚至整天利用中央職權來惡意刁難地方施政。他們都已經是民意所淘汰的不適任者，怎麼反而敗選之後權力更大？你應該叫這些無恥政客統統滾蛋回家才對啊。<text:span text:style-name="T3"><text:s/><text:line-break/><text:line-break/></text:span>也有的學生罵說韓國瑜不用心、荒廢市政，這也完全是鬼扯蛋。韓國瑜拼命於市政的程度，政壇上豈有過第二人？你還能說出一個比他更認真的政治人物嗎？<text:span text:style-name="T3"><text:s/><text:line-break/><text:line-break/></text:span>還有的學生罵韓讓登革熱爆發。這也是腦殘言論。民進黨在高雄和台南長年執政，動輒兩萬個登革熱案例，卻被說成是執政榜樣，說成賴神，然後韓國瑜也才十幾例登革熱，綠營一手掌控的主流媒體卻天天罵天天抹黑，然後腦殘學生也統統跟著罵，這不是擺明睜眼說瞎話嗎？<text:span text:style-name="T3"><text:s/><text:line-break/><text:line-break/></text:span>也有腦殘學生當面罵說韓國瑜<text:span text:style-name="T3"><text:s/>"</text:span>愛說謊<text:span text:style-name="T3">"</text:span>。請問韓國瑜說了什麼謊？相反地，民進黨的幾乎所有政治人物，哪一個人講的話具有一絲可信度？每天就是造謠抹黑，幾乎沒有一句話可信。你不去罵無恥騙子與滿口謊言的惡棍歹徒，卻去罵一個言行真實乾淨可信的罕見良善政治人物。這不是腦殘，什麼是腦殘？<text:span text:style-name="T3"><text:s/><text:line-break/><text:line-break/></text:span>他媽的浪費時間寫這種東西實在有夠窩囊，真是低能到爆！台灣學生的智商真是很可怕。<text:span text:style-name="T3"><text:s/><text:line-break/><text:line-break/></text:span>我真想不通，了解基本事實與基本道理，有那麼難嗎？怎麼會那麼容易被洗腦？這問題，半個多世紀來都是如此，從來沒有改善，而且變本加厲。<text:span text:style-name="T3"><text:s/><text:line-break/><text:line-break/></text:span>至於第二個難言困境就是虛榮。台灣的學生特別有這種毛病，他並不是真的關心或在乎什麼，而是很容易受到鎂光燈的指引與煽動，然後各種愛國虛榮心或正義虛榮心就大爆發，爭先恐後表態，從眾性非常強，完完全全臣服於主流媒體的洗腦與操弄。<text:span text:style-name="T3"><text:s/><text:line-break/><text:line-break/></text:span>我常想起大腸花，記得有一天深夜，在成大校園看到一群男女學生，很興奮很匆忙地說要趕車去台北救國救民主，說什麼再慢一步挺身而出，民主就要被出賣了，胡說什麼服貿是違反民主程序的黑箱作業<text:span text:style-name="T3"><text:s/>(</text:span>這完全不是事實<text:span text:style-name="T3">)</text:span>。我一直記得那些學生的神情模樣；他不是真的在乎什麼或關心什麼，他只是很興奮很激情地想要加入一種被主流媒體捧上天的活動。他若真的關心或在乎什麼，那麼，要了解基本事實根本一點困難也沒有。<text:span text:style-name="T3"><text:s/><text:line-break/><text:line-break/></text:span>事實上，這些人要是真的在乎什麼民主程序，那他應當老早就把民進黨給徹底消滅才對，因為這個人渣黨的無數所作所為根本就是目無法紀，完全無法無天。就如同那些嗆罵韓國瑜什麼要用心於防疫登革熱的學生，其實根本不曾花過一秒鐘去了解基本事實。他們要是真的在乎登革熱，那他們應該痛罵民進黨長年以來之草菅人命。一個人除非是腦殘，否則不可能對於兩萬個登革熱案例無感，甚至熱烈擁戴，卻對於<text:span text:style-name="T3">20</text:span>個案例<text:span text:style-name="T3"><text:s/>"</text:span>義憤填膺<text:span text:style-name="T3">"</text:span>。<text:span text:style-name="T3"><text:s/><text:line-break/><text:line-break/></text:span>我知道浪費睡眠時間寫這些實在沒什麼意義，因為真理在這島上並不會越辯越明；真理始終掌控在那些控制媒體與教材的人手裏。這不是透過說理可以改變的<text:span text:style-name="T3"><text:s/>(</text:span>因為這些基本到沒法更基本的道理與事實還需要說明嗎？<text:span text:style-name="T3">)</text:span>，而是唯有透過權力的更迭才能改變；看誰搶到話語控制權，就可以完全支配下一代的思想與行為。<text:span text:style-name="T3"><text:s/><text:line-break/><text:line-break/></text:span>這其實也說明了為何在這島上，一切議論始終圍繞在這兩種難言的困境上，一是關於基本智能，一是關於基本德性，兩者都喪失了作用。於是，我們永遠只能在各種完全荒唐透頂而且全然違反基本事實的謊言上，耗費無數心力去澄清或議論那事實上無法澄清與議論的低能事物與謠言。</text:p>
      <text:p text:style-name="P5"/>
      <text:p text:style-name="P1"><text:span text:style-name="T1">小豪</text:span><text:s/>  |  2019.06.29 01:26   |   <text:a xlink:type="simple" xlink:href="http://palinfo.habago.org/Entry?Command=Information_PrintForum&amp;iPage=2#FORUM37610"><text:span text:style-name="T2">#</text:span></text:a></text:p>
      <text:p text:style-name="P3"><text:span text:style-name="T1">英國學者談到香港發展困境</text:span><text:s/><text:span text:style-name="T1">影片不長</text:span><text:s/>8<text:span text:style-name="T1">分鐘</text:span><text:s/><text:line-break/><text:line-break/>https://bit.ly/2YsPsfG</text:p>
      <text:p text:style-name="P1"><text:span text:style-name="T1">陳真</text:span><text:s/>  |  2019.06.29 00:34   |   <text:a xlink:type="simple" xlink:href="http://palinfo.habago.org/Entry?Command=Information_PrintForum&amp;iPage=2#FORUM37609"><text:span text:style-name="T2">#</text:span></text:a></text:p>
      <text:p text:style-name="P2">我不知道這位郭文貴是誰，但是經常在台灣媒體上看到他爆料，但我從來只看標題，不看內文。為什麼呢？因為光看標題就知道這完全就是一個存心鬼扯蛋、居心不良的人，這就好像我絕不會去看什麼自由時報一樣，因為毫無半點可信度可言。不管這些人或這類媒體寫什麼，根本連看一眼的價值也沒有，毫無可信度。除非你想拿它的內容來開罵，否則這類人與媒體，不管說什麼，直接當成放屁就好，毫無意義與基本事實可言。這就好像誰會想去聽詐騙集團發表什麼談話？<text:span text:style-name="T3"><text:s/><text:line-break/><text:line-break/></text:span>人渣自由時報據說是台灣第一大報，因此經常可以看到人們手上拿著這個報紙。每次看到有人閱讀自由時報，我就會很想仔細看看對方的長相，因為很納悶究竟蠢蛋是什麼樣的一種長相？怎麼會有人花錢去買這樣一種完全沒有半點基本誠信而且每天挑撥族群仇恨的<text:span text:style-name="T3"><text:s/>"</text:span>報紙<text:span text:style-name="T3">"</text:span>？<text:span text:style-name="T3"><text:s/><text:line-break/><text:line-break/></text:span>這也能算是一種<text:span text:style-name="T3"><text:s/>"</text:span>媒體<text:span text:style-name="T3">" </text:span>嗎？其實何必花錢買，你就自己直接在腦海裏幻想各種仇中反華或醜化<text:span text:style-name="T3"><text:s/>"</text:span>中國人<text:span text:style-name="T3">" </text:span>或抹黑哪個藍營的人的情節，不也一樣？</text:p>
      <text:p text:style-name="P1"><text:span text:style-name="T1">洋洋</text:span><text:s/>  |  2019.06.28 19:26   |   <text:a xlink:type="simple" xlink:href="http://palinfo.habago.org/Entry?Command=Information_PrintForum&amp;iPage=2#FORUM37608"><text:span text:style-name="T2">#</text:span></text:a></text:p>
      <text:p text:style-name="P4">「香港民族陣線」召集人梁頌恆積極參與反修例示威，近日網上流傳一段影片，被內地通緝的中國富豪郭文貴與梁頌恆進行視象對話，背景為金鐘夏愨道馬路，相信是早前示威者堵路時所拍。郭文貴在片中指，今次反修例的人很多，「如果今次人氣散掉，香港再回來的可能性沒有了，（因此）千萬要快（行動）」，又說全世界都關注事件，他「保證」美國政府將會有一系列行動。<text:span text:style-name="T3"><text:s/><text:line-break/><text:line-break/></text:span>保證金錢支援<text:span text:style-name="T3"><text:s/></text:span>「美國這邊交給我」<text:span text:style-name="T3"><text:s/><text:line-break/><text:line-break/></text:span>郭文貴多次強調，港人反修例行動一定要快，否則就會徹底失敗，並向梁稱「我會永遠支持你！」梁頌恆答道：「明白明白，謝謝你郭先生，美國那邊就靠你聯絡了。」郭文貴即叫梁「放心」，「我保證兩件事：一，需要多少錢，我繼續保證；二，美國這邊交給我，全力以赴<text:span text:style-name="T3">……</text:span>剛剛接觸了幾個美國最上層的（官員），接下來下一周他們都有聲明、公告」，又指美國駐港總領事館會保障梁頌恆安全、提供簽證及政治庇護。<text:span text:style-name="T3">... <text:line-break/><text:line-break/></text:span>影片直播<text:span text:style-name="T3"><text:s/></text:span>郭文貴越洋通話<text:span text:style-name="T3"><text:s/></text:span>鼓動梁頌恆趕快行動<text:span text:style-name="T3"><text:s/><text:line-break/>https://youtu.be/oNR7Zd_pURI </text:span></text:p>
      <text:p text:style-name="P1"><text:span text:style-name="T1">欧阳阳</text:span><text:s/>  |  2019.06.28 18:12   |   <text:a xlink:type="simple" xlink:href="http://palinfo.habago.org/Entry?Command=Information_PrintForum&amp;iPage=2#FORUM37607"><text:span text:style-name="T2">#</text:span></text:a></text:p>
      <text:p text:style-name="P2">李嘉誠對于中國共産黨的評價<text:span text:style-name="T3"><text:s/><text:line-break/><text:line-break/>“</text:span>無論中國共産黨犯過什麽錯誤，無論共産黨中出現了多少腐敗分子，我們作爲中國的公民都不要和共産黨過不去。不管是什麽原因，在中國當代由共産黨執政是曆史的選擇。現在和相當一段時間內，無論是威望和執政能力，我國還沒有任何黨派和力量能夠取代共産黨，更何況，以習近平爲首的新一屆中央班子讓我們看到了希望，也感受到了正能量。<text:span text:style-name="T3"><text:s/><text:line-break/><text:line-break/></text:span>一個政黨和一個人一樣，他可能犯錯誤，也可能改正錯誤，他可能生病，也可能恢複健康。眼下離開了共産黨，中國必亂，中國一亂，遭殃的是我們老百姓近期網絡上出現了許多偏激文章，目標不是聲討黨內的腐敗勢力，而是全盤否定共産黨，這些文章置建國以來尤其是改革開放以來中國的巨大成就而不顧，一味列數共産黨的種種錯誤，種種罪狀，條理分明，數據詳細，語言精到，且風格相近，極有煽動力與蠱惑力，不像是老百姓自發的不滿情緒發泄，好似有組織有預謀的一場攻勢，這不能不讓人懷疑這背後有什麽政治動機和國際背景。衆所周知，中國的崛起已引引一些國際勢力的惶恐，美國和日本等一些國家正在挖空心思地對對中國實行打壓和封堵，其實際目的並非是要推行什麽更爲普世的先進理念，而完全是出于其國家利益的考量。他們出謀策，出力出錢培植反共敵對勢力，真實目的只有一個，那就是搞亂中國，搞散中國，讓中國的發展停滯或倒退，成爲他們的附庸，以便于他們稱強稱霸。<text:span text:style-name="T3"><text:s/><text:line-break/><text:line-break/></text:span>看看伊拉克，阿富汗，利比亞，敘利亞，和埃及吧，這都是美國的傑作。這些被美國搞亂的國家，人民得到的是什麽？包括他們其中的親美勢力，他們真的得到好處了麽？<text:span text:style-name="T3"><text:s/><text:line-break/><text:line-break/></text:span>同胞們，睜開眼，看清楚，不要輕易被人洗腦，不要隨便跟著激動，跟著起哄，被人利用了還自以爲得意。我們是中國人，我們不能眼看著這個國家發生災難，我們如果有機會爲國出力，我們應該盡力<text:span text:style-name="T3">;</text:span>如果我們沒有機會也沒有能力爲國出力，我們起碼不添亂，是不是？國家若亂了，我們都慘了。眼下我們起碼能做的，那就是不利于國家穩定的話不說丶不傳，不利于國家穩定的事不做，也不好奇，不圍觀。<text:span text:style-name="T3">”</text:span></text:p>
      <text:p text:style-name="P1"><text:span text:style-name="T1">張丹藍</text:span><text:s/>  |  2019.06.28 14:07   |   <text:a xlink:type="simple" xlink:href="http://palinfo.habago.org/Entry?Command=Information_PrintForum&amp;iPage=2#FORUM37606"><text:span text:style-name="T2">#</text:span></text:a></text:p>
      <text:p text:style-name="P4">快樂王子的故事好悲傷，重複看了幾遍，文字當中的純淨赤子之心，是令人哀傷的理由吧？純淨溫和的心能在這個世界堅持的時間太短暫</text:p>
      <text:p text:style-name="P1"><text:span text:style-name="T1">陳真</text:span><text:s/>  |  2019.06.28 01:26   |   <text:a xlink:type="simple" xlink:href="http://palinfo.habago.org/Entry?Command=Information_PrintForum&amp;iPage=2#FORUM37605"><text:span text:style-name="T2">#</text:span></text:a></text:p>
      <text:p text:style-name="P2">書架上的故事書幾乎全講過好幾遍了。這兩天，入睡前，小孩常拿著一本<text:span text:style-name="T3"><text:s/>"</text:span>快樂王子<text:span text:style-name="T3">" </text:span>的書，要我講這故事。她才三、四歲，不識字，但她自行認得<text:span text:style-name="T3"><text:s/>"</text:span>丁丁藥局<text:span text:style-name="T3">" </text:span>的<text:span text:style-name="T3"><text:s/>"</text:span>丁<text:span text:style-name="T3">" </text:span>字<text:span text:style-name="T3"><text:s/>(</text:span>因為我常帶她來這裏買尿布和牙膏<text:span text:style-name="T3">)</text:span>，算是比目不識<text:span text:style-name="T3"><text:s/>"</text:span>丁<text:span text:style-name="T3">" </text:span>稍微好一點點，但不認識其他更多字了。因此，我幾次很納悶地問她：<text:span text:style-name="T3">"</text:span>妳怎麼會知道這本書就是快樂王子？<text:span text:style-name="T3">" </text:span>她說是馬麻說的。但我跟馬麻求證，馬麻否認講過這本故事書。<text:span text:style-name="T3"><text:s/><text:line-break/><text:line-break/></text:span>後來，我又再度問小孩，<text:span text:style-name="T3">"</text:span>妳怎麼會知道這本書就是快樂王子？<text:span text:style-name="T3">" </text:span>她指著書本封面王子雕像一串珍珠般偌大的眼淚給我看。<text:span text:style-name="T3"><text:s/><text:line-break/><text:line-break/></text:span>原本不給她講這故事是因為故事有點長，她的注意力可能沒法持續那麼久。今晚，經不起她的要求，馬麻於是就講了王爾德<text:span text:style-name="T3"><text:s/>(Oscar Wilde) </text:span>寫的<text:span text:style-name="T3"><text:s/>"</text:span>快樂王子<text:span text:style-name="T3">" </text:span>的故事給她聽。如我所料，小孩一邊聽一邊哀嚎痛哭。<text:span text:style-name="T3"><text:s/><text:line-break/><text:line-break/></text:span>小孩哭鬧是常有的事，但哭聲有很多種；這樣一種痛哭，我只在醫院急診處或加護病房聽過。當醫生宣佈病人死亡的一剎那，你經常就會聽到這樣一種肝腸寸斷的哭聲。<text:span text:style-name="T3"><text:s/><text:line-break/><text:line-break/></text:span>她已經哭了半個多小時，哭累了就睡，一會兒醒來又繼續哭。我知道我今晚大概很難有一個好眠了。我每天打地鋪睡在地上陪她。我知道，她今晚肯定會頻頻驚醒，長夜痛哭。<text:span text:style-name="T3"><text:s/><text:line-break/><text:line-break/></text:span>即便是三歲小孩也知道故事是<text:span text:style-name="T3"><text:s/>"</text:span>假的<text:span text:style-name="T3">"</text:span>，但有些時候，真的假的似乎不重要，一樣垂淚。我也知道我每個悲傷的夢全是假的、不存在的，依然為它起惆悵。<text:span text:style-name="T3"><text:s/><text:line-break/><text:line-break/></text:span>常想起王爾德的那句話：<text:span text:style-name="T3">"The heart is made to be broken." (</text:span>心就是用來打碎的<text:span text:style-name="T3">)</text:span>。小時候沒有裁縫機，衣服褲子破了就是讓媽媽縫縫補補，直到無法補為止。床頭牆上長年就掛著一個針包，上面插了幾根針。我媽常說，她的心就像這個針包，有千百個孔。當我歷經許多人事，似乎才體會了這句話。也許，心就是用來打碎的，要不然心有何用？<text:span text:style-name="T3"><text:s/><text:line-break/><text:line-break/></text:span>陳真<text:span text:style-name="T3"><text:s/>2019. 06. 27. <text:line-break/><text:line-break/>=================== <text:line-break/></text:span>快樂王子<text:span text:style-name="T3"><text:s/><text:line-break/><text:line-break/></text:span>王爾德<text:span text:style-name="T3"><text:s/>(Oscar Wilde) 1888</text:span>年<text:span text:style-name="T3">5</text:span>月<text:span text:style-name="T3"><text:s/><text:line-break/><text:line-break/><text:line-break/></text:span>快樂王子的雕像，高高地聳立在城市上空─根高大的石柱上面。<text:span text:style-name="T3"><text:s/><text:line-break/><text:line-break/></text:span>他全身上下鑲滿了薄薄的黃金葉片，明亮的藍寶石做成他的雙眼，劍柄上還嵌著一顆碩大、燦燦發光的紅寶石。<text:span text:style-name="T3"><text:s/><text:line-break/><text:line-break/></text:span>世人對他真是稱羨不已。<text:span text:style-name="T3"><text:s/><text:line-break/><text:line-break/>“</text:span>他像風標一樣漂亮，<text:span text:style-name="T3">”</text:span>一位想表現自己有藝術品味的市參議員說了一句，接著又因擔心人們將他視為不務實際的人，其實他倒是挺務實的，便補充道：<text:span text:style-name="T3">“</text:span>只是不如風標那麼實用。<text:span text:style-name="T3">” <text:line-break/><text:line-break/>“</text:span>你為什麼不能像快樂王子一樣呢？<text:span text:style-name="T3">”</text:span>一位明智的母親對自己那哭喊著要月亮的小男孩說，<text:span text:style-name="T3">“</text:span>快樂王子做夢時都從沒有想過哭著要東西。<text:span text:style-name="T3">” <text:line-break/><text:line-break/>“</text:span>世上還有如此快樂的人真讓我高興，<text:span text:style-name="T3">”</text:span>一位沮喪的漢子凝視著這座非凡的雕像喃喃自語地說著。<text:span text:style-name="T3"><text:s/><text:line-break/><text:line-break/>“</text:span>他看上去就像位天使，<text:span text:style-name="T3">”</text:span>孤兒院的孩子們說。他們正從教堂走出來，身上披著鮮紅奪目的斗篷，胸前掛著乾淨雪白的圍兜兒。<text:span text:style-name="T3"><text:s/><text:line-break/><text:line-break/>“</text:span>你們是怎麼知道的？<text:span text:style-name="T3">”</text:span>數學教師問道，<text:span text:style-name="T3">“</text:span>你們又沒見過天使的模樣。<text:span text:style-name="T3">” <text:line-break/><text:line-break/>“</text:span>啊！可是我們見過，是在夢裡見到的。<text:span text:style-name="T3">”</text:span>孩子們答道。數學教師皺皺眉頭並繃起了面孔，因為他不贊成孩子們做夢。<text:span text:style-name="T3"><text:s/><text:line-break/><text:line-break/></text:span>有天夜裡，一隻小燕子從城市上空飛過。他的朋友們早在六個星期前就飛往埃及去了，可他卻留在了後面，因為他太留戀那美麗無比的蘆葦小姐。他是在早春時節遇上她的，當時他正順河而下去追逐一隻黃色的大飛蛾。他為她那纖細的腰身著了迷，便停下身來同她說話。<text:span text:style-name="T3"><text:s/><text:line-break/><text:line-break/>“</text:span>我可以愛你嗎？<text:span text:style-name="T3">”</text:span>燕子問道，他喜歡一下子就談到正題上。蘆葦向他彎下了腰，於是他就繞著她飛了一圈又一圈，並用羽翅輕撫著水面，泛起層層銀色的漣漪。<text:span text:style-name="T3"><text:s/><text:line-break/><text:line-break/></text:span>這是燕子的求愛方式，他就這樣地進行了整個夏天。<text:span text:style-name="T3"><text:s/><text:line-break/><text:line-break/>“</text:span>這種戀情實在可笑，<text:span text:style-name="T3">”</text:span>其他燕子吃吃地笑著說，<text:span text:style-name="T3">“</text:span>她既沒錢財，又有那麼多親戚。<text:span text:style-name="T3">”</text:span>的確，河裡到處都是蘆葦。<text:span text:style-name="T3"><text:s/><text:line-break/><text:line-break/></text:span>等秋天一到，燕子們就飛走了。<text:span text:style-name="T3"><text:s/><text:line-break/><text:line-break/></text:span>大伙走後，他覺得很孤獨，並開始討厭起自己的戀人。<text:span text:style-name="T3"><text:s/><text:line-break/><text:line-break/>“</text:span>她不會說話，<text:span text:style-name="T3">” </text:span>他說，<text:span text:style-name="T3">“</text:span>況且我擔心她是個蕩婦，你看她老是跟風調情。<text:span text:style-name="T3">” <text:line-break/><text:line-break/></text:span>這可不假，一旦起風，蘆葦便行起最優雅的屈膝禮。<text:span text:style-name="T3">“</text:span>我承認她是個居家過日子的人，<text:span text:style-name="T3">”</text:span>燕子繼續說，<text:span text:style-name="T3">“</text:span>可我喜愛旅行，而我的妻子，當然也應該喜愛旅行才對。<text:span text:style-name="T3">” <text:line-break/><text:line-break/>“</text:span>你願意跟我走嗎？<text:span text:style-name="T3">”</text:span>他最後問道。然而蘆葦卻搖搖頭，她太捨不得自己的家了。<text:span text:style-name="T3"><text:s/><text:line-break/><text:line-break/>“</text:span>原來你跟我是鬧著玩的，<text:span text:style-name="T3">” </text:span>他吼叫著，<text:span text:style-name="T3">“</text:span>那我要去金字塔了，再見吧！<text:span text:style-name="T3">” </text:span>說完就飛走了。<text:span text:style-name="T3"><text:s/><text:line-break/><text:line-break/></text:span>飛了整整一天，夜晚時才來到這座城市。<text:span text:style-name="T3">“</text:span>我去哪兒過夜呢？<text:span text:style-name="T3">”</text:span>他說，<text:span text:style-name="T3">“</text:span>我希望城裡已做好了準備。<text:span text:style-name="T3">” <text:line-break/><text:line-break/></text:span>這時，他看見了高大圓柱上的雕像。<text:span text:style-name="T3"><text:s/><text:line-break/><text:line-break/>“</text:span>我就在那兒過夜，<text:span text:style-name="T3">”</text:span>他高聲說，<text:span text:style-name="T3">“</text:span>這是個好地方，充滿了新鮮空氣。<text:span text:style-name="T3">”</text:span>於是，他就在快樂王子兩腳之間落了窩。<text:span text:style-name="T3"><text:s/><text:line-break/><text:line-break/>“</text:span>我有黃金做的臥室，<text:span text:style-name="T3">”</text:span>他朝四周看看後輕聲地對自己說，隨之準備入睡了。<text:span text:style-name="T3"><text:s/><text:line-break/><text:line-break/></text:span>但就在他把頭放在羽翅下面的時候，一顆大大的水珠落在他的身上。<text:span text:style-name="T3"><text:s/><text:line-break/><text:line-break/>“</text:span>真是不可思議！<text:span text:style-name="T3">”</text:span>他叫了起來，<text:span text:style-name="T3">“ </text:span>天上沒有一絲雲彩，繁星清晰又明亮，卻偏偏下起了雨。北歐的天氣真是可怕。蘆葦是喜歡雨水的，可是那只是她自私罷了。<text:span text:style-name="T3">” <text:line-break/><text:line-break/></text:span>緊接著又落下來一滴。<text:span text:style-name="T3"><text:s/><text:line-break/><text:line-break/>“</text:span>一座雕像連雨都遮擋不住，還有什麼用處？<text:span text:style-name="T3">” </text:span>他說，<text:span text:style-name="T3">“</text:span>我得去找一個好煙囪做窩。<text:span text:style-name="T3">” </text:span>他決定飛離此處。<text:span text:style-name="T3"><text:s/><text:line-break/><text:line-break/></text:span>可是還沒等他張開羽翼，第三滴水又掉了下來，他抬頭望去，看見了──啊！他看見了什麼呢？<text:span text:style-name="T3"><text:s/><text:line-break/><text:line-break/></text:span>快樂王子的雙眼充滿了淚水，淚珠順著他金黃的臉頰淌了下來。王子的臉在月光下美麗無比，小燕子頓生憐憫之心。<text:span text:style-name="T3"><text:s/><text:line-break/><text:line-break/>“</text:span>你是誰？<text:span text:style-name="T3">”</text:span>他問對方。<text:span text:style-name="T3"><text:s/><text:line-break/><text:line-break/>“</text:span>我是快樂王子。<text:span text:style-name="T3">” <text:line-break/><text:line-break/>“</text:span>那麼你為什麼哭呢？<text:span text:style-name="T3">”</text:span>燕子又問，<text:span text:style-name="T3">“</text:span>你把我的身上都打濕了。<text:span text:style-name="T3">” <text:line-break/><text:line-break/>“</text:span>以前在我有顆人心而活著的時候，<text:span text:style-name="T3">” </text:span>雕像開口說道，<text:span text:style-name="T3">“</text:span>我並不知道眼淚是什麼東西，因為那時我住在逍遙自在的王宮裡，那是個哀愁無法進去的地方。<text:span text:style-name="T3"><text:s/><text:line-break/><text:line-break/></text:span>白天人們伴著我在花園裡玩，晚上我在大廳裡領頭跳舞。沿著花園有一堵高高的圍牆，可我從沒想到去圍牆那邊有什麼東西，我身邊的一切太美好了。<text:span text:style-name="T3"><text:s/><text:line-break/><text:line-break/></text:span>我的臣僕們都叫我快樂王子，的確，如果歡愉就是快樂的話，那我真是快樂無比。我就這麼活著，也這麼死去。<text:span text:style-name="T3"><text:s/><text:line-break/><text:line-break/></text:span>而眼下我死了，他們把我這麼高高地立在這兒，使我能看見自己城市中所有的醜惡和貧苦，儘管我的心是鉛做的，可我還是忍不住要哭。<text:span text:style-name="T3">” <text:line-break/><text:line-break/>“</text:span>啊！難道他不是鐵石心腸的雕像？<text:span text:style-name="T3">” </text:span>燕子對自己說。他很講禮貌，不願大聲議論別人的私事。<text:span text:style-name="T3"><text:s/><text:line-break/><text:line-break/>“</text:span>遠處，<text:span text:style-name="T3">” </text:span>雕像用低緩而悅耳的聲音繼續說，<text:span text:style-name="T3">“</text:span>遠處的一條小街上住著一戶窮人。一扇窗戶開著，透過窗戶我能看見一個女人坐在桌旁。<text:span text:style-name="T3"><text:s/><text:line-break/><text:line-break/></text:span>她那瘦削的臉上佈滿了倦意，一雙粗糙發紅的手上到處是針眼，因為她是一個裁縫。她正在給緞子衣服繡上西蕃蓮花，這是皇后最喜愛的宮女準備在下一次宮廷舞會上穿的。<text:span text:style-name="T3"><text:s/><text:line-break/><text:line-break/></text:span>在房間角落裡的一張床上躺著她生病的孩子。孩子在發燒，嚷著要吃桔子。他的媽媽除了給他餵幾口河水外什麼也沒有，因此孩子老是哭個不停。<text:span text:style-name="T3"><text:s/><text:line-break/><text:line-break/></text:span>燕子，燕子，小燕子，你願意把我劍柄上的紅寶石取下來送給她嗎？我的雙腳被固定在這基座上，不能動彈。<text:span text:style-name="T3">” <text:line-break/><text:line-break/>“</text:span>伙伴們在埃及等我，<text:span text:style-name="T3">”</text:span>燕子說，<text:span text:style-name="T3">“</text:span>他們正在尼羅河上飛來飛去，同朵朵大蓮花說著話兒，不久就要到偉大法老的墓穴裡去過夜。法老本人就睡在自己彩色的棺材中。他的身體被裹在黃色的亞麻布裡，還填滿了防腐的香料。他的脖子上繫著一圈淺綠色翡翠項鏈，他的雙手像是枯萎的樹葉。<text:span text:style-name="T3">” <text:line-break/><text:line-break/>“</text:span>燕子，燕子，小燕子，<text:span text:style-name="T3">”</text:span>王子又說，<text:span text:style-name="T3">“</text:span>你不肯陪我過一夜，做我的信使嗎？那個孩子太飢渴了，他的母親傷心極了。<text:span text:style-name="T3">” <text:line-break/><text:line-break/>“</text:span>我覺得自己不喜歡小孩，<text:span text:style-name="T3">”</text:span>燕子回答說，<text:span text:style-name="T3">“</text:span>去年夏天，我到過一條河邊，有兩個頑皮的孩子，是磨坊主的兒子，他們老是扔石頭打我。當然，他們永遠也別想打中我，我們燕子飛得多快呀，再說，我出身於一個以快捷出了名的家庭﹔可不管怎麼說，這是不禮貌的行為。<text:span text:style-name="T3">” <text:line-break/><text:line-break/></text:span>可是快樂王子的滿臉愁容叫小燕子的心裡很不好受。<text:span text:style-name="T3">“</text:span>這兒太冷了，<text:span text:style-name="T3">” </text:span>他說，<text:span text:style-name="T3">“</text:span>不過我願意陪你過上一夜，並做你的信使。<text:span text:style-name="T3">” <text:line-break/><text:line-break/>“</text:span>謝謝你，小燕子，<text:span text:style-name="T3">”</text:span>王子說。<text:span text:style-name="T3"><text:s/><text:line-break/><text:line-break/></text:span>於是燕子從王子的寶劍上取下那顆碩大的紅寶石，用嘴銜著，越過城裡一座連一座的屋頂，朝遠方飛去。<text:span text:style-name="T3"><text:s/><text:line-break/><text:line-break/></text:span>他飛過大教堂的塔頂，看見了上面白色大理石雕刻的天使像。<text:span text:style-name="T3"><text:s/><text:line-break/><text:line-break/></text:span>他飛過王宮，聽見了跳舞的歌曲聲。一位美麗的姑娘同她的心上人走上了天台。<text:span text:style-name="T3">“</text:span>多麼奇妙的星星啊，<text:span text:style-name="T3">” </text:span>他對她說，<text:span text:style-name="T3">“</text:span>多麼美妙的愛情啊。<text:span text:style-name="T3">” <text:line-break/><text:line-break/>“</text:span>我希望我的衣服能按時做好，趕得上盛大舞會，<text:span text:style-name="T3">”</text:span>她回答說，<text:span text:style-name="T3">“</text:span>我已要求繡上西蕃蓮花，只是那些女裁縫們都太慢了。<text:span text:style-name="T3">” <text:line-break/><text:line-break/></text:span>他飛過了河流，看見了高掛在船桅上的無數燈籠。<text:span text:style-name="T3"><text:s/><text:line-break/><text:line-break/></text:span>他飛過了猶太區，看見猶太老人們在彼此討價還價地做生意，還把錢幣放在銅製的天平上稱重量。<text:span text:style-name="T3"><text:s/><text:line-break/><text:line-break/></text:span>最後，他來到了那個窮人的屋舍，朝裡面望去。發燒的孩子在床上輾轉反側，母親已經睡熟了，因為她太疲倦了。他跳進屋裡，將碩大的紅寶石放在那女人頂針旁的桌子上。<text:span text:style-name="T3"><text:s/><text:line-break/><text:line-break/></text:span>隨後，他又輕輕地繞著床飛了一圈，用羽翅扇著孩子的前額。<text:span text:style-name="T3">“ </text:span>我覺得好涼爽，<text:span text:style-name="T3">” </text:span>孩子說，<text:span text:style-name="T3">“</text:span>我一定是好起來了。<text:span text:style-name="T3">”</text:span>說完就沉沉地進入了甜蜜的夢鄉。<text:span text:style-name="T3"><text:s/><text:line-break/><text:line-break/></text:span>然後，燕子回到快樂王子的身邊，告訴他自己做過的一切。<text:span text:style-name="T3">“</text:span>你說怪不怪，<text:span text:style-name="T3">”</text:span>他接著說，<text:span text:style-name="T3">“</text:span>雖然天氣很冷，可我現在覺得好暖和。<text:span text:style-name="T3">” <text:line-break/><text:line-break/>“</text:span>那是因為你做了一件好事，<text:span text:style-name="T3">” </text:span>王子說。於是小燕子開始想王子的話，不過沒多久便睡著了。對他來說，一思考問題就老想睡覺。<text:span text:style-name="T3"><text:s/><text:line-break/><text:line-break/></text:span>黎明時分他飛下河去洗了個澡。<text:span text:style-name="T3"><text:s/><text:line-break/><text:line-break/>“</text:span>真是不可思議的現象，<text:span text:style-name="T3">”</text:span>一位鳥禽學教授從橋上走過時開口說道，<text:span text:style-name="T3">“</text:span>冬天竟會有燕子！<text:span text:style-name="T3">”</text:span>於是他給當地的報社關於此事寫去了一封長信。<text:span text:style-name="T3"><text:s/><text:line-break/><text:line-break/></text:span>每個人都引用他信中的話，盡管信中的很多詞語是人們理解不了的。<text:span text:style-name="T3"><text:s/><text:line-break/><text:line-break/>“</text:span>今晚我要到埃及去，<text:span text:style-name="T3">”</text:span>燕子說，一想到遠方，他就精神百倍。他走訪了城裡所有的公共紀念物，還在教堂的頂端上坐了好一陣子。<text:span text:style-name="T3"><text:s/><text:line-break/><text:line-break/></text:span>每到一處，麻雀們就吱吱喳喳地相互說，<text:span text:style-name="T3">“</text:span>多麼難得的貴客啊！<text:span text:style-name="T3">” </text:span>所以他玩得很開心。<text:span text:style-name="T3"><text:s/><text:line-break/><text:line-break/></text:span>月亮升起的時候他飛回到快樂王子的身邊。<text:span text:style-name="T3">“ </text:span>你在埃及有什麼事要辦嗎？<text:span text:style-name="T3">” </text:span>他高聲問道，<text:span text:style-name="T3">“</text:span>我就要動身了。<text:span text:style-name="T3">” <text:line-break/><text:line-break/>“</text:span>燕子，燕子，小燕子，<text:span text:style-name="T3">”</text:span>王子說，<text:span text:style-name="T3">“</text:span>你願意陪我再過一夜嗎？<text:span text:style-name="T3">” <text:line-break/><text:line-break/>“</text:span>伙伴們在埃及等我呀，<text:span text:style-name="T3">”</text:span>燕子回答說，<text:span text:style-name="T3">“</text:span>明天我的朋友們要飛往第二瀑布，那兒的河馬在紙莎草叢中過夜。<text:span text:style-name="T3"><text:s/><text:line-break/><text:line-break/></text:span>古埃及的門農神安坐在巨大的花崗岩寶座上，他整夜守望著星星，每當星星閃爍的時候，他就發出歡快的叫聲，隨後便沉默不語。<text:span text:style-name="T3"><text:s/><text:line-break/><text:line-break/></text:span>中午時，黃色的獅群下山來到河邊飲水，他們的眼睛像綠色的寶石，咆哮起來比瀑布的怒吼還要響亮。<text:span text:style-name="T3">” <text:line-break/><text:line-break/>“</text:span>燕子，燕子，小燕子，<text:span text:style-name="T3">”</text:span>王子說，<text:span text:style-name="T3">“</text:span>遠處在城市的那一頭，我看見住在閣樓中的一個年輕男子。他在一張鋪滿紙張的書桌上埋頭用功，旁邊的玻璃杯中放著一束乾枯的紫羅蘭。他有一頭棕色的捲髮，嘴唇紅得像石榴，他還有一雙睡意朦朧的大眼睛。他正力爭為劇院經理寫出一個劇本。但是，他已經給凍得寫不下去了。壁爐裡沒有柴火，飢餓又弄得他頭昏眼花。<text:span text:style-name="T3">” <text:line-break/><text:line-break/>“</text:span>我願意陪你再過一夜，<text:span text:style-name="T3">” </text:span>燕子說，他的確有顆善良的心。<text:span text:style-name="T3">“</text:span>那我是不是再幫你送他一塊紅寶石？<text:span text:style-name="T3">” <text:line-break/><text:line-break/>“</text:span>唉！我現在沒有紅寶石了。<text:span text:style-name="T3">” </text:span>王子說，<text:span text:style-name="T3">“</text:span>所剩的只有我的雙眼。它們由稀有的藍寶石做成，是一千多年前從印度出產的。取出一顆給他送去。他會將它賣給珠寶商，好買回食物和木柴，完成他寫的劇本。<text:span text:style-name="T3">” <text:line-break/><text:line-break/>“</text:span>親愛的王子，<text:span text:style-name="T3">”</text:span>燕子說，<text:span text:style-name="T3">“</text:span>我不能這樣做，<text:span text:style-name="T3">” </text:span>說完就哭了起來。<text:span text:style-name="T3"><text:s/><text:line-break/><text:line-break/>“</text:span>燕子，燕子，小燕子，<text:span text:style-name="T3">”</text:span>王子說，<text:span text:style-name="T3">“</text:span>就照我說的話去做吧。<text:span text:style-name="T3">” <text:line-break/><text:line-break/></text:span>因此，燕子取下了王子的一隻眼睛，朝學生住的閣樓飛去了。由於屋頂上有一個洞，燕子很容易進去。<text:span text:style-name="T3"><text:s/><text:line-break/><text:line-break/></text:span>就這樣燕子穿過洞來到屋裡。年輕人雙手捂著臉，沒有聽見燕子翅膀的扇動聲，等他抬起頭時，正看見那顆美麗的藍寶石放在乾枯的紫羅蘭上面。<text:span text:style-name="T3"><text:s/><text:line-break/><text:line-break/>“</text:span>我開始受人欣賞了，<text:span text:style-name="T3">” </text:span>他叫道，<text:span text:style-name="T3">“</text:span>這準是某個極其欽佩我的人送來的。現在我可以完成我的劇本了。<text:span text:style-name="T3">”</text:span>他臉上露出了幸福的笑容。<text:span text:style-name="T3"><text:s/><text:line-break/><text:line-break/></text:span>第二天，燕子飛到下面的海港，他坐在一艘大船的桅杆上，望著水手們用繩索把大箱子拖出船艙。隨著他們嘿喲！嘿喲！<text:span text:style-name="T3">”</text:span>的聲聲號子，一個個大箱子給拖了上來。<text:span text:style-name="T3"><text:s/><text:line-break/><text:line-break/>“</text:span>我要去埃及了！<text:span text:style-name="T3">”</text:span>燕子叫道，但是沒有人理會他。等月亮升起後，他又飛回到快樂王子的身邊。<text:span text:style-name="T3"><text:s/><text:line-break/><text:line-break/>“</text:span>我是來向你道別的，<text:span text:style-name="T3">”</text:span>他叫著說。<text:span text:style-name="T3"><text:s/><text:line-break/><text:line-break/>“</text:span>燕子，燕子，小燕子，<text:span text:style-name="T3">”</text:span>王子說，<text:span text:style-name="T3">“</text:span>你不願再陪我過一夜嗎？<text:span text:style-name="T3">” <text:line-break/><text:line-break/>“</text:span>冬天到了，<text:span text:style-name="T3">”</text:span>燕子回答說，<text:span text:style-name="T3">“</text:span>寒冷的雪就要來了。<text:span text:style-name="T3"><text:s/><text:line-break/><text:line-break/></text:span>而在埃及，太陽掛在蔥綠的棕擱樹上，暖和極了，還有躺在泥塘中的鱷魚懶洋洋地環顧著四周。我的朋友們正在巴爾貝克古城的神廟裡建築巢穴，那些粉紅和銀白色的鴿子們一邊望著他們幹活，一邊相互傾訴著情話。<text:span text:style-name="T3"><text:s/><text:line-break/><text:line-break/></text:span>親愛的王子，我不得不離你而去了，只是我永遠也不會忘記你的，明年春天，我要給你帶回兩顆美麗的寶石，彌補你因送給別人而失掉的那兩顆。紅寶石會比一朵紅玫瑰還紅，藍寶石也比大海更藍。<text:span text:style-name="T3">” <text:line-break/><text:line-break/>“</text:span>在下面的廣場上，<text:span text:style-name="T3">” </text:span>快樂王子說，<text:span text:style-name="T3">“</text:span>站著一個賣火柴的小女孩。她的火柴都掉在陰溝裡了，它們都不能用了。<text:span text:style-name="T3"><text:s/><text:line-break/><text:line-break/></text:span>如果她不帶錢回家，她的父親會打她的，她正在哭著呢。她既沒穿鞋，也沒有穿襪子，頭上什麼也沒戴。請把我的另一隻眼睛取下來，給她送去，這樣她父親就不會揍她了。<text:span text:style-name="T3">” <text:line-break/><text:line-break/>“</text:span>我願意陪你再過一夜，<text:span text:style-name="T3">”</text:span>燕子說，<text:span text:style-name="T3">“</text:span>但我不能取下你的眼睛，否則你就變成個瞎子了。<text:span text:style-name="T3">” <text:line-break/><text:line-break/>“</text:span>燕子，燕子，小燕子，<text:span text:style-name="T3">” </text:span>王子說，<text:span text:style-name="T3">“</text:span>就照我說的話去做吧。<text:span text:style-name="T3">” <text:line-break/><text:line-break/></text:span>於是，小燕子又取下了王子的另一個眼珠子，帶著它朝下飛去。他一下子就落在小女孩的面前，把寶石悄悄地放在她的手掌心上。<text:span text:style-name="T3">“</text:span>一塊多麼美麗的玻璃呀！<text:span text:style-name="T3">”</text:span>小女孩高聲叫著，她笑著朝家裡跑去。<text:span text:style-name="T3"><text:s/><text:line-break/><text:line-break/></text:span>這時，燕子回到王子身旁。<text:span text:style-name="T3">“</text:span>你現在瞎了，<text:span text:style-name="T3">” </text:span>燕子說，<text:span text:style-name="T3">“</text:span>我要永遠陪著你。<text:span text:style-name="T3">” <text:line-break/><text:line-break/>“</text:span>不，小燕子，<text:span text:style-name="T3">”</text:span>可憐的王子說，<text:span text:style-name="T3">“</text:span>你得到埃及去。<text:span text:style-name="T3">” <text:line-break/><text:line-break/>“</text:span>我要一直陪著你，<text:span text:style-name="T3">”</text:span>燕子說著就睡在了王子的腳下。<text:span text:style-name="T3"><text:s/><text:line-break/><text:line-break/></text:span>第二天，他整日坐在王子的肩頭上，給他講自己在異國他鄉的所見所聞和種種經歷。<text:span text:style-name="T3"><text:s/><text:line-break/><text:line-break/></text:span>他還給王子講那些紅色的朱鷺，它們排成長長的一行站在尼羅河的岸邊，用它們的尖嘴去捕捉金魚﹔<text:span text:style-name="T3"><text:s/><text:line-break/><text:line-break/></text:span>還講到司芬克斯，它的歲數跟世界一樣長久，住在沙漠中，通曉世間的一切；<text:span text:style-name="T3"><text:s/><text:line-break/><text:line-break/></text:span>他講起那些商人，跟著自己的駝隊緩緩而行，手中摸著狼製作的念珠﹔<text:span text:style-name="T3"><text:s/><text:line-break/><text:line-break/></text:span>他講到月亮山的國王，他皮膚黑得像烏木，崇拜一塊巨大的水晶；<text:span text:style-name="T3"><text:s/><text:line-break/><text:line-break/></text:span>他講到那條睡在棕櫚樹上的綠色大蟒蛇，要<text:span text:style-name="T3">20</text:span>個僧侶用蜜糖做的糕點來餵它﹔<text:span text:style-name="T3"><text:s/><text:line-break/><text:line-break/></text:span>他又講到那些小矮人，他們乘坐扁平的大樹葉在湖泊中往來橫渡，還老是與蝴蝶發生戰爭。<text:span text:style-name="T3">” <text:line-break/><text:line-break/>“</text:span>親愛的小燕子，<text:span text:style-name="T3">” </text:span>王子說，<text:span text:style-name="T3">“</text:span>你為我講了好多稀奇的事情，可是更稀奇的還要算那些男男女女們所遭受的苦難。<text:span text:style-name="T3"><text:s/><text:line-break/><text:line-break/></text:span>沒有什麼比苦難更不可思議的了。小燕子，你就到我城市的上空去飛一圈吧，告訴我你在上面都看見了些什麼。<text:span text:style-name="T3">”</text:span>。<text:span text:style-name="T3"><text:s/><text:line-break/><text:line-break/></text:span>於是，小燕子飛過了城市上空，看見富人們在自己漂亮的洋樓裡尋歡作樂，而乞丐們卻坐在大門口忍飢挨餓。<text:span text:style-name="T3"><text:s/><text:line-break/><text:line-break/></text:span>他飛進陰暗的小巷，看見飢餓的孩子們露出蒼白的小臉，沒精打采地望著昏暗的街道，就在一座橋的橋洞裡面，兩個孩子相互摟抱著想使彼此溫暖一些。<text:span text:style-name="T3"><text:s/><text:line-break/><text:line-break/>“</text:span>我們好餓呀！<text:span text:style-name="T3">” </text:span>他倆說。<text:span text:style-name="T3">“</text:span>你們不准躺在這兒，<text:span text:style-name="T3">” </text:span>守衛高聲喝斥，兩個孩子只好蹣跚地朝著雨中走去。<text:span text:style-name="T3"><text:s/><text:line-break/><text:line-break/></text:span>隨後，小燕子飛了回來，把所見的一切告訴給了王子。<text:span text:style-name="T3"><text:s/><text:line-break/><text:line-break/>“</text:span>我全身上下貼滿了上好的黃金葉子，<text:span text:style-name="T3">” </text:span>王子說，<text:span text:style-name="T3">“</text:span>你把它們一片片地取下來，給我的窮人們送去。活著的人都相信黃金會使他們幸福的。<text:span text:style-name="T3">” <text:line-break/><text:line-break/></text:span>小燕子將足赤的黃金葉子一片一片地啄了下來，直到快樂王子變得灰暗無光。<text:span text:style-name="T3"><text:s/><text:line-break/><text:line-break/></text:span>他又把這些純金葉片一一送給了窮人，孩子們的臉上泛起了紅暈，他們在大街上歡欣無比地玩著游戲。<text:span text:style-name="T3">“</text:span>我們現在有麵包了！<text:span text:style-name="T3">” </text:span>孩子們喊叫著。<text:span text:style-name="T3"><text:s/><text:line-break/><text:line-break/></text:span>隨後下起了雪，白雪過後又迎來了嚴寒。街道看上去白花花的，像是銀子做成的，又明亮又耀眼；長長的冰柱如同水晶做的寶劍，垂懸在屋檐下。<text:span text:style-name="T3"><text:s/><text:line-break/><text:line-break/></text:span>人人都穿上了皮衣，小孩子們也戴上了紅帽子去戶外溜冰。<text:span text:style-name="T3"><text:s/><text:line-break/><text:line-break/></text:span>可憐的小燕子覺得越來越冷了，但是他卻不願離開王子，他太愛這位王子了。他只好趁麵包師不注意的時候，從麵包店門口弄點麵包屑充飢，並撲扇著翅膀為自己取暖。<text:span text:style-name="T3"><text:s/><text:line-break/><text:line-break/></text:span>然而，最後他也知道自己快要死去了。他剩下的力氣只夠再飛到王子的肩上一回。<text:span text:style-name="T3">“</text:span>再見了，親愛的王子！<text:span text:style-name="T3">”</text:span>他喃喃地說，<text:span text:style-name="T3">“</text:span>你願意讓我親吻你的手嗎？<text:span text:style-name="T3">” <text:line-break/><text:line-break/>“</text:span>我真高興你終於要飛往埃及去了，小燕子，<text:span text:style-name="T3">”</text:span>王子說，<text:span text:style-name="T3">“</text:span>你在這兒呆得太長了。不過你得親我的嘴唇，因為我愛你。<text:span text:style-name="T3">” <text:line-break/><text:line-break/>“</text:span>我要去的地方不是埃及，<text:span text:style-name="T3">”</text:span>燕子說，<text:span text:style-name="T3">“</text:span>我要去死亡之家了。死亡是長眠的兄弟，不是嗎？<text:span text:style-name="T3">” <text:line-break/><text:line-break/></text:span>接著，小燕子親吻了快樂王子的嘴唇，然後就跌落在王子的腳下，死去了。<text:span text:style-name="T3"><text:s/><text:line-break/><text:line-break/></text:span>就在此刻，雕像體內發出一聲奇特的爆裂聲，好像有什麼東西破碎了。其實是王子的那顆鉛做的心頓時裂成了兩半。<text:span text:style-name="T3"><text:s/><text:line-break/><text:line-break/></text:span>這的確是一個可怕的寒冷冬日。<text:span text:style-name="T3"><text:s/><text:line-break/><text:line-break/></text:span>第二天一早，市長由市參議員們陪同著散步來到下面的廣場。他們走過圓柱的時候，市長抬頭看了一眼雕像，<text:span text:style-name="T3">“</text:span>我的天啊！快樂王子怎麼如此難看！<text:span text:style-name="T3">” </text:span>他說。<text:span text:style-name="T3"><text:s/><text:line-break/><text:line-break/>“</text:span>真是難看極了！<text:span text:style-name="T3">”</text:span>市參議員們異口同聲地叫道，他們平時總是跟市長一個腔調。說完大家紛紛走上前去細看個明白。<text:span text:style-name="T3"><text:s/><text:line-break/><text:line-break/>“</text:span>他劍柄上的紅寶石已經掉了，藍寶石眼珠也不見了，他也不再是黃金的了，<text:span text:style-name="T3">” </text:span>市長說，<text:span text:style-name="T3">“</text:span>實際上，他比一個要飯的乞丐強不了多少！<text:span text:style-name="T3">” <text:line-break/><text:line-break/>“</text:span>的確比要飯的強不了多少，<text:span text:style-name="T3">” </text:span>市參議員們附和著說。<text:span text:style-name="T3"><text:s/><text:line-break/><text:line-break/>“</text:span>還有在他的腳下躺著一隻死鳥！<text:span text:style-name="T3">” </text:span>市長繼續說，<text:span text:style-name="T3">“</text:span>我們真應該發佈一個聲明，禁止鳥類死在這個地方。<text:span text:style-name="T3">” </text:span>於是，市府書記員就把這個建議記錄了下來。<text:span text:style-name="T3"><text:s/><text:line-break/><text:line-break/></text:span>後來，他們就把快樂王子的雕像給推倒了。<text:span text:style-name="T3">“</text:span>既然他已不再美麗，那麼也就不再有用了，<text:span text:style-name="T3">” </text:span>大學的美術教授說。<text:span text:style-name="T3"><text:s/><text:line-break/><text:line-break/></text:span>接著，他們把雕像放在爐裡熔化了。市長還召集了一次市府層級的會議來決定如何處理這些金屬。<text:span text:style-name="T3">"</text:span>當然，我們必須再鑄一個雕像。<text:span text:style-name="T3">” </text:span>他說，<text:span text:style-name="T3">“</text:span>那應該就是鑄我的雕像囉。<text:span text:style-name="T3">” <text:line-break/><text:line-break/>“</text:span>應該是鑄我的雕像才對，<text:span text:style-name="T3">” </text:span>每一位市參議員都爭著說，他們還吵了起來。我最後聽到人們說起他們時，他們的爭吵仍未結束。<text:span text:style-name="T3"><text:s/><text:line-break/><text:line-break/>“</text:span>多麼稀奇古怪的事！<text:span text:style-name="T3">” </text:span>鑄像廠的工頭說，<text:span text:style-name="T3">“</text:span>這顆破裂的鉛心在爐子裡竟然熔化不了。我們只好把它扔掉。<text:span text:style-name="T3">” </text:span>他們便把它扔到了垃圾堆裡，死去的那隻燕子也躺在那兒。<text:span text:style-name="T3"><text:s/><text:line-break/><text:line-break/>“</text:span>你去把城市裡最珍貴的兩件東西給我拿來，<text:span text:style-name="T3">”</text:span>上帝對他的一位天使說。於是，天使就把鉛心和死鳥給上帝帶了回來。<text:span text:style-name="T3"><text:s/><text:line-break/><text:line-break/>“</text:span>你的選擇對極了，<text:span text:style-name="T3">”</text:span>上帝說，<text:span text:style-name="T3">“</text:span>在我這天堂的花園裡，小鳥可以永遠放聲歌唱，而在我那黃金的城堡中，快樂王子可以儘情地讚美我。<text:span text:style-name="T3">”</text:span></text:p>
      <text:p text:style-name="P1"><text:span text:style-name="T1">鄭豐遠</text:span><text:s/>  |  2019.06.27 16:52   |   <text:a xlink:type="simple" xlink:href="http://palinfo.habago.org/Entry?Command=Information_PrintForum&amp;iPage=2#FORUM37604"><text:span text:style-name="T2">#</text:span></text:a></text:p>
      <text:p text:style-name="P4">這位大叔說得非常好，說的是香港，但同樣適用於台灣人。台灣人你該醒了，你總有一天要明白，你不是美國人，你不是日本人，你就是不折不扣的中國人。當中國人，你就是個人，不當中國人，你就只能是隻<text:span text:style-name="T3"><text:s/>(</text:span>美日養的<text:span text:style-name="T3">) </text:span>狗。<text:span text:style-name="T3"><text:s/><text:line-break/><text:line-break/></text:span>一個四五千歲、總人口多達全世界五分之一的良善的民族，卻被迫花上兩三百年打這樣一場荒唐的去殖民戰爭，做為其中一份子，雖然個人生命一瞬即逝，不足為道，但至少得好好當個人，別做漢奸，別做鷹犬。<text:span text:style-name="T3"><text:s/><text:line-break/><text:line-break/>https://www.youtube.com/watch?v=tHQgTV-dbcw <text:line-break/>https://www.youtube.com/watch?v=rMJdzD2GR7g</text:span></text:p>
      <text:p text:style-name="P1"><text:span text:style-name="T1">陳真</text:span><text:s/>  |  2019.06.26 20:18   |   <text:a xlink:type="simple" xlink:href="http://palinfo.habago.org/Entry?Command=Information_PrintForum&amp;iPage=2#FORUM37603"><text:span text:style-name="T2">#</text:span></text:a></text:p>
      <text:p text:style-name="P2">卡韓政變<text:span text:style-name="T3"><text:s/>(97)</text:span>：一個國家或社會生死存亡的兩個死穴<text:span text:style-name="T3"><text:s/><text:line-break/><text:line-break/></text:span>陳真<text:span text:style-name="T3"><text:s/>2019. 06. 26. <text:line-break/><text:line-break/><text:line-break/></text:span>你買票進場看一場拳賽，你花這個金錢和時間，期望看到什麼？一定是想看到比賽雙方在某種比賽規則下盡其所能，而不是看到扁鑽、飛鏢暗箭、手榴彈齊發，或是看到一百個打一個。那叫比賽嗎？你看人家賽跑，就爭那個零點幾秒決勝負，難道你會想看到居然有人開車來<text:span text:style-name="T3"><text:s/>"</text:span>賽跑<text:span text:style-name="T3">"</text:span>，那還用比嗎？這樣的勝負有任何意義嗎？<text:span text:style-name="T3"><text:s/><text:line-break/><text:line-break/></text:span>台灣的所謂民主就是如此荒唐，只要能贏，完全不擇手段。更荒唐的是人民普遍不在乎；不但不在乎，甚至以這樣一種<text:span text:style-name="T3"><text:s/>"</text:span>奧步比賽<text:span text:style-name="T3">" </text:span>為榮，好像擁有這樣一種荒唐透頂的民主選舉多麼神聖了不起似的。<text:span text:style-name="T3"><text:s/><text:line-break/><text:line-break/></text:span>正常狀況下，任何一種比賽一定會有個競賽規則，任何違反規則者就失去參賽資格，旁人違規亦同樣會受罰，否則任何比賽都無從進行。事實上，我們的選舉罷免法就有類似規定。但是這樣一些法律往往只是拿來對付異己、傷害弱者，而非一體適用。<text:span text:style-name="T3"><text:s/><text:line-break/><text:line-break/></text:span>比方說<text:span text:style-name="T3">30</text:span>年前，我登記為民進黨新國家連線的正式助選員<text:span text:style-name="T3">(</text:span>那年頭法律規定要正式登記、審核獲准後才能上台助講<text:span text:style-name="T3">)</text:span>，後來因為我在政見發表會上主張台獨而被以<text:span text:style-name="T3"><text:s/>"</text:span>分裂國土<text:span text:style-name="T3">" </text:span>的叛亂罪名移送法辦；我的具體罪證還包括說我在演講台上提到說：<text:span text:style-name="T3">"</text:span>國民黨是個無惡不作的叛亂政權，我們應該用選票來推翻這個政府<text:span text:style-name="T3">"</text:span>。我這段話的錄影和錄音，就成為違反選罷法的證據，觸犯所謂<text:span text:style-name="T3"><text:s/>"</text:span>煽惑內亂與外患罪<text:span text:style-name="T3">"</text:span>。<text:span text:style-name="T3"><text:s/><text:line-break/><text:line-break/></text:span>我不明白我哪一點違法，選舉當然就是具有更替政府的功能，要不然選舉是要選好玩的嗎？不過這不是我現在要說的重點。我要說的是，就算白痴也知道關於一場選舉一定必須要有各種規定，規範一切<text:span text:style-name="T3"><text:s/>"</text:span>意圖使人不當選<text:span text:style-name="T3">" </text:span>的奧步。<text:span text:style-name="T3"><text:s/><text:line-break/><text:line-break/></text:span>阿扁、陳菊和陳其邁當年聯手在投票前夕栽贓抹黑黃俊英就是一個例子。這類骯髒手段，包括各種抹黑造謠、製造假新聞、自導自演、栽贓、渲染等等等，每次選舉必然層出不窮、成百上千的實例。就如韓國瑜所說，<text:span text:style-name="T3">"</text:span>民進黨不抹黑就不會選舉了<text:span text:style-name="T3">"</text:span>。<text:span text:style-name="T3"><text:s/><text:line-break/><text:line-break/></text:span>當年連勝文就是被柯文哲和民進黨聯手用無數極其卑劣的骯髒手段，硬是把連勝文從良好聲望打成臭不可聞的過街老鼠。這個黨幾乎無一句話可信，每天就是造謠、撒謊，但卻又整天指控大陸來台灣散發假新聞。我從沒見過大陸在台灣製造過一個假新聞，但人渣黨卻剛好相反，我幾乎不曾聽過他的一句指控是真實的，全部是造謠，全部是謊言。<text:span text:style-name="T3"><text:s/><text:line-break/><text:line-break/></text:span>問題是，不管用什麼骯髒手段，法律上居然都不會有事，人民也都無所謂；不但無所謂，而且往往還站在使用骯髒手段的那一方，使其大獲全勝，並且膜拜之。這樣一種文化，這樣一種選民素質，才是台灣社會的一個根本問題，因為它產生反淘汰效果，人渣勝出，好人卻反而變成過街老鼠，人人喊打。<text:span text:style-name="T3"><text:s/><text:line-break/><text:line-break/></text:span>舊國民黨在黨外時期過去就是玩這一套抹黑戰術，後來國民黨分裂，以貪污老賊李登輝為首的一批黑金勢力轉而改持綠旗，迅速質變了民進黨，至今依然還是玩這一套抹黑奧步。<text:span text:style-name="T3"><text:s/><text:line-break/><text:line-break/></text:span>如卡韓政變<text:span text:style-name="T3"><text:s/>(91)</text:span>所說，陳菊說她當市長的期間，登革熱都只有幾例，<text:span text:style-name="T3">“</text:span>都是個位數<text:span text:style-name="T3">”</text:span>。這話擺明就是說謊，製造假新聞；光是<text:span text:style-name="T3">2014</text:span>及<text:span text:style-name="T3">2015</text:span>年高雄就差不多有三萬五千例登革熱。可是，韓國瑜僅僅才<text:span text:style-name="T3">15</text:span>例，綠媒卻每天不斷罵說高雄登革熱疫情有多嚴重，罵韓國瑜草包，說他每天鬼混不做事。<text:span text:style-name="T3"><text:s/><text:line-break/><text:line-break/></text:span>典型的人渣政客蘇貞昌擔任所謂行政院長，還故意在所謂行政院院會，弄一些經過剪接的影片，抹黑韓國瑜說他開會都在打瞌睡，還訓斥他一堆根本莫須有的罪名，罵他說：<text:span text:style-name="T3">“</text:span>連一隻蚊子都治不好，還想治國？<text:span text:style-name="T3">” <text:line-break/><text:line-break/></text:span>過去這兩個月，我在高雄的大街小巷，在醫院，在街頭，在公園，在菜市場，在中小學生放學的校門口，居然都可以經常聽到有人在罵韓國瑜，罵他這樣那樣，罵他把高雄登革熱搞得很嚴重。每次聽了真是很無奈，十幾個案例叫做很嚴重？綠營一年就有兩萬個案例卻反而變成執政榜樣？反過頭來訓斥別人。許多時候，我都不知道是要怪騙子無恥，還是應該怪受騙者腦殘或缺乏基本道德感？<text:span text:style-name="T3"><text:s/><text:line-break/><text:line-break/></text:span>更不可原諒的是，民進黨執政的中央政府居然故意不給高雄登革熱的防治經費，看能不能引起登革熱的大爆發，看能不能死一堆人，這樣韓國瑜就死定了。你覺得這樣一種政客，這樣一種政黨，不是人渣是什麼？<text:span text:style-name="T3"><text:s/><text:line-break/><text:line-break/></text:span>至於綠媒三立電視台以及<text:span text:style-name="T3">CIA</text:span>經營的蘋果日報所剪接、消音所製造的假新聞，指控韓國瑜說他問陳其邁<text:span text:style-name="T3"><text:s/>"</text:span>為什麼登革熱會爆發？<text:span text:style-name="T3">"</text:span>，然後根據自己所捏造的這則假新聞，開始大肆抹黑，說韓國瑜連登革熱是蚊子引起也不知道。然後，<text:span text:style-name="T3">CIA </text:span>蘋果日報還故意弄個<text:span text:style-name="T3"><text:s/>"</text:span>民調<text:span text:style-name="T3">"</text:span>，問大家說：<text:span text:style-name="T3">“</text:span>韓國瑜說他不知道為什麼會有登革熱，請問你知道嗎？<text:span text:style-name="T3">" “</text:span>民意<text:span text:style-name="T3">” </text:span>調查結果是百分之八十幾的人都知道是蚊子傳染。<text:span text:style-name="T3"><text:s/><text:line-break/><text:line-break/></text:span>但事實上，原始的影片是這樣：韓國瑜問陳其邁<text:span text:style-name="T3"><text:s/>"</text:span>為什麼登革熱都是從這個里爆發？而且是慣性爆發？<text:span text:style-name="T3">" </text:span>人渣綠媒卻把它捏造剪接成：<text:span text:style-name="T3">"</text:span>為什麼登革熱會爆發？<text:span text:style-name="T3">" <text:line-break/><text:line-break/></text:span>高雄三民區我待了六年，因為高醫就在那裏，陳其邁過去就是這個區的立委。綠營長年在高雄執政，高雄的登革熱經常就是從其中某個里開始大爆發。所以韓國瑜才會納悶問說<text:span text:style-name="T3"><text:s/>"</text:span>為什麼登革熱都是從這個里爆發？<text:span text:style-name="T3">" </text:span>後來發現，可能跟該區的金獅湖有關，於是韓國瑜就找專家來研究看要怎麼解決這問題。<text:span text:style-name="T3"><text:s/><text:line-break/><text:line-break/></text:span>這樣的一件事，居然可以被人渣綠媒扭曲造謠剪接成好像韓國瑜是個每天吃飯睡覺喝酒打混的智障，連登革熱是蚊子媒介也不知道。如果這樣一種做假不叫做犯法，到底是要怎麼樣更加無恥下流才叫犯法？<text:span text:style-name="T3"><text:s/><text:line-break/><text:line-break/></text:span>台灣有個負責箝制<text:span text:style-name="T3"><text:s/>"</text:span>批評綠營聲音<text:span text:style-name="T3">" </text:span>的東廠組織叫<text:span text:style-name="T3">NCC</text:span>，齷齪下流，對於這些醜事，他不但不管，而且反而拼命裁罰根本一點問題也沒有的中天新聞，就只因為中天挺韓。<text:span text:style-name="T3"><text:s/><text:line-break/><text:line-break/></text:span>你看，這麼多的抹黑，你澄清得完嗎？我們就算是千手觀音，也根本跟不上成百上千洪水一般的抹黑，根本來不及澄清。而且，就算澄清了會有用嗎？當然沒用。我先給你捏造一個私生子，然後四處渲染，影射來影射去，或是抹黑你貪污，也是影射來影射去，好吧，最後查無實證，或是幾年後司法還你清白，你覺得你的清譽還在嗎？<text:span text:style-name="T3"><text:s/><text:line-break/><text:line-break/></text:span>我想說的是：<text:span text:style-name="T3"><text:s/><text:line-break/><text:line-break/></text:span>一，人民之缺乏義憤與缺乏基本是非感，註定將會使得台灣社會越來越沉淪，人渣橫行，好人落難。<text:span text:style-name="T3"><text:s/><text:line-break/><text:line-break/></text:span>二，在台灣，凡是每次跳出來高唱什麼民主自由藉以挺綠反中的人，若非腦殘，就是人渣，因為他們睜眼說瞎話。我不相信理解各種基本事實有那麼困難。<text:span text:style-name="T3"><text:s/><text:line-break/><text:line-break/></text:span>三，我認清一件事就是：在現實層面上講道理、論善惡，意義不大。因為它之所以會有意義，必須有個基本前提就是：這個社會的普遍成員必須重視是非善惡。否則，你講了也是白講，因為人們根本不在乎奧步，根本不在乎善惡。<text:span text:style-name="T3"><text:s/><text:line-break/><text:line-break/></text:span>四，我還認清一件事：在現實層面上，既然人們根本不在乎是非善惡，那麼，掌握媒體、管控教材就變成一件很重要的事。也就是說，儘管我們還是只能說理<text:span text:style-name="T3"><text:s/>(</text:span>我們總不能也出奧步吧？<text:span text:style-name="T3">)</text:span>，但我也明白，這基本上就是一種鬥爭，說理是沒什麼用的，跟騙子論誠信、講道理更是毫無意義，跟人民講這些也一樣缺乏意義，因為他根本不在乎，反正主流媒體灌輸他什麼，他就相信什麼。<text:span text:style-name="T3"><text:s/><text:line-break/><text:line-break/></text:span>五，總之，千萬別再相信什麼開放社會或什麼媒體中立這類所謂理想，那是騙人的，因為世界上根本沒有一個國家實行這一套。每個國家都拼命控管媒體與教育，因為大家都明白這是一個國家或社會生死存亡的兩個死穴；一旦失守，一旦被敵人入侵，就會帶來許多長期動亂紛擾與沉淪。<text:span text:style-name="T3"><text:s/><text:line-break/><text:line-break/></text:span>歹徒與敵人當然很樂意見到一個社會淪落至此，因為這樣才符合他們撈錢奪權以及為對手製造動亂的目的。一如台灣與香港，連<text:span text:style-name="T3">CIA</text:span>居然都可以掌控整個主流媒體，操弄是非，製造輿論，打擊異己，消滅異議，培植漢奸台奸，完全為所欲為，實在荒唐透頂。這一切作為，他們說這就是神聖的言論自由。</text:p>
      <text:p text:style-name="P1"><text:span text:style-name="T1">孫從輔</text:span><text:s/>  |  2019.06.26 07:38   |   <text:a xlink:type="simple" xlink:href="http://palinfo.habago.org/Entry?Command=Information_PrintForum&amp;iPage=2#FORUM37602"><text:span text:style-name="T2">#</text:span></text:a></text:p>
      <text:p text:style-name="P4">香港前十大富豪的財富竟然佔<text:span text:style-name="T3">GDP</text:span>的<text:span text:style-name="T3">35%</text:span>，遠高於印度<text:span text:style-name="T3">(5.2%)</text:span>、美國<text:span text:style-name="T3">(&lt;4%)</text:span>、中國<text:span text:style-name="T3">(1.4%)</text:span>的比例。如果民眾對生活不滿，第一該怪罪的就是造成此現象的人禍。如果民眾要上街爭<text:span text:style-name="T3">"</text:span>人權<text:span text:style-name="T3">"</text:span>，消除貧富不均才是第一個該爭的人權。如果對逃犯條例有什麼意見，應該是要加碼將逃稅、內線交易、跨境洗錢、違反金融法規的富豪們一併引渡到內地去審才對。<text:span text:style-name="T3"><text:s/>(</text:span>底下引用一篇新聞，不過裡面的經濟學者也是鄉愿一個。<text:span text:style-name="T3">) <text:line-break/><text:line-break/>== <text:line-break/><text:line-break/>https://tinyurl.com/y5v5tfs8 <text:line-break/><text:line-break/></text:span>香港十大富豪資產佔<text:span text:style-name="T3">GDP35%</text:span>冠全球　<text:span text:style-name="T3">9</text:span>人地產起家<text:span text:style-name="T3"><text:s/><text:line-break/><text:line-break/></text:span>據彭博報導，香港排名首十名富豪的資產佔全港<text:span text:style-name="T3">GDP </text:span>百分之三十五，比重「冠絕全球」。相比人口密度較高的印度及中國，佔比分別只有<text:span text:style-name="T3">5.2%</text:span>及<text:span text:style-name="T3">1.4%</text:span>。<text:span text:style-name="T3">2013</text:span>年，本港<text:span text:style-name="T3">GDP</text:span>達到<text:span text:style-name="T3">2.138</text:span>萬億港元，佔比<text:span text:style-name="T3">35%</text:span>則相當於<text:span text:style-name="T3">7,483</text:span>億港元﹙約<text:span text:style-name="T3">961.8</text:span>億美元﹚<text:span text:style-name="T3"><text:s/><text:line-break/><text:line-break/></text:span>經濟學者關焯照表示，香港的堅尼系數維持<text:span text:style-name="T3">0.5</text:span>以上，為有記錄以來最高，反映本港貧富懸殊持續加劇。不過，他認為，若香港政府因此要仿傚法國徵收富人稅，最終只會令香港富豪「雞飛狗走」，而本港約九成利得稅收入都來自這班富豪，到時可能得不償失。他又稱，香港本身的福利政策，可以將收入再重新分配，例如有三分之一的家庭住在公營房屋，醫療方面「唔會因為你無錢而唔醫你」。<text:span text:style-name="T3"><text:s/><text:line-break/><text:line-break/>10</text:span>富豪大多靠「磚頭」致富<text:span text:style-name="T3"><text:s/><text:line-break/><text:line-break/></text:span>根據今日更新的彭博億萬富翁指數<text:span text:style-name="T3">(Bloomberg Billionaires Index</text:span>）顯示，本港十大富豪排行分別為李嘉誠（<text:span text:style-name="T3">270</text:span>億美元）、李兆基（<text:span text:style-name="T3">165</text:span>億美元）、鄭裕彤（<text:span text:style-name="T3">99</text:span>億美元）、楊建文（<text:span text:style-name="T3">94</text:span>億美元）、郭炳聯（<text:span text:style-name="T3">87</text:span>億美元）、郭炳江（<text:span text:style-name="T3">86</text:span>億美元）、郭炳湘（<text:span text:style-name="T3">77</text:span>億美元）、劉鑾雄（<text:span text:style-name="T3">74</text:span>億美元）、吳光正（<text:span text:style-name="T3">73</text:span>億美元）、呂志和（<text:span text:style-name="T3">71</text:span>億美元）。除了排行第<text:span text:style-name="T3">4</text:span>位的楊建文外，其餘<text:span text:style-name="T3">9</text:span>位都是靠地產發跡。關焯照認為，香港富豪多少「食正」了香港地少人多的先天條件，在財富累積一定程度後，才擴散至不同資產，例如銀河娛樂﹙<text:span text:style-name="T3">0027</text:span>﹚主席呂志和便是靠地產發跡，及後才沾手賭業。<text:span text:style-name="T3"><text:s/><text:line-break/><text:line-break/></text:span>上述名單中，唯獨行事低調、伯恩光學創辦人楊建文不依賴「磚頭」致富，業務仍以工業為主，是全球大部分手機品牌的御用屏幕生產商，連蘋果及三星都要向他取貨。據說伯恩光學將於今年來啟動上市，相信屆時楊建文身家還會翻一翻。<text:span text:style-name="T3"><text:s/><text:line-break/><text:line-break/></text:span>至於排行第二至四名均為歐洲國家，分別為瑞典佔<text:span text:style-name="T3">25</text:span>％，瑞士及俄羅斯則為<text:span text:style-name="T3">9.2</text:span>％及<text:span text:style-name="T3"><text:s/>8.8</text:span>％，佔比與香港仍「差一截」。</text:p>
      <text:p text:style-name="P1"><text:span text:style-name="T1">邹子恒</text:span><text:s/>  |  2019.06.25 23:28   |   <text:a xlink:type="simple" xlink:href="http://palinfo.habago.org/Entry?Command=Information_PrintForum&amp;iPage=2#FORUM37601"><text:span text:style-name="T2">#</text:span></text:a></text:p>
      <text:p text:style-name="P6"><text:span text:style-name="T1">联合国的声音越</text:span>来越弱了，尤其是特朗普上台后，毫不遮掩地恃强凌弱，撕下了一堆假面具。<text:span text:style-name="T3"><text:s/><text:line-break/><text:line-break/>----------------------------------------- <text:line-break/>https://news.un.org/zh/story/2019/06/1036911 <text:line-break/><text:line-break/></text:span><text:span text:style-name="T1">联合国</text:span>调查委员会对被占领土巴勒斯坦人权恶化表示震惊<text:span text:style-name="T3"><text:s/><text:line-break/><text:line-break/>2019</text:span><text:span text:style-name="T1">年</text:span><text:span text:style-name="T3">6</text:span><text:span text:style-name="T1">月</text:span><text:span text:style-name="T3">24</text:span><text:span text:style-name="T1">日</text:span><text:span text:style-name="T3"><text:s/><text:line-break/><text:line-break/></text:span><text:span text:style-name="T1">联合国</text:span>调查以色列侵害被占领土巴勒斯坦人民人权行为委员会<text:span text:style-name="T3">6</text:span><text:span text:style-name="T1">月</text:span><text:span text:style-name="T3">17</text:span><text:span text:style-name="T1">日至</text:span><text:span text:style-name="T3">20</text:span><text:span text:style-name="T1">日对</text:span>约旦和安曼进行了年度访问。<text:span text:style-name="T3"><text:s/><text:line-break/><text:line-break/></text:span>调查委员会收到了有关因使用实弹而造成的巴勒斯坦人被杀和受伤的资料。以色列安全部队使用了涂有橡胶的金属子弹和催泪瓦斯，构成了过度和不成比例地使用武力对付没有直接造成生命威胁的人。<text:span text:style-name="T3"><text:s/><text:line-break/><text:line-break/></text:span><text:span text:style-name="T1">据报道，自</text:span><text:span text:style-name="T3">2018</text:span><text:span text:style-name="T1">年</text:span><text:span text:style-name="T3">3</text:span><text:span text:style-name="T1">月</text:span><text:span text:style-name="T3">“</text:span><text:span text:style-name="T1">回归大游行</text:span><text:span text:style-name="T3">”</text:span>开始以来，以色列军队在加沙围栏沿线杀害了<text:span text:style-name="T3">270</text:span><text:span text:style-name="T1">多名巴勒斯坦人，并造成近</text:span><text:span text:style-name="T3">3</text:span><text:span text:style-name="T1">万人受</text:span>伤。死者中有<text:span text:style-name="T3">40</text:span><text:span text:style-name="T1">多人是儿童。在西岸的希布</text:span>伦、盖勒吉利耶、拉马拉、纳布卢斯以及以色列定居点附近城市及其周围，受伤或死亡的巴勒斯坦人数不断增加。<text:span text:style-name="T3"><text:s/><text:line-break/><text:line-break/></text:span>严重侵犯儿童权益<text:span text:style-name="T3"><text:s/><text:line-break/><text:line-break/></text:span>调查委员会了解到，夜间袭击过程中，在西岸逮捕巴勒斯坦儿童的做法对儿童的福祉和权利造成了严重后果。在夜间突袭之后，儿童经常被带到不明地点。他们<text:span text:style-name="T3"><text:s/></text:span><text:span text:style-name="T1">被</text:span>关在军车里，并在审讯期间受到威胁和辱骂。在某些情况下，如果没有律师在场，孩子们被迫在自己并不理解的希伯来语供词上签字。<text:span text:style-name="T3"><text:s/><text:line-break/><text:line-break/></text:span><text:span text:style-name="T1">目前在以色列</text:span>军事系统中，随时都有<text:span text:style-name="T3">300</text:span><text:span text:style-name="T1">多名巴勒斯坦儿童被拘留。大部分儿童仅有</text:span>轻微的违法举动，例如扔石头，在社交媒体上发帖子。调查委员会指出，这种做法违反了《儿童权利公约》第<text:span text:style-name="T3">37</text:span><text:span text:style-name="T1">条，</text:span>该条款要求各国将拘留儿童作为最后手段。<text:span text:style-name="T3"><text:s/><text:line-break/><text:line-break/></text:span><text:span text:style-name="T1">在加沙，由于生活条件</text:span>恶化和暴力，儿童表现出异常高的心理痛苦。最近的一项调查显示，<text:span text:style-name="T3">49</text:span><text:span text:style-name="T1">％的儿童</text:span>认为没有希望，儿童滥用药物、童工和早婚等现象不断增加。<text:span text:style-name="T3"><text:s/><text:line-break/><text:line-break/></text:span><text:span text:style-name="T1">希伯</text:span>伦<text:span text:style-name="T3">H2</text:span><text:span text:style-name="T1">区人</text:span>权状况令人堪忧<text:span text:style-name="T3"><text:s/><text:line-break/><text:line-break/></text:span><text:span text:style-name="T1">委</text:span>员会对希伯伦<text:span text:style-name="T3">H2</text:span><text:span text:style-name="T1">地区日益</text:span>恶化的人权状况表示关切，该地区由以色列直接控制。由于定居者暴力事件激增，物理障碍增多，当地巴勒斯坦人的行动自由受到严重限制。巴勒斯坦人在开展日常活动时面临严重障碍，包括上学、社交聚会、上班、开办商店和企业。<text:span text:style-name="T3"><text:s/><text:line-break/><text:line-break/></text:span><text:span text:style-name="T1">今年</text:span><text:span text:style-name="T3">1</text:span><text:span text:style-name="T1">月，以色列于决定不再延长</text:span><text:span text:style-name="T3">“</text:span><text:span text:style-name="T1">希伯</text:span>伦临时国际存在<text:span text:style-name="T3">”</text:span><text:span text:style-name="T1">的任期，这一文</text:span>职观察团自<text:span text:style-name="T3">1994</text:span><text:span text:style-name="T1">年以</text:span>来一直在当地履行保护职责，以色列的决定进一步加剧了暴力事件的增加和有罪不罚的气氛。<text:span text:style-name="T3"><text:s/><text:line-break/><text:line-break/></text:span><text:span text:style-name="T1">西岸</text:span>领土遭吞并<text:span text:style-name="T3"><text:s/><text:line-break/><text:line-break/></text:span>调查委员会表示，以色列当局越来越多地公开谈论吞并西岸领土。以色列定居点正在大规模扩建<text:span text:style-name="T3"><text:s/></text:span><text:span text:style-name="T1">，</text:span><text:span text:style-name="T3">2018</text:span><text:span text:style-name="T1">年是自</text:span><text:span text:style-name="T3">2002</text:span><text:span text:style-name="T1">年以</text:span>来新定居住房单位批准率最高的一年，这造成了更多的暴力和侵犯人权行为，包括巴勒斯坦人缺乏行动自由，他们的土地、水和其他主要自然资源被占用，污染和废物被倾倒在他们的土地上。仅在过去两个月，以色列当局就在被占领的西岸推进、批准或对近<text:span text:style-name="T3">6000</text:span><text:span text:style-name="T1">个住房单位</text:span>进行了招标，构成了两年来最大的定居点升级。<text:span text:style-name="T3"><text:s/><text:line-break/><text:line-break/></text:span><text:span text:style-name="T1">此外，</text:span>扩建定居点和最近的法律发展与巴勒斯坦人的房屋被拆毁密切相关，特别是在东耶路撒冷。委员会深为关切地注意到，东耶路撒冷<text:span text:style-name="T3">C</text:span><text:span text:style-name="T1">区的贝都因人社区</text:span>继续面临被驱逐的威胁，如果他们被驱逐，根据国际人道主义法，这将相当于<text:span text:style-name="T3">“</text:span><text:span text:style-name="T1">强行迁移</text:span><text:span text:style-name="T3">”</text:span><text:span text:style-name="T1">。</text:span><text:span text:style-name="T3"><text:s/><text:line-break/><text:line-break/></text:span><text:span text:style-name="T1">加沙地</text:span>带严峻的人道和人权局势令人震惊<text:span text:style-name="T3"><text:s/><text:line-break/><text:line-break/></text:span><text:span text:style-name="T1">以色列对加沙的封</text:span>锁已进入第<text:span text:style-name="T3">13</text:span><text:span text:style-name="T1">个年头，委</text:span>员会对加沙地带严峻的人道主义和人权局势表示震惊。<text:span text:style-name="T3"><text:s/><text:line-break/><text:line-break/></text:span><text:span text:style-name="T1">加沙经济陷入了</text:span>严重衰退，失业率超过<text:span text:style-name="T3">50</text:span><text:span text:style-name="T1">％。对</text:span>进入捕鱼区的严厉、武断和惩罚性的限制以及缺乏安全饮用水是加沙人民享有适足生活水准的严重障碍。<text:span text:style-name="T3"><text:s/><text:line-break/><text:line-break/></text:span><text:span text:style-name="T1">加沙的</text:span>卫生系统过度紧张，资源不足，人们获得充分卫生保健的能力受到严重影响。由于缺乏必要的设备、专业知识和药物，治疗严重疾病和开展复杂手术面临极大挑战。<text:span text:style-name="T3"><text:s/><text:line-break/><text:line-break/></text:span><text:span text:style-name="T1">希望在加沙以外地区</text:span>寻求医疗救治的巴勒斯坦人受到诸多限制，特别是那些因<text:span text:style-name="T3">“</text:span><text:span text:style-name="T1">大回归游行</text:span><text:span text:style-name="T3">”</text:span><text:span text:style-name="T1">而受</text:span>伤的人。在示威活动中受伤的人中只有<text:span text:style-name="T3">17</text:span><text:span text:style-name="T1">％获得必要的</text:span>许可，可以在加沙以外的地方旅行以获得医疗服务，而其他人获得许可的比例是<text:span text:style-name="T3">60</text:span><text:span text:style-name="T1">％。</text:span><text:span text:style-name="T3"><text:s/><text:line-break/><text:line-break/></text:span><text:span text:style-name="T1">最后，委</text:span>员会对联合国近东救济工程处不稳定的财务状况深表关切。近东救济工程处在协助巴勒斯坦难民获得医疗保健、教育和其他服务方面发挥着关键和独特的作用。<text:span text:style-name="T3"><text:s/><text:line-break/><text:line-break/></text:span><text:span text:style-name="T1">由于以色列加强了在巴勒斯坦被占</text:span>领土上的歧视性做法，委员会成员强调通过和平进程实现两国解决方案的重要性，指出只有这样才真正有助于阻止巴勒斯坦被占领土人权状况的进一步恶化。<text:span text:style-name="T3"><text:s/></text:span></text:p>
      <text:p text:style-name="P1"><text:span text:style-name="T1">陳真</text:span><text:s/>  |  2019.06.25 20:51   |   <text:a xlink:type="simple" xlink:href="http://palinfo.habago.org/Entry?Command=Information_PrintForum&amp;iPage=2#FORUM37600"><text:span text:style-name="T2">#</text:span></text:a></text:p>
      <text:p text:style-name="P4">謝謝建尊，你講的，我沒有不同的看法。現實上，我自己並沒有特別的制度偏好，但在抽象概念上，很能認同<text:span text:style-name="T3"><text:s/>John Rawls </text:span>的<text:span text:style-name="T3"><text:s/>"The Theory of Jutice" </text:span>所提出的一些想法，只是理論終究是理論；我不知道理論如何具體成為一種現實。</text:p>
      <text:p text:style-name="P5"/>
      <text:p text:style-name="P1"><text:span text:style-name="T1">陳真</text:span><text:s/>  |  2019.06.25 20:41   |   <text:a xlink:type="simple" xlink:href="http://palinfo.habago.org/Entry?Command=Information_PrintForum&amp;iPage=3#FORUM37599"><text:span text:style-name="T2">#</text:span></text:a></text:p>
      <text:p text:style-name="P4">卡韓政變<text:span text:style-name="T3"><text:s/>(96)</text:span>：三十多年前的一段話<text:span text:style-name="T3"><text:s/><text:line-break/><text:line-break/></text:span>陳真<text:span text:style-name="T3"><text:s/>2019. 06. 25. <text:line-break/><text:line-break/><text:line-break/></text:span>看范光棣老師寫這文章，<text:span text:style-name="T3"><text:s/></text:span>很感慨：<text:span text:style-name="T3"><text:s/><text:line-break/><text:line-break/>https://bit.ly/2N9Mcos <text:line-break/><text:line-break/></text:span>智者所言，賢者所為，人們非但不聽而且不爽，還視之為寇讎。<text:span text:style-name="T3"><text:s/><text:line-break/><text:line-break/></text:span>范光棣之前也寫過幾篇，據他說，引來一些綠營支持者的辱罵，罵得很難聽，叫他死老頭趕快去死或滾出台灣什麼的。范老師說，感覺很像納粹。<text:span text:style-name="T3"><text:s/><text:line-break/><text:line-break/></text:span>我常想起一件往事，講過許多遍。比方說<text:span text:style-name="T3"><text:s/>2016</text:span>年的<text:span text:style-name="T3">5</text:span>月<text:span text:style-name="T3">19</text:span>日我在這留言板上寫著：<text:span text:style-name="T3"><text:s/><text:line-break/><text:line-break/>"</text:span>三十多年前唸醫學院時，曾經寫了一本班上講義好像叫做<text:span text:style-name="T3"><text:s/>'</text:span>臨床實驗診斷學<text:span text:style-name="T3">'</text:span>。我利用講義空白處寫了一些很簡短的話，頂多一兩行，還引用了一些名言。結果，引來情治單位的大軍壓境，包抄印刷廠，約談、恐嚇印刷廠老闆，企圖阻止講義的付梓。<text:span text:style-name="T3"><text:s/><text:line-break/><text:line-break/></text:span>你一定會以為我在講義裏頭寫了什麼傷天害理或危害社會的恐怖言論，其實我只是寫了一些如今看來再平常也不過的話，如此平淡無奇，卻引起情治單位的強烈干預與恐慌，同時也在班上引來幾乎一面倒的謾罵和指責，說我用骯髒的政治來污染清純的校園，汙染乾淨的學術，甚至污染同學的純潔的心靈等等等。<text:span text:style-name="T3"><text:s/><text:line-break/><text:line-break/></text:span>在那講義中，我引用了好像是某位西方人講的一段話，他說：<text:span text:style-name="T3"><text:s/><text:line-break/><text:line-break/>'</text:span>主流媒體總是煽動我們去懷恨那些一心善待我們、為我們付出代價的人，卻同時操弄我們去崇拜那些藉著傷害社會大眾利益來謀取私利的人。<text:span text:style-name="T3">' <text:line-break/><text:line-break/></text:span>我手邊沒有講義原文，但大意如此。<text:span text:style-name="T3"><text:s/><text:line-break/><text:line-break/></text:span>我以為這個荒謬現象總有一天會改變，沒想到三十幾年後，狀況依然：人們總是仇視且傷害那些愛你並且為你付出代價的人，卻崇拜與擁戴那些想方設法傷害你來謀取私利的人。<text:span text:style-name="T3"><text:s/><text:line-break/><text:line-break/></text:span>在這樣一種被徹底操控的政治型態的社會中，一個人得有多大的愛，才有可能堅持初衷，不為己謀，言所當言，行所當行？<text:span text:style-name="T3"><text:s/><text:line-break/><text:line-break/></text:span>韓國瑜說他可能是台灣政治史上遭受最多抹黑的人。關於這點，他就完全外行了。他所遭受的抹黑，完全沒法跟當年的黨外人士相比，至少跟我也根本沒法比。<text:span text:style-name="T3"><text:s/><text:line-break/><text:line-break/></text:span>曾經蒙受最大冤屈的人之一就是林義雄。雖然經過這麼多年，將近四十年了，但我心中感同身受的傷疤，卻似乎已經永遠無法抹去。<text:span text:style-name="T3"><text:s/><text:line-break/><text:line-break/></text:span>當年，國民黨用極其殘酷恐怖的方式亂刀砍殺林義雄全家老幼婦孺，然後一方面用很可怕的方式刑求虐待他<text:span text:style-name="T3"><text:s/>(</text:span>因為他毫不屈服<text:span text:style-name="T3">)</text:span>，同時透過主流媒體散發各種假消息，影射這滅門血案是黨外或海外台獨所為，而且誣指林義雄其實是知情的、甚至是配合演出的苦肉計，為的是嫁禍國民黨政府；要不就說台獨之所以殺害林義雄全家是因為林義雄在美麗島事件偵訊過程中最為配合並且出賣同志。<text:span text:style-name="T3"><text:s/><text:line-break/><text:line-break/></text:span>這一切全是謊言。殺人者不但殺人全家，而且還誣指受害者種種醜陋罪名，說是他自己搞出來的命案。真的是非常無恥，毫無人性。<text:span text:style-name="T3"><text:s/><text:line-break/><text:line-break/></text:span>韓國瑜說他<text:span text:style-name="T3"><text:s/>22 </text:span>歲時擔任軍官，生平第一次投票，不依軍方指示投票，卻投給了林義雄的太太方素敏，那他理當知道那樣一種舖天蓋地的抹黑是怎麼一回事。<text:span text:style-name="T3"><text:s/><text:line-break/><text:line-break/></text:span>林義雄曾在家書中寫著：<text:span text:style-name="T3">"</text:span>認識我的親友們，知道我林義雄不是青面獠牙<text:span text:style-name="T3">"</text:span>。現在應該不會有人認為他是青面獠牙了，人們轉而說他是聖人。可是，即使是聖人也會做錯事，於是藍的或擁核的一方就又開始把他污名化，描述成一種用心猥瑣的卑鄙小人。<text:span text:style-name="T3"><text:s/><text:line-break/><text:line-break/></text:span>就如我在自己編寫的大學講義上所引用的那段話：<text:span text:style-name="T3"><text:s/><text:line-break/><text:line-break/>"</text:span>主流媒體總是煽動我們去懷恨那些一心善待我們、為我們付出代價的人，卻同時操弄我們去崇拜那些藉著傷害社會大眾利益來謀取私利的人。<text:span text:style-name="T3">" <text:line-break/><text:line-break/></text:span>在這一點上，藍綠支持者也許為惡程度大不同，但作風本質還是一樣。每次選舉，特別是綠色那一方，玩的就是人格毀滅戰，外加各種你在事前絕對想像不到的奧步，就比方說去年台北市長選舉，誰能事先想到居然會出現一邊開票一邊投票、長達數小時的假選舉真做票。<text:span text:style-name="T3"><text:s/><text:line-break/><text:line-break/></text:span>如果這一切問題不被重視，那麼，人們所期待的良善政治<text:span text:style-name="T3"><text:s/>(</text:span>姑且不說統獨之類的外部意義<text:span text:style-name="T3">)</text:span>，豈有可能實現？你如何可能期待一群不擇手段的人渣及其支持者，在他掌握大權之後能夠良善行事？<text:span text:style-name="T3"><text:s/><text:line-break/><text:line-break/></text:span>同理，如果種種無恥惡行一再被證明有效，豈有可能期待惡行消失的一天？如果洗腦一再證明有效，豈有可能期待媒體乾淨的一天？如果貪贓枉法、裙帶關係與就地分贓一再保證財源滾滾、前途輝煌，豈有可能期待人們不爭相表態選邊靠？<text:span text:style-name="T3"><text:s/><text:line-break/><text:line-break/></text:span>一時勝負不重要，重要的是種種根本價值與是非善惡的原則是否受到重視。如果該重視的不重視，那何必選舉？乾脆就抽籤或猜拳決勝負，豈不更快更公平？或是擺個擂台，像羅馬競技場那樣，立下生死狀，讓雙方派出代表火拼，豈不是更有趣更刺激？而且還更少副作用，至少不會污染下一代<text:span text:style-name="T3"><text:s/>"</text:span>單純<text:span text:style-name="T3">" </text:span>的心靈，不用愚化、鼓動他們去傷害或仇視根本無辜<text:span text:style-name="T3"><text:s/>(</text:span>甚且極為良善<text:span text:style-name="T3">) </text:span>的異己。</text:p>
      <text:p text:style-name="P1"><text:span text:style-name="T1">陳真</text:span><text:s/>  |  2019.06.25 17:57   |   <text:a xlink:type="simple" xlink:href="http://palinfo.habago.org/Entry?Command=Information_PrintForum&amp;iPage=3#FORUM37598"><text:span text:style-name="T2">#</text:span></text:a></text:p>
      <text:p text:style-name="P2">卡韓政變<text:span text:style-name="T3"><text:s/>(95)</text:span>：茶壺裏的風暴為何重要？<text:span text:style-name="T3">// </text:span>論急統：范光棣給台灣鄉親的一封公開信<text:span text:style-name="T3"><text:s/><text:line-break/><text:line-break/></text:span>陳真<text:span text:style-name="T3"><text:s/>2019. 06. 25. <text:line-break/><text:line-break/><text:line-break/></text:span>范光棣說，台灣總統選舉是茶壺裏的風暴，不管選誰，對於台灣的將來都影響不大。<text:span text:style-name="T3"><text:s/><text:line-break/><text:line-break/></text:span>這話我其實也常說。台灣只是中美棋盤上的一顆棋子，棋子本身無法決定自身的走向與歸屬。<text:span text:style-name="T3"><text:s/><text:line-break/><text:line-break/></text:span>可是，既然是茶壺裏的風暴，為何它依然重要？因為：<text:span text:style-name="T3"><text:s/><text:line-break/><text:line-break/></text:span>一，我們就住在茶壺裏。對於茶壺外的人來說，別說茶壺裏起風暴，就算整個茶壺都砸了，依然無足輕重。但是，對於住在茶壺裏的人來，茶壺風暴卻是一整個<text:span text:style-name="T3"><text:s/>"</text:span>世界<text:span text:style-name="T3">" </text:span>的風浪，就比方說一個家，家裏大小事，對於外人來說無關痛癢，但對家中成員卻無比重要。<text:span text:style-name="T3"><text:s/><text:line-break/><text:line-break/></text:span>二，風暴因何而起，事關重大。茶壺風暴也是風暴，就規模與影響力而言，也許不足掛齒，但就其成因，卻具有一定的價值。這就好像殺死一個世界偉人跟殺死一個名不見經傳者，也許影響大不同，但在某個意義上卻具有同等價值。<text:span text:style-name="T3"><text:s/><text:line-break/><text:line-break/></text:span>莎士比亞說，<text:span text:style-name="T3">"</text:span>一隻甲蟲的痛苦，不亞於一個巨人<text:span text:style-name="T3">"</text:span>。一隻甲蟲能具有什麼重要性呢？能改變世界大局嗎？當然不能，牠幾乎什麼也改變不了，甚至沒有任何同伴會為牠的痛苦垂淚。但是，就生命與憐憫來說，即便是一隻甲蟲的痛苦，依然動人，依然觸動人心。為什麼呢？因為生命具有一種親近性<text:span text:style-name="T3">(kinship)</text:span>，茶壺裏，茶壺外，都是一樣的世界，一樣的價值，同等的悲歡。價值與痛苦本身並無壺裏壺外之分。美國很強大，美國人打個噴嚏，全世界都重感冒，但美國人的生活與哀樂並不會因此而巨大。<text:span text:style-name="T3"><text:s/><text:line-break/><text:line-break/></text:span>三，星星之火可以燎原：茶壺風暴不過星火點點，不足為用。但是，星星之火卻足以燎原。一根小火柴的一點小火苗稍有不慎，卻可能引起熊熊烈火。<text:span text:style-name="T3"><text:s/><text:line-break/><text:line-break/></text:span>比方說香港那麼小的一個茶壺，而且都早已回歸祖國，但美國依舊長期動用無數力量，滲透其中，努力挑起動亂，製造火苗，就算不能因此燒掉一整個中國，至少也能讓你傷點元氣。<text:span text:style-name="T3"><text:s/><text:line-break/><text:line-break/></text:span>台灣就更不用說了。台灣的利用價值與殺傷力恐怕是一百個香港，美國豈有可能不予以極大化來利用之，以做為打擊中國的武器。哪天如果能成功挑起兩岸血腥大戰或解放軍血洗台灣，美國人肯定會開心死。也就是說，茶壺風暴雖小，殺傷力卻可能巨大，不可不慎。<text:span text:style-name="T3"><text:s/><text:line-break/><text:line-break/></text:span>四，統獨不是一切。島內所謂總統選舉<text:span text:style-name="T3"><text:s/>"</text:span>本身<text:span text:style-name="T3">"</text:span>，無法具體影響台灣的統獨命運，卻足以影響島內生活的方方面面，包括即便即其有限的財富與資源分配。<text:span text:style-name="T3"><text:s/><text:line-break/><text:line-break/></text:span>再說，一個貪婪無度的人渣黨及其一大票走狗，嘴巴講的總是人情義理，幹的全是傷天害理，每天打著所謂民主自由與人權的旗號，幹的全是與之相反的狗皮倒灶之事：而且唯美日之命是從，整天炒作仇中反華，荼毒下一代，行事不擇手段，喪盡天良。誰來當家當然還是有差。哪天即便統一之後，人渣恐怕還是照樣橫行無阻。統獨本身並非一切是非的最終章。<text:span text:style-name="T3"><text:s/><text:line-break/><text:line-break/></text:span>五，小差異足以構成大不同。因為時間，我相信細微之舉；我相信在時間的力量下，小差異足以構成大不同。比方說兩條平行線永無交集，但如果你稍稍微調，調整一下角度，哪怕十分細微，假以時日，有一天這兩條平行線就必然會交會在某個點上。所謂涓滴之水足以穿石，並非在於水滴力量強大，而是在於其柔弱不斷，綿綿久長。<text:span text:style-name="T3"><text:s/><text:line-break/><text:line-break/></text:span>六，困獸之鬥還是要鬥。即便是一頭待宰的牛羊，在走進屠宰場前的一刻，還是應該盡量想辦法掌握自己的命運，而不是任人宰割。台灣長久以來是美國的殖民地，任其予取予求，就連日本鬼子都把台灣人當成被殖民者看待，動輒頤指氣使，嘴臉難看。台灣人總不能什麼都不做，光等著祖國來解救。<text:span text:style-name="T3"><text:s/><text:line-break/><text:line-break/>======================= <text:line-break/></text:span>論急統：范光棣給台灣鄉親的一封公開信<text:span text:style-name="T3"><text:s/><text:line-break/><text:line-break/></text:span>給台灣鄉親的一封公開信，尤其是深綠的。<text:span text:style-name="T3"><text:s/><text:line-break/><text:line-break/></text:span>我是一位<text:span text:style-name="T3">83</text:span>歲的老哲學家，我正忙著寫一本重要的有關老子的書，<text:span text:style-name="T3"><text:s/></text:span>但看到在台灣親戚朋友及大家，都捲入在茶壺裏的總統選舉風暴，忍不住還是說一些我該說的話。<text:span text:style-name="T3"><text:s/><text:line-break/><text:line-break/></text:span>其實台灣選誰對台灣的將來影響不大，因為台灣的將來不決定在台灣手中，而在中國及美國手中。<text:span text:style-name="T3"><text:s/><text:line-break/><text:line-break/></text:span>韓國瑜，郭台銘，柯<text:span text:style-name="T3">P </text:span>任何一位都可以保證<text:span text:style-name="T3">4</text:span>年台海和平，蔡英文再當選，天也不會掉下來，也不敢宣布獨立，連獨立公投都不敢，就像現在一樣。四位候選人都在談拼經濟，但拼經濟是騙人的了，兩岸關系沒搞好怎麼拼經濟？對兩岸關係，各位候選人好像已經有了一個共識，都承認一個中國，而那個中國就是中華民國。都不接受一國兩制。但你不接受一國兩制你接受什麼呢，表示他們都沒有辦法解決兩岸問題。<text:span text:style-name="T3"><text:s/><text:line-break/><text:line-break/></text:span>首先談談綠的立場，其實我很懂台獨的立場，我還可能是最早提倡台獨的人之一。<text:span text:style-name="T3">60</text:span>多年前，我就在我的日記裏寫著，<text:span text:style-name="T3">”</text:span>假如外省人平等對待台灣人，我就<text:span text:style-name="T3"><text:s/></text:span>主張統一。假如外<text:span text:style-name="T3"><text:s/></text:span>省人不平等對待台灣人，就主張獨立<text:span text:style-name="T3">”</text:span>。我有很多奇奇怪怪的朋友，一位最老最好的朋友叫劉福增，他不但主張台灣要獨立，他還希望台灣變成美國的一州。最近還交了一位更奇怪的朋友叫蔡炳堂，他一直拿資料給我看，想證明台灣國際法上是屬於日本的。其實自家裏也有一大半是主張台獨的。<text:span text:style-name="T3"><text:s/><text:line-break/><text:line-break/></text:span>我們不要談一大堆理論，我們已經選上三位主張台獨的總統，假如台獨是可能的話他們早已經做了。台獨大佬包括我的初中同班同學李遠哲，本來不是想勸退蔡英文而推出台獨工作者嗎？連台獨工作者都說，假如他當選他不會宣布獨立，他說，台灣本來就是一個獨立的國家，它的名字叫中華民國。<text:span text:style-name="T3"><text:s/><text:line-break/><text:line-break/></text:span>怎麼，中華民國不是外來政權嗎？應該趕快推翻建立台灣共和國呀，所以台獨工作者也在玩文字遊戲了，我們選上了台獨總統，<text:span text:style-name="T3">(</text:span>任期<text:span text:style-name="T3">) </text:span>還有個個月呀，怎麼還不宣布獨立呀！不敢嘛，表示台獨從來是騙人的。現在連主張台獨的也在抱著國民黨的中華民國這個爛攤子，真是笑話！這爛攤子是<text:span text:style-name="T3">70</text:span>年前被中國人民唾棄的流亡政府，勉強稱得上主權獨立的國家，因為還有<text:span text:style-name="T3">17</text:span>個鼻屎小國承認你。也因此你有得選中華民國的總統。<text:span text:style-name="T3"><text:s/><text:line-break/><text:line-break/></text:span>現在看起來這四位總統候選人真的沒有什麼差別。他們都解決不了兩岸關系，他們都反對一國兩制。一國兩制你不要，那還有別的方案嗎？沒有的話，只剩下一國一制了。我告訴你，一國兩制其實是騙大陸人的，我看這次香港反送中以後，大陸人民會開始反對在台灣實施一國兩制了。結果是大家都在拖，藍的不想統一想辦法拖，綠的知道不能獨立，想辦法盡量拖。拖是沒用的，拖不垮中國，只有托垮台灣。<text:span text:style-name="T3"><text:s/><text:line-break/><text:line-break/></text:span>我說台灣的總統選舉是茶壺裏的風暴，這個茶壺正飄在大海中。而在大海中正有一個真的大風暴，<text:span text:style-name="T3"><text:s/></text:span>就是中美爭霸戰。這大風暴會決定台灣的命運也會決定世界的命運。<text:span text:style-name="T3"><text:s/><text:line-break/><text:line-break/></text:span>簡單地總結一下，中國在<text:span text:style-name="T3">30</text:span>年內趕上西方三百年的現代化。這<text:span text:style-name="T3">30</text:span>年來該學的學，該偷的偷，結果是，不但趕上，而且在很多重要的科技項目已經開始超過西方。我可以斷定的說，綜合國力中國已經超過美國。所謂綜合國力要看三方面，第一經濟第二軍力第三科技。經濟最重要的不是<text:span text:style-name="T3">GDP </text:span>而是工業總產值。中國的工業總產值已經超過美國，日本，德國加一起。<text:span text:style-name="T3"><text:s/><text:line-break/><text:line-break/></text:span>軍事上看起來是較弱的，因為武器數量上遠遠少於美國。但軍力強可以嚇嚇小國！但是嚇不了同樣擁有核武器的大國。其實小國也嚇不了了，你看北韓一有核武器就把美國擺平了。像委內瑞拉及伊朗這麼反美的國家，以前美國早就打進去了，到現在還不敢動，表示美國已經今非昔比，比大家想像的弱得多了。所以軍事強不敢打是沒有用的。<text:span text:style-name="T3"><text:s/><text:line-break/><text:line-break/></text:span>科技方面值得驚訝的是，在重大影響人類將來的科技項目上，中國遙遙領先。諸如量子通訊，核聚變研究，微中子研究，石墨烯及可燃冰研究等等。你們可能聽都沒聽過這些名稱，但<text:span text:style-name="T3"><text:s/>5 </text:span>到<text:span text:style-name="T3">10 </text:span>年之內你們的生活肯定會被他們改變。其中最重要的是量子衛星，他的重要性，跟上世紀的原子彈的重要性一樣。誰成功發射量子衛星，誰就掌控這個世紀通訊業的命脈。<text:span text:style-name="T3"><text:s/><text:line-break/><text:line-break/></text:span>中國在二零一六年六月十八日成功發射世界第一顆量子衛星，現在已經三年了，我還等著美國趕上呢。記得這一天以後歷史會記載，這一天是中國正式超過美國的一天。<text:span text:style-name="T3"><text:s/><text:line-break/><text:line-break/></text:span>讓我說明一下<text:span text:style-name="T3"><text:s/></text:span>，中國以前發明了製造瓷器的技術，這個技術中國保持秘密上千年，一直賺全世界的錢。西方工業革命有多少秘密呀，中國再一千年也偷不到，幸虧西方科技的最偉大發明電腦及互聯網有一個大漏洞，可以駭進去，沒有秘密了。所以中國<text:span text:style-name="T3">30</text:span>年來全偷了，該學的全學了，而開始超越<text:span text:style-name="T3"><text:s/>(</text:span>美國<text:span text:style-name="T3">) </text:span>了。這會兒好了，量子通訊的功能比現在的數位通訊不但上千倍，最重要的是它完全保密，中國的新發明沒人偷得了。軍事上中國已經可以保密，而美國沒辦法，軍法有言，知己知彼百戰百勝，<text:span text:style-name="T3"><text:s/></text:span>美國還用打嗎？<text:span text:style-name="T3"><text:s/><text:line-break/><text:line-break/></text:span>總而言之，中國實質上已經超過美國，美國近<text:span text:style-name="T3">30</text:span>年來一直忙著打仗，突然醒來發現已經被中國超過了，所以川普會說，他要美國重新偉大，正是因為他知道美國已經不是最偉大的了。美國以為現在是他最後機會把中國壓下去，所以發動了貿易戰，又企圖阻止華為手機在美國上市。大家做夢都想不到，中國的手機超過美國，而且遠遠的超過，你能阻止優秀的商品進入市場嗎？還要用國家安全緊急令去阻止，這不是笑話嗎？這真的是狗急跳牆的動作。但是都太晚了，太晚了。<text:span text:style-name="T3"><text:s/><text:line-break/><text:line-break/></text:span>中國說不想打，不怕打，要打奉陪到底。這是很有底氣的話，也是很真實的話，不但中國已經贏了，美國只是加速衰退。我預言，美國的衰退會來得比任何人想像的快及慘。你不相信，你就等著吧。<text:span text:style-name="T3"><text:s/><text:line-break/><text:line-break/></text:span>假如我上面說的是對的話，我們就要好好考慮台灣的將來了。我覺得統一是唯一的道路，而且越快越好，真的有一點急。因為現在中國忙著跟美國爭霸，習近平天天忙著在全世界布局，不但有一帶一路，還在推動人類命運共同體。台灣對他來說，其實是一個很小的問題，把美國壓下去以後，收回台灣是輕而易舉的。他對台灣算是最溫和最柔軟的領導人，他不但說會尊重台灣人的生活方式及現有社會制度，還說，一國兩制的內容可以跟台灣各界商討，他已經對台灣釋放了最大的善意。<text:span text:style-name="T3"><text:s/><text:line-break/><text:line-break/></text:span>因為這次香港的反送中事件，大陸有很多反彈，開始懷疑一國兩制。我覺得我們在大陸改變他們的主意之前，要趕快跟他們談好。<text:span text:style-name="T3"><text:s/><text:line-break/><text:line-break/></text:span>沒有解決兩岸問題就沒有辦法解決台灣的經濟困境。台灣的政治家一直都在談西向或南向現在又在談北向。其實，唯一的解決方法就是中向。全世界都在向中，因為中國是現在全世界經濟的火車頭。台灣越快搭上一帶一路這個重大改變世界的經濟列車越好。<text:span text:style-name="T3"><text:s/><text:line-break/><text:line-break/></text:span>有些台灣的特別問題，像我們大學太多，學生不夠，很多大學都面臨關門，我們應該打開大學門，大陸有的是想上大學的學生，我們可以把台灣變成全中國的高等教育中心。另一方面，大陸正在推行復興中華文化大業，台灣因為歷史原因把中華文化保存得相當好。這方面我們可以提供大陸不少幫忙。還有一點台灣在地理跟文化上，處於東西文化之間，我們西化的時間比較長，強度比較深，這其中的利弊都可以供大陸的參考。<text:span text:style-name="T3"><text:s/><text:line-break/><text:line-break/></text:span>我覺得，統一是對台灣人民最好的。我們這一代有榮幸看到中國的復興，中國的崛起，我們應該興高釆烈，參加投入及分享這個中國盛世的開始。兩岸關係是人民之間的感情問題，要解決這個歷史留下來的問題。台灣不能敵視對方，更不應該認賊作父。現在是我們主動對大陸釋放善意的時候。<text:span text:style-name="T3"><text:s/><text:line-break/><text:line-break/></text:span>我建議對大陸釋放兩個善意動作，第一個是停止做大陸最不喜歡的事，那就是停止向美國購買武器。第二個是做大陸最喜歡的事，那就是把故宮博物館的寶貝歸還北京故宮博物館。<text:span text:style-name="T3"><text:s/><text:line-break/><text:line-break/></text:span>對第一件事，大家會問那麼國防怎麼辦，其實台灣的國防一點都不靠美國的破銅爛鐵。我猜測台灣的國防一直靠原子彈，怎麼說呢？蔣經國在做原子彈，快成功的時候被美國阻擋了，台灣的技術轉移給了那時候台灣的好朋友，南非的白人政府。南非製造了八顆原子彈，試爆了兩顆剩下<text:span text:style-name="T3">6 </text:span>顆。黑人領袖曼德拉上台以後親自來台灣把<text:span text:style-name="T3">6</text:span>顆原子彈轉交給台灣。之所以歷屆台獨總統都對大陸的恐嚇，老神在在，而且說有<text:span text:style-name="T3"><text:s/>”</text:span>境外殲滅<text:span text:style-name="T3">” </text:span>戰略，那就是有原子彈的人所說的話，但<text:span text:style-name="T3">6</text:span>枚老舊原子彈是嚇唬不了中共的。<text:span text:style-name="T3"><text:s/><text:line-break/><text:line-break/></text:span>第二件是故宮博物館的寶貝本來就應該屬於北京的故宮，早晚會回去的。到時候不得已給人拿回去，沒人謝謝你，現在在還沒有人提出來的時候自動還給人家，人家會高興得要死。你還可以要求留下足夠的寶貝在台灣的故宮博物分館繼續展出。<text:span text:style-name="T3"><text:s/><text:line-break/><text:line-break/></text:span>自動釋出善意，自動談和平統一，非常重要，這樣才能爭取對台灣最好的條件，等到兵臨城下，就沒什麼好談的了。你看白人在非洲有那麼多殖民地，黑人武裝革命，勝利以後，白人通通被趕回歐洲，唯有南非白人，在還沒有被黑人推翻之前，自動跟黑人談和平轉移統治權，結果唯有在南非白人留下來，還活得好好的。<text:span text:style-name="T3"><text:s/><text:line-break/><text:line-break/></text:span>所以，我建議台灣主動跟北京談和平統一，我主張漸進式統一最好。首先盡量保持現狀，在中華民國及中華人民共和國之上，設立一個<text:span text:style-name="T3"><text:s/>”</text:span>大中國<text:span text:style-name="T3">” </text:span>機搆，由兩岸領導人做召集人，商討統一事宜。所達成共識每實行五年後，由台灣人民公投接受否。<text:span text:style-name="T3"><text:s/><text:line-break/><text:line-break/></text:span>還有一個機會，我覺得是台灣可以爭取的。不是有很多人想要台灣入聯合國嗎？這是不可能的，但有可能的是請聯合國進駐台灣。最近，美國退出各種聯合國組織，很多國家覺得聯合國總部設在紐約是不太好的，開始有很強大的聲音，要把聯合國總部移出紐約，最常被提到的地方是瑞士跟中國。我覺得這是大好機會爭取把聯合國總部移到台灣，你當然這要經過大陸的同意。<text:span text:style-name="T3"><text:s/><text:line-break/><text:line-break/></text:span>我想這個大陸可能同意，因為中國在聯合國的地位越來越有影響力，總部移到中國台灣，這個對中國也是一大好事，也是解決兩岸問題的一個很好的方法。對台灣來說，這是再好不過的了，台灣可以永遠成為和平島，把現在的國軍轉變成為聯合國維和的軍隊，把省下來的錢完全花在人民身上，建立一個大同社會，成為世界的模範。<text:span text:style-name="T3"><text:s/><text:line-break/><text:line-break/></text:span>念完這封信的人，大部分會說我在放屁，沒關係，就算我在放屁好了，請你留下來或者分享出去，五年或<text:span text:style-name="T3">10</text:span>年以後你回來再看我講的是不是真的在放屁。<text:span text:style-name="T3"><text:s/><text:line-break/><text:line-break/></text:span>有人會罵我老不死或滾回中國去，我在這裏先回答你。人都會老也都會死，<text:span text:style-name="T3"><text:s/></text:span>你要能活得像我這麼老，還要有一點運氣及一點口德。<text:span text:style-name="T3"><text:s/><text:line-break/><text:line-break/></text:span>至於滾回中國去，我已經在中國台灣，而且我的祖宗八代都住在台灣，我生在台灣也準備死在台灣。沒有人有資格叫我滾到哪裏去，我還可能有一點資格叫一些人，滾到美國或者日本去。</text:p>
      <text:p text:style-name="P1"><text:span text:style-name="T4">陆客行</text:span><text:s/>  |  2019.06.25 17:15   |   <text:a xlink:type="simple" xlink:href="http://palinfo.habago.org/Entry?Command=Information_PrintForum&amp;iPage=3#FORUM37597"><text:span text:style-name="T2">#</text:span></text:a></text:p>
      <text:p text:style-name="P3"><text:span text:style-name="T1">这里有一篇王</text:span><text:span text:style-name="T4">绍光博士谈自古以来</text:span>“<text:span text:style-name="T1">西式民主</text:span>”<text:span text:style-name="T1">的片段，很有意思，有兴趣的可以看一看。</text:span><text:s/><text:line-break/><text:line-break/>https://m.weibo.cn/1887344341/4353783460845906</text:p>
      <text:p text:style-name="P1"><text:span text:style-name="T1">潘建尊</text:span><text:s/>  |  2019.06.25 16:51   |   <text:a xlink:type="simple" xlink:href="http://palinfo.habago.org/Entry?Command=Information_PrintForum&amp;iPage=3#FORUM37596"><text:span text:style-name="T2">#</text:span></text:a></text:p>
      <text:p text:style-name="P2">提供ㄧ些自己的觀點<text:span text:style-name="T3">,</text:span>若有腦殘邏輯行文有任何傷眼毒腦之情事<text:span text:style-name="T3">,</text:span>望陳先生見諒<text:span text:style-name="T3">: <text:line-break/><text:line-break/></text:span>近年來<text:span text:style-name="T3">,</text:span>台灣美國香港之類的<text:span text:style-name="T3">"</text:span>民主自由<text:span text:style-name="T3">"</text:span>社會兩極化的問題開始浮上檯面<text:span text:style-name="T3">.</text:span>從經濟上來看<text:span text:style-name="T3">,</text:span>這些國家的名義<text:span text:style-name="T3">GDP</text:span>都有著穩定的成長<text:span text:style-name="T3">,</text:span>但是中下階層卻從未因此受惠<text:span text:style-name="T3">.</text:span>很奇怪<text:span text:style-name="T3">,</text:span>公司一直在賺錢<text:span text:style-name="T3">,</text:span>而且營業額不斷成長<text:span text:style-name="T3">,</text:span>但是公司廣大的基層與中層人員卻面臨著數十年薪水停漲的問題<text:span text:style-name="T3">. <text:line-break/><text:line-break/></text:span>答案其實也簡單得毫不出人意料<text:span text:style-name="T3">:</text:span>因為金字體頂層那那些人把經濟成長的果實徹底占為己有<text:span text:style-name="T3">. <text:line-break/><text:line-break/></text:span>這些金字塔頂層的人們<text:span text:style-name="T3">,</text:span>掌握媒體<text:span text:style-name="T3">,</text:span>行政<text:span text:style-name="T3">,</text:span>教育<text:span text:style-name="T3">...</text:span>等林林總總的社會與國家資源<text:span text:style-name="T3">,</text:span>無止盡的拉高著他們與中下階層的差距<text:span text:style-name="T3">.</text:span>同時<text:span text:style-name="T3">,</text:span>他們也利用這些資源<text:span text:style-name="T3">,</text:span>將所有的過錯推諉於中國近年的高速發展<text:span text:style-name="T3">,</text:span>搶走<text:span text:style-name="T3">,</text:span>甚至偷走他們的發展機會<text:span text:style-name="T3">.</text:span>美國川普及其背後的利益集團如此<text:span text:style-name="T3">,</text:span>台灣的綠色執政如此<text:span text:style-name="T3">,</text:span>就連香港的<text:span text:style-name="T3">"</text:span>小清新<text:span text:style-name="T3">"</text:span>們同樣不遑多讓<text:span text:style-name="T3">. <text:line-break/><text:line-break/></text:span>小時候父親與學校的老師告訴我<text:span text:style-name="T3">,</text:span>共產制度或許是個立意良好的好制度<text:span text:style-name="T3">,</text:span>但還是抵不過人性的貪婪<text:span text:style-name="T3">.</text:span>從這十幾年的發展來看<text:span text:style-name="T3">,</text:span>看似講究開放自由的資本主義同樣是抵不過人性的貪婪<text:span text:style-name="T3">.</text:span>尤有甚者<text:span text:style-name="T3">,</text:span>還加上個人類的愚蠢<text:span text:style-name="T3">. <text:line-break/><text:line-break/></text:span>事實上<text:span text:style-name="T3">,1989</text:span>年以前的世界<text:span text:style-name="T3">,</text:span>確實是講究自由開放資本社會的黃金年代<text:span text:style-name="T3">,</text:span>雖然許多資本的惡果已露出端倪<text:span text:style-name="T3">,</text:span>但整體而言與今日相較<text:span text:style-name="T3">,</text:span>可謂是絕對的節制<text:span text:style-name="T3">. <text:line-break/><text:line-break/></text:span>然而這種自我節制並非出自基督教的美德<text:span text:style-name="T3">,</text:span>也不是對於廣大中下基層的同理<text:span text:style-name="T3">,</text:span>更不可能是與社會群體共享成長果實的愉悅<text:span text:style-name="T3">.</text:span>很多學者都有意無意的忽略了一個重點<text:span text:style-name="T3">:</text:span>因為龐大而極具威脅性共產政權的存在<text:span text:style-name="T3">.</text:span>我不是什麼共產主義者<text:span text:style-name="T3">,</text:span>但是共產主義確實為過去的黃金年代作出了重大貢獻<text:span text:style-name="T3">,</text:span>至少讓西方資本集團在赤化的恐懼底下<text:span text:style-name="T3">,</text:span>硬著頭皮將油水多分給實際勞動付出的中下基層<text:span text:style-name="T3">. <text:line-break/><text:line-break/></text:span>也因為如此<text:span text:style-name="T3">,</text:span>鐵幕瓦解後的<text:span text:style-name="T3">"</text:span>自由<text:span text:style-name="T3">"</text:span>是這麼的肆無忌憚<text:span text:style-name="T3">,</text:span>是這麼的讓人懷念起過去那段或許壓抑<text:span text:style-name="T3">,</text:span>但至少單純的時光<text:span text:style-name="T3">. </text:span></text:p>
      <text:p text:style-name="P1"><text:span text:style-name="T1">陳真</text:span><text:s/>  |  2019.06.25 10:50   |   <text:a xlink:type="simple" xlink:href="http://palinfo.habago.org/Entry?Command=Information_PrintForum&amp;iPage=3#FORUM37595"><text:span text:style-name="T2">#</text:span></text:a></text:p>
      <text:p text:style-name="P4">卡韓政變<text:span text:style-name="T3"><text:s/>(94)</text:span>：台灣青年的三種屬性<text:span text:style-name="T3">//</text:span>香港這座城市還有救嗎？<text:span text:style-name="T3">(</text:span>節錄。作者：趙皓陽<text:span text:style-name="T3">) <text:line-break/><text:line-break/><text:line-break/></text:span>陳真<text:span text:style-name="T3"><text:s/>2019. 06. 25. <text:line-break/><text:line-break/><text:line-break/></text:span>趙皓陽這文章寫得很好，我就不告而取，借花獻佛了。<text:span text:style-name="T3"><text:s/><text:line-break/><text:line-break/></text:span>不過，裏頭有些描述，港台或許不太一樣。作者說，<text:span text:style-name="T3">"</text:span>香港青年不是壞，只是蠢而已<text:span text:style-name="T3">"</text:span>。依我看，台灣青年恐怕更有著三種屬性：一是蠢而已，一是壞而已，一是又蠢又壞。<text:span text:style-name="T3"><text:s/><text:line-break/><text:line-break/></text:span>三十多年來，這三種人把我整得很慘，所以我很清楚可以辨識出三者的不同。<text:span text:style-name="T3">"</text:span>蠢而已<text:span text:style-name="T3">" </text:span>為數最多，壞而已為數最少，這類人通常就是帶頭的，包括各種親綠學者<text:span text:style-name="T3"><text:s/>(</text:span>過去則是親藍，看風向辦事<text:span text:style-name="T3">)</text:span>、文化人及掛羊頭賣狗肉的所謂社運人士與維權份子、網紅等等等。這些人明知善惡，卻偏要顛倒是非黑白，藉以謀取個人權力與利益。<text:span text:style-name="T3"><text:s/><text:line-break/><text:line-break/></text:span>至於又蠢又壞的也是有，為數亦不少，例如橫行於網路世界那些陰陰暗暗的人，或是那些一經政黨或媒體煽動就會迅速冒出來喊打喊殺或是想方設法做一些傷害敵人之事的腦殘均屬之。他們之所以為惡不擇手段，一來是因為蠢，二來則是因為品性令人難以恭維。<text:span text:style-name="T3"><text:s/><text:line-break/><text:line-break/></text:span>最近一連串所謂嗆韓的中學生，我看也是這一類，<text:span text:style-name="T3">half-witted</text:span>，聞聲起舞，很容易被煽動，卻又以為自己很聰明很有正義感。想要矯正這些人的腦子幾乎可以說是絕望的，可是，一旦改朝換代，他們通常很快又會跟上另一股潮流，扮演同樣的角色。<text:span text:style-name="T3"><text:s/><text:line-break/><text:line-break/></text:span>這些嗆韓學生讓我想起一件事。話說民進黨，當然也有好人，而且是大好人，例如我的好朋友翁金珠及劉峰松夫婦。我當年之所以特地申請跑到彰化基督教醫院實習，就是為了能夠接近他們。林義雄之所以退黨，也是因為當年推舉翁金珠<text:span text:style-name="T3"><text:s/>(</text:span>我稱呼她翁老師<text:span text:style-name="T3">) </text:span>參選黨主席失利，憤而退黨。我記得翁老師當立委時，有一些我忘了是反對什麼的學生跑去立法院還是教育部抗議，對著官員大小聲，極盡羞辱之能事。翁老師原本是站在學生這邊，但是看到他們的囂張態度之後，就當場反過來罵學生說你們為什麼對長輩是這種態度？<text:span text:style-name="T3"><text:s/><text:line-break/><text:line-break/></text:span>翁老師事後告訴我這件事，讓我印象很深刻，心裏頗感動。我心裏想，還好我所尊敬的好朋友終究還是能堅持這麼一點基本的是非和美德。那是二、三十年前的事了，那時候我雖然還是民進黨，但是對於黨總是想盡辦法驅使、煽動學生去做一些傷害異己或傷害國民黨人的事，感到很不以為然，因為黨存心就是把學生當成一種政治工具，一種傷害敵人的武器。<text:span text:style-name="T3"><text:s/><text:line-break/><text:line-break/></text:span>黨的<text:span text:style-name="T3"><text:s/>"</text:span>理論<text:span text:style-name="T3">" </text:span>大約是這樣：學生的形象就是清純，因此，傷害敵人時，敵人受傷會更重，而且只能挨打，不敢反擊學生，因為當時的社會氛圍把學生捧得很高、很清純、很有理想，無人敢攖其鋒。我所謂又蠢又壞，這一類學生就是一個例子：自以為是，而且不擇手段，但他始終不明白他只是一個任人操弄的工具。當然，從中他也是可以得到各種好處。你要說他很單純也可以。但是，單純到某種極致，與蠢無異。很多支薪或不支薪等級的網軍都是屬於這一類，品性很壞，腦子很差。<text:span text:style-name="T3"><text:s/><text:line-break/><text:line-break/>"</text:span>蠢而已<text:span text:style-name="T3">"</text:span>、<text:span text:style-name="T3">"</text:span>壞而已<text:span text:style-name="T3">" </text:span>及<text:span text:style-name="T3"><text:s/>"</text:span>又蠢又壞<text:span text:style-name="T3">" </text:span>這三類人，究竟哪一種為害最大，我覺得很難說，畢竟缺一不可，少掉其中之一，壞事就做不起來了。也許應該說，這是三位一體的青年組合。當然，倒也不一定是青年，其中<text:span text:style-name="T3"><text:s/>"</text:span>壞而已<text:span text:style-name="T3">" </text:span>那一類人通常是從年輕一路吃到飽，吃到中年、晚年，不管怎麼改朝換代，他們始終都可以隨時根據利益需要而調整姿勢，正義凜然地高唱各種<text:span text:style-name="T3"><text:s/>"</text:span>理想<text:span text:style-name="T3">"</text:span>。<text:span text:style-name="T3"><text:s/><text:line-break/><text:line-break/></text:span>半個多世紀來，改變的只是當權的顏色不同，至於台灣青年的三種屬性則始終沒有改善，反倒變本加厲。<text:span text:style-name="T3"><text:s/><text:line-break/><text:line-break/><text:line-break/>======================== <text:line-break/></text:span>香港這座城市還有救嗎？<text:span text:style-name="T3">(</text:span>節錄<text:span text:style-name="T3">) <text:line-break/></text:span>原創：<text:span text:style-name="T3"><text:s/></text:span>趙皓陽<text:span text:style-name="T3"><text:s/><text:line-break/></text:span>全文<text:span text:style-name="T3"><text:s/>(</text:span>含圖<text:span text:style-name="T3">) </text:span>見：<text:span text:style-name="T3">https://mp.weixin.qq.com/s/Ya7MtKeW6FYzx7W-6pYtXg <text:line-break/><text:line-break/></text:span>（一）<text:span text:style-name="T3"><text:s/><text:line-break/><text:line-break/></text:span>因為有在香港讀書的經歷，我曾經寫過很多關於香港的文章，旨在消除我們對於香港青年的偏見，我不止一次說過，我接觸過很多香港青年，他們真的不是壞，他們只是蠢而已。<text:span text:style-name="T3"><text:s/><text:line-break/><text:line-break/></text:span>這絕對是我不帶任何情感偏見非常可觀的描述，如果你不喜歡言簡意賅的一個<text:span text:style-name="T3">“</text:span>蠢<text:span text:style-name="T3">”</text:span>字，也可以的用<text:span text:style-name="T3">“</text:span>幼稚病<text:span text:style-name="T3">”</text:span>三個字，但就麻煩一些，我也沒有任何歧視的意思。<text:span text:style-name="T3"><text:s/><text:line-break/><text:line-break/></text:span>我在爬大東山看落日的時候認識了一位元同校的香港朋友，他大概加入了類似<text:span text:style-name="T3">"</text:span>本島人優先<text:span text:style-name="T3">"</text:span>這類亂七八糟的組織，比極端港獨稍微好一點，對大陸人也沒有那麽多敵視，大致立場就是你過你的、我過我的多好，現在香港不好是因為大陸政府管著<text:span text:style-name="T3">...... <text:line-break/><text:line-break/></text:span>我問他，你為什麽懷念英國殖民時代呢，甚至跟在英國國旗後面遊行？<text:span text:style-name="T3"><text:s/><text:line-break/><text:line-break/></text:span>他說，因為<text:span text:style-name="T3">democracy</text:span>啊，一人一票啊，現在香港這麽多問題就是因為不<text:span text:style-name="T3">democracy</text:span>。<text:span text:style-name="T3"><text:s/><text:line-break/><text:line-break/></text:span>我問他，港英殖民時代你們選過總督嗎？<text:span text:style-name="T3"><text:s/><text:line-break/><text:line-break/></text:span>他一下愣了，那種黑人問號？？？？的表情看著我。<text:span text:style-name="T3"><text:s/><text:line-break/><text:line-break/></text:span>我發現他是真不懂，於是告訴他，在英國人統治你們的時候，總督都是高貴的女王陛下直接指派的，你們一毛錢選舉權都沒有。在政府公務員體系內，香港人還要排在印度人後面，是妥妥的三等公民。為爭取自身權利、反對殖民壓迫，香港人民在六十年代進行過一系列抗議運動，結果被你的英國慈父用印度人軍警鎮壓了下去，拿槍<text:span text:style-name="T3">biubiubiu</text:span>地打你們香港人哎。<text:span text:style-name="T3"><text:s/><text:line-break/><text:line-break/></text:span>講真，當時他那一臉懊惱、難以置信、悔恨、羞漸、尷尬的表情，我能把玩一輩子。<text:span text:style-name="T3"><text:s/><text:line-break/><text:line-break/></text:span>第二個故事，當時臺灣太陽花那時候（彼時還沒有發生大規模占中事件），我們學校的學生會搞了各種亂七八糟的造勢活動支援。然後有一次開會的時候，一位理事表示，每一位在座的學生會成員都要表態支援太陽花運動，說的特別高大上，如果不表態就不符合學生會的最高理想，就不符合學生會的立會理念。<text:span text:style-name="T3"><text:s/><text:line-break/><text:line-break/></text:span>言下之意就是針對我們幾位大陸學生。我們都覺得太陽花運動跟我們有毛關係，這種表態不是<text:span text:style-name="T3">MDZZ</text:span>麽。當時有個大陸同學立馬就急了，說你們憑什麽逼我表態，我就是不支援，有種開除我啊。香港那邊同學聲音也高了八度，說我們是學生組織必須支援學生運動，這是原則。<text:span text:style-name="T3"><text:s/><text:line-break/><text:line-break/></text:span>我說大家都冷靜一下，你說的學生會的理念、最高原則什麽我們都認同，這同樣是我們大陸人民所認同的價值觀，你所表達的，就是民主和自由兩種理念。<text:span text:style-name="T3"><text:s/><text:line-break/><text:line-break/></text:span>他說對，所以我們一定要支援臺灣學生佔領立法院。<text:span text:style-name="T3"><text:s/><text:line-break/><text:line-break/></text:span>我說民主講究不同觀點不同立場的共存于尊重，自由講究每個人表達觀點的權利能被保障。既然是自由，那我們有沒有不支援臺灣學生的權利呢？既然是民主，我們有沒有保留不同觀點的尊重呢？你這種做法，跟學生會的理念完全不合，你這是妥妥的專制啊。<text:span text:style-name="T3"><text:s/><text:line-break/><text:line-break/></text:span>直到我畢業，他們再也沒有鬧過什麽蛾子了。<text:span text:style-name="T3"><text:s/><text:line-break/><text:line-break/></text:span>他們不僅僅是缺乏常識的問題，在很多事情上總能做出讓正常人匪夷所思的操作。臺灣跟香港在這一點上就非常像，比如臺灣的<text:span text:style-name="T3">“</text:span>用愛發電<text:span text:style-name="T3">”</text:span>這個事，我第一次聽到這個的時候覺得是故意黑的吧？結果尼瑪真是真的，驚掉下巴。臺灣是一個能源短缺的地區，二十一世紀初的幾個夏天，都要經歷上百次停電，於是當局提出了發展核電的計劃，但遭到了民意的強烈反彈。一個環保組織在反核遊行中打出了<text:span text:style-name="T3">“</text:span>用愛發電<text:span text:style-name="T3">”</text:span>的大旗；更驚訝的是，這在臺灣還真普遍有人買賬，還真很多人覺得用愛發電這個概念好，更有許多政客為了獲取民眾支援都開始喊這個口號。<text:span text:style-name="T3"><text:s/><text:line-break/><text:line-break/></text:span>若論智障程度，香港青年不會讓臺灣青年獨領風騷。當年一群香港腦殘中學生為一些亂七八糟的破事在中環鬧絕食。這個絕食牛逼就牛逼在是<text:span text:style-name="T3">“</text:span>接力絕食<text:span text:style-name="T3">”——</text:span>這是絕對香港腦殘中學生們的一大發明：先幾個人<text:span text:style-name="T3">“</text:span>絕食<text:span text:style-name="T3">”</text:span>八小時，然後下場吃飯；換另外一撥人再<text:span text:style-name="T3">“</text:span>絕食<text:span text:style-name="T3">”</text:span>八小時，完了該回家回家，該睡覺睡覺，明天接著再來<text:span text:style-name="T3">……</text:span>最捉急的事，就是接力的這八小時途中，他們還怕營養不良，不斷地喝運動飲料<text:span text:style-name="T3">……</text:span>不規律飲食，久坐不動，高糖飲料，我感覺搞一波絕食之後那群香港中學生們還能都胖一圈。<text:span text:style-name="T3"><text:s/><text:line-break/><text:line-break/></text:span>作為一個正常的人類，我表示自己的智商受到了侮辱。我完全尊重你們表達政治訴求的權利，但是你們表達政治訴求的方式很難讓我不覺得你們是群傻逼。<text:span text:style-name="T3"><text:s/><text:line-break/><text:line-break/></text:span>曾經，我非常非常享受這種對香港同齡人、臺灣同齡人智商上的降維打擊，我覺得他們太蠢了，基本的歷史不瞭解，基本的政治常識不知道，就只會喊喊口號打打雞血。就像我這樣的，隨隨便便就碾壓他們，特別享受他們那種毫無還手之力的快感。<text:span text:style-name="T3"><text:s/><text:line-break/><text:line-break/></text:span>但是，後來過了很久之後我才意識到，可能是，香港的基礎教育出了問題。<text:span text:style-name="T3"><text:s/><text:line-break/><text:line-break/></text:span>意識到了這一點之後，我也通過香港的朋友瞭解了一下他們的教材，發現相比於大陸的九年義務教育，真的是簡單了幾個維度，有些內容一筆帶過，有些內容考試不考。要知道，香港大學就讀率在<text:span text:style-name="T3">15%</text:span>左右，也就是說我能接觸到的這幫人裏，已經算是精英了，但他們就是這水平，連基本的歷史和政治常識都不瞭解。就算他們引以為傲的英語水平，其實也比不過大陸同班同學。但是有一點很重要，這也是我在之後才意識到的：他們並不是香港最拔尖的人才。<text:span text:style-name="T3"><text:s/><text:line-break/><text:line-break/></text:span>（二）<text:span text:style-name="T3"><text:s/><text:line-break/><text:line-break/></text:span>我研究生導師，六十多歲一小老頭，看著和藹可親平易近人，但是他的家族有很大的産業，妥妥的含著金鑰匙出生，法學和管理學雙博士，還有佛學、哲學、美學、文學等六個碩士文憑。住在九龍塘後面山上的一個別墅，那可是寸土寸金的地方。他這個別墅大到什麽程度，大到可以請我們一個班的人去他們家院子裏燒烤。他還給我們指，說你們看見院子裏有竹子的那家了唄，那是成龍的房子。<text:span text:style-name="T3"><text:s/><text:line-break/><text:line-break/></text:span>我導師的老婆是八十年代某年的港姐第二名。兩個兒子跟我們差不多大，一個在牛津，一個在康橋，一個讀哲學，一個讀神學<text:span text:style-name="T3">——</text:span>在西方都是妥妥的貴族專業。一次去他家<text:span text:style-name="T3">BBQ</text:span>的時候正好他倆兒子回家，跟他們聊了聊發現水平非常之高，張口康得薩特，閉口施特勞斯康定斯基，然後他小兒子跟我們簡單聊了聊就告辭了，說他下周要在尖沙咀某教堂舉辦一場聖誕鋼琴獨奏會，他的鋼琴剛剛海運了回來，要佈置到場地去。<text:span text:style-name="T3"><text:s/><text:line-break/><text:line-break/></text:span>當時我們都沒有想太多，就覺得我導師真是人生贏家，父母優秀、妻子優秀、兒子優秀，自己也特別優秀，這樣的人生讓誰不羡慕呢。一段日子過後，再結合我在香港遇到的種種事情，我才意識到了，這背後不僅僅是一個優秀的家庭這樣簡單，而是香港精英階層與平民階層巨大的鴻溝。<text:span text:style-name="T3"><text:s/><text:line-break/><text:line-break/></text:span>我說香港的年輕人人蠢、笨、沒有常識，說他們的基礎教育出了問題，但我當時沒有意識到，香港的精英階層的子女教育是沒有這個問題的，他們直接就送到了國外最頂級的私立學校，從小接受最拔尖的教育。階級固化的棺材板就這樣釘上了釘，平民和精英接受的都是不同的教育、不同的教材、不同的學校、不同的老師，平民的教育還要搞<text:span text:style-name="T3">“</text:span>素質教育<text:span text:style-name="T3">”“</text:span>寬鬆教育<text:span text:style-name="T3">”“</text:span>多元教育<text:span text:style-name="T3">”</text:span>，教的他們連基本的常識、基本的知識儲備都沒有，將來那什麽去跟精英階層掰手腕。<text:span text:style-name="T3"><text:s/><text:line-break/><text:line-break/></text:span>差不多同樣年齡的兩個香港青年，一個連鴉片戰爭的歷史都不知道，一個跟我侃侃而談薩特的噁心和康定斯基的修養，這就是真實可見的割裂與鴻溝。最可怕的是，這個鴻溝不是<text:span text:style-name="T3">20%</text:span>和<text:span text:style-name="T3">80%</text:span>的鴻溝，而是<text:span text:style-name="T3">0.1%</text:span>和<text:span text:style-name="T3">99.9%</text:span>的鴻溝。香港還有希望嗎？似乎只有這<text:span text:style-name="T3">0.1%</text:span>的未來才能稱得上<text:span text:style-name="T3">“</text:span>希望<text:span text:style-name="T3">”——</text:span>這群精英沒有國界，他們從小就是世界公民，接觸到的都是世界最頂級的資源；更可怕的是他們的家產都在香港，他們會繼承父輩祖輩鉅額的財富，也就是說這些世界公民才是香港真正的主人。<text:span text:style-name="T3"><text:s/><text:line-break/><text:line-break/></text:span>而剩下<text:span text:style-name="T3">99.9%</text:span>的絕大多數，可以說他們爛在了這一窪小地方。我一直在說，香港絕大多數平民生活質量沒有我們想象的那麽高，首先房子就那麽小，房價還那麽高<text:span text:style-name="T3">——</text:span>平均一間屋子的大小只有<text:span text:style-name="T3">5-6</text:span>平米，但平均房價達到了<text:span text:style-name="T3">19.68</text:span>萬一平米（<text:span text:style-name="T3">2018</text:span>年的資料）；道路窄小擁擠，工作壓力大競爭激烈，氣候悶熱潮濕，唯一好一點的估計就是吃的好吃。但綜合來看香港空有一個自由港、亞洲金融之都、經濟龍頭這些光鮮亮麗的牌子，老百姓們尤其是年輕人們的生活未必有多好，一間房子就把他們都掏空了。<text:span text:style-name="T3"><text:s/><text:line-break/><text:line-break/></text:span>香港的繁華是那些<text:span text:style-name="T3">“</text:span>主人們<text:span text:style-name="T3">”</text:span>的繁華，是那些<text:span text:style-name="T3">“0.1%”</text:span>的羅曼蒂克，普通人對自己的生活並不滿意，再加上又沒有受過系統而可靠的基礎教育，所以非常容易被一些<text:span text:style-name="T3">“</text:span>表面文章<text:span text:style-name="T3">”</text:span>所蠱惑：一說就是抗議，一鬧就是上街，還一個個覺得自己挺光榮挺正義。他們把矛頭指向了一個永遠背鍋的大陸，而香港真正的主人<text:span text:style-name="T3">——</text:span>地産大鱷、金融巨頭和他們已經成為<text:span text:style-name="T3">“</text:span>世界公民<text:span text:style-name="T3">”</text:span>的兒孫們，在背後默默地數著錢。<text:span text:style-name="T3"><text:s/><text:line-break/><text:line-break/></text:span>於是精英們的<text:span text:style-name="T3">“</text:span>愚民教育<text:span text:style-name="T3">”</text:span>成功了，一些底層人民甚至也樂於看到自己學業壓力減輕，主動擁抱所謂的<text:span text:style-name="T3">“</text:span>素質<text:span text:style-name="T3">”“</text:span>寬鬆<text:span text:style-name="T3">”“</text:span>多元化<text:span text:style-name="T3">”</text:span>的氛圍，於是<text:span text:style-name="T3">0.1%</text:span>的統治牢不可破，他們的地位甚至比封建血統都要穩固，<text:span text:style-name="T3">long may they reign</text:span>。<text:span text:style-name="T3"><text:s/><text:line-break/><text:line-break/></text:span>（三）<text:span text:style-name="T3"><text:s/><text:line-break/><text:line-break/></text:span>我們若說這是精英階層<text:span text:style-name="T3">——</text:span>也是制度制定者們，有意識的愚民教育，似乎有些陰謀論的味道，但我們只看結果，則是一個非常清晰的現象：民眾徹底被<text:span text:style-name="T3">“</text:span>愚<text:span text:style-name="T3">”</text:span>了<text:span text:style-name="T3">——</text:span>他們不知道如何去實現一個既定目標，甚至都不知道自己想要什麽，不知道自己的訴求。<text:span text:style-name="T3"><text:s/><text:line-break/><text:line-break/></text:span>我之前的文章寫過，香港的經濟活力被地産資本所吞噬，而香港年輕人絕大多數勞動成果，都通過極高的房價被地産資本家變相剝削了。但是他們從來沒有人看到這一點，沒有人意識到打擊高房價對於整個香港經濟體的巨大作用。<text:span text:style-name="T3">(</text:span>餘略<text:span text:style-name="T3">) <text:line-break/><text:line-break/></text:span>（四）<text:span text:style-name="T3"><text:s/><text:line-break/><text:line-break/></text:span>本文的題目是<text:span text:style-name="T3">“</text:span>香港這座城市還有救嗎？<text:span text:style-name="T3">”</text:span>，也可以換成一個更精確的說法是<text:span text:style-name="T3">“</text:span>香港的年輕人們還能變聰明點嗎？<text:span text:style-name="T3">”——</text:span>我給出的答案是悲觀的。因為香港整個地方太小了，太閉塞了；而本地人又因為曾經得天獨厚的地理歷史因素，彌漫著一種發達過後弄弄的傲慢情緒。可以說整個地區的人都喪失了批判性與反思性，固步自封。<text:span text:style-name="T3"><text:s/><text:line-break/><text:line-break/></text:span>如果抛去了香港優越的先天環境，香港年輕人（除<text:span text:style-name="T3">0.1%</text:span>的精英外）所受的教育和專業素養，至完全不足以在一個大市場中與大陸青年競爭的。同時香港長久以來受到西方價值觀的衝擊，普通民眾很容易被蠱惑，上一次街，遊一次行，就能獲得一些虛僞的滿足感，覺得自己多光榮多正義多威武霸氣了，然後繼續用自己的血肉去供養地産資本家，被人賣了還替人數錢還可開心呢。<text:span text:style-name="T3"><text:s/><text:line-break/><text:line-break/></text:span>不在其位，不謀其政，我已經畢業回來了，我也沒有那麽聖母去過多操心香港有沒有未來，我比較操心我們自己的未來。當今的香港社會是一面鏡子，能反應很多的問題。<text:span text:style-name="T3"><text:s/><text:line-break/><text:line-break/></text:span>首當其衝的是教育問題。我在之前很多文章裏都說過，我們國家最偉大的成就之一，就是把九年義務教育全國性推廣。這一舉措讓即便最偏遠的農村、山區、少數民族地區都納入了現代化的軌道，為改革開放後的人口紅利提供了堅實的基礎。人口紅利，不是單純的人多，而是能夠達到工業化生産要求、能夠納入經濟體系的勞動力多，這才是真正的<text:span text:style-name="T3">“</text:span>紅利<text:span text:style-name="T3">”</text:span>。義務教育帶來的是高素質勞動力，這個<text:span text:style-name="T3">“</text:span>高素質<text:span text:style-name="T3">”</text:span>不一定是要讀到本科碩士之類，而是針對經濟活動來說的。<text:span text:style-name="T3"><text:s/><text:line-break/><text:line-break/></text:span>放眼全球，中國的九年義務教育水平已經算是妥妥的<text:span text:style-name="T3">“</text:span>高素質<text:span text:style-name="T3">”</text:span>了。為什麽印度人口同樣眾多，但是沒有非常明顯的人口紅利存在？因為印度沒有經歷過我們翻天覆地影響深遠的革命，農村等廣大地區封建殘餘嚴重，廣大人口活在泥裏並不能為工業生産所用，網上經常調侃的印度<text:span text:style-name="T3">“</text:span>一億人口，十億牲口<text:span text:style-name="T3">”</text:span>，雖然有一些侮辱性的含義，但也恰如其分地表達了印度現狀<text:span text:style-name="T3">——</text:span>廣大人口既不能為工業生産所用，也沒有實力進入市場去消費，他們是被整個經濟體抛棄的一群人，要命的是這群人是國家人口的絕大多數。<text:span text:style-name="T3">(</text:span>餘略<text:span text:style-name="T3">) <text:line-break/><text:line-break/></text:span>有很多人認為<text:span text:style-name="T3">“</text:span>高考<text:span text:style-name="T3">”</text:span>是我國教育公平的很好體現，我說並不完全正確，真正的教育公平在於教育資源的分配，高考只是很小的一個組成部分，只是一個結果、一個儀式化的認證，我們不能像香港人一樣只看到表面現象而忽視了本質問題。所以，正如我在《基層醫生、教師的普遍困境：為什麽工作這麽辛苦，待遇卻這麽低？》《醫療、教育、養老與社保的困境，最好的解藥在哪里？》這兩篇文章裏，用近三萬字分析的結論：有些行業不能市場化，醫療算一個，教育算一個。<text:span text:style-name="T3"><text:s/><text:line-break/><text:line-break/></text:span>有些人說醫療養老教育這些問題是市場化不完全的問題，能說出這種話的要麽是腦子壞掉了，要麽是良心壞掉了。我們分析了這麽多還看不出來嗎，完全市場化，像美國那樣精英學校、私立醫院就好了？除了少數富豪，廣大民眾都看不起病上不起學就好了？<text:span text:style-name="T3"><text:s/><text:line-break/><text:line-break/></text:span>現在社會其實有一些很不好的端倪了，國家對醫療和教育的財政支援不夠，醫生待遇低，用藥品回扣、濫開檢查來彌補；教師待遇低，優秀老師紛紛流入私立學校，而公立學校師資力量越來越弱，老師越來越混日子劃水；精英子女要麽出國要麽去昂貴的私立學校。看看美國和日本，公立學校都是什麽樣子，這樣下來社會更加固化，精英永遠是精英，屁民就在看不起病、上不起學的泥潭裏爛掉了。<text:span text:style-name="T3"><text:s/><text:line-break/><text:line-break/></text:span>另一個是房地産問題，正如前文所述，香港是被房地産吸乾了經濟活力的城市，縱使有著繁華發達的表皮，大多數普通民眾也很難享受到發展帶來的幸福感。我們房地産市場面臨著同樣的問題，就比如<text:span text:style-name="T3">“</text:span>六個錢包<text:span text:style-name="T3">”</text:span>（夫妻，和兩邊四位父母）供養一套房産的理論，這說明房地産産業不光吸老百姓的血，還在吸其他産業的血<text:span text:style-name="T3">——</text:span>六個錢包都供了房子，那別的産業評什麽活？更多地分析在《房地産市場批判》一文中也已經說得很詳盡了，這裏就不再贅述。<text:span text:style-name="T3"><text:s/><text:line-break/><text:line-break/></text:span>還是那句話，為啥我總是不厭其煩地分析香港問題，因為有些不僅僅是香港的問題。秦人不暇自哀，而後人哀之；後人哀之而不鑒之，亦使後人而複哀後人也。</text:p>
      <text:p text:style-name="P1"><text:span text:style-name="T1">鄭豐遠</text:span><text:s/>  |  2019.06.25 08:30   |   <text:a xlink:type="simple" xlink:href="http://palinfo.habago.org/Entry?Command=Information_PrintForum&amp;iPage=3#FORUM37594"><text:span text:style-name="T2">#</text:span></text:a></text:p>
      <text:p text:style-name="P2">這文章寫得不錯，民主其實和愚化差不多是同義詞了。所謂民主國家的人民，智商普遍都很低下，傲慢指數卻很高，套句大陸的說法，充滿了<text:span text:style-name="T3">"</text:span>謎之自信<text:span text:style-name="T3">"</text:span>。</text:p>
      <text:p text:style-name="P1"><text:span text:style-name="T1">小豪</text:span><text:s/>  |  2019.06.25 00:54   |   <text:a xlink:type="simple" xlink:href="http://palinfo.habago.org/Entry?Command=Information_PrintForum&amp;iPage=3#FORUM37593"><text:span text:style-name="T2">#</text:span></text:a></text:p>
      <text:p text:style-name="P3"><text:span text:style-name="T1">這篇談香港問題</text:span><text:s/><text:line-break/><text:line-break/>https://mp.weixin.qq.com/s/Ya7MtKeW6FYzx7W-6pYtXg</text:p>
      <text:p text:style-name="P1"><text:span text:style-name="T1">洋洋</text:span><text:s/>  |  2019.06.24 12:34   |   <text:a xlink:type="simple" xlink:href="http://palinfo.habago.org/Entry?Command=Information_PrintForum&amp;iPage=3#FORUM37592"><text:span text:style-name="T2">#</text:span></text:a></text:p>
      <text:p text:style-name="P2">如果不是有高金，我可能以為民意代表不需要存在，都是媚俗、民粹、為利益服務。<text:span text:style-name="T3"><text:s/><text:line-break/></text:span>很高興看到她邁出的第一步，將她的關懷由本土原住民放大到世界上遭受不公不義的弱勢族群。<text:span text:style-name="T3"><text:s/><text:line-break/><text:line-break/></text:span>《變臉的帝國主義～第一集》<text:span text:style-name="T3"><text:s/></text:span>～高金素梅<text:span text:style-name="T3">2019.06.24 <text:line-break/>https://youtu.be/TdCX7_tjZOc</text:span></text:p>
      <text:p text:style-name="P1"><text:span text:style-name="T1">陳真</text:span><text:s/>  |  2019.06.24 10:41   |   <text:a xlink:type="simple" xlink:href="http://palinfo.habago.org/Entry?Command=Information_PrintForum&amp;iPage=3#FORUM37591"><text:span text:style-name="T2">#</text:span></text:a></text:p>
      <text:p text:style-name="P4">卡韓政變<text:span text:style-name="T3"><text:s/>(93)</text:span>：遇見唐湘龍<text:span text:style-name="T3"><text:s/><text:line-break/><text:line-break/></text:span>陳真<text:span text:style-name="T3"><text:s/>2019. 06. 24. <text:line-break/><text:line-break/><text:line-break/></text:span>嘴巴臺獨大師林濁水，睜眼說瞎話說，<text:span text:style-name="T3">"</text:span>韓國瑜比較好對付，郭台銘比較難打<text:span text:style-name="T3">"</text:span>，所以呼籲綠營要小心萬一郭台銘出線，民進黨就麻煩了，因為找不到攻擊他的著力點。<text:span text:style-name="T3"><text:s/><text:line-break/><text:line-break/></text:span>請問你相信這種鳥話嗎？民進黨要是真覺得郭台銘比較不好對付，那麼，現在的郭台銘早已被打殺得萬箭穿心、臭不可聞。同理，民進黨要是真覺得韓國瑜比較好打，還會每天照三餐抹黑他嗎？<text:span text:style-name="T3"><text:s/><text:line-break/><text:line-break/></text:span>民進黨會這樣睜眼說瞎話，我不意外。郭台銘陣線例如唐湘龍陳鳳馨等人居然也是這樣講，甚至還講說藍營支持者要小心，因為民進黨已經開始動員要綠營支持者在接到民調電話時把票灌給韓國瑜，讓韓出線，比較好打，因此呼籲藍營支持者要投給郭台銘，才能打敗民進黨。<text:span text:style-name="T3"><text:s/><text:line-break/><text:line-break/></text:span>我當然也不訝異這些睜眼說瞎話的媒體人會講出這樣荒唐的鳥話。我比較訝異的是：當一個人說鳥話、昧著良知說一些違心之論時，他的深層表情或眼神往往是有愧色的，氣虛的，這意味著他還有點內在良知，只是為了某種外在目的，硬是把良知給壓下來。<text:span text:style-name="T3"><text:s/><text:line-break/><text:line-break/></text:span>但是，唐湘龍的嘴臉卻不是這樣，他依舊講得正氣沖天、義氣凜然，一副那種我無法描述的嘴臉，這就讓我很訝異了。<text:span text:style-name="T3"><text:s/><text:line-break/><text:line-break/></text:span>包括甘地，我們每個人都曾經撒謊，但是在撒謊的當下，往往理不直氣不壯，眼神閃爍有愧色。而唐湘龍這樣理歪氣壯的正義嘴臉，真是很罕見，令人心寒。請看：<text:span text:style-name="T3"><text:s/><text:line-break/><text:line-break/>https://bit.ly/2L9Z2Aw <text:line-break/><text:line-break/></text:span>人性有它很陰暗的一面，超乎想像。住在台灣，面對那麼多、無窮無盡的陰暗事，你很容易<text:span text:style-name="T3"><text:s/>"</text:span>轉大人<text:span text:style-name="T3">"</text:span>，純真很容易淪喪。<text:span text:style-name="T3"><text:s/><text:line-break/><text:line-break/></text:span>我特別喜歡路易馬盧的<text:span text:style-name="T3"><text:s/>"</text:span>童年再見<text:span text:style-name="T3">"</text:span>。路易馬盧的電影往往有個主題，就是關於純真的淪喪。<text:span text:style-name="T3">2014</text:span>年<text:span text:style-name="T3">10</text:span>月<text:span text:style-name="T3"><text:s/>22 </text:span>日我寫了一篇站樁日誌<text:span text:style-name="T3"><text:s/>"</text:span>遇見莎姬<text:span text:style-name="T3">"</text:span>：<text:span text:style-name="T3"><text:s/><text:line-break/><text:line-break/>https://bit.ly/2WY3gSZ <text:line-break/><text:line-break/></text:span>剪其中幾段如下：<text:span text:style-name="T3"><text:s/><text:line-break/><text:line-break/>"</text:span>我常提高達，對於其人其思其電影，知之甚詳，評價很高，但我其實最喜歡路易馬盧。高達的電影，「智識性」太強，許多時候，感覺就像是大學部的哲學課影像版。比方說《我略知她一二》，簡直就是早期維根斯坦思想的初級教材。<text:span text:style-name="T3"><text:s/><text:line-break/><text:line-break/></text:span>高達也許技高一籌，但若論及心靈上的親近性，路易馬盧自然還是離我要近一些；想到他，天空頓時都能蒙上一層深藍。我總有點刻意想迴避去知道更多有關路易馬盧的事，正如我喜歡《鬼火》，卻也最害怕去想起《鬼火》裏頭那種幻滅與絕望。<text:span text:style-name="T3"><text:s/><text:line-break/><text:line-break/></text:span>每天大清早起，迎向陽光，又是忙碌的一天。語言就像一種迷幻藥，得照三餐服用才行，避免讓自己去想到真相。世界老早已經毀了，就像煮熟的荷包蛋沒法再變回一顆生雞蛋那樣，美好事物皆已淪喪；但你得假裝它還在，而且明天會更好。當語言到了盡頭，便只有死亡或許才是最好的解藥。<text:span text:style-name="T3"><text:s/><text:line-break/><text:line-break/></text:span>《鬼火》的主角最後自殺了，寫下一段遺言：<text:span text:style-name="T3"><text:s/><text:line-break/><text:line-break/></text:span>「我自殺，是因為你不愛我，而我也不愛你，我們的關係疏遠了。我自殺，是為了強化我們之間的連繫，給你留下一個永不磨滅的傷痛。」<text:span text:style-name="T3"><text:s/><text:line-break/><text:line-break/></text:span>（這不是一部殉情電影，半票觀眾可別誤會。）<text:span text:style-name="T3"><text:s/><text:line-break/><text:line-break/></text:span>從早期的《莎姬》、《鬼火》到晚年的《童年再見》，路易馬盧的電影似乎始終圍繞這樣一個主題：純真的淪喪。就連莎姬在巴黎街頭胡鬧兩天之後，都覺得自己好像頓時變老了。對於已然消失的美好事物，要不給他說個故事，好追上已逝時光的腳步，要不就只有死路一條。<text:span text:style-name="T3"><text:s/><text:line-break/><text:line-break/></text:span>難道你真以為光是每個月舉個牌子站在這裏，站個一千年，戰火就會平息？難道你真的相信，一段枯木，每天給它澆水，澆到有一天它就會開出滿樹的花來？這些當然全是<text:span text:style-name="T3"><text:s/>"</text:span>謊言<text:span text:style-name="T3">"</text:span>。我們不得不這樣騙你，同時也騙自己，因為我們還不想死，除了說故事，別無選擇。<text:span text:style-name="T3">" <text:line-break/><text:line-break/></text:span>遇見莎姬，感覺就好像<text:span text:style-name="T3"><text:s/>"</text:span>麥田捕手<text:span text:style-name="T3">" </text:span>的主角在心思絕望的一刻遇見街上一個走起路來蹦蹦跳跳的小女孩，心情頓時又充滿陽光。但是，遇見唐湘龍卻剛好相反，滿地的陽光似乎全被一團烏雲給遮蔽了。</text:p>
      <text:p text:style-name="P1"><text:span text:style-name="T1">陳真</text:span><text:s/>  |  2019.06.23 23:57   |   <text:a xlink:type="simple" xlink:href="http://palinfo.habago.org/Entry?Command=Information_PrintForum&amp;iPage=3#FORUM37590"><text:span text:style-name="T2">#</text:span></text:a></text:p>
      <text:p text:style-name="P2">卡韓政變<text:span text:style-name="T3"><text:s/>(92)</text:span>：歷史竟如此相似<text:span text:style-name="T3"><text:s/><text:line-break/><text:line-break/></text:span>陳真<text:span text:style-name="T3"><text:s/>2019. 06. 23. <text:line-break/><text:line-break/><text:line-break/></text:span>國民黨也有好人，例如胡志強。他說，<text:span text:style-name="T3">"</text:span>韓國瑜的造勢活動，都是民眾自動自發，來自民間的力量，不是靠人為操作發動，這是台灣政治上從來沒有的現象。<text:span text:style-name="T3">" <text:line-break/><text:line-break/></text:span>這話其實只講對前半段。韓流來自民間，不是政治動員，但它並非空前，並非政治上前所未見。事實上，黨外時期的群眾集會就是這樣，動輒人山人海，根本不須動員。<text:span text:style-name="T3"><text:s/><text:line-break/><text:line-break/></text:span>比方說大約<text:span text:style-name="T3"><text:s/>1988 </text:span>年左右，我只是一個大學生，曾在高雄勞工公園，一毛錢也沒花，就只是借來麥克風和擴音器，舉辦了一場要求國會全面改選的群眾聚會<text:span text:style-name="T3"><text:s/>(</text:span>那應該是台灣的大學生在在解嚴前後所舉辦的唯二兩場群眾運動，另一場也是我辦的，關於兒童福利遊行<text:span text:style-name="T3">)</text:span>，事前短短兩天的公告，現場竟然來了三千多人。記得隔天報上標題寫著<text:span text:style-name="T3"><text:s/>"</text:span>三千群眾，如癡如醉<text:span text:style-name="T3">"</text:span>。<text:span text:style-name="T3"><text:s/><text:line-break/><text:line-break/>(</text:span>順便插播一下：我還記得那一天，台北來了十幾名嘴裏叼著洋煙、講話流裏流氣、裝模作樣、滿口理想與理論的學生，自稱是<text:span text:style-name="T3"><text:s/>"</text:span>搞學運的<text:span text:style-name="T3">"</text:span>，說特別南下前來高雄觀摩，想與我私下一談。活動結束後，我就請他們到附近一家賣木瓜牛奶的商店聚會。我遞給他們一張白紙，請他們一一留下姓名和連絡方法。都已經超過三十年了，這名單我還留著，名單上的每個人幾乎都當了很大很大的官，其中叼著洋煙、帶頭的那一位，屬人渣等級，卻始終以所謂理想主義知識份子的形象出現，現在就正在人渣黨的檯面上呼風喚雨。<text:span text:style-name="T3">) <text:line-break/><text:line-break/></text:span>其實我根本不會演講，講話乏味呆板，連抑揚頓挫也沒有。但我記得，在幾次黨外群眾集會上，我赫然看見演講台下許多群眾因為我的演講而痛哭流涕，並不是因為我很會講話，而是因為我說中人們心裏的痛苦與希望。有時路過或受邀至群眾集會場合，光是要走到講台前就要走很久，因為一堆人會圍著你，想要跟你說話、握手。但我知道，人們支持的並不是某個人，而是那個人所訴說的一種希望。<text:span text:style-name="T3"><text:s/><text:line-break/><text:line-break/></text:span>後來，這種自發性的民間力量慢慢冷卻了，消失了，也就是說<text:span text:style-name="T3"><text:s/>"</text:span>黨外<text:span text:style-name="T3">" </text:span>不見了，為什麼呢？因為人們一切努力與犧牲的成果，全部被極少數人所收割與轉化，轉換成一種個人資源，藉以謀取權位，吃香喝辣，光環加身，前途輝煌，財源滾滾；透過媒體操弄，把一堆貪婪之徒與投機份子，刻意塑造成什麼明星或領袖；人們的滿懷希望逐一落空，成為一場騙局與笑話。<text:span text:style-name="T3"><text:s/><text:line-break/><text:line-break/></text:span>於是，從大約九零年代初期開始，你就慢慢再也聽不到黨外之聲、看不到黨外群眾了。當然，選舉時依然人聲鼎沸，群眾聚集，但是那個都是透過政黨與媒體強力動員而來，毫無自發性可言。韓流卻完全不同，它居然是由群眾自發自動想要推出一位屬於<text:span text:style-name="T3"><text:s/>"</text:span>自己<text:span text:style-name="T3">" </text:span>的候選人，想把政治變成<text:span text:style-name="T3"><text:s/>"</text:span>我也理當有一份<text:span text:style-name="T3">" </text:span>的眾人志業，而不再只是權貴菁英們的個人閉門遊戲。<text:span text:style-name="T3"><text:s/><text:line-break/><text:line-break/></text:span>也許有人會說什麼洪仲丘或太陽花、野百合之流也是好幾萬人，可是那完全是鬼扯蛋，那些<text:span text:style-name="T3"><text:s/>"</text:span>運動<text:span text:style-name="T3">" </text:span>完全是特定政黨及主流媒體盡全力瘋狂煽動與動員，目的都是為了鬥爭政治異己，搶奪政權，例如李登輝用大量金錢收買當時的民進黨，聯手發動野百合，鬥垮非主流派<text:span text:style-name="T3"><text:s/>(</text:span>也就是外省派<text:span text:style-name="T3">)</text:span>。那樣一種帶有強烈主流色彩的群眾<text:span text:style-name="T3"><text:s/>(</text:span>記住<text:span text:style-name="T3"><text:s/>"</text:span>強烈主流色彩<text:span text:style-name="T3">" </text:span>這句話<text:span text:style-name="T3">)</text:span>，基本上並非自發，而是主流政治勢力的動員產物。因其主流，所以必然會受到幾乎所有主流媒體與主流政治勢力的大力吹捧與歌頌。野百合與太陽花就是兩個極端而典型的例子。<text:span text:style-name="T3"><text:s/><text:line-break/><text:line-break/></text:span>你用肚臍想也知道，如果一個運動竟然受到主流媒體與主流政治勢力甚至是整個社會的一致吹捧與瘋狂歌頌，對之稍有不敬，就會成為眾矢之的，那它還會是一種真正意義上的運動嗎？而且，既然都已經這麼主流了，還需要運動嗎？就比方說不會有人認為文革紅衛兵是一種自發性的學生運動，也不會有人說當初中美建交、台美斷交時被各方吹捧的台灣愛國學生運動是一種真正意義上的運動。<text:span text:style-name="T3"><text:s/><text:line-break/><text:line-break/></text:span>所謂運動，不管是哪一種運動，必然會受到主流勢力的排斥，因為運動無非就是要改變既有的某種現狀或既得利益或既定價值，所以它一定會引起相當大的反彈與抹黑或打壓。<text:span text:style-name="T3"><text:s/><text:line-break/><text:line-break/></text:span>三十年前敢發起反蔣運動，那才是運動；三十年後還在反蔣，那就是窩囊腦殘，因為蔣家都已經被過度污名化、打成落水狗、打成過街老鼠了；你總不能說打落水狗是一種可歌可泣的運動吧。<text:span text:style-name="T3"><text:s/><text:line-break/><text:line-break/></text:span>三十年前敢說台獨，是個烈士，是條漢子。三十年後的今天，卻整天氣燄囂張地高喊什麼台獨，整天打壓、攻擊、妖魔化事實上幾乎已經不存在的統一聲音，連僅有的一點點統派聲音都要趕盡殺絕，那就是窩囊沒出息的混蛋。你若真心想要台獨，應該去施壓民進黨，要求兌現政治主張，宣佈台獨，然後把旨在追求統一的中華民國憲法改成台灣國憲法，而不是幾十年來任由該黨不斷藉此操弄族群仇恨、騙取選票，甚至連最後一點點的異議之聲也要妖魔化、也要趕盡殺絕。這些帶頭的人渣，真的是很窩囊很沒出息，用心卑鄙很可恥。<text:span text:style-name="T3"><text:s/><text:line-break/><text:line-break/></text:span>反之，現在如果有學生膽敢主張統一，並公開站出來反對人渣黨之假台獨真詐騙，那就是一條漢子，那才是所謂運動應有的基本意義與價值。就比方說你現在去伊拉克罵海珊，罵得震天價響，是不是很可笑？海珊都已經被美帝及其走狗給活活吊死、給抄家滅族、過度污名化了，你卻整天氣燄高張地想把僅有的一點異議聲音趕盡殺絕，那不是很窩囊嗎？當然，沒出息也是一種自由，但那終究不是什麼光采的事。倘若藉此操弄來謀取個人私利與權位，那就是無恥人渣。<text:span text:style-name="T3"><text:s/><text:line-break/><text:line-break/></text:span>相對於什麼大腸花或野百合之流，黨外群眾或是當今之韓流卻剛好相反，他們往往受到主流媒體或特定政治勢力的瘋狂妖魔化，受到主流社會的高度鄙視與仇視。比方說以前的黨外支持者總是被主流媒體與一般人形容為一群流氓、遊民、有前科者、土包子、草包、穿拖鞋嚼檳榔、偏激、狂熱非理性、缺乏論述能力、為菁英所不屑、令學生鄙視厭惡、低教育水平、破壞秩序、製造髒亂與社會混亂等等等，就跟時下主流媒體及主流政治勢力之妖魔化韓流之種種說詞，完完全全一模一樣。想不到歷史竟如此相似，走啊走的，竟然又走回原點。<text:span text:style-name="T3"><text:s/><text:line-break/><text:line-break/></text:span>就跟黨外一樣，韓流自然也一定會遭到主流政治勢力的瘋狂圍勦與抹黑，但很可笑的是，瘋狂圍剿者竟然也來自國民黨。韓流和國民黨基本上可以分開看待，韓流是一種政黨之外的力量，謂之黨外，但它畢竟<text:span text:style-name="T3"><text:s/>"</text:span>順便<text:span text:style-name="T3">" </text:span>救起了國民黨，把國民黨從垃圾桶中又撿了回來，想不到由權貴把持的國民黨居然想把自己再丟回垃圾桶；由郭台銘及吳敦義和綠營聯手，每天瘋狂抹黑韓國瑜及韓流。<text:span text:style-name="T3"><text:s/><text:line-break/><text:line-break/></text:span>至於柯文哲所代表的什麼白色力量，那真是鬼扯蛋。他基本上就是綠營的側翼，在藍綠之間鑽縫，尋求個人權位；哪邊有利就往哪邊結盟拋媚眼。<text:span text:style-name="T3"><text:s/><text:line-break/><text:line-break/></text:span>韓國瑜無疑是開啟二次黨外的一個靈魂人物，但是一如當年黨外，群眾之所以拱他，不是因為他這個人本身，而是因為他所代表的一種希望。人會消失，會變質，會老去，會死掉，但<text:span text:style-name="T3"><text:s/>"</text:span>希望<text:span text:style-name="T3">" </text:span>不會，眾人的生命有多長，<text:span text:style-name="T3">"</text:span>希望<text:span text:style-name="T3">" </text:span>就有多久。<text:span text:style-name="T3"><text:s/><text:line-break/><text:line-break/>========================== <text:line-break/></text:span>胡志強：挺韓流庶民運動<text:span text:style-name="T3"><text:s/><text:line-break/><text:line-break/>2019/06/22 </text:span>中時<text:span text:style-name="T3"><text:s/><text:line-break/><text:line-break/></text:span>盧金足、吳梓鍹<text:span text:style-name="T3"><text:s/><text:line-break/><text:line-break/></text:span>前台中市長胡志強今天晚上六點，將到挺韓造勢大會台中場站台致詞，他說，韓國瑜多場的造勢活動，都是民眾自動自發，來自民間的力量，不是靠人操作發動，這是台灣政治上沒有的現象，這是一場庶民運動，是一場庶民大翻身的運動。<text:span text:style-name="T3"><text:s/><text:line-break/><text:line-break/></text:span>胡志強表示，每個人都想過好生活，過好日子，中上收入階層的人，生活平穩，但韓國瑜關心社會收入未達平均值的民眾，關心庶民的生活、教育、文化，以前乏人關注基層的民眾，韓國瑜為基層伸出關心的雙手，現在韓國瑜帶動的是庶民運動，要讓庶民大翻身的機會。<text:span text:style-name="T3"><text:s/><text:line-break/><text:line-break/></text:span>韓國瑜預定晚上七點大進場後上台致詞，胡志強則是六點到場，他和韓國瑜沒有同台，他強調情義相挺，「我挺的不只是韓國瑜，還有來自民間令人感動的庶民力量！」<text:span text:style-name="T3"><text:s/><text:line-break/><text:line-break/>================== <text:line-break/></text:span>邵曉鈴<text:span text:style-name="T3">167</text:span>字用力挺韓<text:span text:style-name="T3"><text:s/></text:span>他坐在國外街頭猛飆淚<text:span text:style-name="T3"><text:s/><text:line-break/><text:line-break/></text:span>中時電子報<text:span text:style-name="T3"><text:s/></text:span>黃麗蓉<text:span text:style-name="T3"><text:s/><text:line-break/><text:line-break/>2019/06/23 <text:line-break/><text:line-break/></text:span>【全程影音】越罵我們越堅定！胡自強攜邵曉鈴現身台中挺韓造勢　高喊：相信韓國瑜！團結支持韓國瑜！<text:span text:style-name="T3"><text:s/><text:line-break/><text:line-break/></text:span>高雄市長韓國瑜<text:span text:style-name="T3">22</text:span>日在台中大造勢，湧入<text:span text:style-name="T3">20</text:span>萬人，前台中市長胡志強和夫人邵曉鈴也到場，很少開口發表演說的邵曉鈴，以<text:span text:style-name="T3">167</text:span>字用力挺韓，讓一位在國外的韓粉看完影片後，坐在街頭猛飆淚。<text:span text:style-name="T3"><text:s/><text:line-break/><text:line-break/></text:span>該韓粉<text:span text:style-name="T3">po</text:span>文到臉書社團「韓家軍」說，他正在瑞士旅遊，看著台中場邵曉鈴的講話影片，坐在街頭座椅上的他，眼淚像瀑布般流下來，當時在附近的外國人一定覺得他很奇怪吧！<text:span text:style-name="T3"><text:s/><text:line-break/><text:line-break/></text:span>也有一位韓粉在臉書社團「韓國瑜鐵粉後援會」貼文表示，他<text:span text:style-name="T3">22</text:span>日從早到晚參與這場挺韓大會，全場最讓他感動的是，中天新聞轉播的胡志強伉儷上台畫面。前市長夫人邵曉鈴雖只簡單說了<text:span text:style-name="T3">167</text:span>個字，卻很讓他動容。<text:span text:style-name="T3"><text:s/><text:line-break/><text:line-break/></text:span>邵曉鈴說：「各位敬愛的好朋友們大家好，我是曉鈴，非常開心大家到台中來，我非常感動。曉鈴覺得，每一個您都是活菩薩的化身，曉鈴覺得，每一個您都是大慈大悲、千手千眼的觀世音菩薩。曉鈴非常的感動、非常的窩心，曉鈴在此要謝謝您，再次的謝謝您，因為您的護佑和加持，韓國瑜一定會成功當選中華民國的庶民總統，中華民國庶民總統，中華民國庶民總統，中華民國庶民總統。」<text:span text:style-name="T3"><text:s/><text:line-break/><text:line-break/></text:span>韓粉難過說，邵曉鈴<text:span text:style-name="T3">2007</text:span>年發生車禍之後，就鮮少公開露面，也很少開口發表演說，這次卻上台說了<text:span text:style-name="T3">2</text:span>分鐘的話，激起全場熱烈掌聲，讓站在梯子上的他，感動到拿毛巾猛擦淚，也懷念起國民黨政治人物所留下的滿滿正能量。</text:p>
      <text:p text:style-name="P1"><text:span text:style-name="T1">陳真</text:span><text:s/>  |  2019.06.23 01:49   |   <text:a xlink:type="simple" xlink:href="http://palinfo.habago.org/Entry?Command=Information_PrintForum&amp;iPage=3#FORUM37589"><text:span text:style-name="T2">#</text:span></text:a></text:p>
      <text:p text:style-name="P4">卡韓政變<text:span text:style-name="T3"><text:s/>(91)</text:span>：韓國瑜究竟是該學馬克吐溫還是學孫悟空？<text:span text:style-name="T3"><text:s/><text:line-break/><text:line-break/></text:span>陳真<text:span text:style-name="T3"><text:s/>2019. 06. 23. <text:line-break/><text:line-break/><text:line-break/></text:span>哈哈哈，真好笑。孤陋寡聞，我沒讀過馬克吐溫這篇小說，借來用一下。我查了一下原著叫<text:span text:style-name="T3"><text:s/>“Running for Governor"</text:span>，韓國瑜如果看到，應該也會會心一笑吧。不過，笑完之後，一堆<text:span text:style-name="T3"><text:s/>“</text:span>罪名<text:span text:style-name="T3">” </text:span>還是存在。不久前，他還是人人景仰的一條漢子，一位英雄，一個好人，想不到短短一兩個月竟然有幾百條罪名加在他身上，宛若過街老鼠。<text:span text:style-name="T3"><text:s/><text:line-break/><text:line-break/></text:span>上星期，我被警察在林園某條街給開了罰單，就是韓國瑜害的。為什麼呢？因為那地方過去是白線，可以停車。我經常在此買飲料帶去診間喝。那一天，我停好車，突然發現地上怎麼畫了紅線？我從台南來的，管它什麼線，依台南民主聖地的文化，人民最大，就算平交道也能停車，所以我根本沒理它，心想買個飲料大不了一分鐘，不會有事的。<text:span text:style-name="T3"><text:s/><text:line-break/><text:line-break/></text:span>進了超商，點了一杯飲料準備帶走，卻聽到兩位服務員一男一女之間的對話，原音重現如下：<text:span text:style-name="T3"><text:s/><text:line-break/><text:line-break/></text:span>女<text:span text:style-name="T3"><text:s/>(</text:span>約<text:span text:style-name="T3">20</text:span>歲，嗲嗲地問那男的<text:span text:style-name="T3">)</text:span>：為什麼現在大家到處都在罵韓國瑜啊？那天一群學生進來買東西，他們聊天講起韓國瑜每個人都在罵。<text:span text:style-name="T3"><text:s/><text:line-break/><text:line-break/></text:span>男<text:span text:style-name="T3"><text:s/>(</text:span>也是約<text:span text:style-name="T3">20</text:span>歲。看那蠢相就知道是覺醒青年，用一種故做冷靜且帶有磁性的聲音說<text:span text:style-name="T3">)</text:span>：他就是幹話王啊，草包韓，每天鬼混啊。<text:span text:style-name="T3"><text:s/><text:line-break/><text:line-break/></text:span>女：可是，之前大家不是都說他很好嗎？<text:span text:style-name="T3"><text:s/><text:line-break/><text:line-break/></text:span>男：大家又不是沒有眼睛，有沒有在做事看就知道。<text:span text:style-name="T3"><text:s/><text:line-break/><text:line-break/></text:span>女：怎麼說？他沒做事都在幹嘛啊？<text:span text:style-name="T3"><text:s/><text:line-break/><text:line-break/></text:span>男：整天講幹話騙選票啊！就是混啊！他還說過什麼當公務員就是能撈就撈！<text:span text:style-name="T3"><text:s/><text:line-break/><text:line-break/></text:span>我原本拿了飲料就要走，可是當我聽到這裏，就決定停下腳步聽聽這渣男還要講些什麼鳥話。<text:span text:style-name="T3"><text:s/><text:line-break/><text:line-break/></text:span>女：他真的有那麼差嗎？<text:span text:style-name="T3"><text:s/><text:line-break/><text:line-break/></text:span>男：你沒看到他什麼都不懂嗎？一下子就被議員給戳破。<text:span text:style-name="T3"><text:s/><text:line-break/><text:line-break/></text:span>女：那他還敢選總統？<text:span text:style-name="T3"><text:s/><text:line-break/><text:line-break/></text:span>男：他只會跟中央要錢，人家民進黨給了他一堆錢都不知道花到哪裏去了。<text:span text:style-name="T3"><text:s/><text:line-break/><text:line-break/></text:span>這時，一個也是來買飲料的中年顧客聽不下去了，就很客氣地說，<text:span text:style-name="T3">“</text:span>同學同學，不是這樣哦，事實上是中央故意不給他錢防治登革熱<text:span text:style-name="T3">”</text:span>。<text:span text:style-name="T3"><text:s/><text:line-break/><text:line-break/></text:span>男：中央有給他很多錢好嗎，怎麼會沒有？<text:span text:style-name="T3"><text:s/><text:line-break/><text:line-break/></text:span>顧客<text:span text:style-name="T3"><text:s/>(</text:span>笑咪咪很客氣地搖頭說<text:span text:style-name="T3">)</text:span>：沒有，沒給。<text:span text:style-name="T3"><text:s/><text:line-break/><text:line-break/></text:span>男<text:span text:style-name="T3"><text:s/>(</text:span>提高音量<text:span text:style-name="T3">)</text:span>：反正就是草包，所以高雄登革熱才會那麼嚴重。<text:span text:style-name="T3"><text:s/><text:line-break/><text:line-break/></text:span>我聽到這裏，忍不住拳頭硬了，很想插嘴，但我趕緊默念忍教心經，硬是忍了下來，離開了現場。結果，一出門就看到兩位警察正在給我的車拍照開罰單。我很無奈，但也只好認了。<text:span text:style-name="T3"><text:s/><text:line-break/><text:line-break/></text:span>陳菊說，她當市長的期間，登革熱都只有幾例，<text:span text:style-name="T3">“</text:span>都是個位數<text:span text:style-name="T3">”</text:span>。這話擺明就是說謊，製造假新聞。光是<text:span text:style-name="T3">2014</text:span>及<text:span text:style-name="T3">2015</text:span>年高雄就差不多有三萬五千例登革熱。可是，韓國瑜僅僅才<text:span text:style-name="T3">15</text:span>例，就每天不斷被罵說高雄登革熱疫情多嚴重，說他草包，說他每天鬼混不做事，甚至還造謠說他連登革熱是蚊子傳染也不知道。<text:span text:style-name="T3"><text:s/><text:line-break/><text:line-break/></text:span>然後，<text:span text:style-name="T3">CIA</text:span>日報<text:span text:style-name="T3"><text:s/>(</text:span>蘋果日報<text:span text:style-name="T3">) </text:span>還故意弄個民調，問說：<text:span text:style-name="T3">“</text:span>韓國瑜說他不知道為什麼會有登革熱，請問你知道嗎？<text:span text:style-name="T3">" “</text:span>民意<text:span text:style-name="T3">” </text:span>調查結果是百分之八十幾的人知道是蚊子傳染。<text:span text:style-name="T3"><text:s/><text:line-break/><text:line-break/></text:span>典型的人渣政客蘇貞昌擔任所謂行政院長，還故意在所謂行政院院會，弄一些經過剪接的影片，抹黑韓國瑜說他開會都在打瞌睡，還訓斥他一堆根本莫須有的罪名，罵他說：<text:span text:style-name="T3">“</text:span>連一隻蚊子都治不好，還想治國？<text:span text:style-name="T3">” <text:line-break/><text:line-break/></text:span>然後不是有一位腦殘國中生當面嗆罵韓國瑜嗎？據說<text:span text:style-name="T3">CIA</text:span>蘋果日報竟然是用頭版頭條的版面來報導這件低能鳥事。<text:span text:style-name="T3"><text:s/><text:line-break/><text:line-break/></text:span>然後，就在今天<text:span text:style-name="T3"><text:s/>(6</text:span>月<text:span text:style-name="T3">23</text:span>日<text:span text:style-name="T3">)</text:span>，人渣黨的尾巴黨所謂時代力量竟然和郭董結盟，舉辦大遊行，說要驅逐挺韓之紅色媒體中國時報。國民黨真是有夠荒唐，郭台銘這樣的黨員，竟然跑去和敵對政黨結盟卻不用開除？<text:span text:style-name="T3"><text:s/><text:line-break/><text:line-break/></text:span>台灣的選舉之荒唐可笑與醜陋，令人心寒，完全就是不擇手段。而且，這些絕對都只是小菜一碟，後面一定還會有更醜陋的奧步。<text:span text:style-name="T3"><text:s/><text:line-break/><text:line-break/></text:span>陳揮文也許是對的，韓國瑜不如學學馬克吐溫，退選算了；要不就是初選失利就脫黨參選。韓國瑜不是常說要效法孫悟空大幹一場嗎？輸贏不好說，但與其窩在一個爛黨內跟一堆根本無可救藥的爛人在那邊包容來包容去，不如脫黨，求個自由身，盡量講真話，效法孫悟空，把各方妖魔鬼怪全打出原形。求個是非，開拓長遠民意畢竟比較重要，不用太在意一時勝負。<text:span text:style-name="T3"><text:s/><text:line-break/><text:line-break/>=================== <text:line-break/></text:span>競選州長<text:span text:style-name="T3"><text:s/><text:line-break/><text:line-break/></text:span>［美］馬克．吐溫　<text:span text:style-name="T3"><text:s/><text:line-break/><text:line-break/></text:span>唐萌蓀譯<text:span text:style-name="T3"><text:s/><text:line-break/><text:line-break/></text:span>幾個月之前，我被提名為紐約州州長候選人，代表獨立黨與斯坦華脫<text:span text:style-name="T3">·</text:span>勒<text:span text:style-name="T3">·</text:span>伍福特先生和約翰<text:span text:style-name="T3">·</text:span>特<text:span text:style-name="T3">·</text:span>霍夫曼先生競選。我總覺得自己有超過這兩位先生的顯著的優點，那就是我的名聲好。從報上容易看出：如果說這兩位先生也曾知道愛護名聲的好處，那是以往的事。近幾年來，他們顯然已將各種無恥罪行視爲家常便飯。<text:span text:style-name="T3"><text:s/><text:line-break/><text:line-break/></text:span>當時，我雖然對自己的長處暗自慶幸，但是一想到我自己的名字得和這些人的名字混在一起到處傳播，總有一股不安的混濁潛流在我愉快心情的深處<text:span text:style-name="T3">“</text:span>翻攪<text:span text:style-name="T3">”</text:span>。我心裏越來越不安，最後我給祖母寫了封信，把這件事告訴她。她很快給我回了信，而且信寫得很嚴峻，她說：<text:span text:style-name="T3">“</text:span>你生平沒有做過一件對不起人的事<text:span text:style-name="T3">——</text:span>一件也沒有做過。你看看報紙吧<text:span text:style-name="T3">——</text:span>一看就會明白伍福特和霍夫曼先生是一種什麽樣子的人，然後再看你願不願意把自己降低到他們那樣的水平，跟他們一起競選。<text:span text:style-name="T3">” <text:line-break/><text:line-break/></text:span>這也正是我的想法！那晚我一夜沒合眼。但我畢竟不能打退堂鼓。我已經完全捲進去了，只好戰鬥下去。<text:span text:style-name="T3"><text:s/><text:line-break/><text:line-break/></text:span>當我一邊吃早飯，一邊無精打埰地翻閱報紙時，看到這樣一段消息，說實在話，我以前還從來沒有這樣驚慌失措過：<text:span text:style-name="T3"><text:s/><text:line-break/><text:line-break/>“</text:span>僞證罪<text:span text:style-name="T3">——</text:span>那就是１８６３年，在交趾支那的瓦卡瓦克，有３４名證人證明馬克<text:span text:style-name="T3">·</text:span>吐溫先生犯有僞證罪，企圖侵佔一小塊香蕉種植地，那是當地一位窮寡婦和她那群孤兒靠著活命的唯一資源。現在馬克<text:span text:style-name="T3">·</text:span>吐溫先生既然在眾人面前出來競選州長，那麽他或許可以屈尊解釋一下如下事情的經過。吐溫先生不管是對自己或是對要求投票選舉他的偉大人民，都有責任澄清此事的真相。他願意這樣做嗎？<text:span text:style-name="T3">” <text:line-break/><text:line-break/></text:span>我當時驚愕不已！竟有這樣一種殘酷無情的指控。我從來就沒有到過交趾支那！我從來沒聽說過什麽瓦卡瓦克！我也不知道什麽香蕉種植地，正如我不知道什麽是袋鼠一樣！我不知道要怎麽辦才好，我簡直要發瘋了，卻又毫無辦法。那一天我什麽事情也沒做，就讓日子白白溜過去了。第二天早晨，這家報紙再沒說別的什麽，只有這麽一句話：<text:span text:style-name="T3"><text:s/><text:line-break/><text:line-break/>“</text:span>意味深長<text:span text:style-name="T3">——</text:span>大家都會注意到：吐溫先生對交趾支那僞證案一事一直發人深省地保持緘默。<text:span text:style-name="T3">” <text:line-break/><text:line-break/></text:span>〔備忘<text:span text:style-name="T3">——</text:span>在這場競選運動中，這家報紙以後但凡提到我時，必稱<text:span text:style-name="T3">“</text:span>臭名昭著的僞證犯吐溫<text:span text:style-name="T3">”</text:span>。〕<text:span text:style-name="T3"><text:s/><text:line-break/></text:span>接著是《新聞報》，登了這樣一段話：<text:span text:style-name="T3"><text:s/><text:line-break/><text:line-break/>“</text:span>需要查清<text:span text:style-name="T3">——</text:span>是否請新州長候選人向急於等著要投他票的同胞們解釋一下以下一件小事？那就是吐溫先生在蒙大那州野營時，與他住在同一帳篷的夥伴經常丟失小東西，後來這些東西一件不少地都從吐溫先生身上或<text:span text:style-name="T3">“</text:span>箱子<text:span text:style-name="T3">”</text:span>（即他卷藏雜物的報紙）裏發現了。大家為他著想，不得不對他進行友好的告誡，在他身上塗滿柏油，粘上羽毛，叫他坐木杠①，把他攆出去，並勸告他讓出鋪位，從此別再回來。他願意解釋這件事嗎？<text:span text:style-name="T3">” <text:line-break/><text:line-break/></text:span>難道還有比這種控告用心更加險惡的嗎？我這輩子根本就沒有到過蒙大那州呀。<text:span text:style-name="T3"><text:s/><text:line-break/><text:line-break/></text:span>〔此後，這家報紙照例叫我做<text:span text:style-name="T3">“</text:span>蒙大那的小偷吐溫<text:span text:style-name="T3">”</text:span>。〕<text:span text:style-name="T3"><text:s/><text:line-break/><text:line-break/></text:span>於是，我開始變得一拿起報紙就有些提心吊膽起來，正如同你想睡覺時拿起一床毯子，可總是不放心，生怕那裏面有條蛇似的。有一天，我看到這麽一段消息：<text:span text:style-name="T3"><text:s/><text:line-break/><text:line-break/>“</text:span>謊言已被揭穿！<text:span text:style-name="T3">——</text:span>根據五方位區的密凱爾<text:span text:style-name="T3">·</text:span>奧弗拉納根先生、華脫街的吉特<text:span text:style-name="T3">·</text:span>彭斯先生和約翰<text:span text:style-name="T3">·</text:span>艾倫先生三位的宣誓證書，現已證實：馬克<text:span text:style-name="T3">·</text:span>吐溫先生曾惡毒聲稱我們尊貴的領袖約翰<text:span text:style-name="T3">·</text:span>特<text:span text:style-name="T3">·</text:span>霍夫曼的祖父曾因攔路搶劫而被處絞刑一說，純屬粗暴無理之謊言，毫無事實根據。他譭謗亡人，以讕言玷污其美名，用這種下流手段來達到政治上的成功，使有道德之人甚爲沮喪。當我們想到這一卑劣謊言必然會使死者無辜的親友蒙受極大悲痛時，幾乎要被迫煽動起被傷害和被侮辱的公衆，立即對誹謗者施以非法的報復。但是我們不這樣！還是讓他去因受良心譴責而感到痛苦吧。（不過，如果公衆義憤填膺，盲目胡來，對誹謗者進行人身傷害，很明顯，陪審員不可能對此事件的兇手們定罪，法庭也不可能對他們加以懲罰。）<text:span text:style-name="T3">” <text:line-break/><text:line-break/></text:span>最後這句巧妙的話很起作用，當天晚上當<text:span text:style-name="T3">“</text:span>被傷害和被侮辱的公眾<text:span text:style-name="T3">”</text:span>從前門進來時，嚇得我趕緊從床上爬起來，從後門溜走。他們義憤填膺，來時搗毀家具和門窗，走時把能拿動的財物統統帶走。然而，我可以手按《聖經》起誓：我從沒誹謗過霍夫曼州長的祖父。而且直到那天爲止，我從沒聽人說起過他，我自己也沒提到過他。<text:span text:style-name="T3"><text:s/><text:line-break/><text:line-break/></text:span>〔順便說一句，刊登上述新聞的那家報紙此後總是稱我爲<text:span text:style-name="T3">“</text:span>拐屍犯吐溫<text:span text:style-name="T3">”</text:span>。〕<text:span text:style-name="T3"><text:s/><text:line-break/><text:line-break/></text:span>引起我注意的下一篇報上的文章是下面這段：<text:span text:style-name="T3"><text:s/><text:line-break/><text:line-break/>“</text:span>好個候選人<text:span text:style-name="T3">——</text:span>馬克<text:span text:style-name="T3">·</text:span>吐溫先生原定于昨晚獨立黨民衆大會上作一次損傷對方的演說，卻未履行其義務。他的醫生打電報來稱他被幾匹狂奔的拉車的馬撞倒，腿部兩處負傷<text:span text:style-name="T3">——</text:span>臥床不起，痛苦難言等等，以及許多諸如此類的廢話。獨立黨的黨員們只好竭力聽信這一拙劣的托詞，假裝不知道他們提名為候選人的這個放蕩不羈的傢夥未曾出席大會的真正原因。<text:span text:style-name="T3"><text:s/><text:line-break/><text:line-break/></text:span>有人見到，昨晚有一個人喝得酩酊大醉，搖搖晃晃地走進吐溫先生下榻的旅館。獨立黨人責無旁貸須證明那個醉鬼並非馬克<text:span text:style-name="T3">·</text:span>吐溫本人。這一下我們終於把他們抓住了。此事不容避而不答。人民以雷鳴般的呼聲詢問：<text:span text:style-name="T3">‘</text:span>那人是誰？<text:span text:style-name="T3">’” <text:line-break/><text:line-break/></text:span>我的名字真的與這個丟臉的嫌疑聯在一起，這是不可思議的，絕對地不可思議。我已經有整整三年沒有喝過啤酒、葡萄酒或任何一種酒了。<text:span text:style-name="T3"><text:s/><text:line-break/><text:line-break/></text:span>〔這家報紙在下一期上大膽地稱我爲<text:span text:style-name="T3">“</text:span>酒瘋子吐溫先生<text:span text:style-name="T3">”</text:span>，而且我知道，它會一直這樣稱呼下去，但我當時看了竟毫無痛苦，足見這種局勢對我有多大的影響。〕<text:span text:style-name="T3"><text:s/><text:line-break/><text:line-break/></text:span>那時我所收到的郵件中，匿名信占了重要的部分。那些信一般是這樣寫的：<text:span text:style-name="T3"><text:s/><text:line-break/><text:line-break/>“</text:span>被你從你寓所門口一腳踢開的那個要飯的老婆婆，現在怎麽樣了？<text:span text:style-name="T3">” <text:line-break/></text:span>好管閒事者<text:span text:style-name="T3"><text:s/></text:span>敬上<text:span text:style-name="T3"><text:s/><text:line-break/><text:line-break/></text:span>也有這樣寫的：<text:span text:style-name="T3"><text:s/><text:line-break/><text:line-break/>“</text:span>你幹的一些事，除我之外沒人知道，你最好拿出幾塊錢來孝敬鄙人，不然，報上有你好看的。<text:span text:style-name="T3">” <text:line-break/><text:line-break/></text:span>大致就是這類內容。如果還想聽，我可以繼續引用下去，直到使讀者噁心。<text:span text:style-name="T3"><text:s/><text:line-break/><text:line-break/></text:span>不久，共和黨的主要報紙<text:span text:style-name="T3">“</text:span>宣判<text:span text:style-name="T3">”</text:span>我犯了大規模的賄賂罪，而民主黨最主要的報紙則把一樁大肆渲染敲詐案件硬<text:span text:style-name="T3">“</text:span>栽<text:span text:style-name="T3">”</text:span>在我頭上。<text:span text:style-name="T3"><text:s/><text:line-break/><text:line-break/></text:span>〔這樣，我又得到了兩個頭銜：<text:span text:style-name="T3">“</text:span>肮髒的賄賂犯吐溫<text:span text:style-name="T3">”</text:span>和<text:span text:style-name="T3">“</text:span>令人噁心的訛詐犯吐溫<text:span text:style-name="T3">”</text:span>。〕<text:span text:style-name="T3"><text:s/><text:line-break/><text:line-break/></text:span>這時候輿論譁然，紛紛要我<text:span text:style-name="T3">“</text:span>答復<text:span text:style-name="T3">”</text:span>所有對我提出的那些可怕的指控。這就使得我們黨的報刊主編和領袖們都說，我如果再沈默不語，我的政治生命就要給毀了。好像要使他們的控訴更為迫切似的，就在第二天，一家報紙登了這樣一段話：<text:span text:style-name="T3"><text:s/><text:line-break/><text:line-break/>“</text:span>明察此人！獨立黨這位候選人至今默不吭聲。因爲他不敢說話。對他的每條控告都有證據，並且那種足以說明問題的沈默一再承認了他的罪狀，現在他永遠翻不了案了。獨立黨的黨員們，看看你們這位候選人吧！看看這位聲名狼藉的僞證犯！這位蒙大那的小偷！這位拐屍犯！好好看一看你們這個具體化的酒瘋子！你們這位肮髒的賄賂犯！你們這位令人噁心的訛詐犯！你們盯住他好好看一看，好好想一想<text:span text:style-name="T3">——</text:span>這個傢夥犯下了這麽可怕的罪行，得了這麽一連串倒楣的稱號，而且一條也不敢予以否認，看你們是否還願意把自己公正的選票投給他！<text:span text:style-name="T3">” <text:line-break/><text:line-break/></text:span>我無法擺脫這種困境，只得深懷恥辱，準備著手<text:span text:style-name="T3">“</text:span>答復<text:span text:style-name="T3">”</text:span>那一大堆毫無根據的指控和卑鄙下流的謊言。但是我始終沒有完成這個任務，因爲就在第二天，有一家報紙登出一個新的恐怖案件，再次對我進行惡意中傷，說因一家瘋人院妨礙我家的人看風景，我就將這座瘋人院燒掉，把院裏的病人統統燒死了，這使我萬分驚慌。<text:span text:style-name="T3"><text:s/><text:line-break/><text:line-break/></text:span>接著又是一個控告，說我爲了吞占我叔父的財産而將他毒死，並且要求立即挖開墳墓驗屍。這使我幾乎陷入了精神錯亂的境地。在這些控告之上，還有人竟控告我在負責育嬰堂事務時雇用老掉了牙的、昏庸的親戚給育嬰堂做飯。<text:span text:style-name="T3"><text:s/><text:line-break/><text:line-break/></text:span>我拿不定主意了<text:span text:style-name="T3">——</text:span>真的拿不定主意了。最後，黨派鬥爭的積怨對我的無恥迫害達到了自然而然的高潮：有人教唆９個剛剛在學走路的包括各種不同膚色、穿著各種各樣的破爛衣服的小孩，衝到一次民衆大會的講臺上來，緊緊抱住我的雙腿，叫我做爸爸！<text:span text:style-name="T3"><text:s/><text:line-break/><text:line-break/></text:span>我放棄了競選。我降下旗幟投降。我不夠競選紐約州州長運動所要求的條件，所以，我呈遞上退出候選人的聲明，並懷著痛苦的心情簽上我的名字：<text:span text:style-name="T3"><text:s/><text:line-break/><text:line-break/>“</text:span>你忠實的朋友，過去是正派人，現在卻成了僞證犯、小偷、拐屍犯、酒瘋子、賄賂犯和訛詐犯的馬克<text:span text:style-name="T3">·</text:span>吐溫。<text:span text:style-name="T3">” <text:line-break/><text:line-break/></text:span>（１８７０年）<text:span text:style-name="T3"><text:s/><text:line-break/><text:line-break/></text:span>①坐木杠；這是當時美國的一種私刑。把認爲犯有罪行的人綁住，身上塗上柏油，粘上羽毛，讓他跨坐在一根木棍上，擡著他遊街示衆。<text:span text:style-name="T3">——</text:span>譯注<text:span text:style-name="T3"><text:s/></text:span></text:p>
      <text:p text:style-name="P5"/>
      <text:p text:style-name="P1"><text:span text:style-name="T1">洋洋</text:span><text:s/>  |  2019.06.22 22:11   |   <text:a xlink:type="simple" xlink:href="http://palinfo.habago.org/Entry?Command=Information_PrintForum&amp;iPage=4#FORUM37588"><text:span text:style-name="T2">#</text:span></text:a></text:p>
      <text:p text:style-name="P7"><text:span text:style-name="T1">想起</text:span><text:span text:style-name="T3">1870</text:span><text:span text:style-name="T1">年馬克吐溫寫的短篇小說</text:span><text:span text:style-name="T3">---</text:span>竞选州长<text:span text:style-name="T3"><text:s/></text:span><text:span text:style-name="T1">，</text:span><text:span text:style-name="T3"><text:s/><text:line-break/><text:line-break/></text:span>竞选州长<text:span text:style-name="T3"><text:s/><text:line-break/><text:line-break/><text:line-break/></text:span><text:span text:style-name="T5">■</text:span><text:span text:style-name="T1">［美］马克．吐温　唐萌</text:span>荪译<text:span text:style-name="T3"><text:s/><text:line-break/><text:line-break/></text:span><text:span text:style-name="T1">　　几个月之前，我被提名</text:span>为纽约州州长候选人，代表独立党与斯坦华脱<text:span text:style-name="T3">·</text:span><text:span text:style-name="T1">勒</text:span><text:span text:style-name="T3">·</text:span><text:span text:style-name="T1">伍福特先生和</text:span>约翰<text:span text:style-name="T3">·</text:span><text:span text:style-name="T1">特</text:span><text:span text:style-name="T3">·</text:span><text:span text:style-name="T1">霍夫曼先生</text:span>竞选。我总觉得自己有超过这两位先生的显著的优点，那就是我的名声好。从报上容易看出：如果说这两位先生也曾知道爱护名声的好处，那是以往的事。近几年来，他们显然已将各种无耻罪行视为家常便饭。当时，我虽然对自己的长处暗自庆幸，但是一想到我自己的名字得和这些人的名字混在一起到处传播，总有一股不安的混浊潜流在我愉快心情的深处<text:span text:style-name="T3">“</text:span><text:span text:style-name="T1">翻</text:span>搅<text:span text:style-name="T3">”</text:span><text:span text:style-name="T1">。我心里越</text:span>来越不安，最后我给祖母写了封信，把这件事告诉她。她很快给我回了信，而且信写得很严峻，她说：<text:span text:style-name="T3">“</text:span><text:span text:style-name="T1">你生平没有做过一件对不起人的事</text:span><text:span text:style-name="T3">——</text:span><text:span text:style-name="T1">一件也没有做过。你看看报</text:span>纸吧<text:span text:style-name="T3">——</text:span><text:span text:style-name="T1">一看就会明白伍福特和霍夫曼先生是一种什么样子的人，然后再看你愿不愿意把自己降低到他</text:span>们那样的水平，跟他们一起竞选。<text:span text:style-name="T3">” <text:line-break/></text:span><text:span text:style-name="T1">　　这也正是我的想法！那晚我一夜没合眼。但我</text:span>毕竟不能打退堂鼓。我已经完全卷进去了，只好战斗下去。<text:span text:style-name="T3"><text:s/><text:line-break/></text:span><text:span text:style-name="T1">　　当我一边吃早</text:span>饭，一边无精打采地翻阅报纸时，看到这样一段消息，说实在话，我以前还从来没有这样惊慌失措过：<text:span text:style-name="T3"><text:s/><text:line-break/></text:span><text:span text:style-name="T1">　　</text:span><text:span text:style-name="T3">“</text:span>伪证罪<text:span text:style-name="T3">——</text:span><text:span text:style-name="T1">那就是１８６３年，在交趾支那的瓦卡瓦克，有３４名</text:span>证人证明马克<text:span text:style-name="T3">·</text:span><text:span text:style-name="T1">吐温先生犯有</text:span>伪证罪，企图侵占一小块香蕉种植地，那是当地一位穷寡妇和她那群孤儿靠着活命的唯一资源。现在马克<text:span text:style-name="T3">·</text:span><text:span text:style-name="T1">吐温先生既然在众人面前出</text:span>来竞选州长，那么他或许可以屈尊解释一下如下事情的经过。吐温先生不管是对自己或是对要求投票选举他的伟大人民，都有责任澄清此事的真相。他愿意这样做吗？<text:span text:style-name="T3">” <text:line-break/></text:span><text:span text:style-name="T1">　　我当时惊愕不已！竟有这样一种残酷无情的指控。我从</text:span>来就没有到过交趾支那！我从来没听说过什么瓦卡瓦克！我也不知道什么香蕉种植地，正如我不知道什么是袋鼠一样！我不知道要怎么办才好，我简直要发疯了，却又毫无办法。那一天我什么事情也没做，就让日子白白溜过去了。第二天早晨，这家报纸再没说别的什么，只有这么一句话：<text:span text:style-name="T3"><text:s/><text:line-break/></text:span><text:span text:style-name="T1">　　</text:span><text:span text:style-name="T3">“</text:span><text:span text:style-name="T1">意味深长</text:span><text:span text:style-name="T3">——</text:span><text:span text:style-name="T1">大家都会注意到：吐温先生对交趾支那</text:span>伪证案一事一直发人深省地保持缄默。<text:span text:style-name="T3">” <text:line-break/></text:span><text:span text:style-name="T1">　　〔备忘</text:span><text:span text:style-name="T3">——</text:span><text:span text:style-name="T1">在这</text:span>场竞选运动中，这家报纸以后但凡提到我时，必称<text:span text:style-name="T3">“</text:span><text:span text:style-name="T1">臭名昭著的</text:span>伪证犯吐温<text:span text:style-name="T3">”</text:span><text:span text:style-name="T1">。〕</text:span><text:span text:style-name="T3"><text:s/><text:line-break/></text:span><text:span text:style-name="T1">　　接着是《新</text:span>闻报》，登了这样一段话：<text:span text:style-name="T3"><text:s/><text:line-break/></text:span><text:span text:style-name="T1">　　</text:span><text:span text:style-name="T3">“</text:span><text:span text:style-name="T1">需要查清</text:span><text:span text:style-name="T3">——</text:span><text:span text:style-name="T1">是否</text:span>请新州长候选人向急于等着要投他票的同胞们解释一下以下一件小事？那就是吐温先生在蒙大那州野营时，与他住在同一帐篷的伙伴经常丢失小东西，后来这些东西一件不少地都从吐温先生身上或<text:span text:style-name="T3">“</text:span><text:span text:style-name="T1">箱子</text:span><text:span text:style-name="T3">”</text:span><text:span text:style-name="T1">（即他卷藏</text:span>杂物的报纸）里发现了。大家为他着想，不得不对他进行友好的告诫，在他身上涂满柏油，粘上羽毛，叫他坐木杠①，把他撵出去，并劝告他让出铺位，从此别再回来。他愿意解释这件事吗？<text:span text:style-name="T3">” <text:line-break/></text:span><text:span text:style-name="T1">　　</text:span>难道还有比这种控告用心更加险恶的吗？我这辈子根本就没有到过蒙大那州呀。<text:span text:style-name="T3"><text:s/><text:line-break/></text:span><text:span text:style-name="T1">　　〔此后，这家报</text:span>纸照例叫我做<text:span text:style-name="T3">“</text:span><text:span text:style-name="T1">蒙大那的小偷吐温</text:span><text:span text:style-name="T3">”</text:span><text:span text:style-name="T1">。〕</text:span><text:span text:style-name="T3"><text:s/><text:line-break/></text:span><text:span text:style-name="T1">　　于是，我</text:span>开始变得一拿起报纸就有些提心吊胆起来，正如同你想睡觉时拿起一床毯子，可总是不放心，生怕那里面有条蛇似的。有一天，我看到这么一段消息：<text:span text:style-name="T3"><text:s/><text:line-break/></text:span><text:span text:style-name="T1">　　</text:span><text:span text:style-name="T3">“</text:span>谎言已被揭穿！<text:span text:style-name="T3">——</text:span><text:span text:style-name="T1">根据五方位区的密</text:span>凯尔<text:span text:style-name="T3">·</text:span><text:span text:style-name="T1">奥弗拉</text:span>纳根先生、华脱街的吉特<text:span text:style-name="T3">·</text:span><text:span text:style-name="T1">彭斯先生和</text:span>约翰<text:span text:style-name="T3">·</text:span><text:span text:style-name="T1">艾</text:span>伦先生三位的宣誓证书，现已证实：马克<text:span text:style-name="T3">·</text:span><text:span text:style-name="T1">吐温先生曾</text:span>恶毒声称我们尊贵的领袖约翰<text:span text:style-name="T3">·</text:span><text:span text:style-name="T1">特</text:span><text:span text:style-name="T3">·</text:span><text:span text:style-name="T1">霍夫曼的祖父曾因</text:span>拦路抢劫而被处绞刑一说，纯属粗暴无理之谎言，毫无事实根据。他毁谤亡人，以谰言玷污其美名，用这种下流手段来达到政治上的成功，使有道德之人甚为沮丧。当我们想到这一卑劣谎言必然会使死者无辜的亲友蒙受极大悲痛时，几乎要被迫煽动起被伤害和被侮辱的公众，立即对诽谤者施以非法的报复。但是我们不这样！还是让他去因受良心谴责而感到痛苦吧。（不过，如果公众义愤填膺，盲目胡来，对诽谤者进行人身伤害，很明显，陪审员不可能对此事件的凶手们定罪，法庭也不可能对他们加以惩罚。）<text:span text:style-name="T3">” <text:line-break/></text:span><text:span text:style-name="T1">　　最后这句巧妙的</text:span>话很起作用，当天晚上当<text:span text:style-name="T3">“</text:span><text:span text:style-name="T1">被</text:span>伤害和被侮辱的公众<text:span text:style-name="T3">”</text:span><text:span text:style-name="T1">从前</text:span>进来时，吓得我赶紧从床上爬起来，从后门溜走。他们义愤填膺，来时捣毁家具和门窗，走时把能拿动的财物统统带走。然而，我可以手按《圣经》起誓：我从没诽谤过霍夫曼州长的祖父。而且直到那天为止，我从没听人说起过他，我自己也没提到过他。<text:span text:style-name="T3"><text:s/><text:line-break/></text:span><text:span text:style-name="T1">　　〔</text:span>顺便说一句，刊登上述新闻的那家报纸此后总是称我为<text:span text:style-name="T3">“</text:span><text:span text:style-name="T1">拐尸犯吐温</text:span><text:span text:style-name="T3">”</text:span><text:span text:style-name="T1">。〕</text:span><text:span text:style-name="T3"><text:s/><text:line-break/></text:span><text:span text:style-name="T1">　　引起我注意的下一篇报上的文章是下面这段：</text:span><text:span text:style-name="T3"><text:s/><text:line-break/></text:span><text:span text:style-name="T1">　　</text:span><text:span text:style-name="T3">“</text:span><text:span text:style-name="T1">好个候选人</text:span><text:span text:style-name="T3">——</text:span><text:span text:style-name="T1">马克</text:span><text:span text:style-name="T3">·</text:span><text:span text:style-name="T1">吐温先生原定于昨晚独立党民众大会上作一次</text:span>损伤对方的演说，却未履行其义务。他的医生打电报来称他被几匹狂奔的拉车的马撞倒，腿部两处负伤<text:span text:style-name="T3">——</text:span><text:span text:style-name="T1">卧床不起，痛苦</text:span>难言等等，以及许多诸如此类的废话。独立党的党员们只好竭力听信这一拙劣的托词，假装不知道他们提名为候选人的这个放荡不羁的家伙未曾出席大会的真正原因。<text:span text:style-name="T3"><text:s/><text:line-break/></text:span><text:span text:style-name="T1">　　有人见到，昨晚有一个人喝得酩酊大醉，摇摇晃晃地走</text:span>进吐温先生下榻的旅馆。独立党人责无旁贷须证明那个醉鬼并非马克<text:span text:style-name="T3">·</text:span><text:span text:style-name="T1">吐温本人。这一下我</text:span>们终于把他们抓住了。此事不容避而不答。人民以雷鸣般的呼声询问：<text:span text:style-name="T3">‘</text:span><text:span text:style-name="T1">那人是</text:span>谁？<text:span text:style-name="T3">’” <text:line-break/></text:span><text:span text:style-name="T1">　　我的名字真的与这个丢</text:span>脸的嫌疑联在一起，这是不可思议的，绝对地不可思议。我已经有整整三年没有喝过啤酒、葡萄酒或任何一种酒了。<text:span text:style-name="T3"><text:s/><text:line-break/></text:span><text:span text:style-name="T1">　　〔这家报</text:span>纸在下一期上大胆地称我为<text:span text:style-name="T3">“</text:span><text:span text:style-name="T1">酒</text:span>疯子吐温先生<text:span text:style-name="T3">”</text:span><text:span text:style-name="T1">，而且我知道，它会一直这样称呼下去，但我当时看了竟毫无痛苦，足见这种局势对我有多大的影响。〕</text:span><text:span text:style-name="T3"><text:s/><text:line-break/></text:span><text:span text:style-name="T1">　　那时我所收到的邮件中，匿名信占了重要的部分。那些信一般是这样写的：</text:span><text:span text:style-name="T3"><text:s/><text:line-break/></text:span><text:span text:style-name="T1">　　</text:span><text:span text:style-name="T3">“</text:span><text:span text:style-name="T1">被你从你寓所门口一脚踢</text:span>开的那个要饭的老婆婆，现在怎么样了？<text:span text:style-name="T3">” <text:line-break/></text:span><text:span text:style-name="T1">　　好管</text:span>闲事者<text:span text:style-name="T3"><text:s/><text:line-break/></text:span><text:span text:style-name="T1">　　也有这样写的：</text:span><text:span text:style-name="T3"><text:s/><text:line-break/></text:span><text:span text:style-name="T1">　　</text:span><text:span text:style-name="T3">“</text:span><text:span text:style-name="T1">你干的一些事，除我之外没人知道，你最好拿出几块</text:span>钱来孝敬鄙人，不然，报上有你好看的。<text:span text:style-name="T3">” <text:line-break/></text:span><text:span text:style-name="T1">　　惹不起</text:span><text:span text:style-name="T3"><text:s/><text:line-break/></text:span><text:span text:style-name="T1">　　大致就是这类内容。如果还想听，我可以</text:span>继续引用下去，直到使读者恶心。<text:span text:style-name="T3"><text:s/><text:line-break/></text:span><text:span text:style-name="T1">　　不久，共和党的主要报</text:span>纸<text:span text:style-name="T3">“</text:span><text:span text:style-name="T1">宣判</text:span><text:span text:style-name="T3">”</text:span><text:span text:style-name="T1">我犯了大</text:span>规模的贿赂罪，而民主党最主要的报纸则把一桩大肆渲染敲诈案件硬<text:span text:style-name="T3">“</text:span><text:span text:style-name="T1">栽</text:span><text:span text:style-name="T3">”</text:span><text:span text:style-name="T1">在我头上。</text:span><text:span text:style-name="T3"><text:s/><text:line-break/></text:span><text:span text:style-name="T1">　　〔这样，我又得到了两个头</text:span>衔：<text:span text:style-name="T3">“</text:span><text:span text:style-name="T1">肮</text:span>脏的贿赂犯吐温<text:span text:style-name="T3">”</text:span><text:span text:style-name="T1">和</text:span><text:span text:style-name="T3">“</text:span><text:span text:style-name="T1">令人</text:span>恶心的讹诈犯吐温<text:span text:style-name="T3">”</text:span><text:span text:style-name="T1">。〕</text:span><text:span text:style-name="T3"><text:s/><text:line-break/></text:span><text:span text:style-name="T1">　　这时候</text:span>舆论哗然，纷纷要我<text:span text:style-name="T3">“</text:span><text:span text:style-name="T1">答复</text:span><text:span text:style-name="T3">”</text:span><text:span text:style-name="T1">所有对我提出的那些可怕的指控。这就使得我</text:span>们党的报刊主编和领袖们都说，我如果再沉默不语，我的政治生命就要给毁了。好像要使他们的控诉更为迫切似的，就在第二天，一家报纸登了这样一段话：<text:span text:style-name="T3"><text:s/><text:line-break/></text:span><text:span text:style-name="T1">　　</text:span><text:span text:style-name="T3">“</text:span><text:span text:style-name="T1">明察此人！独立党这位候选人至今默不吭声。因</text:span>为他不敢说话。对他的每条控告都有证据，并且那种足以说明问题的沉默一再承认了他的罪状，现在他永远翻不了案了。独立党的党员们，看看你们这位候选人吧！看看这位声名狼藉的伪证犯！这位蒙大那的小偷！这位拐尸犯！好好看一看你们这个具体化的酒疯子！你们这位肮脏的贿赂犯！你们这位令人恶心的讹诈犯！你们盯住他好好看一看，好好想一想<text:span text:style-name="T3">——</text:span><text:span text:style-name="T1">这个家伙犯下了这么可怕的罪行，得了这么一</text:span>连串倒霉的称号，而且一条也不敢予以否认，看你们是否还愿意把自己公正的选票投给他！<text:span text:style-name="T3">” <text:line-break/></text:span><text:span text:style-name="T1">　　我无法摆脱这种困境，只得深怀耻辱，准备着手</text:span><text:span text:style-name="T3">“</text:span><text:span text:style-name="T1">答复</text:span><text:span text:style-name="T3">”</text:span><text:span text:style-name="T1">那一大堆毫无根据的指控和卑鄙下流的</text:span>谎言。但是我始终没有完成这个任务，因为就在第二天，有一家报纸登出一个新的恐怖案件，再次对我进行恶意中伤，说因一家疯人院妨碍我家的人看风景，我就将这座疯人院烧掉，把院里的病人统统烧死了，这使我万分惊慌。接着又是一个控告，说我为了吞占我叔父的财产而将他毒死，并且要求立即挖开坟墓验尸。这使我几乎陷入了精神错乱的境地。在这些控告之上，还有人竟控告我在负责育婴堂事务时雇用老掉了牙的、昏庸的亲戚给育婴堂做饭。我拿不定主意了<text:span text:style-name="T3">——</text:span><text:span text:style-name="T1">真的拿不定主意了。最后，党派斗争的</text:span>积怨对我的无耻迫害达到了自然而然的高潮：有人教唆９个刚刚在学走路的包括各种不同肤色、穿着各种各样的破烂衣服的小孩，冲到一次民众大会的讲台上来，紧紧抱住我的双腿，叫我做爸爸！<text:span text:style-name="T3"><text:s/><text:line-break/></text:span><text:span text:style-name="T1">　　我放弃了</text:span>竞选。我降下旗帜投降。我不够竞选纽约州州长运动所要求的条件，所以，我呈递上退出候选人的声明，并怀着痛苦的心情签上我的名字：<text:span text:style-name="T3"><text:s/><text:line-break/></text:span><text:span text:style-name="T1">　　</text:span><text:span text:style-name="T3">“</text:span><text:span text:style-name="T1">你忠实的朋友，过去是正派人，</text:span>现在却成了伪证犯、小偷、拐尸犯、酒疯子、贿赂犯和讹诈犯的马克<text:span text:style-name="T3">·</text:span><text:span text:style-name="T1">吐温。</text:span><text:span text:style-name="T3">”</text:span><text:span text:style-name="T5">●</text:span><text:span text:style-name="T3"><text:s/><text:line-break/></text:span><text:span text:style-name="T1">　　（１８７０年）</text:span><text:span text:style-name="T3"><text:s/><text:line-break/></text:span><text:span text:style-name="T1">　　①坐木杠；这是当时美国的一种私刑。把</text:span>认为犯有罪行的人绑住，身上涂上柏油，粘上羽毛，让他跨坐在一根木棍上，抬着他游街示众。<text:span text:style-name="T3">——</text:span>译注</text:p>
      <text:p text:style-name="P1"><text:span text:style-name="T1">陳真</text:span><text:s/>  |  2019.06.22 15:04   |   <text:a xlink:type="simple" xlink:href="http://palinfo.habago.org/Entry?Command=Information_PrintForum&amp;iPage=4#FORUM37587"><text:span text:style-name="T2">#</text:span></text:a></text:p>
      <text:p text:style-name="P2">卡韓政變<text:span text:style-name="T3"><text:s/>(90)</text:span>：正不勝邪<text:span text:style-name="T3"><text:s/><text:line-break/><text:line-break/></text:span>陳真<text:span text:style-name="T3"><text:s/>2019. 06. 22. <text:line-break/><text:line-break/><text:line-break/></text:span>記住這句話：現實世界中，不是邪不勝正，而是正不勝邪。<text:span text:style-name="T3"><text:s/><text:line-break/><text:line-break/></text:span>這兩天看到陳揮文說，選舉選到如此沒有人性的地步，韓國瑜何不乾脆退出，求得一身清靜與清白？情感上，我很認同陳揮文所說的<text:span text:style-name="T3"><text:s/>(</text:span>陳是極罕見的聰明、善良名嘴<text:span text:style-name="T3">)</text:span>。<text:span text:style-name="T3"><text:s/><text:line-break/><text:line-break/></text:span>韓雖不是我的家人，也不是我的友人，但人總有憐憫之心；一個好人，為國為民如此打拼，卻被四面八方人渣每天抹黑，打成過街老鼠，何苦呢？台灣的事就管它娘不就好了？何必飛娥撲火、以身相殉？<text:span text:style-name="T3"><text:s/><text:line-break/><text:line-break/></text:span>我對事情總有兩種情緒與態度並存，一是無限樂觀，一是極度絕望。後者是現實，而前者則只是一個夢。我不知道自己究竟是活在現實中還是始終活在夢裏？但夢終究還是給了我比較多的力量，從而也使得現實足以忍受，要不然我恐怕早已自殺。<text:span text:style-name="T3"><text:s/><text:line-break/><text:line-break/></text:span>上個世紀末雖然已經有了網路，但並不普及，好像也還沒有<text:span text:style-name="T3"><text:s/>google</text:span>或搜尋引擎<text:span text:style-name="T3"><text:s/>(</text:span>至少我那時候還不會使用<text:span text:style-name="T3">)</text:span>。當時曾有位外國學者在劍橋的哲學系<text:span text:style-name="T3">email</text:span>群組上發問，問說有沒有人知道維根斯坦講過一段類似的話？我很快就把這段話找出來給他。對方很訝異，畢竟這是幾乎不為人所知的一段談話，如何可能這麼快就能從維根斯坦浩瀚無涯的千萬文字中找出來？<text:span text:style-name="T3"><text:s/><text:line-break/><text:line-break/></text:span>這是因為我太了解維根斯坦了，不敢說倒背如流，至少是滾瓜爛熟，他的每一句話幾乎都能打動我的心，縈繞胸懷，揮之不去。<text:span text:style-name="T3"><text:s/><text:line-break/><text:line-break/></text:span>維根斯坦那段話是這麼說的：<text:span text:style-name="T3"><text:s/><text:line-break/><text:line-break/>Wittgenstein remarked that when someone said he was optimistic because the law of historical development showed that things were bound to get better--this was nothing he could admire. "On the other hand, if someone says: 'By the look of them, things are getting worse, and I can find no evidence to suggest that they will improve. And yet in spite of this, I believe things will get better!' --I can admire that." <text:line-break/><text:line-break/>(</text:span>如果有人根據某種歷史發展的法則，認為事情的發展很樂觀。維根斯坦說，這沒什麼好讓人佩服的。但是，倘若剛好相反，倘若有人認為事情顯然只會越來越糟，根本看不到一絲好轉的希望，但是儘管如此，我仍然相信明天會更好。維根斯坦說，這樣的態度贏得我的心。<text:span text:style-name="T3">) <text:line-break/><text:line-break/></text:span>不要說台灣社會是非善惡的崩壞瓦解，就連整個世界也一樣，正不勝邪，正直良善的一方總是被邪惡人渣壓著打，打成過街老鼠，白白布硬是染到黑。老實說，對於人類社會的將來，我實在看不出一點希望。但是，夢給了我一種幻覺，一種安慰，乃至一種信心，彷彿宇宙之間真有個神，祂會紀念這一切無辜與悲歡。</text:p>
      <text:p text:style-name="P1"><text:span text:style-name="T1">張華</text:span><text:s/>  |  2019.06.21 21:31   |   <text:a xlink:type="simple" xlink:href="http://palinfo.habago.org/Entry?Command=Information_PrintForum&amp;iPage=4#FORUM37586"><text:span text:style-name="T2">#</text:span></text:a></text:p>
      <text:p text:style-name="P4">無奈的時候看看板主的發言<text:span text:style-name="T3">, </text:span>沉重的心就稍微放鬆了一點點<text:span text:style-name="T3">....</text:span></text:p>
      <text:p text:style-name="P1"><text:span text:style-name="T1">陳真</text:span><text:s/>  |  2019.06.21 01:42   |   <text:a xlink:type="simple" xlink:href="http://palinfo.habago.org/Entry?Command=Information_PrintForum&amp;iPage=4#FORUM37585"><text:span text:style-name="T2">#</text:span></text:a></text:p>
      <text:p text:style-name="P2">卡韓政變<text:span text:style-name="T3"><text:s/>(89)</text:span>：印度大選啟示錄<text:span text:style-name="T3"><text:s/><text:line-break/><text:line-break/></text:span>陳真<text:span text:style-name="T3"><text:s/>2019. 06. 20. <text:line-break/><text:line-break/><text:line-break/></text:span>一篇報導<text:span text:style-name="T3"><text:s/><text:line-break/><text:line-break/></text:span>底下是前天<text:span text:style-name="T3"><text:s/>(6</text:span>月<text:span text:style-name="T3">18</text:span>日<text:span text:style-name="T3">) </text:span>聯合報的新聞，標題是：<text:span text:style-name="T3">"</text:span>民主失靈？世界最大民主國家逾<text:span text:style-name="T3">4</text:span>成國會議員是刑事犯<text:span text:style-name="T3">"</text:span>。報導指出：<text:span text:style-name="T3"><text:s/><text:line-break/><text:line-break/></text:span>「印度總理莫迪的人民黨，在近日的國會大選中獲得歷史性勝利，但同時也暴露出金錢、權力和政治人物操守問題對於這個世界最大民主國家的影響。據美聯社報導，本屆下議院議員中，<text:span text:style-name="T3">43%</text:span>面臨刑事訴訟，超過四分之一的議員涉及性侵、謀殺或謀殺未遂。<text:span text:style-name="T3"><text:s/><text:line-break/><text:line-break/></text:span>這些議員仍可就任，因為還沒被定罪。印度司法體系積壓了大約三千萬宗案件，審判過程經常拖延數十年。當涉案議員被問到涉及的官司時，總是宣稱遭政敵誣陷。<text:span text:style-name="T3"><text:s/><text:line-break/><text:line-break/></text:span>儘管莫迪<text:span text:style-name="T3">2014</text:span>年競選時誓言清除貪腐，但問題似乎愈來愈糟。從<text:span text:style-name="T3">1960</text:span>年代起，一些印度政治人物開始和黑道掛勾，取得資金和選票。黑道人物有樣學樣，乾脆自己投身政治。檢調官員在選戰期間起出大量賄選財物，總價值高達<text:span text:style-name="T3">5</text:span>億美元，包括<text:span text:style-name="T3">1.2</text:span>億美元的現金，是<text:span text:style-name="T3">2014</text:span>年查獲金額的<text:span text:style-name="T3">3</text:span>倍。<text:span text:style-name="T3"><text:s/><text:line-break/><text:line-break/></text:span>選舉花費愈來愈高，變相鼓勵財力雄厚的黑道人物投入政治。新德里的「媒體研究中心」統計，今年印度各政黨和候選人總共花費<text:span text:style-name="T3">86.5</text:span>億美元打選戰，比<text:span text:style-name="T3">5</text:span>年前高出一倍，一般人根本沒有從政的財力。<text:span text:style-name="T3"><text:s/><text:line-break/><text:line-break/></text:span>分析家表示，另一個貪腐的關鍵原因是印度政黨獲得資助的方式。印度政黨允許接受外國資金，任何公司都可以捐贈任意金額給任何政黨、個人或團體；公司還可以透過選舉債券匿名捐款。捐助者不需公開他們捐助哪個政黨，政黨也不用公開資金來源。」<text:span text:style-name="T3"><text:s/><text:line-break/><text:line-break/></text:span>看見台灣<text:span text:style-name="T3"><text:s/><text:line-break/><text:line-break/></text:span>從印度身上，你就能看見台灣。台灣的假民主真黑金體制及美帝殖民主義之可怕程度如果是<text:span text:style-name="T3">1</text:span>，那麼印度恐怕就是<text:span text:style-name="T3">1000 (</text:span>我們該因此感到慶幸嗎？<text:span text:style-name="T3">)</text:span>。程度雖不同，但本質同一。<text:span text:style-name="T3"><text:s/><text:line-break/><text:line-break/></text:span>一如台海兵戰風險，印度很可能會是中國日後一個具有挑釁實力的心腹大患。<text:span text:style-name="T3">2005</text:span>年，美國國家情報委員會<text:span text:style-name="T3"><text:s/>(National Intelligence Council) </text:span>出版一本<text:span text:style-name="T3"><text:s/>"</text:span>型塑全球未來<text:span text:style-name="T3">" (Mapping the Global Future: Report of the National Intelligence Council's 2020 Project) </text:span>的研究報告：<text:span text:style-name="T3"><text:s/><text:line-break/><text:line-break/>https://amzn.to/2WSjSeW <text:line-break/><text:line-break/></text:span>這書開宗明義指出：<text:span text:style-name="T3"><text:s/><text:line-break/><text:line-break/>Why India's Relations with the United States and China Will Shape the World in the Twenty-first Century? The likely emergence of China and India as new major global players—similar to the rise of Germany in the 19th century and America in the 20th century—will transform the geopolitical landscape, with impacts potentially as dramatic as those of the previous two centuries. (</text:span>為何印度和中國與美國的關係將決定<text:span text:style-name="T3"><text:s/>21</text:span>世紀的面貌？中、印兩國的崛起，成為全球政治新玩家<text:span text:style-name="T3">--</text:span>這很像德國與美國分別在十九世紀和二十世紀的崛起<text:span text:style-name="T3">--</text:span>終將改變地緣政治的風貌，一如前兩個世紀那般影響深遠且戲劇化。<text:span text:style-name="T3">) <text:line-break/><text:line-break/></text:span>不過，這部份不是我現在要說的。我只是想說，台灣不會僅僅只是台灣，不會僅僅只是一個島嶼的現在與未來，而是一整個世界局勢的一部份，一個棋子。這棋子究竟能有多少自主作為，究竟如何趨吉避凶抑或放任豺狼橫行，也許將深深影響島嶼居民好幾代人的命運。<text:span text:style-name="T3"><text:s/><text:line-break/><text:line-break/></text:span>因為美國擺明衝著中國而來的<text:span text:style-name="T3"><text:s/>"</text:span>重返亞洲<text:span text:style-name="T3">" </text:span>與<text:span text:style-name="T3"><text:s/>"</text:span>印太戰略<text:span text:style-name="T3">"</text:span>，我對印度向來十分關注，從而也略微有點了解，一直想寫些東西，但千言萬語寫不完，不知從何說起。當主流媒體近乎完全消音或扭曲某些事時，你若提起，哪怕只是提起一些基本事實與普通常識，人們聽在耳裏，也許就會像聽到什麼陰謀論或偏激言論或天方夜譚那樣不足採信。不過，事實就是事實。我所知道的，恐怕都還遠遠不及黑暗事實的千百分之一。<text:span text:style-name="T3"><text:s/><text:line-break/><text:line-break/></text:span>從莫迪說起<text:span text:style-name="T3"><text:s/><text:line-break/><text:line-break/></text:span>就從最近在印度國會大選中再度大獲全勝的印度總理莫迪<text:span text:style-name="T3"><text:s/>(Narendra Modi) </text:span>說起吧。莫迪出身<text:span text:style-name="T3"><text:s/>Rashtriya Swayamsevak Sangh (</text:span>印度國民志願服務團<text:span text:style-name="T3">)</text:span>，簡稱<text:span text:style-name="T3"><text:s/>RSS</text:span>，是一個鼓吹暴力的印度教準軍事極右組織，視穆斯林為敵，宣揚印度教民族主義，其成員從年幼起便訓練使用刀劍棍棒，灌輸仇視異教徒之思想，屢次發動針對穆斯林之流血衝突，旨在追求建立一個具有極端排它性的<text:span text:style-name="T3"><text:s/>"</text:span>印度教的印度<text:span text:style-name="T3">"</text:span>，認為那才是<text:span text:style-name="T3"><text:s/>"</text:span>正港ㄟ印度人<text:span text:style-name="T3">" </text:span>。泰戈爾曾把這樣一種意識形態斥之為印度種種痛苦問題的<text:span text:style-name="T3"><text:s/>"</text:span>根源<text:span text:style-name="T3">"</text:span>，指其傷害印度甚鉅。<text:span text:style-name="T3"><text:s/><text:line-break/><text:line-break/></text:span>莫迪一方面是<text:span text:style-name="T3">RSS</text:span>成員，其所屬的<text:span text:style-name="T3"><text:s/>"</text:span>印度人民黨<text:span text:style-name="T3">" (Bharatiya Janata Party</text:span>，簡稱<text:span text:style-name="T3"><text:s/>BJP)</text:span>，就是在<text:span text:style-name="T3"><text:s/>RSS </text:span>的支持下成立，兩者成員重疊，系出同源，沆瀣一氣，屬<text:span text:style-name="T3"><text:s/>RSS </text:span>的政治側翼，而<text:span text:style-name="T3"><text:s/>"</text:span>世界印度教議會<text:span text:style-name="T3">" (</text:span>簡稱<text:span text:style-name="T3"><text:s/>VHP) </text:span>則屬<text:span text:style-name="T3"><text:s/>RSS </text:span>的宗教分支，裏頭的<text:span text:style-name="T3"><text:s/>Bajrang Dal (</text:span>我不知道中文怎麼翻譯<text:span text:style-name="T3">) </text:span>則是負責武裝攻擊的百萬青年軍。<text:span text:style-name="T3"><text:s/><text:line-break/><text:line-break/></text:span>當年暗殺甘地的兇手，就是<text:span text:style-name="T3"><text:s/>RSS </text:span>的成員，至今仍被該組織視為<text:span text:style-name="T3"><text:s/>"</text:span>印度人的英雄<text:span text:style-name="T3">"</text:span>；種種親美反中、仇視穆斯林的基本論調與熱血沸騰，跟台灣十分相似，動不動就是<text:span text:style-name="T3"><text:s/>"</text:span>咱勇敢ㄟ印度人<text:span text:style-name="T3">"</text:span>，強調什麼<text:span text:style-name="T3"><text:s/>"</text:span>正港ㄟ印度人<text:span text:style-name="T3">"</text:span>，排斥所謂外來者。差別只是在於台灣仇中反華但不反穆斯林，也不搞大屠殺。<text:span text:style-name="T3"><text:s/><text:line-break/><text:line-break/></text:span>一如人權紀錄極端可怕的沙烏地阿拉伯是美國所領導的<text:span text:style-name="T3"><text:s/>"</text:span>民主世界<text:span text:style-name="T3">" </text:span>成員，印度亦然，它是美國反中的忠實盟友。因此，哪怕它如何瘋狂違反人權，如何姦殺擄掠，如何虐殺異己，如何大規模挑起宗教血腥衝突與仇恨，照樣還是民主世界發光發亮的所謂<text:span text:style-name="T3"><text:s/>"</text:span>民主燈塔<text:span text:style-name="T3">"</text:span>。<text:span text:style-name="T3"><text:s/><text:line-break/><text:line-break/></text:span>對此你不覺得很離譜嗎？千百倍於中國的人權惡行，卻不為世人所知，而中國的一點雞毛蒜皮小事，比方說根本一點問題也沒有的逃犯條例，卻硬是被西方主流媒體給抹黑得好像什麼人人得而誅之的世界巨大恐怖罪行。<text:span text:style-name="T3"><text:s/><text:line-break/><text:line-break/></text:span>各位整天跟著吶喊自由民主的蠢血沸騰者，不妨把熱血降一下火，不妨先冷靜地細細思量並深入了解所謂民主國家、民主友人、民主世界以及所謂獨裁國家等等等，究竟是什麼樣的真實樣貌，然後再來熱血沸騰也不遲。<text:span text:style-name="T3"><text:s/><text:line-break/><text:line-break/></text:span>阿基米德有句名言說，<text:span text:style-name="T3">"</text:span>給我一個支點，我就能撐起一個地球<text:span text:style-name="T3">"</text:span>。我也有個名言：給我一個主流媒體，我保證能讓你隨時莫名其妙就熱血沸騰。<text:span text:style-name="T3"><text:s/><text:line-break/><text:line-break/></text:span>事實上，莫迪因為鼓吹暴力，屢屢挑起族群血腥衝突事件，許多國際人權機構呼籲將他繩之以法，過去曾遭美國禁止入境，禁令長達九年。可是，當他聲勢鵲起、選上總理後，這位曾經主導一場針對穆斯林的大屠殺、導致兩千多人死亡及十五萬人流離失所的恐怖份子，竟然一夕之間就不恐怖了，變成<text:span text:style-name="T3"><text:s/>"</text:span>民主同盟<text:span text:style-name="T3">" </text:span>了。<text:span text:style-name="T3"><text:s/><text:line-break/><text:line-break/></text:span>印度版二二八事件<text:span text:style-name="T3"><text:s/><text:line-break/><text:line-break/></text:span>話說<text:span text:style-name="T3">2001</text:span>年，莫迪擔任印度古吉拉特邦<text:span text:style-name="T3"><text:s/>(Gujarat) </text:span>的首長。這地方就是甘地的誕生地。隔年<text:span text:style-name="T3"><text:s/>(2002</text:span>年<text:span text:style-name="T3">) </text:span>的<text:span text:style-name="T3">2</text:span>月<text:span text:style-name="T3">27</text:span>日，當地一輛火車莫名起火燃燒，導致車上五十八名印度教徒死亡。至於火苗從何而來，始終缺乏證據。但是，莫迪所領導的地方政府卻一口咬定是穆斯林所為。案發隔天<text:span text:style-name="T3"><text:s/>(2</text:span>月<text:span text:style-name="T3">28</text:span>日<text:span text:style-name="T3">)</text:span>，莫迪以首長身份帶頭上街抬棺送葬，下令明訂<text:span text:style-name="T3"><text:s/>228 </text:span>為<text:span text:style-name="T3"><text:s/>"</text:span>哀悼日<text:span text:style-name="T3">"</text:span>，旋即發動印度版的二二八事件，血洗穆斯林。<text:span text:style-name="T3"><text:s/><text:line-break/><text:line-break/></text:span>一如緬甸軍方之屠殺羅興亞人，莫迪所領導的古吉拉特邦政府及警察，不但不制止屠殺，反而提供暴民各項協助與情資，包括提供人員清單與地址，鼓動暴民血洗穆斯林家庭，甚至抓捕企圖逃走的穆斯林難民，把他們交到暴民手上，任其殺戮、強姦。<text:span text:style-name="T3"><text:s/><text:line-break/><text:line-break/></text:span>諸多證據指向一項疑慮：亦即這個暴民屠殺事件是否有可能籌畫已久，而非臨時起意？比方說，一些穆斯林商店事發前數周就已耳聞風聲，為了安全起見，早已更換招牌，避免被指認穆斯林身份，但依舊遭到暴民極其精準且迅速的洗劫、屠殺與強姦。<text:span text:style-name="T3"><text:s/><text:line-break/><text:line-break/></text:span>恐怖大屠殺持續長達數月之久。根據國際特赦組織和人權觀察組織的各種調查報告與新聞稿，共有兩千多人死亡，傷者無數，數萬個穆斯林家庭被燒毀，大約十五萬人失去家園。許多暴民就是<text:span text:style-name="T3"><text:s/>RSS</text:span>、印度人民黨<text:span text:style-name="T3"><text:s/>(BJP) </text:span>或<text:span text:style-name="T3"><text:s/>"</text:span>世界印度教議會<text:span text:style-name="T3">" (VHP) </text:span>的成員。<text:span text:style-name="T3"><text:s/><text:line-break/><text:line-break/></text:span>事件至今已<text:span text:style-name="T3">17</text:span>年，除了零星幾位個案極其緩慢的司法樣板作業外，沒有任何兇手受到法律制裁。十年後<text:span text:style-name="T3"><text:s/>(2012</text:span>年<text:span text:style-name="T3">)</text:span>，根據國際特赦組織的報告，仍有兩萬多名當年受害者棲居帳蓬，無家可歸，卻旋即遭到印度政府的驅離。<text:span text:style-name="T3"><text:s/><text:line-break/><text:line-break/></text:span>有一本書叫做<text:span text:style-name="T3"><text:s/>"IN SPITE OF THE GODS</text:span>：<text:span text:style-name="T3">THE STRANGE RISE OF MODERN INDIA"</text:span>，作者叫<text:span text:style-name="T3"><text:s/>EDWARD LUCE</text:span>，是美國<text:span text:style-name="T3"><text:s/>"</text:span>金融時報<text:span text:style-name="T3">" </text:span>的資深記者，於暴亂事件前後那幾年<text:span text:style-name="T3"><text:s/>(2001-2005) </text:span>派駐印度。這裏可以下載全書：<text:span text:style-name="T3"><text:s/><text:line-break/><text:line-break/>https://bit.ly/2WTSrRK <text:line-break/><text:line-break/></text:span>書中有一章，簡略描述了屠殺經過。我約略轉述其中幾段<text:span text:style-name="T3"><text:s/>(158</text:span>頁至<text:span text:style-name="T3">160</text:span>頁<text:span text:style-name="T3">) </text:span>如下：<text:span text:style-name="T3"><text:s/><text:line-break/><text:line-break/>"2002</text:span>年，發生在古吉拉特邦的的高德拉（<text:span text:style-name="T3">Godhra</text:span>）暴亂屠殺，事實上直接延續<text:span text:style-name="T3">1992</text:span>年<text:span text:style-name="T3"><text:s/>(</text:span>印度古城<text:span text:style-name="T3">) </text:span>阿約提亞<text:span text:style-name="T3"><text:s/>(Ayodhya) </text:span>的清真寺被人民黨<text:span text:style-name="T3"><text:s/>(BJP) </text:span>所發動的暴民鏟平事件，至於<text:span text:style-name="T3">2002</text:span>年<text:span text:style-name="T3">2</text:span>月<text:span text:style-name="T3">27</text:span>日的高德拉火燒車事件，導致五十八名隸屬<text:span text:style-name="T3"><text:s/>VHP </text:span>的印度教徒之死亡，則是一個導火線。<text:span text:style-name="T3"><text:s/><text:line-break/><text:line-break/></text:span>這些印度教徒此行的任務之一，就是要求印度政府在被摧毀的清真寺土地上改建印度教寺廟。高德拉火車站附近有個人口眾多的穆斯林社區，許多居民就在火車站當小販或苦力以維持生計。他們表明，過去數周來經常遭到印度教徒的辱罵與挑釁。<text:span text:style-name="T3"><text:s/><text:line-break/><text:line-break/></text:span>印度政府對事件進行了調查，仍無法找到車廂著火原因。但是莫迪所領導的地方政府，卻在事件後逕自宣布<text:span text:style-name="T3">228</text:span>為哀悼日，並且在古吉拉特邦最大的城市街道上為死者送葬，公然煽動暴力，於是數千名印度教徒旋即包圍了城市中每個穆斯林社區，發動攻擊。<text:span text:style-name="T3"><text:s/><text:line-break/><text:line-break/></text:span>血腥證詞<text:span text:style-name="T3"><text:s/><text:line-break/><text:line-break/></text:span>暴亂殺戮方興未艾之際，莫迪發表談話，指稱這場暴亂屠殺只是一種「很自然」的反應，並引用牛頓第三定律說，「每一個力量，都會引起一個具有同等力道的反作用力」。這話無異鼓勵更多殺戮。問題是，莫迪所鼓動的所謂「反作用力」卻完全不成比例。在莫迪的鼓動下，一波波更加殘暴的血腥殺戮迅即在整個城邦蔓延開來，許多目擊者留下證詞，一些血腥場面也被電視鏡頭記錄下來。<text:span text:style-name="T3"><text:s/><text:line-break/><text:line-break/></text:span>其中，最令人髮指的是暴徒們傷害穆斯林婦女和兒童的方式。暴徒們往往聚眾輪姦婦女，事後便把煤油灌進婦女及兒童的喉嚨，用點燃的火柴引發烈火，數百人就站在一旁雀躍歡呼，欣賞這奇特且令人毛骨悚然的屠殺婦孺與小孩的方式。暴徒們以此虐殺方式，做為一種報復性的殺戮儀式。<text:span text:style-name="T3"><text:s/><text:line-break/><text:line-break/></text:span>暴徒們還會刻意把受害婦孺與小孩的男性家庭成員全數拖到火刑現場，逼迫他們親眼目睹妻子兒女的喉嚨被灌入媒油活活燒死的痛苦慘狀，然後接著再把這些男性也一一凌虐至死。<text:span text:style-name="T3"><text:s/><text:line-break/><text:line-break/></text:span>這一切暴行顯然早有預謀，因為暴亂者手上居然擁有平常人無法取得的官方選舉人名冊，藉以在混合社區裏頭迅速揪出穆斯林家庭。暴徒們同時也能準確無誤地找出穆斯林商鋪，儘管這些店家早有預警，早已改用印度教名字的店面招牌，卻依然難逃毒手。凡此種種，包括暴徒們屠殺的形式及超高效率，在在指明此一暴亂屠殺事件似乎早有預謀。<text:span text:style-name="T3"><text:s/><text:line-break/><text:line-break/></text:span>另一方面，警察在這場暴亂殺戮中所扮演的角色亦同樣令人震驚。他們對眼前發生的姦殺擄掠不但袖手旁觀，甚至還充當暴徒們的幫手，例如提供當地穆斯林家庭的住址，並且把企圖逃亡的穆斯林難民抓回來，交由暴徒處置。印度國內的人權團體及諸多國際人權組織都曾對此一事件開展大規模調查，充足的證據顯示，古吉拉特邦的警察收到上頭指示，不要阻止血腥暴力。<text:span text:style-name="T3"><text:s/><text:line-break/><text:line-break/></text:span>一位穆斯林婦女在一次司法調查中提出證詞，她說：<text:span text:style-name="T3"><text:s/><text:line-break/><text:line-break/></text:span>「暴徒們抓住我的丈夫，先是用劍往他頭上砍了兩下，然後把汽油澆在他的眼睛上，活活把他燒死。我的小姑則是被拖去剝光了衣服供人強姦，當時她的懷裏還抱著一個三月大的小嬰兒。強姦之後，暴徒們就把汽油澆在她身上，點火燒死，並且把嬰兒也丟入火堆中活活焚燒。<text:span text:style-name="T3"><text:s/><text:line-break/><text:line-break/></text:span>我的婆婆年邁無法爬樓梯，因此她和一個四歲的孫子就留在一樓。婆婆告訴他們說，儘管拿走所有的金錢和珠寶，求你們放過孩子。他們確實把錢財全拿走了，但仍然還是點火把孩子活活燒死。社區的少女們全被剝光了衣服，先是輪姦，然後也一一焚燒至死。警察就在現場觀看，他們全是暴徒的幫兇。」<text:span text:style-name="T3"><text:s/><text:line-break/><text:line-break/></text:span>以上只是許多人權組織所記錄的數百份目擊者證詞之一。事件中，警方卻不願接受受害者的報案，也不願為他們做筆錄。<text:span text:style-name="T3">" <text:line-break/><text:line-break/></text:span>即便在如此殘暴的血腥事件後，莫迪依舊公開表示：<text:span text:style-name="T3"><text:s/><text:line-break/><text:line-break/></text:span>「穆斯林是我邦的外來者，同時也是我們的敵人以及社會潛在的恐怖份子。穆斯林如果想要在此過上一個和平安定的生活，就必須對印度文化俯首稱臣，並且應該平靜地接受你們的次等國民地位。而且，倘若膽敢再發生對印度教徒的攻擊事件，那麼，等待穆斯林的，將會是更加殘酷恐怖的報復。」<text:span text:style-name="T3"><text:s/><text:line-break/><text:line-break/></text:span>痛苦與疼痛<text:span text:style-name="T3"><text:s/><text:line-break/><text:line-break/></text:span>以上是<text:span text:style-name="T3"><text:s/>"IN SPITE OF THE GODS</text:span>：<text:span text:style-name="T3">THE STRANGE RISE OF MODERN INDIA" </text:span>這書裏頭的一小段資料記載。整個惡行泯滅人性，罄竹難書。每次想到這類事情，心裏的悲痛，難以言喻。與其說我痛恨這樣一些人，痛恨這樣一種橫行於世的詐騙政治，不如說我實在很同情你我做為一個<text:span text:style-name="T3"><text:s/>"</text:span>人<text:span text:style-name="T3">" </text:span>的這樣一個基本事實。我因此很難不相信上帝，因為如果世上沒有神，根本沒有人能救贖我們脫離深重的罪孽和痛苦。<text:span text:style-name="T3"><text:s/><text:line-break/><text:line-break/></text:span>痛苦<text:span text:style-name="T3"><text:s/>(suffering) </text:span>旁人無法代為承受，只能祈求上天憐憫。但是，疼痛<text:span text:style-name="T3"><text:s/>(pain) </text:span>卻很具體，只是一種神經生理反應，卻帶來肉體莫大的折磨。我因此從小有個很深的心願，要是世上的一切疼痛可以量化，可以累積，然後可以全數轉移，我很希望能夠承受世上一切疼痛的總和。若能如此，我一定不會覺得疼痛，而且會很開心才對。但我知道，這種心願永無實現的可能，只是一場美麗空話，就好像我常想摘幾顆星給不管是誰的小孩玩一樣。<text:span text:style-name="T3"><text:s/><text:line-break/><text:line-break/></text:span>印太民主同盟？<text:span text:style-name="T3"><text:s/><text:line-break/><text:line-break/></text:span>最近印度國會大選，莫迪一如過往，再度推出許多恐怖份子參選，其中一位特別惡名昭彰，名叫<text:span text:style-name="T3"><text:s/>Pragya Singh Thakur</text:span>，是位女性，是個貨真價實的恐怖份子，曾於<text:span text:style-name="T3">2008</text:span>年，針對穆斯林社區及各地清真寺，策畫印度馬萊岡<text:span text:style-name="T3"><text:s/>(Malegaon) </text:span>城市的連環爆炸案，奪取十數條人命。不但至今逍遙法外，而且這回國會大選，竟然還以壓倒性票數獲勝。<text:span text:style-name="T3"><text:s/><text:line-break/><text:line-break/></text:span>由此也可以看出，印度在所謂民主外衣下，整個社會朝向一種強調某種自我認同的極端化；只要打著反中、反穆斯林、<text:span text:style-name="T3">"</text:span>捍衛正港ㄟ印度人<text:span text:style-name="T3">" </text:span>的口號，往往就能囊括大多數選票。一如台灣的民進黨，印度政客們同時也熱烈響應美國旨在圍堵與消滅中國的<text:span text:style-name="T3"><text:s/>"</text:span>印太戰略<text:span text:style-name="T3">"</text:span>，不斷對民眾洗腦，造謠渲染事實上根本不存在的中國侵略威脅，不斷加強和美國的<text:span text:style-name="T3"><text:s/>"</text:span>反中<text:span text:style-name="T3">" </text:span>同盟關係，以便從美方獲得更多藉以掠奪個人權位與私利的政治保障。<text:span text:style-name="T3"><text:s/><text:line-break/><text:line-break/></text:span>你看，這兩年來，民進黨幾乎每天不斷附和美國的<text:span text:style-name="T3"><text:s/>"</text:span>印太戰略<text:span text:style-name="T3">"</text:span>，每天高歌民主與人權，動輒就說什麼惟有加入印太戰略，才能捍衛台灣與世界的民主自由與人權云云。就在這個月初<text:span text:style-name="T3"><text:s/>(</text:span>六月二日<text:span text:style-name="T3">)</text:span>，蔡英文又在講什麼<text:span text:style-name="T3"><text:s/>"</text:span>印太<text:span text:style-name="T3">" </text:span>了。她說：<text:span text:style-name="T3"><text:s/><text:line-break/><text:line-break/></text:span>「台灣民主自由是世界公認。如果台灣守不住，民主自由也就守不住，現在的台灣已經不是兩岸關係裡頭的台灣，而是印太地區的台灣。現在，我們當一個台灣人已經比較有尊嚴。」<text:span text:style-name="T3"><text:s/><text:line-break/><text:line-break/></text:span>報上說，蔡英文此話一出，立即引起現場民眾同聲歡呼附和。這類民主鳥話，特別是在校園，更是反應熱烈。在這樣一個徹底封閉的小島上，洗腦威力之強大，若非身處島嶼之中，實難想像。在這島上，不管多麼荒唐離譜的謊言，不管多麼違反事實的陳述，照樣能洗進幾乎每個人<text:span text:style-name="T3"><text:s/>(</text:span>特別是年輕人<text:span text:style-name="T3">) </text:span>的腦子裏，進而跟著朗朗上口。極少數對之稍有異議者，就會變成眾矢之的，全民公敵。<text:span text:style-name="T3"><text:s/><text:line-break/><text:line-break/></text:span>前些日子<text:span text:style-name="T3"><text:s/>(</text:span>六月四日<text:span text:style-name="T3">)</text:span>，蔡英文和前駐日美軍司令<text:span text:style-name="T3">Edward A. Rice</text:span>見面，再三保證台灣將會「持續為印太戰略貢獻心力，共同維護民主自由」。可以說幾乎無時無刻，綠營及其一大票走狗們，就像壞掉的唱盤那樣，不斷反覆播放類似論調。例子俯拾皆是，例如蔡英文的什麼<text:span text:style-name="T3"><text:s/>"</text:span>想想論壇<text:span text:style-name="T3">" </text:span>寫著：「台灣和印度都是民主國家，雙方存在著民主價值與民主制度上的自然親近感」，所以雙方應密切合作，打擊中國獨裁，捍衛民主與自由云云。<text:span text:style-name="T3"><text:s/><text:line-break/><text:line-break/></text:span>再舉個例，<text:span text:style-name="T3">2007</text:span>年時，阿扁仍當權，游錫堃擔任民進黨主席，接見印度國會議員訪問團時，致詞表示「肯定印度民主發展與經濟崛起的雙頭並進，反觀中國雖然經濟起飛，但其獨裁政權卻帶來很大的威脅。」並說：「近年來，中印兩國經濟發展表現亮眼，卻有極大差異，其中印度是一個民主國家，而中國卻是一個獨裁國家，其經濟發展對於亞太地區的和平毫無幫助，帶來很大的威脅」。<text:span text:style-name="T3"><text:s/><text:line-break/><text:line-break/></text:span>或是像綠油油的《民報》，最近甚至大力歌頌印度剛落幕的國會大選是「偉大、神聖的民主」，它如此寫道：<text:span text:style-name="T3"><text:s/><text:line-break/><text:line-break/></text:span>「當今的獨裁中國政權，已經不只是禍害自己的國民而已，它正迅速地用其巨額金錢滲透、摧毀全世界的民主和經濟體制！獨裁政權的經濟越發達，越對自由世界構成威脅，只有像印度這種民主體制下的大國經濟發展，才能促使世界經濟的良性發展和競爭。印度人民用選舉來捍衛自己神聖的權利，其智慧遠超中國的御用文人們。僅僅這一點，就是偉大的印度，偉大的印度人民！絕對超過中國，超過中國人！」<text:span text:style-name="T3"><text:s/><text:line-break/><text:line-break/></text:span>我常納悶，這究竟是無知還是無恥？真的有人這麼無知嗎？還是無恥透了頂？並且以為大家全是腦殘或不識字？所以隨便他們胡扯瞎掰？<text:span text:style-name="T3"><text:s/><text:line-break/><text:line-break/></text:span>你知道印度選舉是怎麼選的嗎？特別是莫迪的印度人民黨<text:span text:style-name="T3"><text:s/>(BJP)</text:span>，更是惡行昭彰，暴力橫行；造謠抹黑及全面性的假新聞及做票那就不用說了，基本上就是一種槍口下的選舉：暴力私刑不斷，跺手跺腳、法外處決、綁架殺人，性侵婦孺，各種威脅恐嚇，罄竹難書。看你是要命還是要自主投票？稍有不慎，小命難保。至於買票賄選或期約賣官等等等，基本上就是一種選舉常態。<text:span text:style-name="T3"><text:s/><text:line-break/><text:line-break/></text:span>人民的一般生活更是無端困苦，財富全被政客與財團掠奪。舉個例，各位去過印度就知道，你必須隨時買瓶裝水或礦泉水喝，否則健康難保，因為水源太髒太可怕了。這也說明了為何印度的新生兒死亡率那麼高的主要原因之一，大多出於水源污染，致病而死。可是，你知道為什麼印度政府始終不改善飲水基本衛生安全嗎？因為礦泉水或瓶裝水公司往往由財團及政客掌控，藉以賺取暴利。<text:span text:style-name="T3"><text:s/><text:line-break/><text:line-break/></text:span>我其實很不想講這些，因為印度之為惡程度，遠遠超過這些<text:span text:style-name="T3"><text:s/>"</text:span>小事<text:span text:style-name="T3">" </text:span>幾百萬倍之可怕。<text:span text:style-name="T3"><text:s/><text:line-break/><text:line-break/></text:span>仇恨<text:span text:style-name="T3"><text:s/><text:line-break/><text:line-break/></text:span>在<text:span text:style-name="T3">21</text:span>世紀的今天，在大多數國家裏面，你很少會見到像印度這樣一種由政府所組織動員的大屠殺；政權背後的撐腰者就是美國。只要你仇中反華，看你要怎姦殺擄掠都沒關係，照樣是偉大的民主國家。反之，就是萬惡的獨裁政權。<text:span text:style-name="T3"><text:s/><text:line-break/><text:line-break/></text:span>一位印度專欄作家<text:span text:style-name="T3"><text:s/>S.K. Pande</text:span>，曾寫了幾篇文章，說明莫迪和美國的關係之密切程度，猶如當年入侵伊拉克時英國首相布萊爾和美國總統布希之密切；只是這回的打擊對象不是伊拉克，而是中國。他並指出，整個印度政壇充斥著<text:span text:style-name="T3"><text:s/>CIA</text:span>與美國各方勢力代理人，而這些人跟<text:span text:style-name="T3"><text:s/>RSS </text:span>的關係特別密切。<text:span text:style-name="T3"><text:s/><text:line-break/><text:line-break/></text:span>印度有一位專門研究<text:span text:style-name="T3"><text:s/>RSS</text:span>、非常著名的學者<text:span text:style-name="T3"><text:s/>Desh Raj Goyal</text:span>，年少時曾加入<text:span text:style-name="T3"><text:s/>RSS</text:span>，更進一步指證歷歷說明印度這股主流勢力和<text:span text:style-name="T3"><text:s/>CIA</text:span>千絲萬縷的關係。印度最高法院於<text:span text:style-name="T3">2014</text:span>年亦曾判決，<text:span text:style-name="T3">BJP</text:span>及其它政黨違法接受外國勢力的金援與賄賂，並特別指出<text:span text:style-name="T3"><text:s/>CIA </text:span>往往透過經援所謂學術研究、文化與宗教活動及各種志工營隊或企業等等活動，掩人耳目，藉以在它國境內從事洗腦與顛覆活動。<text:span text:style-name="T3"><text:s/><text:line-break/><text:line-break/></text:span>重點是，一般人知道以上這一切嗎？不但不知道，而且還真以為什麼捍衛民主自由，還真以為台灣好棒好偉大，加入這樣一個維護什麼民主自由的偉大陣營。<text:span text:style-name="T3"><text:s/><text:line-break/><text:line-break/>2017</text:span>年的<text:span text:style-name="T3"><text:s/>8</text:span>月<text:span text:style-name="T3">15</text:span>日，適逢印度獨立<text:span text:style-name="T3">70</text:span>周年。然而就在當時，印軍入侵中國邊界，雙方對峙長達數月之久。在某個廣場上，面對數萬群眾，莫迪提出一個口號叫做「打造新印度」。莫迪說，「新印度就是要反恐，並且要積極和美國等國家一起併肩作戰，打擊恐怖主義」。可是，印度最大的恐怖主義根源，不就是莫迪及其所屬的<text:span text:style-name="T3"><text:s/>RSS </text:span>和<text:span text:style-name="T3"><text:s/>BJP </text:span>長年所倡導的種種排它性思想嗎？<text:span text:style-name="T3"><text:s/><text:line-break/><text:line-break/></text:span>莫迪還說，在「新印度」之中，貪污腐敗「將沒有容身之處」。這其實就跟吃銅吃鐵無所不貪的民進黨高喊清廉是一樣的意思。<text:span text:style-name="T3"><text:s/><text:line-break/><text:line-break/></text:span>莫迪的「新印度」，事實上就是我上面所描述的這樣一種由<text:span text:style-name="T3"><text:s/>RSS</text:span>所主導的印度：仇中反華反穆斯林，貪污腐敗，泯滅人性，顛倒是非黑白，乃至兄弟血腥相殘。<text:span text:style-name="T3"><text:s/><text:line-break/><text:line-break/></text:span>大家要以為台灣不會走上那樣一種極端。各位不妨看看二戰時的烏克蘭和波蘭之內部族群血腥相殘<text:span text:style-name="T3"><text:s/>(</text:span>強烈推薦<text:span text:style-name="T3"><text:s/>Wojciech Smarzowski </text:span>所導演的<text:span text:style-name="T3"><text:s/>Volhynia</text:span>，台譯<text:span text:style-name="T3"><text:s/>"</text:span>仇恨<text:span text:style-name="T3">")</text:span>，不妨看看科索沃，看看塞爾維亞，看看南斯拉夫，看看這一切被西方外來勢力所挑起的兄弟相殘之極端血腥以及極端令人訝異。帝國勢力入侵，刻意操弄族群對立，而仇恨居然可以這樣就被憑空大量製造出來，進而無限氾濫。<text:span text:style-name="T3"><text:s/><text:line-break/><text:line-break/></text:span>操弄高手與最終解決方案<text:span text:style-name="T3"><text:s/><text:line-break/><text:line-break/></text:span>莫迪表示，在自由的「新印度」裏頭，絕不容許打著「信仰」的旗號從事暴力活動。可是，這樣一種宗教極端主義的暴力行徑，恰恰是莫迪所專長。莫迪還說：「我們必須下定決心，在<text:span text:style-name="T3">2022</text:span>年之前實現印度『自由戰士』（指聖雄甘地）的夢想。」很可笑吧，在甘地的誕生地一手製造印度版<text:span text:style-name="T3">228</text:span>大屠殺的就是莫迪。<text:span text:style-name="T3"><text:s/><text:line-break/><text:line-break/></text:span>莫迪的政治同夥，同時也是<text:span text:style-name="T3"><text:s/>VHP </text:span>的總書記<text:span text:style-name="T3"><text:s/>Praveen Togadia</text:span>，在談到莫迪所發動的這場針對穆斯林的大屠殺時，竟然如此說道：「穆斯林的暴力氾濫，那是因為我們的國家追隨甘地，縱容所致。因此，我們不再需要甘地。」上面提到的那位由莫迪提名、數年前曾製造連環爆炸案殺死十數條人命的恐怖份子<text:span text:style-name="T3"><text:s/>Pragya Singh Thakur</text:span>，甚至還多次讚揚殺害甘地的兇手是「真正的愛國者」。<text:span text:style-name="T3"><text:s/><text:line-break/><text:line-break/></text:span>跟台灣一樣，這些政客也深獲印度年輕人喜歡，並且也有著一群太陽花式<text:span text:style-name="T3"><text:s/>"</text:span>覺醒青年<text:span text:style-name="T3">"</text:span>，也是很喜歡砸銅像。砸誰的銅像呢？就是甘地；把甘地砍頭或毀容。為什麼？因為他們認為甘地不愛印度，是穆斯林的同路人，是印度教的叛徒。<text:span text:style-name="T3"><text:s/><text:line-break/><text:line-break/></text:span>你必須明白，這些政客雖然壞，但他們一點都不笨，他們全是政治操弄的高手，講的是一套，做的又是另一套，而且人前人後言行不一，一如台灣之人渣政客們，十分精於操弄。<text:span text:style-name="T3"><text:s/><text:line-break/><text:line-break/></text:span>有位印度導演叫做<text:span text:style-name="T3"><text:s/>Rakesh Sharma</text:span>，拍了一部長達三個半小時的記錄片<text:span text:style-name="T3"><text:s/>"Final Solution" (</text:span>最終解決方案<text:span text:style-name="T3">)</text:span>，詳實記錄與調查採訪莫迪在<text:span text:style-name="T3"><text:s/>2002 </text:span>年所發動的那場大屠殺。<text:span text:style-name="T3">"</text:span>最終解決方案<text:span text:style-name="T3">" </text:span>一詞取自納粹針對猶太人的種族滅絕計畫，導演藉以指稱類似莫迪所代表的那樣一種盛行於印度的主流勢力，排斥所謂異族或異己或外來者與後來者，並以自身認同為傲，一如納粹一般。<text:span text:style-name="T3"><text:s/><text:line-break/><text:line-break/></text:span>我沒看這片子，但我知道這位導演講了一些話，他說，諸多跡象與證據顯示，該場大屠殺是莫迪政府及其政黨所幕後策動；姦殺擄掠的背後，更有著這樣一種主流意識形態：亦即對自身認同充滿<text:span text:style-name="T3"><text:s/>"</text:span>驕傲<text:span text:style-name="T3">"</text:span>，強調一種<text:span text:style-name="T3"><text:s/>"</text:span>正宗<text:span text:style-name="T3">" </text:span>或<text:span text:style-name="T3"><text:s/>"</text:span>正港ㄟ<text:span text:style-name="T3">" </text:span>、土生土長的印度人認同；不但宗教必須正港，文化、政治、地域與語言也必須正港，強調建立一種<text:span text:style-name="T3"><text:s/>"</text:span>真正的<text:span text:style-name="T3">" </text:span>印度本土政權，否則就是不愛印度，是印度之敵。<text:span text:style-name="T3"><text:s/><text:line-break/><text:line-break/></text:span>因此，對穆林與基督教等等<text:span text:style-name="T3"><text:s/>"</text:span>後來者<text:span text:style-name="T3">"</text:span>、<text:span text:style-name="T3">"</text:span>外來者<text:span text:style-name="T3">" </text:span>或<text:span text:style-name="T3"><text:s/>"</text:span>侵入者<text:span text:style-name="T3">" </text:span>乃至鄰近的中國充滿敵意，認為這些人事物都是<text:span text:style-name="T3"><text:s/>"</text:span>最終<text:span text:style-name="T3">" </text:span>必須<text:span text:style-name="T3"><text:s/>"</text:span>解決<text:span text:style-name="T3">" </text:span>的對象。在<text:span text:style-name="T3"><text:s/>"</text:span>最終解決<text:span text:style-name="T3">" </text:span>來到之前，這些有毒有害的人事物，都不應該跟正港的印度人享有同等資源與權利地位。例如，政府曾經集體驅逐數百名穆斯林學生，強迫他們轉學到偏遠地區，因為他們沒有資格跟正港的印度人享有同樣的教育資源或醫療資源。<text:span text:style-name="T3"><text:s/><text:line-break/><text:line-break/></text:span>導演還說，這些政客及其文化代言人極為擅於利用新聞事件加以政治操弄，騙取選票，更是廣獲年輕族群的熱烈支持。<text:span text:style-name="T3"><text:s/><text:line-break/><text:line-break/></text:span>結尾：特別為<text:span text:style-name="T3"><text:s/>half-witted </text:span>而寫<text:span text:style-name="T3"><text:s/><text:line-break/><text:line-break/></text:span>我這文章，算一算九千多字，花了我兩個夜診後極其疲憊的夜晚。頭腦昏沉，詞不達意，但我若不踩煞車，別說九千字，九萬字我都能一直寫下去。因為眼睛有事，現在寫東西特別吃力，但我能做的也就是這些了。<text:span text:style-name="T3"><text:s/><text:line-break/><text:line-break/></text:span>這跟韓國瑜有什麼關係嗎？當然有關係，但我當然不是為了他或僅僅為了一個選舉而寫，而是特別為了維根斯坦所說的那些<text:span text:style-name="T3"><text:s/>"half-witted" </text:span>而寫。<text:span text:style-name="T3">"half-witted" </text:span>就是指一個人僅僅只有一半的智能，翻譯成大白話就是腦殘。腦殘者往往特別會以為自己很有自主判斷力，具有什麼獨立思考的能力。<text:span text:style-name="T3"><text:s/><text:line-break/><text:line-break/></text:span>今天晚餐時，學姊提到說有個國中生當面嗆罵韓國瑜。那學生說韓國瑜<text:span text:style-name="T3"><text:s/>"</text:span>很可笑<text:span text:style-name="T3">"</text:span>，竟然想選總統，<text:span text:style-name="T3">"</text:span>只會向中央申請一些奇奇怪怪的經費<text:span text:style-name="T3"><text:s/>(</text:span>指防治登革熱<text:span text:style-name="T3">)"</text:span>；這學生還烙英文說這樣只會傷害韓國瑜的什麼<text:span text:style-name="T3"><text:s/>"reputation"</text:span>。我的天啊！不要拉我，我真的很想去撞牆。<text:span text:style-name="T3"><text:s/><text:line-break/><text:line-break/></text:span>我跟學姊說，大多數人其實只能被洗腦，所以良善的政權應該盡量把持洗腦的權柄與媒體，才能使人、使社會走上正途。至於所謂獨立思考的能力，我以前以為那是一種眾人都能培養的能力，但我現在不這麼想了。我認為那是天才的特徵，僅僅屬於極少數聰慧者。<text:span text:style-name="T3"><text:s/><text:line-break/><text:line-break/></text:span>至於一般人，你恐怕只能直接告訴他答案，然後再來教他怎麼演算出某個答案來，你很難期待每個人能夠培養出獨立思考能力。人們其實連思考都不會，更不用說什麼獨立思考了。<text:span text:style-name="T3"><text:s/><text:line-break/><text:line-break/></text:span>最近看到一個漫畫很好笑，上面寫著：<text:span text:style-name="T3">"</text:span>千萬不要小看一大群白癡的威力。<text:span text:style-name="T3">" </text:span>我因此為<text:span text:style-name="T3"><text:s/>half-witted </text:span>而寫，看看能不能幫忙填滿這一大群人另一半消失的腦子。</text:p>
      <text:p text:style-name="P1"><text:span text:style-name="T1">洋洋</text:span><text:s/>  |  2019.06.21 01:06   |   <text:a xlink:type="simple" xlink:href="http://palinfo.habago.org/Entry?Command=Information_PrintForum&amp;iPage=4#FORUM37584"><text:span text:style-name="T2">#</text:span></text:a></text:p>
      <text:p text:style-name="P3"><text:span text:style-name="T1">一個馬來西亞華人談他在中國生活</text:span>7<text:span text:style-name="T1">年的感想，提到中國打貪、民訴、網路自由、抗戰電影。</text:span><text:s/><text:line-break/>https://youtu.be/KpyskC0NLXg <text:line-break/><text:line-break/><text:span text:style-name="T1">李光耀</text:span>1992<text:span text:style-name="T1">年就香港</text:span><text:span text:style-name="T4">问题当众当面批评港督彭定康，他說民主只會帶來退步</text:span><text:s/><text:line-break/>https://youtu.be/kmfm7vmJ0Bs <text:line-break/><text:line-break/><text:span text:style-name="T1">【</text:span><text:span text:style-name="T4">杨澜访谈录】</text:span>2012 005<text:span text:style-name="T1">小舞台</text:span><text:s/><text:span text:style-name="T1">大人物</text:span>——<text:span text:style-name="T1">李光耀，談到中國、台灣、對一中的態度、與鄧小平的會面及後來對中國發展的影響。</text:span><text:s/><text:line-break/>https://youtu.be/u-pP8tZ3dpU <text:line-break/><text:line-break/></text:p>
      <text:p text:style-name="P1"><text:span text:style-name="T1">黃明華</text:span><text:s/>  |  2019.06.20 21:30   |   <text:a xlink:type="simple" xlink:href="http://palinfo.habago.org/Entry?Command=Information_PrintForum&amp;iPage=4#FORUM37583"><text:span text:style-name="T2">#</text:span></text:a></text:p>
      <text:p text:style-name="P2">這篇說明雲林土生土長真正的農民林佳新寫的文章真是直指人心<text:span text:style-name="T3">,</text:span>也點出台灣真正的問題<text:span text:style-name="T3"><text:s/><text:line-break/><text:line-break/></text:span>林佳新：「非韓不投」是渴望政治不再被權貴、菁英綁架<text:span text:style-name="T3"><text:s/><text:line-break/>https://udn.com/news/story/6656/3883745 <text:line-break/><text:line-break/></text:span>雲林網紅菜農林佳新今天在臉書貼出一篇《賴清德與韓國瑜的價值》的文章，他說，民進黨初選與國民黨初選他一直支持這這兩人出來挑戰的意義，在於他堅持路線上的強強對決與對台灣往民主的道路躍進。<text:span text:style-name="T3"><text:s/><text:line-break/><text:line-break/></text:span>林佳新說，蔡英文執政下的民進黨已經出現與基本價值的反向路線，這時候賴清德的初心或許能重回民進黨在人民心中的本性，而不是ㄧ再的被派系架空與政治綁架。<text:span text:style-name="T3"><text:s/><text:line-break/><text:line-break/></text:span>他認為，「兩黨的改造才是人民的福祉」，第三次民主轉型在於政黨的蛻變，國民黨一直都是菁英權貴的政黨，一個老的思維，害怕權力的喪失，使國民黨一直無法得到中間選民與基層勞動者的認同。<text:span text:style-name="T3"><text:s/><text:line-break/><text:line-break/></text:span>他說，賴清德已經出局，為何非韓不投的聲音還是這麼龐大？在於這些人不一定是支持國民黨，但他支持韓國瑜，這陣子大家一直被所謂的政治誠信綁架，或韓國瑜沒正當性的言語框住，其實韓國瑜的庶民的崛起這股聲浪已經代表他的正當性與一切了。如果韓國瑜能如同參選黨主席那股初心來改造國民黨讓國民黨更接地氣，接近庶民那才是社會的福利。<text:span text:style-name="T3"><text:s/><text:line-break/><text:line-break/></text:span>林佳新認為，「改造的國民黨將往更民主與傾聽庶民的聲音，變相的也是在督促民進黨的蛻變」，在菁英政治下，相對基層的勞魚工被剝奪最大的就是話語權，不管是一例一休或是漁業三法或是農業的亂象，都是因為基層沒話語權，所以長期被高層菁英自以為是的惡搞。<text:span text:style-name="T3"><text:s/><text:line-break/><text:line-break/></text:span>他表示，「非韓不投」這看似民粹的說法像在分裂國民黨般，但這正代表著國民黨高層還是無法了解真正的基層民意，那股聲音的代表著對民進黨的擺爛與對國民黨無能的最大哀鳴，人民的聲音不再要讓政治菁英菁英靠著媒體與權力擺佈。<text:span text:style-name="T3"><text:s/><text:line-break/><text:line-break/></text:span>林佳新說，去年<text:span text:style-name="T3">1124</text:span>之後，民進黨不檢討與強化意識型態的對決更加明顯，這使大量基層喊著非韓不投，這背後真正的涵義兩黨懂嗎？他說，他們渴望改變，不再是被政治菁英與權貴們綁架，他們的內心情感投射在韓國瑜身上，渴望改變，非韓不投是一種渴望改變的力量。<text:span text:style-name="T3"><text:s/><text:line-break/><text:line-break/></text:span>他表示，第三次民主轉型在於基層的崛起，這次總統大選應該是要往政黨改變為主，四年總統不如四十年的民主轉型、改變政黨重要，這已經不是韓國瑜一個人的榮辱了，如果韓贏得初選代表的我們更能督促民進黨傾聽基層的聲音。如果過不了初選，民主轉型更片刻不容遲緩，否則我們的下一代面臨的將是更民粹與政治操作的台灣。<text:span text:style-name="T3"><text:s/><text:line-break/><text:line-break/></text:span>林佳新表示，民主口號不能只是民進黨的專利，應該是真正的落實在各政黨，政黨政治之下任何政黨的改變都是好的，否則就如同公投法惡搞一樣，人民永遠被擺佈。天佑台灣、天佑中華民國。</text:p>
      <text:p text:style-name="P1">Ethan   |  2019.06.18 21:44   |   <text:a xlink:type="simple" xlink:href="http://palinfo.habago.org/Entry?Command=Information_PrintForum&amp;iPage=4#FORUM37582"><text:span text:style-name="T2">#</text:span></text:a></text:p>
      <text:p text:style-name="P3"><text:span text:style-name="T1">鄭村棋在反送中事件的看法算是比較中肯的，但在台灣媒體中已經不多見了。</text:span><text:s/><text:line-break/>https://youtu.be/Lqvs9GtIc6A <text:line-break/>https://youtu.be/UQ6VJWJijQ4 </text:p>
      <text:p text:style-name="P1"><text:span text:style-name="T1">天天</text:span><text:s/>  |  2019.06.18 13:05   |   <text:a xlink:type="simple" xlink:href="http://palinfo.habago.org/Entry?Command=Information_PrintForum&amp;iPage=4#FORUM37581"><text:span text:style-name="T2">#</text:span></text:a></text:p>
      <text:p text:style-name="P2">我這次全程關注過韓國瑜的選舉，我知道他欣起這波風潮是如何起來的，是民眾自發聚集起來支持他的，因為他說出了臺灣的現實。但韓不是一個可以扭轉乾坤的人，甚至整個臺灣目前都沒有這樣一個人物，韓近日對一國兩制的表態明顯在迎合民意，並非順應民心。臺灣人真正的期望的是太平的生活，對一國兩制的恐慌與長年的妖魔化中共、醜化大陸有關，並非不可改變。改變臺灣的政治生態，不能靠一兩個，得有一群人，靠一個有理想、有紀律的組織，深入到基層，深入到群眾當中才行得通。<text:span text:style-name="T3"><text:s/><text:line-break/></text:span>兩黨、多黨、一黨，各有利弊。兩黨、多黨若是有共同的理念，只是施政風格不同，平時相互監督，大事能協作，則能運作良好；若是陷於党爭，則國無寧日，臺灣如此、烏克蘭如此，許多學美國這套的國家都陷於這種困境，只問顏色而不問是非，以勝選為終極目標，決策沒有戰略性。一黨若能保持隊伍的純潔，可以有長遠的戰略規劃，可以有持續的改進，穩定地推行政策，因為承擔無限責任，可以快速回應民眾訴求；但若一党墮落成利益集團，後果也很嚴重，蘇共正是如此。可以說蘇共正是亡於自身的墮落，領導集體結成貪腐集團，欲將不法所得漂白，蘇共的解散是自上而下的，蘇共解體後，新貴都源自原來的領導集團就很說明問題。<text:span text:style-name="T3"><text:s/><text:line-break/></text:span>國民黨就是一群有好處都出來搶，有危險都在躲的人，當年馬英九下臺，國民黨面臨解體的危險，結果無人出來擔當大任，只有洪出來收拾殘局。這次韓選舉大勝，一幫人又看到了機會，都跳了出來，當年這些人在哪？民進黨則是毫無廉恥，毫無底線的一群人結成的同盟，以上臺分髒為終極目標，不过民<text:span text:style-name="T4">进党在管中闵上的操作，在转型委员会上暴出这样的丑闻，还有这么多人挺，也真是让人开了眼界。臺灣人能指望這兩個爛黨？柯的崛起的，也是民眾厭惡兩黨的惡鬥，想找個無黨的出來。柯這樣一個政治小丑，還有這麼高的人氣，真讓人不可思議。</text:span><text:span text:style-name="T3"><text:s/><text:line-break/></text:span>政治體制哪種好，這個看效果，看國情，看歷史。當年冷戰期間，雙方都堅持自己的體制最好，都向對方陣營輸出革命。不能說雙方最初的動機都是陰謀，沒有真誠的成份。中共早年也向外輸出革命，不能說沒有理想主義的成分。<text:span text:style-name="T3"><text:s/><text:line-break/></text:span>現在中共認識到，各國有各自的國情、有自己的文化，選擇什麼制度不能靠外力強推。所以中共現在不再向外輸出革命。大陸形成現在的體制，有歷史原因，有偶然因素也有必然因素。至於這個不變、那個不變，實則一直在變，並不僵化。中共是有過教條主義教訓的。大陸的文革，也是想嘗試一種大民主，從效果看是失敗的。公投看似最民主，卻是最無效，最容易出錯的決策方式。以為在追求民主，實則在追求平均。醫生能不能通過公眾表決來決定是否有業務能力？顯然不能，因為術業有專攻，得由專業人士來決定，但公眾可以表決此人是否具有醫德。重大決策難道可以大眾來表決？公投可以作為體現民意的方式，供專業的決策層參考，而不能作為最終決策者。人人有責，一定是無人負責。<text:span text:style-name="T3"><text:s/><text:line-break/></text:span>一國兩制之於臺灣是最好地解決兩岸問題的方式，一個群體習慣了現有體制，如果沒有到革命的地步，是不希望有大的改變的。社會的重大變革總是充滿諸多的不確定性，這種不確定性就會帶來不安。若兩岸能真正開放，真誠交流，不同制度共存，共用經濟的繁榮、社會的穩定不失為兩岸人民之福。但若臺灣一味操縱民意，仇中反共，兩岸問題解決怕只能兵戎相見了，我是很擔心這種結局的。誰會得利？政客早有退路，大不了跑到國外，安享晚年，平民百姓如何逃過此劫？<text:span text:style-name="T3"><text:s/></text:span></text:p>
      <text:p text:style-name="P1"><text:span text:style-name="T1">陳真</text:span><text:s/>  |  2019.06.18 10:56   |   <text:a xlink:type="simple" xlink:href="http://palinfo.habago.org/Entry?Command=Information_PrintForum&amp;iPage=4#FORUM37580"><text:span text:style-name="T2">#</text:span></text:a></text:p>
      <text:p text:style-name="P4">卡韓政變<text:span text:style-name="T3"><text:s/>(88)</text:span>：韓流什麼色？<text:span text:style-name="T3"><text:s/><text:line-break/><text:line-break/></text:span>陳真<text:span text:style-name="T3"><text:s/>2019. 06. 18. <text:line-break/><text:line-break/><text:line-break/></text:span>你說的有些對，有些不對。很多事只能在一種相對意義上來看。相較於對岸，台灣人心態上並不仰賴明君，而是仰賴報紙、網路、名嘴與網紅，眾口爍金，拿香跟拜。反之，對岸卻無所謂仰不仰賴；黨的領導不變，中國特色的什麼不變，這個不變，那個不變，這個堅持，那個堅持，總之一切是既定事實。<text:span text:style-name="T3"><text:s/><text:line-break/><text:line-break/></text:span>兩種類型，何者較佳？恐怕還是得看情況。我個人投大陸體制一票，因為我不相信在現有之現實背景下的所謂民主。<text:span text:style-name="T3"><text:s/><text:line-break/><text:line-break/></text:span>年少時，我相信一句話：<text:span text:style-name="T3">"</text:span>民主的弊病只能透過更民主的手段來解決<text:span text:style-name="T3">"</text:span>。但我早已不信這鬼話。我反倒相信，民主的弊病，只能依靠非民主的手段來解決。我甚至認為，所謂民主，其實就是一種安全穩定模式的獨裁；骨子裏一成不變，核心事物不變，但外觀上弄些花花草草的民主包裝，那就好像我若梳個民主髮型，穿件民主外衣，但我其實還是我，一點也沒變。外在包裝可穿可脫，無損其內在。大陸如此，美國如此，英國也如此。所謂民主與獨裁的二分法，只能騙小孩。<text:span text:style-name="T3"><text:s/><text:line-break/><text:line-break/></text:span>西方民主較成熟的意思，其實就是他們獨裁監控得相當穩定、嚴密而難以顛覆；所謂開放社會的開放，也只是在這樣一種安全模式下的開放。民主狗鍊很漂亮，又大又粗，但<text:span text:style-name="T3"><text:s/>"</text:span>人<text:span text:style-name="T3">" </text:span>才是主人，<text:span text:style-name="T3">"</text:span>狗<text:span text:style-name="T3">" </text:span>不是。台灣基本上也是這樣一種西式民主，表面上選舉很熱鬧，但若想透過選舉改變政經內涵，幾乎不可能。<text:span text:style-name="T3"><text:s/><text:line-break/><text:line-break/></text:span>幾百年來，各方帝國勢力殖民下的台灣，不管玩哪一套政治遊戲，都無損於其權力核心；改變的力量，主要還是來自外在的整個局勢變化。棋子本身缺乏意義，更沒有自主意志。因此，最好的存在方式不是追求一種<text:span text:style-name="T3"><text:s/>"</text:span>去現實<text:span text:style-name="T3">" </text:span>的科幻式獨立自主，而是脫離棋子任人操弄的可悲宿命，儘早回歸對於台灣具有絕對利益的祖國懷抱。<text:span text:style-name="T3"><text:s/><text:line-break/><text:line-break/></text:span>再者，我能理解你所謂台灣政治上之造神文化，但這樣一種造神現象其實曾經僅僅存在於柯文哲身上；為了某種龐大的政治需要，各方惡勢力全體總動員，硬是把一個無能無德的小癟三給抬舉成一個所謂政治明星。<text:span text:style-name="T3"><text:s/><text:line-break/><text:line-break/></text:span>這樣一種造神現象並不曾出現在其他人身上，馬英九沒有，阿扁或其他人也都沒有。韓國瑜更是造神的反面，是造魔才對；各方惡勢力再一次全體總動員，硬是把他給妖魔化，而不是造神。<text:span text:style-name="T3"><text:s/><text:line-break/><text:line-break/></text:span>一年前，從來絕不會有人去想到什麼韓國瑜，他的島內知名度恐怕比我這樣一個<text:span text:style-name="T3"><text:s/>"</text:span>隱士<text:span text:style-name="T3">" </text:span>還低。在各種菁英界裏，我不管走到哪，常有人認識，韓國瑜卻不然，人們根本忘了他，這一代人則完全沒聽過這號人物。<text:span text:style-name="T3"><text:s/><text:line-break/><text:line-break/></text:span>也就是說，韓流是憑韓一人之力所創造出來的奇蹟，前所未見。先有韓流，才有報導，才有各方矚目。我不敢說<text:span text:style-name="T3"><text:s/>"</text:span>絕後<text:span text:style-name="T3">"</text:span>，但是<text:span text:style-name="T3"><text:s/>"</text:span>空前<text:span text:style-name="T3">" </text:span>肯定是對的，台灣政治史上從沒出現過這樣一種近乎從無到有的民意浪潮。<text:span text:style-name="T3"><text:s/><text:line-break/><text:line-break/></text:span>過去馬英九和阿扁都曾是政治明星，但你知道他們可是經營了大半輩子，而且，群眾或支持者始終是被動員的，不像韓流那樣主動出擊，自行集結。若要說民主，這恐怕才是台灣史上第一次出現的民意浪潮或民主現象。<text:span text:style-name="T3"><text:s/><text:line-break/><text:line-break/></text:span>韓流之所以受到全面性的、不分藍綠的圍堵、攻擊與抹黑，恰恰就是因為它挑戰了過去從未被挑戰過的利益結構與權力核心。這或許也說明了，民主雖然包裝精美、內在穩定，但實際上仍然有可能<text:span text:style-name="T3"><text:s/>"</text:span>失控<text:span text:style-name="T3">"</text:span>，從而挑戰了既有的利益結構與權力核心。<text:span text:style-name="T3"><text:s/><text:line-break/><text:line-break/></text:span>韓國瑜其實很像川普。我知道我這樣講很容易招來誤會，因為人們往往不了解何謂比喻。香蕉比芭樂，蘋果比西瓜，看你要怎麼比都行，只要真能比出個道理來。韓國瑜跟川普一樣，都面臨了各方既有勢力的全面圍堵，因為他們血統不純正，是意外產物，就像突變那樣，對既有個體<text:span text:style-name="T3"><text:s/>(</text:span>亦即所謂建制派<text:span text:style-name="T3">) </text:span>產生了威脅，既不可測，也不受既有利益結構之控制。<text:span text:style-name="T3"><text:s/><text:line-break/><text:line-break/></text:span>因此，背後雙方棋手，亦即中美兩國，恐怕都不樂見諸如韓與韓流這樣一種新型人事物的誕生，也許就會轉而求其次，押寶姓柯的混蛋，因為相對於韓，柯很聽話，你只要給他一點權力，給他好處，他就聽你的。<text:span text:style-name="T3"><text:s/><text:line-break/><text:line-break/></text:span>不過，我想說的是，祖國倘若棄韓投柯，那真是很不智。因為，韓國瑜所代表的民意，事實上才是這島嶼的真正血肉。我想不出更好的代名詞，只能借用庶民一詞。<text:span text:style-name="T3"><text:s/><text:line-break/><text:line-break/></text:span>庶民相對於菁英。不管局勢如何變化，不管怎麼改朝換代，菁英的利益始終屹立不搖。傳統既有的政治遊戲與體制，從來就只為這樣一些少數人服務。但庶民則不然，不管局勢如何變化，不論景氣榮枯，他們始終是被犧牲的一群，而且階層流動越來越固著化，越來越難翻身。<text:span text:style-name="T3"><text:s/><text:line-break/><text:line-break/></text:span>庶民雖然弱小，但事實上他們才是真正的大多數。背後各方勢力向來討好菁英，押寶菁英，為菁英謀福利，但實際上，拉攏這樣一些少數人並沒有多大意義，因為菁英向來就像牆頭草，風往哪邊吹自然就會往哪邊倒，根本不需要太在意他們。<text:span text:style-name="T3"><text:s/><text:line-break/><text:line-break/></text:span>若要討好，應該是討好絕大多數平民百姓才對。祖國應該正視韓流這樣一股力量，而不是敵視之或對之感到畏懼。他們才有可能翻轉島嶼既有的政治認同與權力結構。<text:span text:style-name="T3"><text:s/><text:line-break/><text:line-break/></text:span>妖魔化這樣一股力量是很荒唐的。綠營及郭、柯等人企圖消滅之，我能理解，但是竟然連國民黨也傾全黨之力打壓，真是難以想像。沒有了韓流，國民黨其實幾乎就要從加護病房送到太平間了。<text:span text:style-name="T3"><text:s/><text:line-break/><text:line-break/></text:span>韓流不一定無色，但不以顏色為依歸。你不妨走入韓流之中看看，也許就能明白，他們真正來自四面八方，南腔北調，五顏六色，唯一的共同點就是長年以來強烈的被剝奪感，資源分配永遠沒有他們應有的一份；他們所求不多，無非渴望一個稍微好一點的生活，渴望看得到一點明天的希望。他們在黑暗中太久了；他們不是迷戀韓國瑜這個人，而是嚮往他所指出的一點光亮。</text:p>
      <text:p text:style-name="P1"><text:span text:style-name="T1">天天</text:span><text:s/>  |  2019.06.18 01:24   |   <text:a xlink:type="simple" xlink:href="http://palinfo.habago.org/Entry?Command=Information_PrintForum&amp;iPage=4#FORUM37579"><text:span text:style-name="T2">#</text:span></text:a></text:p>
      <text:p text:style-name="P2">我偶爾會看看臺灣的節目，給我的感覺就是成天在討論選舉。討論選舉也就罷了，好歹關注一下不同侯選人的執政能力、政治主張吧，結果關注盡是一些雞毛蒜皮的小事。<text:span text:style-name="T3"><text:s/><text:line-break/></text:span>政治本來是很嚴肅的事，它影響的不是一個，而是一大群人。但臺灣的選舉完全娛樂化，毫無嚴肅性可言，與明星的選秀沒兩樣。難道政治人物不看品德和能力，只看誰會表演？難道執政是很簡單後中，不需要專業素養，只看誰會許諾？以娛樂化的心態來選舉領導人，難道是因為這個職位不重要，誰做都行？<text:span text:style-name="T3"><text:s/><text:line-break/></text:span>臺灣的選舉文化还有個特點，喜歡造神。從陳水扁、馬英九到蔡英文無不如此，這些人都曾被捧上神壇，結局無一不讓人失望。如今的韓國瑜也免不了這個套路，韓即便能當上臺灣領導人，其結局應該與馬英九差不多。這種造神現象反映是臺灣人的懶，將自己的命運寄託在開明君主身上，臺灣政壇的亂像是一兩個青天可以變天的？臺灣的選舉只注重結果，只看<text:span text:style-name="T4">颜色不问是非，以上臺為終極目標，至於採取什麼手段好象沒人在意，這種選舉文化只會對最無恥的政客最有利，比如陳水扁這樣的。</text:span><text:span text:style-name="T3"><text:s/><text:line-break/></text:span>政客忙於選舉，民眾狂熱地參與其中。臺灣現在最要緊、最緊迫的事反倒沒人關注。<text:span text:style-name="T3"><text:s/><text:line-break/></text:span>不知道臺灣有沒有人關注，現在的中美貿易戰？如果貿易戰持續下去甚至進一步升級，臺灣是選擇抱美國大腿，還是主動融入大陸經濟圈？這是事關臺灣未來經濟生死的大事，臺灣在中美之間如何選邊站？<text:span text:style-name="T3"><text:s/><text:line-break/></text:span>臺灣有人考慮過如何與大陸統一嗎？臺灣想一直維持現在不獨不統的現狀是不可能的。中美對抗如果升級，臺灣必然被美國當作棋子逼臺灣表態？臺灣準備如何應用美國的要求？<text:span text:style-name="T3"><text:s/><text:line-break/></text:span>臺灣要清楚，大陸不可能同意臺灣獨立，這不僅是中共的態度，也是大陸的主流民意。臺灣想希望于中共像蘇共一樣垮臺，臺灣亂中獲利？中共從立國到現在，經歷的重大經濟危機不下十次，比當前面臨的危機嚴峻的情況多了。臺灣最好的獨立時機是八十年代中後期到九十年早期，那個時期臺灣經濟迅猛發展，而大陸經濟形勢嚴峻；那時大陸由於經濟體制轉型，也帶來巨大的政治危機，當時大陸民眾對政治體制有相當的質疑。那時大陸偷渡到臺灣的人不少，現在可有還有偷渡嗎？臺灣難道認為現在的形勢更有利於獨立？臺灣媒體在報導大陸時，不是嘲諷、妖魔化大陸人就是醜化中共。其实中共在大陸的執政並沒有如臺灣媒體所宣稱的不堪，相反現在大陸民眾對中共的滿意度和對現行體制的認同正在快速提升。<text:span text:style-name="T3"><text:s/><text:line-break/></text:span>統一問題，不是臺灣想回避就可以避開的，臺灣現在這種反中仇共的操作，只會加速統一的進程。臺灣如果不儘早直面這個問題，到統一之時打算如何應對？難道真打算如蘇貞昌所言，戰鬥到最後一卒？難道指望美國、日本來救援？<text:span text:style-name="T3"><text:s/></text:span></text:p>
      <text:p text:style-name="P1"><text:span text:style-name="T1">陳真</text:span><text:s/>  |  2019.06.18 01:15   |   <text:a xlink:type="simple" xlink:href="http://palinfo.habago.org/Entry?Command=Information_PrintForum&amp;iPage=4#FORUM37578"><text:span text:style-name="T2">#</text:span></text:a></text:p>
      <text:p text:style-name="P4">卡韓政變<text:span text:style-name="T3"><text:s/>(87)</text:span>：競逐權力者，可還記得初衷？<text:span text:style-name="T3"><text:s/><text:line-break/><text:line-break/></text:span>陳真<text:span text:style-name="T3"><text:s/>2019. 06. 18. <text:line-break/><text:line-break/><text:line-break/>(</text:span>續<text:span text:style-name="T3"><text:s/>2019.06.14. 17:16</text:span>、<text:span text:style-name="T3">2019.06.16.16:27</text:span>以及續一切的一切<text:span text:style-name="T3">) <text:line-break/><text:line-break/></text:span>請先看文末報導<text:span text:style-name="T3"><text:s/>(</text:span>童偷娃娃，美警掏槍捕父母，民怨四起<text:span text:style-name="T3">)</text:span>。這事如果發生在祖國大陸，經過西方主流媒體無日無之的熱烈報導，一堆所謂愛好民主自由與人權的人士，不知道又要怎麼哭爸哭母、大作文章了。<text:span text:style-name="T3"><text:s/><text:line-break/><text:line-break/></text:span>但是，儘管類似的事在美國層出不窮，主流媒體卻根本懶得過問，人們更是徹底無知無感，彷彿根本沒這回事，照樣高歌西方民主與人權之偉大。<text:span text:style-name="T3"><text:s/><text:line-break/><text:line-break/></text:span>十六年前，亦即<text:span text:style-name="T3"><text:s/>2003</text:span>年，我在報紙上寫了篇文章，標題是<text:span text:style-name="T3"><text:s/>"</text:span>美國用監獄來「治療」精神病患<text:span text:style-name="T3">"</text:span>，主要是根據<text:span text:style-name="T3"><text:s/>Human Rights Watch </text:span>的一份歷時兩年、長達兩百多頁的調查報告：<text:span text:style-name="T3"><text:s/><text:line-break/><text:line-break/>https://bit.ly/31Hr5xd <text:line-break/><text:line-break/></text:span>報告指出，美國監獄中有六分之一是精神病患，包括精神分裂症<text:span text:style-name="T3"><text:s/>(</text:span>亦即改名後之思覺失調症<text:span text:style-name="T3">)</text:span>、躁鬱症和重度憂鬱症等。更為駭人聽聞的是，在美國，被送往監牢的精神病患人數，竟然是在醫院中接受治療者的三倍。<text:span text:style-name="T3"><text:s/><text:line-break/><text:line-break/></text:span>報告指出，美國監獄中的精神病患例行性地遭到毆打、惡意虐待、操控與性侵。注意喔，不是偶發個案，而是<text:span text:style-name="T3"><text:s/>"</text:span>例行性<text:span text:style-name="T3">" (routinely)</text:span>。該報告的作者之一<text:span text:style-name="T3"><text:s/>Jamie Fellner </text:span>說：「在美國這個國家，監獄竟然變成精神病患的主要『治療』機構。」他說，之所以造成這種「把病人當成犯人來囚禁」的慘況，主要是因為美國的「精神醫療服務系統之破碎與缺乏資金」。簡單說就是無利可圖；而國家也不願把錢花在這上面。<text:span text:style-name="T3"><text:s/><text:line-break/><text:line-break/></text:span>「人權觀察組織」<text:span text:style-name="T3">("Human Rights Watch) </text:span>的主任在報告中做出結論：「除非你很有錢，要不然，你幾乎不可能在美國這個國家取得精神醫療服務。」「至於那些比較窮或是無家可歸的精神病患，即便他們只是違反一些根本微不足道的規定，而且沒有涉及任何暴力，卻仍然經常因此被打入監牢。」<text:span text:style-name="T3"><text:s/><text:line-break/><text:line-break/></text:span>時隔十多年，美國有錢人持續發大財，但是，美國的精神病人處境卻比過往更為艱難而可怕。比方說，<text:span text:style-name="T3">2015</text:span>年<text:span text:style-name="T3"><text:s/>"Human Rights Watch" </text:span>又做了一份一百多頁的調查研究，標題是<text:span text:style-name="T3"><text:s/>"Callous and Cruel</text:span>：<text:span text:style-name="T3">Use of Force against Inmates with Mental Disabilities in US Jails and Prisons" (</text:span>冷血與殘酷：美國監牢之暴力對待精神病患<text:span text:style-name="T3">)</text:span>，副標是<text:span text:style-name="T3"><text:s/>"Pain and Punishment for Symptoms Behind Bars" (</text:span>鐵窗後的痛苦與懲罰<text:span text:style-name="T3">)</text:span>。<text:span text:style-name="T3"><text:s/><text:line-break/><text:line-break/>https://bit.ly/2syrv9o <text:line-break/><text:line-break/></text:span>肆無忌憚的虐待，動輒刑求、毆打、電棒襲擊乃至性侵，或剝奪飲水、任其挨餓；有的還活活餓死，把他們當成比畜牲還不如。我實在不想多講了。有一段<text:span text:style-name="T3"><text:s/>Human Rights Watch</text:span>發佈的影片，各位自己看吧：<text:span text:style-name="T3"><text:s/><text:line-break/><text:line-break/>https://bit.ly/1QBQlJo <text:line-break/><text:line-break/></text:span>我並非要說美國人權好可怕而中國好棒，我只是想說，不應該把這類議題當成一種政治操弄醜化異己的手段與武器。因為，整天指控他人的美國，人權狀況同樣也很可怕，只是對西方不利的這類訊息往往會在主流媒體上消音，而中國的惡行卻被無限放大、每天誇大渲染，無限上綱，不斷妖魔化，藉以製造其動亂與分裂。<text:span text:style-name="T3"><text:s/><text:line-break/><text:line-break/></text:span>我常覺得，<text:span text:style-name="T3">"</text:span>議論<text:span text:style-name="T3">" </text:span>政治本身，似乎帶有一種揮之不去的卑鄙性，也許是因為政治已經遠離它應有的本質，成為一種冷血蒼白的權力競逐。可我年少便投入政治，卻因血肉而起，無關權力、名位與慾望。那些競逐權力踏上政壇者，可還記得初衷？<text:span text:style-name="T3"><text:s/><text:line-break/><text:line-break/></text:span>不知道為什麼，每當我想起那些我很不想去想的人與事，例如遠方戰亂、屠殺、貧病與難民等等等，乃至於日常生活周遭受苦的人或動物，我常會想起一個距今已<text:span text:style-name="T3">20</text:span>年的病人。<text:span text:style-name="T3"><text:s/><text:line-break/><text:line-break/></text:span>她長什麼樣，早已隨風飄，五官如何，在我記憶之中越來越模糊，但她的身影卻似乎一天比一天沉重，沉重到彷彿她就是我的家人，但事實上我僅僅見過她一面。<text:span text:style-name="T3"><text:s/><text:line-break/><text:line-break/></text:span>我在<text:span text:style-name="T3">2014</text:span>年<text:span text:style-name="T3">11</text:span>月<text:span text:style-name="T3">19</text:span>日的留言中曾經提起她。我是這麼寫的：<text:span text:style-name="T3"><text:s/><text:line-break/><text:line-break/></text:span>赴英求學的隔年<text:span text:style-name="T3"><text:s/>(1998</text:span>年<text:span text:style-name="T3">)</text:span>，很不幸遇到亞洲金融風暴；這風暴與索羅斯的資金炒作有莫大關聯，英鎊一下從<text:span text:style-name="T3">42</text:span>暴漲到一度逼近<text:span text:style-name="T3">70</text:span>，害我多年的存款頓時腰斬，只好利用寒暑假回來看門診。<text:span text:style-name="T3"><text:s/><text:line-break/><text:line-break/></text:span>記得有一天，醫院請我去開會，說遇到一個難題，想知道我的看法。有個年輕女生，三十幾歲，看她過去的照片挺清秀，不幸罹癌，已屬末期，百藥罔效，生命就在旦夕之間。<text:span text:style-name="T3"><text:s/><text:line-break/><text:line-break/></text:span>這時候，有個男生要來探望，但家屬堅決反對醫院讓他進來病房。不過，病人本身卻渴望見這男子一面。家屬依然堅決反對，說這男的是個負心郎，是個人渣，交往多年後，卻又毀棄婚約去愛別人。如今輾轉聽聞昔日女友小命將絕，前來探望，家屬堅持不肯。<text:span text:style-name="T3"><text:s/><text:line-break/><text:line-break/></text:span>不可思議的是，在那次會議中，其它醫護人員和社工竟然也都反對讓他們見面。至於我的想法呢，病人又不是失去意識，她想見誰當然就有權見誰，一點問題也沒有。<text:span text:style-name="T3"><text:s/><text:line-break/><text:line-break/></text:span>後來，我來到病房，想了解病人的真實心意。一進病房，竟然沒看到病人，因為她太瘦小了。後來仔細一看，才看到床上棉被底下有副身軀蠕動。她見我前來巡房，掀開棉被企圖坐起。我要她躺著講話。<text:span text:style-name="T3"><text:s/><text:line-break/><text:line-break/></text:span>十多年了，我始終記得那個病人，她瘦弱到根本不成人形；當她企圖坐起時，努力扭動著身軀，瘦弱得看起來就像一隻大蜥蜴那般令人心碎；觸目驚心，不忍卒睹。<text:span text:style-name="T3"><text:s/><text:line-break/><text:line-break/></text:span>我怕她氣力不足，沒跟她說幾句話就走了。我問她，前男友想來看妳，妳<text:span text:style-name="T3">ok</text:span>嗎？她用力點頭，無言，旋即兩行淚下。<text:span text:style-name="T3"><text:s/><text:line-break/><text:line-break/></text:span>離開病房後，我回去又跟其他醫護人員和社工再度表明我的想法，我說，這兩人之間只有愛，沒有恨；也許愛得不圓滿，但他們之間並沒有恨，旁人何必代她申張恨意？她生命既已即將來到終點，強調這些恨還有意義嗎？<text:span text:style-name="T3"><text:s/><text:line-break/><text:line-break/></text:span>幾個星期後，住院名單上已經沒有她的名字了，病床也是空的，走了。她和前男友之間後來究竟有沒有見到面，我不知道，也不想知道，或者應該說，不忍心知道，畢竟見或不見都很可悲。悲傷的事，我總是想方設法盡量阻絕在外，不讓它入侵，以求個冷靜，或說冷血也行。<text:span text:style-name="T3"><text:s/><text:line-break/><text:line-break/></text:span>但你知道，有些東西，你越擋它避它逃它，它卻似乎反而離你越近，一個不小心就會闖入心裏作亂。<text:span text:style-name="T3"><text:s/><text:line-break/><text:line-break/>================= <text:line-break/></text:span>童偷娃娃美警掏槍捕父母<text:span text:style-name="T3"><text:s/></text:span>民怨四起<text:span text:style-name="T3"><text:s/><text:line-break/><text:line-break/></text:span>路透社<text:span text:style-name="T3"><text:s/><text:line-break/><text:line-break/>2019</text:span>年<text:span text:style-name="T3">6</text:span>月<text:span text:style-name="T3">17</text:span>日<text:span text:style-name="T3"><text:s/><text:line-break/><text:line-break/></text:span>（路透鳳凰城<text:span text:style-name="T3">16</text:span>日電）美國鳳凰城警方因一名<text:span text:style-name="T3">4</text:span>歲女童被控順手帶走商場娃娃，掏出配槍指向坐在車內的父母，整個過程遭人錄影並上傳網路，造成民怨沸騰。<text:span text:style-name="T3"><text:s/><text:line-break/><text:line-break/></text:span>事件發生在上個月<text:span text:style-name="T3">27</text:span>日，據手機拍攝的影片和當事人說法，一男一女攜兩名女童離開連鎖雜貨店家多樂（<text:span text:style-name="T3">Family Dollar Stores</text:span>）時，沒注意到他們<text:span text:style-name="T3">4</text:span>歲女兒把一個沒付錢的娃娃帶出店外。<text:span text:style-name="T3"><text:s/><text:line-break/><text:line-break/></text:span>警方在接獲店員通報後，在商場附近的公寓社區停車場攔下這家人，至少一名員警拔槍並對大人咒罵，吼著要他們舉起雙手步下座車，並威脅他們若不照辦就準備挨子彈。<text:span text:style-name="T3"><text:s/><text:line-break/><text:line-break/></text:span>由路人拍下的影片顯示，<text:span text:style-name="T3">24</text:span>歲的媽媽哈波（<text:span text:style-name="T3">Iesha Harper</text:span>）步下車時，懷中抱著<text:span text:style-name="T3">1</text:span>歲女兒，另一手牽著<text:span text:style-name="T3">4</text:span>歲女兒，一名員警對她大吼大叫，一名員警則拿出手銬銬住她<text:span text:style-name="T3">22</text:span>歲未婚夫艾姆斯（<text:span text:style-name="T3">Dravon Ames</text:span>）。</text:p>
      <text:p text:style-name="P5"/>
      <text:p text:style-name="P1"><text:span text:style-name="T1">陳真</text:span><text:s/>  |  2019.06.17 19:00   |   <text:a xlink:type="simple" xlink:href="http://palinfo.habago.org/Entry?Command=Information_PrintForum&amp;iPage=5#FORUM37577"><text:span text:style-name="T2">#</text:span></text:a></text:p>
      <text:p text:style-name="P4">卡韓政變<text:span text:style-name="T3"><text:s/>(86)</text:span>：反淘汰<text:span text:style-name="T3"><text:s/><text:line-break/><text:line-break/></text:span>陳真<text:span text:style-name="T3"><text:s/>2019. 06. 17. <text:line-break/><text:line-break/><text:line-break/></text:span>阳阳，我講話直，純粹就理說理，就字說字，請別介意。<text:span text:style-name="T3"><text:s/><text:line-break/><text:line-break/></text:span>你講的是一種可能性。問題是，光說<text:span text:style-name="T3"><text:s/>"</text:span>可能<text:span text:style-name="T3">" </text:span>是沒有意義的。我不知道我待會下班之後會不會被外星人綁架？這個可能性我無法排除，但我依然會勇往直前，該回家回家，該買菜買菜。<text:span text:style-name="T3"><text:s/><text:line-break/><text:line-break/></text:span>剛剛有位病人來掛號，主訴是經常擔心馬桶有蛇，因為她小時候常吃蛇蛋，擔心蛇媽媽十年後的今天來尋仇。這個可能性我無法排除，但我還是開藥給她，叫她安心上廁所。<text:span text:style-name="T3"><text:s/><text:line-break/><text:line-break/></text:span>人渣們將來也許這樣，也許那樣，可能這樣，也可能那樣。這些可能性都無法排除，問題是可能性有高有低，當然是選擇那個為善可能性最高的，而不是選擇一些幾乎不可能不扯爛污的人渣。<text:span text:style-name="T3"><text:s/><text:line-break/><text:line-break/></text:span>我過去<text:span text:style-name="T3">20</text:span>幾年不曾為任何候選人拉票，最後一個助選對象就是陳定南。韓國瑜是繼陳定南之後，我所認可的政治人物。但是基本上，我也一樣不幫人拉票，因為不想使朋友為難，因此我私下也盡量避談政治。再說，重要的不是選舉勝負，而是手段本身。我再三講的都是這一點。<text:span text:style-name="T3"><text:s/><text:line-break/><text:line-break/></text:span>人渣們利慾薰心，無所不用其極，如果有人相信那一萬億分之一改過向善之可能性，我也只能無言。<text:span text:style-name="T3"><text:s/><text:line-break/><text:line-break/></text:span>一如你所說，選舉不是選美，也不是選擇好人好事代表，但它也絕不是對於理當繩之以法的造謠抹黑栽贓嫁禍者視若無睹。<text:span text:style-name="T3"><text:s/><text:line-break/><text:line-break/></text:span>也就是說，凡事都還是需要一種最低限度的道德原則與法律規範，做為文明社會的基礎，包括司法與內政及各種公私事務等等等。但是，道德原則與法律規範這兩樣東西在台灣的選舉之中，長年以來，卻完全蕩然無存。<text:span text:style-name="T3"><text:s/><text:line-break/><text:line-break/></text:span>甚至在較為基層且越是南部之選舉，事實上連最基本的人身安全都無法確保，威脅、恐嚇、黑道圍事根本就是基本常態，動輒開槍、擄人、跺腳筋、綁票樁腳、搓圓仔湯與利益交換、乃至殺人滅口等等等，選舉暴力永遠層出不窮。<text:span text:style-name="T3"><text:s/><text:line-break/><text:line-break/></text:span>基礎不存，一切制度也只是一場騙局，淪為比拳頭，比無恥，比卑鄙。這其實也是台灣打從蔣家年代開始推行所謂民主遊戲以來的一個基本常態：勝王敗寇，完全不擇手段。舊國民黨如此，而人渣黨卻更是青出於藍，卑鄙得更徹底。<text:span text:style-name="T3"><text:s/><text:line-break/><text:line-break/></text:span>候選人如此，而其支持者也往往被教育成同樣德性，每天就是想盡奧步看要怎麼抹黑對手，傷害異己。<text:span text:style-name="T3"><text:s/><text:line-break/><text:line-break/></text:span>如果連這樣的普遍現象居然都能容忍，那我不知道這些民主競賽究竟有何一絲意義可言？<text:span text:style-name="T3"><text:s/><text:line-break/><text:line-break/></text:span>你買票去看賽跑，結果有的選手居然開車上路；你去看拳賽，結果連火箭炮都抬出來了，觀眾們卻說無所謂啊，很棒啊，勝者為王啊，或說人渣選手可能也很會跑很會打啊。你聽了，是不是很無言？那何必比賽？我倒寧可請大家猜拳決勝負也許對於眾人福祉還更有利些，可能性還更高一些。<text:span text:style-name="T3"><text:s/><text:line-break/><text:line-break/></text:span>當我們完全不在乎手段的合法性與乾淨與否時，這個社會必然會產生一種反淘汰現象，永遠由不擇手段的人渣掌握各項大權與資源。這其實也說明了台灣社會的諸多問題之基本現象。<text:span text:style-name="T3"><text:s/><text:line-break/><text:line-break/></text:span>比方說，黨外人士犧牲奉獻，飽受家破人亡之痛苦。民進黨藉著前人的痛苦而成立，短短三、五年內，卻以光速般的速度腐爛，何以致之？無非就是一種訴諸不擇手段與勝王敗寇思維的反淘汰現象。在過去將近二十年來，更是墮落腐敗到變成一個貪婪無度的人渣黨。<text:span text:style-name="T3"><text:s/><text:line-break/><text:line-break/></text:span>你看，檯面上掌大權的不是大貪官例如柯建銘、阿扁，就是一堆舊國民黨的餘孽例如蔡英文、陳明文等人，要不就是根本數不清的貪婪投機份子例如蘇貞昌及新潮流系，或甚至是臥底黨外的調查局特務<text:span text:style-name="T3"><text:s/>"</text:span>謝長廷們<text:span text:style-name="T3">" </text:span>等等等。<text:span text:style-name="T3"><text:s/><text:line-break/><text:line-break/></text:span>當人們根本不在乎基本是非善惡時，整個社會就必然得承受反淘汰的苦果，人渣當道，為所欲為。</text:p>
      <text:p text:style-name="P1"><text:span text:style-name="T1">欧阳阳</text:span><text:s/>  |  2019.06.17 13:29   |   <text:a xlink:type="simple" xlink:href="http://palinfo.habago.org/Entry?Command=Information_PrintForum&amp;iPage=5#FORUM37576"><text:span text:style-name="T2">#</text:span></text:a></text:p>
      <text:p text:style-name="P2">陳真前輩，<text:span text:style-name="T3"><text:s/><text:line-break/></text:span>我認爲很多時候，人的是非善惡並不總是那麽分明，應該放到具體的事務和背景中評判，<text:span text:style-name="T3"><text:s/><text:line-break/></text:span>前輩前文中提到的，比如，楊秋興，陳菊，陳水扁，呂秀蓮，施明德，彭明敏，黃昭堂，林濁水這些人能用簡單的好與壞，善良與邪惡來定義嗎？我覺得應該是不能的，只能把他們放到特定的背景下，他們可能會作惡或者爲善。<text:span text:style-name="T3"><text:s/><text:line-break/></text:span>如果只是比真誠與愛心，我覺得陳真前輩可能比韓國瑜更有愛心，也更真誠，我相信台灣也有很多善良有愛心的人。<text:span text:style-name="T3"><text:s/><text:line-break/></text:span>關鍵是應該把合適的人放到合適的位置，讓後能夠讓其發揮善的能量給最廣大的民衆帶來最大的利益<text:span text:style-name="T3"><text:s/><text:line-break/><text:line-break/>“</text:span>凡事有陰陽，物無善惡，過則爲災<text:span text:style-name="T3">”</text:span>，人在特定的背景下惡善會相互轉換，不會是一塵不變的，柯文哲和郭台銘如果勝選，看不出來他們會必然爲惡，更大程度上會取決于世界大勢的發展，從現有大勢的發展判斷，他們爲惡可能性不大。<text:span text:style-name="T3"><text:s/><text:line-break/></text:span>韓國瑜當然有他的優點，比如前輩前面提到的勤勞爲民，真誠不虛僞，但是他動不動<text:span text:style-name="T3">“Over my dead body ”</text:span>，對此我對他當選總統後，是否能夠真的能夠爲民衆有所作爲是抱懷疑態度的。<text:span text:style-name="T3"><text:s/><text:line-break/></text:span>我相信馬英九先生也是清廉爲善的人，最少比台灣目前台面上蔡英文，蘇貞昌，賴清德等人要真誠，但事實情況是，就是在馬英九任內，台灣民衆对國民黨的恨達到了最高峰，島內惡的勢力也達到了最高峰</text:p>
      <text:p text:style-name="P1"><text:span text:style-name="T1">陳真</text:span><text:s/>  |  2019.06.17 11:23   |   <text:a xlink:type="simple" xlink:href="http://palinfo.habago.org/Entry?Command=Information_PrintForum&amp;iPage=5#FORUM37575"><text:span text:style-name="T2">#</text:span></text:a></text:p>
      <text:p text:style-name="P4">同學：<text:span text:style-name="T3"><text:s/><text:line-break/><text:line-break/></text:span>你說：<text:span text:style-name="T3"><text:s/><text:line-break/><text:line-break/>"</text:span>柯文哲和郭台銘雖然做事不擇手段，但並不意味他們就一定就會作惡，也不意味著他們不會爲民做事。韓國瑜可能有善良真誠的心，但是帶給民衆的最終結果不一定就是好的。<text:span text:style-name="T3">" <text:line-break/><text:line-break/></text:span>假設你要找個員工，一個喜歡偷錢、貪污、收回扣、偷工減料、製造假數據假業績、栽贓嫁禍，遲到早退、濫用公帑、結黨營私、私通敵人、抹黑公司、洩露公司商業機密<text:span text:style-name="T3">....</text:span>做盡一切惡事。另一個則是創新不斷、業績良好、誠實清廉、負責任有擔當、勤勞吃苦、具合作精神、具領導能力、聰明有活力、人緣好<text:span text:style-name="T3">...</text:span>。<text:span text:style-name="T3"><text:s/><text:line-break/><text:line-break/></text:span>請問你會選哪一個？難道你會說，前者不一定真的爛到爆，也許哪天就會良心發現。後者則說不定會被前者陷害而只好含冤離職，所以我們應該選前者？也許前者有一億分之一的機率會變好。<text:span text:style-name="T3"><text:s/><text:line-break/><text:line-break/></text:span>這種<text:span text:style-name="T3"><text:s/>"</text:span>道理<text:span text:style-name="T3">" </text:span>還真是很難反駁，因為它就是存心胡說八道。</text:p>
      <text:p text:style-name="P1"><text:span text:style-name="T1">欧阳阳</text:span><text:s/>  |  2019.06.17 09:36   |   <text:a xlink:type="simple" xlink:href="http://palinfo.habago.org/Entry?Command=Information_PrintForum&amp;iPage=5#FORUM37574"><text:span text:style-name="T2">#</text:span></text:a></text:p>
      <text:p text:style-name="P2">在思維方式上，中國和而不同（即和合）的多元思維與西方非此即彼的二元對立思維有著本質的區別，這種區別是造成中西方文化差異的主要原因。<text:span text:style-name="T3"><text:s/><text:line-break/><text:line-break/></text:span>西方主流的二分思維方式，加上以自我爲中心的個人主義思想影響而産生的排他性思維（即二元對立），同中國傳統的以和爲貴、和而不同、中庸等思維方式、思想是針鋒相對的。西方理性思維是以二元邏輯爲基礎的，而中國傳統的理性思維是一種多元邏輯。<text:span text:style-name="T3"><text:s/><text:line-break/></text:span>在二元邏輯體系中只存在兩種邏輯值，就是對和錯，或正和負，不存在都對、都錯和既對又錯或非正非負的其他狀態，也就是只存在兩種合理的可能性。而多元邏輯中則可存在任意多種邏輯值，相對于二元邏輯，就相當于在是和非兩種極限狀態間尚有無限多種合理的邏輯值存在。<text:span text:style-name="T3"><text:s/><text:line-break/><text:line-break/></text:span>不是好的，不意味就一定是壞的，不是善的，不一定就是惡的。<text:span text:style-name="T3"><text:s/><text:line-break/><text:line-break/></text:span>柯文哲和郭台銘雖然做事不擇手段，但並不意味他們就一定就會作惡，也不意味著他們不會爲民做事。韓國瑜可能有善良真誠的心，但是帶給民衆的最終結果不一定就是好的。<text:span text:style-name="T3"><text:s/><text:line-break/></text:span>以毛澤東爲代表共産前輩，毫無疑問，他們大部分都有一顆爲民善良的心，但其産生的結果卻未必都是好的，從打倒資本主義消滅剝削的平均主義到後面的文化大革命，給人民群衆帶來一些非常慘重的傷害。<text:span text:style-name="T3"><text:s/><text:line-break/><text:line-break/></text:span>大陸媒體無法進入台灣，香港，是因爲美國以及台灣當局在中間設立一面意識形態的牆，這時候更應該更重視民間人民群衆的力量才對，只有善于利用人民群衆的力量才能攻破這面意識形態的牆，這不淘寶，愛奇藝已經在點上有了突破，如果能充分利用人民群衆的力量，必將在越來越多的領域取得突破，你知道嗎？在蘋果手機商城裏面的<text:span text:style-name="T3">APP</text:span>下載量，有大約<text:span text:style-name="T3">20%</text:span>下載量是由中國開發者貢獻的。<text:span text:style-name="T3"><text:s/><text:line-break/></text:span>當然了，我說的開放，不等于要大開門戶，不等于要讓敵人的力量長驅直入；我所說的開放要給民間，給人民群衆更寬松一點空間，讓能夠充分發揮靈動性，利用他們的力量去攻占敵人的堡壘。<text:span text:style-name="T3"><text:s/><text:line-break/></text:span>你知道嗎？中國互聯網發展最旺盛的時期，恰恰是政府管制最寬松的時期，想是阿裏巴巴，網易，騰訊，百度等等都是那個時候興起的。</text:p>
      <text:p text:style-name="P1"><text:span text:style-name="T1">鄭豐遠</text:span><text:s/>  |  2019.06.17 07:38   |   <text:a xlink:type="simple" xlink:href="http://palinfo.habago.org/Entry?Command=Information_PrintForum&amp;iPage=5#FORUM37573"><text:span text:style-name="T2">#</text:span></text:a></text:p>
      <text:p text:style-name="P4"><text:span text:style-name="T3">Youtube </text:span>之所以無緣無故把<text:span text:style-name="T3"><text:s/>Nathan Rich </text:span>的訂閱數降到一千以下，那是因為按照<text:span text:style-name="T3"><text:s/>Youtube </text:span>規定，訂閱數不足一千，你就無法在自己視頻裡投放廣告賺回饋金，而許多人拼死拼活做一堆視頻，就是靠著<text:span text:style-name="T3"><text:s/>Youtube </text:span>這份回饋金來養活自己的生活，如果哪一天你的觀看量或訂閱數突然暴減比如到一千以下，你的生活就會立刻陷入困難。<text:span text:style-name="T3"><text:s/><text:line-break/><text:line-break/></text:span>這個訂閱數不折不扣就是一個關鍵數字，不足一千，你無法靠<text:span text:style-name="T3"><text:s/>Youtube </text:span>賺錢。你的事業和生計，就這麼掌握在一家美國互聯網公司各種不透明的政策裡，而他們只要隨隨便便更改一個數字，就能讓你生讓你死。<text:span text:style-name="T3"><text:s/><text:line-break/><text:line-break/></text:span>和<text:span text:style-name="T3"><text:s/>Nathan Rich </text:span>一樣，有許許多多的所謂<text:span text:style-name="T3"><text:s/>Youtuber</text:span>，他們的頻道訂閱數都被無緣無故降到一千以下，而且無一例外全都是中國人，他們的頻道屬性要不是會讓人對中國增加好感的內容，要不就是贊同兩岸良性發展的聲音。比如我之前提到的大陸人張西西，因為他對台灣情有獨鍾，講了台灣很多的好話，結果至今無法通過<text:span text:style-name="T3"><text:s/>Youtube </text:span>審核，開啟頻道收益。<text:span text:style-name="T3"><text:s/><text:line-break/><text:line-break/></text:span>有這麼巧的事嗎<text:span text:style-name="T3">? </text:span>一個號稱解放廣大<text:span text:style-name="T3">”</text:span>自媒體<text:span text:style-name="T3">”</text:span>、讓普羅大眾可以免費使用、自由展現才華、向這個世界發聲發光發熱的互聯網平台，偏偏就因為一些技術上的<text:span text:style-name="T3"><text:s/>bug (Youtube </text:span>官方說法<text:span text:style-name="T3">)</text:span>，<text:span text:style-name="T3">”</text:span>不小心<text:span text:style-name="T3">”</text:span>讓少數人的訂閱數從數萬甚至數十萬突然降到一千以下<text:span text:style-name="T3">? </text:span>什麼地方不故障，偏偏就在訂閱數這個地方故障<text:span text:style-name="T3">? </text:span>有可能嗎<text:span text:style-name="T3">? </text:span>而且好巧不巧的是，這些全都發生在中國人或對中國友善的人身上<text:span text:style-name="T3">? </text:span>有可能嗎<text:span text:style-name="T3">? <text:line-break/><text:line-break/></text:span>要不是<text:span text:style-name="T3"><text:s/>Nathan Rich </text:span>還挺有錢的，並不靠<text:span text:style-name="T3"><text:s/>Youtube </text:span>賺錢，而是靠著一股仗義之心在做這些視頻，而且本身又是計算機專家，懂得這些網路技術而能夠戳破<text:span text:style-name="T3"><text:s/>Youtube </text:span>許多荒謬說法，一般人撐得下去嗎<text:span text:style-name="T3">? </text:span>有力量反擊嗎<text:span text:style-name="T3">? </text:span>就算有，要不是他自己就是美國人，<text:span text:style-name="T3">Youtube </text:span>會鳥你嗎<text:span text:style-name="T3">? <text:line-break/><text:line-break/></text:span>由此你就可以看出西方互聯網平台的虛偽。互聯網不折不扣就是一個戰場，各種互聯網平台就是航母和核彈，是用來消滅敵人的。我二十年前對這方面如同智障等級，以為互聯網很美好，有助於什麼文化交流認同。如今早已醒悟，認識這東西的本質和西方強權的卑劣。勸那些還停留在智障等級的同學們，眼睛擦得雪亮一點，不要老是讓別人輕易汙辱你的智商。<text:span text:style-name="T3"><text:s/><text:line-break/><text:line-break/></text:span>還是要澄清一點，我不是說<text:span text:style-name="T3"><text:s/>Youtube </text:span>不能用。我自己就是重度的使用者，也曾經想要一個專職的<text:span text:style-name="T3"><text:s/>Youtuber</text:span>，但還好我不是白痴，沒有真的傻到相信什麼互聯網有助於互信互愛和平發展的鬼話。</text:p>
      <text:p text:style-name="P1"><text:span text:style-name="T1">老羊</text:span><text:s/>  |  2019.06.17 05:21   |   <text:a xlink:type="simple" xlink:href="http://palinfo.habago.org/Entry?Command=Information_PrintForum&amp;iPage=5#FORUM37572"><text:span text:style-name="T2">#</text:span></text:a></text:p>
      <text:p text:style-name="P2">那位火鍋大王<text:span text:style-name="T3"><text:s/>Nathan Rich </text:span>雖然還年輕，但是有著特別的人生經歷，這裡不多說；他的書和視頻有提到。<text:span text:style-name="T3"><text:s/><text:line-break/><text:line-break/></text:span>他年初的時候製作了一個視頻揭發紐約時報製作的一個抹黑中國大陸醫療體系的報導的謊言，他花了很大的功夫分析、查證，然後反駁那篇報導，結果之後他的訂閱戶突然就「無理由」的被減少到一千之下（之前是八、九萬），很多他的訂閱戶都發現這件事，只要訂閱戶超過一千，很快就被砍掉，最低的時候只剩三、四百。後來火鍋大王又製作了另一個視頻分析他訂閱戶消失的事件，證明這不是「意外」。大概是<text:span text:style-name="T3"><text:s/>YouTube </text:span>的小動作太難看了，之後火鍋大王的「禁令」終於被解除，他現在的訂閱戶已經超過二十萬。<text:span text:style-name="T3"><text:s/><text:line-break/><text:line-break/>https://youtu.be/mvpo2jv5eqI (</text:span>揭穿紐約時報的謊言<text:span text:style-name="T3">) <text:line-break/><text:line-break/></text:span>底下的讀者留言裡除了大陸人之外，也有好些在大陸待過，誠實的西方人同意並支持火鍋大王。</text:p>
      <text:p text:style-name="P1"><text:span text:style-name="T1">老羊</text:span><text:s/>  |  2019.06.17 05:07   |   <text:a xlink:type="simple" xlink:href="http://palinfo.habago.org/Entry?Command=Information_PrintForum&amp;iPage=5#FORUM37571"><text:span text:style-name="T2">#</text:span></text:a></text:p>
      <text:p text:style-name="P4">回蔡亦<text:span text:style-name="T4">鸣</text:span><text:span text:style-name="T3"><text:s/><text:line-break/></text:span>贊成統一並不意味認為大陸什麼都好，政府完美無缺吧？這和在大陸支持太陽花、占中等等不是同個概念。你不能說服他們不是你笨或是缺乏說服力的問題，而是一、他們對事實到底知道多少？二、他們是否把政治當宗教（一旦選定立場就再不動搖）。他們在大陸看到的種種問題或許都是事實，但是他們看到的只是眼前的縮影還是一個過程？比如大陸的貪腐問題是在改善的，人民的教育與文明也在進步。西方社會的問題他們到底知道多少？二戰之後世界上最邪惡的國家是哪個？「那個國家」做了些什麼事他們知道嗎？如果都知道還選擇對西方全面頂禮膜拜，那你根本不用浪費生命去說服他們；不可與言而與之言，矢言。<text:span text:style-name="T3"><text:s/></text:span></text:p>
      <text:p text:style-name="P1"><text:span text:style-name="T1">蔡亦</text:span><text:span text:style-name="T4">鸣</text:span><text:s/>  |  2019.06.17 03:54   |   <text:a xlink:type="simple" xlink:href="http://palinfo.habago.org/Entry?Command=Information_PrintForum&amp;iPage=5#FORUM37570"><text:span text:style-name="T2">#</text:span></text:a></text:p>
      <text:p text:style-name="P6"><text:span text:style-name="T1">我有一个困惑</text:span>难解，我的两位朋友，网络上的朋友，因为病痛在身卧床不起。我也只有网络上的朋友，我没法了解他们网络之外的状况，但平日里他们的言论总是不合群，和中国官方的主流声音总是相反。<text:span text:style-name="T3"><text:s/><text:line-break/></text:span><text:span text:style-name="T1">就好像</text:span>陈真医师曾经批评过的一位到了大陆高呼统一的台湾学生一样，在那样的立场下，高呼统一是可耻的，他们则刚好相反是人在大陆会支持台独的人，太阳花，占中，乃至于各种国际事件，他们的立场都和中国的官方立场相反，而和美国的基调一致。就好像诺姆<text:span text:style-name="T3">•</text:span><text:span text:style-name="T1">乔姆斯基和安德烈</text:span><text:span text:style-name="T3"><text:s/>•</text:span><text:span text:style-name="T1">弗尔切克提到过的亚洲异见知</text:span>识分子一样对本国的糟糕了解甚深，而对西方则全面无视顶礼膜拜。<text:span text:style-name="T3"><text:s/><text:line-break/></text:span><text:span text:style-name="T1">可他</text:span>们一点都不是可耻的人。反倒是我过去有点红通通的（比较接近台湾绿油油的），蠢血沸腾。<text:span text:style-name="T3"><text:s/><text:line-break/></text:span><text:span text:style-name="T1">我不知道</text:span>该怎么说服他们，我比较笨，缺乏说服力，与之谈论时轻而易举就败下证来。<text:span text:style-name="T3"><text:s/><text:line-break/></text:span><text:span text:style-name="T1">我</text:span>该怎么办，只能闭口不谈么？</text:p>
      <text:p text:style-name="P1"><text:span text:style-name="T1">王修亮</text:span><text:s/>  |  2019.06.17 03:12   |   <text:a xlink:type="simple" xlink:href="http://palinfo.habago.org/Entry?Command=Information_PrintForum&amp;iPage=5#FORUM37569"><text:span text:style-name="T2">#</text:span></text:a></text:p>
      <text:p text:style-name="P4">我教國中小四十多年，就用國民教育打個比方。<text:span text:style-name="T3"><text:s/><text:line-break/><text:line-break/></text:span>國中小的孩子並不笨，尤其到國小三年級以後，對群體互動相當熟練。但是為何教育系統仍然有各種類似分級限制等等的階段保護法<text:span text:style-name="T3">?</text:span>正像是圍了一層一層的牆。<text:span text:style-name="T3"><text:s/><text:line-break/><text:line-break/></text:span>圍起來的牆貌似限制學生的行為與思考，但更多的作用是不讓牆外的社會直接衝撞學生，傷害學生。<text:span text:style-name="T3"><text:s/><text:line-break/></text:span>例如商業<text:span text:style-name="T3">(</text:span>貪污與回扣<text:span text:style-name="T3">)</text:span>與色情<text:span text:style-name="T3">(</text:span>雛妓<text:span text:style-name="T3">)</text:span>，幫派與毒品。<text:span text:style-name="T3"><text:s/><text:line-break/><text:line-break/></text:span>早年教育防堵得如此竭力，每年還是有許多孩子受害。<text:span text:style-name="T3"><text:s/><text:line-break/></text:span>近二十年來，政府與教育部甚至帶頭挖牆，縱放商業、色情、幫派、毒品輕鬆大方地走入國中小校園，一般人不知不覺，知覺抗議的反被抹黑打壓甚至威脅恐嚇。<text:span text:style-name="T3"><text:s/><text:line-break/><text:line-break/></text:span>國家也是一樣的，人民各守專業，因此所思難以出其本分，在政治上幾乎都是孩子，無法知曉其他國家在政經上對本國陰損狡詐的侵略，政府通常需要專業的安全維護能力。大陸地大人多，更是如此。<text:span text:style-name="T3"><text:s/><text:line-break/><text:line-break/></text:span>一個國家的人民能自由出國觀光，圍牆的目的就不是封鎖自己的國民，而是抵擋外在的侵蝕。在國民黨早年，我三十幾歲以前，台灣人民是不能出國觀光的，只有通過國家留學考試與商務才能申請出國，那時候台灣的圍牆主要目的是為了封鎖台灣人民，怕我們出去不回來。如果中共統治下，真的比國外都差都更惡劣，那就不可能開放人民自由觀光。<text:span text:style-name="T3"><text:s/><text:line-break/><text:line-break/></text:span>當然說到底，人民自己要學會觀察與思考，學會判斷國際關係，學會拿捏價值信仰與群體安全的均衡，脫離國中小的無知狀態。<text:span text:style-name="T3"><text:s/><text:line-break/></text:span>其餘的我智慧不高，就不多談了。</text:p>
      <text:p text:style-name="P1"><text:span text:style-name="T1">陳真</text:span><text:s/>  |  2019.06.17 01:32   |   <text:a xlink:type="simple" xlink:href="http://palinfo.habago.org/Entry?Command=Information_PrintForum&amp;iPage=5#FORUM37568"><text:span text:style-name="T2">#</text:span></text:a></text:p>
      <text:p text:style-name="P2">我看了你貼的這段視頻：<text:span text:style-name="T3"><text:s/><text:line-break/><text:line-break/>https://youtu.be/f2srfDwM2sQ <text:line-break/><text:line-break/></text:span>這是我第一次看這位老外講話，講得非常棒！強烈推薦。能夠把種種積非成是的觀念反駁得如此簡潔有力，確實很棒。</text:p>
      <text:p text:style-name="P1"><text:span text:style-name="T1">陳真</text:span><text:s/>  |  2019.06.17 01:18   |   <text:a xlink:type="simple" xlink:href="http://palinfo.habago.org/Entry?Command=Information_PrintForum&amp;iPage=5#FORUM37567"><text:span text:style-name="T2">#</text:span></text:a></text:p>
      <text:p text:style-name="P4">這版面完全不講究什麼自由開放。我控制言論控制得很嚴格，但畢竟心力有限，很多留言往往略過不看，所以我其實也不知道裏頭寫了什麼或講了什麼。就算有所過目的留言，也沒時間一一反駁。沒反駁並不表示認同其言。這點得聲明。閱讀者理應自己明辨是非。<text:span text:style-name="T3"><text:s/><text:line-break/><text:line-break/></text:span>巴勒網相信古希臘醫師誓詞的頭一句話：<text:span text:style-name="T3">First, do no harm. </text:span>不求做得多好，只求盡可能別做有害他人之事；可別救人不成卻先害了人。真理是什麼，我不知道，但我知道什麼是歪理。在我們尋得真理之前，首要之務是不要散播歪理，散播謠言。<text:span text:style-name="T3"><text:s/></text:span></text:p>
      <text:p text:style-name="P5"/>
      <text:p text:style-name="P1"><text:span text:style-name="T1">陳真</text:span><text:s/>  |  2019.06.17 01:08   |   <text:a xlink:type="simple" xlink:href="http://palinfo.habago.org/Entry?Command=Information_PrintForum&amp;iPage=6#FORUM37566"><text:span text:style-name="T2">#</text:span></text:a></text:p>
      <text:p text:style-name="P4"><text:span text:style-name="T3">(</text:span>續<text:span text:style-name="T3"><text:s/>2019.06.16 16:27 </text:span>留言<text:span text:style-name="T3">) <text:line-break/><text:line-break/></text:span>大約<text:span text:style-name="T3">19</text:span>或<text:span text:style-name="T3">20</text:span>年前，著名的維根斯坦研究者<text:span text:style-name="T3">David Bloor</text:span>，特地從愛丁堡跑來劍橋敝學院演講，地點就在當年維根斯坦和<text:span text:style-name="T3">Karl Popper</text:span>差點用撥火棒打起來的那個房間。<text:span text:style-name="T3"><text:s/><text:line-break/><text:line-break/>Oops</text:span>！<text:span text:style-name="T3">sorry</text:span>！我講錯了。依照人渣黨和王丹批評韓國瑜的標準，這不能算是演講，因為它只是一個閉門座談。而且，據主持人也就是我老師說，連演講費和車馬費也沒給，是<text:span text:style-name="T3"><text:s/>Bloor </text:span>自己一直想來<text:span text:style-name="T3"><text:s/>"</text:span>演講<text:span text:style-name="T3">"</text:span>，我是說閉門座談。<text:span text:style-name="T3"><text:s/><text:line-break/><text:line-break/></text:span>那天晚上的閉門座談，只有七、八個人參加，我也是其中一個。其實我不參加也說不過去，因為系上只有我是研究維根斯坦。我一直不認同<text:span text:style-name="T3">Bloor</text:span>對於維根斯坦的解讀，那一年，我還寫了篇論文批評他的觀點，頗受好評。但是老實說，雖不認同其想法，我對<text:span text:style-name="T3">Bloor</text:span>印象還挺好的，講話很直白。我記得他說，他講了<text:span text:style-name="T3">SSK (sociology of scientific knowledge</text:span>，科學知識社會學<text:span text:style-name="T3">) </text:span>幾十年，卻似乎永遠只能回答人們一些蠢問題，人們老是問他說，<text:span text:style-name="T3">"</text:span>難道科學知識是假的？<text:span text:style-name="T3">"</text:span>當他這麼一抱怨，我就笑了，心有戚戚焉。<text:span text:style-name="T3"><text:s/><text:line-break/><text:line-break/>Bloor</text:span>當然沒有說科學知識是假的。所謂科學知識社會學，<text:span text:style-name="T3">Bloor </text:span>舉了一個例子來說明。他說，科學知識就像窗外的一棵樹，他沒說這棵樹是假的，他只是說我們得透過一扇<text:span text:style-name="T3"><text:s/>"</text:span>社會之窗<text:span text:style-name="T3">" </text:span>來<text:span text:style-name="T3"><text:s/>"</text:span>看見<text:span text:style-name="T3">" </text:span>這樣一棵樹，以這樣或那樣一種狀態呈現。<text:span text:style-name="T3"><text:s/><text:line-break/><text:line-break/></text:span>這樣大家聽得懂吧？如果你能聽懂，那你應該就能理解某種有關社會建構的道理。簡單說，我如果手上控制著主流媒體，我保證可以讓人們特別是讓年輕人和學生們為任何一件微不足道的小事而熱血沸騰。<text:span text:style-name="T3"><text:s/><text:line-break/><text:line-break/></text:span>我不是說熱血沸騰是假的。它當然是真的，而且正因為是真的，所以才特別可悲。<text:span text:style-name="T3"><text:s/><text:line-break/><text:line-break/></text:span>我也不是說該件小事是假的。它當然也是真的。問題是，這樣的小事全世界根本數不清，比天上的繁星還多，為何偏偏就這件小事讓你熱血沸騰？為何敵人的社會中或其對外所作所為比這可惡且嚴重一億倍，你卻反而不沸騰了？不但不沸騰，反而還讚賞有加或根本視若無睹。<text:span text:style-name="T3"><text:s/><text:line-break/><text:line-break/></text:span>這樣各位懂了吧？之所以如此是因為這些<text:span text:style-name="T3"><text:s/>"</text:span>知識<text:span text:style-name="T3">" </text:span>經過了社會或政治加工，使得它依據某種政治需要而無限放大，呈現在世人面前，讓大家全熱血沸騰了，以為它真的無比重要，於是人們不惜為之拋頭顱灑熱血，誓死反抗。熱血是真，反抗大多亦不假，但這終究是一種政治加工產品，背後的目的，才是操弄者的真實意圖。<text:span text:style-name="T3"><text:s/><text:line-break/><text:line-break/></text:span>我已經儘可能講得夠大白話，希望人們能聽懂。我和<text:span text:style-name="T3"><text:s/>David Bloor </text:span>同病相憐，好像老是被問一些蠢問題：<text:span text:style-name="T3">"</text:span>難道那是假的？<text:span text:style-name="T3">" </text:span>這不是什麼真的假的。現實也好，科學知識也罷，都沒有那麼單純。</text:p>
      <text:p text:style-name="P1"><text:span text:style-name="T1">老羊</text:span><text:s/>  |  2019.06.17 00:28   |   <text:a xlink:type="simple" xlink:href="http://palinfo.habago.org/Entry?Command=Information_PrintForum&amp;iPage=6#FORUM37565"><text:span text:style-name="T2">#</text:span></text:a></text:p>
      <text:p text:style-name="P8"><text:span text:style-name="T1">火鍋大王</text:span><text:s/>Nathan Rich <text:span text:style-name="T1">昨天剛對大陸封鎖臉書十週年做的視頻：</text:span><text:s/><text:line-break/>https://youtu.be/f2srfDwM2sQ </text:p>
      <text:p text:style-name="P1"><text:span text:style-name="T1">陳真</text:span><text:s/>  |  2019.06.17 00:22   |   <text:a xlink:type="simple" xlink:href="http://palinfo.habago.org/Entry?Command=Information_PrintForum&amp;iPage=6#FORUM37564"><text:span text:style-name="T2">#</text:span></text:a></text:p>
      <text:p text:style-name="P4">歐同學把所有事實和價值幾乎全部講相反，要不就是不知所云。我看了很無言，很累，只能假裝沒看見，或只能簡而說之，要不就表明：你講的幾乎全部都錯。<text:span text:style-name="T3"><text:s/><text:line-break/><text:line-break/></text:span>例如你說，<text:span text:style-name="T3"><text:s/><text:line-break/><text:line-break/>"</text:span>柯文哲和郭台銘雖然做事不擇手段，但台灣問題非短時間所能改變，必須從大局上去潛移默化。柯和郭這些政客如果是演員，那導演就是美國和祖國，選一個務實的演員未必不是一件壞事。從這個角度看，柯文哲或郭台銘或許比韓國瑜更合適。韓或許真誠不那麽虛僞做作，或許有心勤勞爲民，但是以現有的信息分析看，其智慧不足以擔任重任，如果當選台灣總統，其前景未必不是下一個馬英九，在有心人士的歪曲放大下，最終在喊打聲中黯然下台。<text:span text:style-name="T3">" <text:line-break/><text:line-break/></text:span>你要講道理，好歹也該講得好像有個道理在吧。講這樣不會很莫名其妙嗎？柯和郭很適合當總統，因為他們做事不擇手段，所以也就比較務實？是務實的演員？而認真為民打拼的人卻不適合，因為他們會被人渣趕下台，所以應該讓不擇手段的人渣擔當重任？慢慢潛移默化台灣人民？我不知道要從何反駁起。我覺得，先把想講的話想清楚，確定無誤之後再講，也許會比較好。<text:span text:style-name="T3"><text:s/><text:line-break/><text:line-break/></text:span>還有你說：<text:span text:style-name="T3"><text:s/><text:line-break/><text:line-break/>"</text:span>如果讓兩岸三地能夠通過互聯網平台融入共同的文化圈，美國也不可能如此容易就能煽風點火輕易挑撥。<text:span text:style-name="T3">" <text:line-break/><text:line-break/></text:span>這話也是匪夷所思。你不知道大陸的電影在台灣一年只能演十部嗎？你不知道在台灣稍微對大陸或大陸人表示友善，就會被視為有毒的紅色媒體嗎？這個星期日就有個這樣的大遊行，台灣人要徹底消滅<text:span text:style-name="T3"><text:s/>"</text:span>不<text:span text:style-name="T3">" </text:span>反中的媒體。<text:span text:style-name="T3"><text:s/><text:line-break/><text:line-break/></text:span>你知道大陸所有電視台在台灣完全看不到嗎？我回台十二年，至今每天都在奮鬥看該用什麼方式才能在電視上看到文化水準比台灣高出一萬億倍的大陸電視台。<text:span text:style-name="T3">"</text:span>鳳凰衛視<text:span text:style-name="T3">" </text:span>曾經企圖申請來台，但在人渣黨的帶領下，堅決不讓有毒媒體污染台灣人熱愛自由開放的心靈。<text:span text:style-name="T3"><text:s/><text:line-break/><text:line-break/></text:span>你不知道在台灣就連在網路上或校園裏或醫院裏稍微對大陸或大陸人表示友善，就會被視為思想及人格有問題嗎？<text:span text:style-name="T3"><text:s/><text:line-break/><text:line-break/></text:span>你應該先呼籲台灣開放大陸媒體和電影才對。我相信，假若真能如此，恐怕很快就能兩岸統一。因為真金不怕火煉，稍微有點智能的人很容易就能看得出人事物的真相及善惡高低。<text:span text:style-name="T3"><text:s/><text:line-break/><text:line-break/></text:span>別說台灣之徹底封閉，就連西方各國也好不了多少。你知道只不過教點中文、教點雞毛蒜皮的中華文化的孔子學院在所謂自由開放的西方各國被妖魔化成幾乎就跟撒旦的勢力一樣嗎？但是，西方真正的洗腦毒素和謊言卻完全不設限地長驅直入中國，特別是台灣，所有政治與社會層面完全就是由美國一手掌控，比方說所謂蘋果日報，就是<text:span text:style-name="T3">CIA</text:span>辦的報紙。<text:span text:style-name="T3"><text:s/><text:line-break/><text:line-break/></text:span>請問哪個西方國家開放到如此程度？竟然連電視和平面媒體甚至中小學生教材都讓敵人全部一手掌控，每天發表仇中言論，甚至在方方面面不斷洗腦、潛移默化下一代說日本人是我們的恩人，是我們的祖先，而美國人是我們的保護神，我們要叩謝跪拜之。請問哪個西方國家會讓敵人這樣幹？中國當然也不願意，但力量不如人，就只好任人蹂躪荼毒，任人為所欲為。<text:span text:style-name="T3"><text:s/><text:line-break/><text:line-break/></text:span>這些都只是普通常識。台灣人不懂，我能理解。但你如果是大陸人，你會不懂嗎？<text:span text:style-name="T3"><text:s/><text:line-break/></text:span></text:p>
      <text:p text:style-name="P1"><text:span text:style-name="T1">欧阳阳</text:span><text:s/>  |  2019.06.16 23:19   |   <text:a xlink:type="simple" xlink:href="http://palinfo.habago.org/Entry?Command=Information_PrintForum&amp;iPage=6#FORUM37563"><text:span text:style-name="T2">#</text:span></text:a></text:p>
      <text:p text:style-name="P2">鄭豐遠<text:span text:style-name="T3"><text:s/></text:span>，<text:span text:style-name="T3"><text:s/><text:line-break/></text:span>而且中國內部的互聯網平台也不夠開放，導致人民的靈動創造性無法充分發揮，支持政府依法從嚴管理，但不應該一刀切壓制人民的創造性，中國人很聰明，如果給他們舞台，他們會有出色表演，當前最讓美國人害怕的華爲公司就是民間企業。<text:span text:style-name="T3"><text:s/><text:line-break/></text:span>如果足夠開放，台灣香港的那些商人也不會輕易放棄中國<text:span text:style-name="T3">10</text:span>億網民的市場。<text:span text:style-name="T3"><text:s/><text:line-break/></text:span>祖國統一，必須以後民間的力量，僅僅依靠政府組織什麽幾場兩岸論壇，國共論壇這些是遠遠不夠的<text:span text:style-name="T3"><text:s/></text:span></text:p>
      <text:p text:style-name="P1"><text:span text:style-name="T1">欧阳阳</text:span><text:s/>  |  2019.06.16 22:31   |   <text:a xlink:type="simple" xlink:href="http://palinfo.habago.org/Entry?Command=Information_PrintForum&amp;iPage=6#FORUM37562"><text:span text:style-name="T2">#</text:span></text:a></text:p>
      <text:p text:style-name="P4">鄭豐遠<text:span text:style-name="T3"><text:s/><text:line-break/><text:line-break/></text:span>大陸人無法進入到香港或者台灣網路，我當然支持中國政府對<text:span text:style-name="T3">Facebook</text:span>，<text:span text:style-name="T3">Youtube </text:span>或<text:span text:style-name="T3"><text:s/>Google</text:span>進行管制，但是對台灣或者香港應該更開放，然後推動建立屬于兩岸三地的<text:span text:style-name="T3">Facebook</text:span>，<text:span text:style-name="T3">Youtube </text:span>或<text:span text:style-name="T3"><text:s/>Google</text:span>，完全可以把美國的互聯網體系排擠出去，不要低估<text:span text:style-name="T3">10</text:span>億中國網民的能量。</text:p>
      <text:p text:style-name="P1"><text:span text:style-name="T1">鄭豐遠</text:span><text:s/>  |  2019.06.16 22:15   |   <text:a xlink:type="simple" xlink:href="http://palinfo.habago.org/Entry?Command=Information_PrintForum&amp;iPage=6#FORUM37561"><text:span text:style-name="T2">#</text:span></text:a></text:p>
      <text:p text:style-name="P2">欧阳阳，<text:span text:style-name="T3"><text:s/><text:line-break/><text:line-break/></text:span>你這話完全說反了。台灣要連上大陸任何網站平台一般沒有問題<text:span text:style-name="T3"><text:s/>(</text:span>唯速度慢<text:span text:style-name="T3">)</text:span>，大陸所謂控管主要是內部連線到外部網路平台會受到限制。這不是顯而易見的道理嗎<text:span text:style-name="T3">? </text:span>你所謂的互聯網文化圈不會是指<text:span text:style-name="T3"><text:s/>Facebook</text:span>，<text:span text:style-name="T3">Youtube </text:span>或<text:span text:style-name="T3"><text:s/>Google </text:span>吧<text:span text:style-name="T3">? </text:span>這些全是美國公司，是美國文化圈，你怎麼可能在一個美國文化圈裡建立什麼華人兩岸三地的文化情感認同<text:span text:style-name="T3">? </text:span>這是羊入虎口吧<text:span text:style-name="T3">? </text:span>你怎麼會有這麼<text:span text:style-name="T3">"</text:span>單純<text:span text:style-name="T3">"</text:span>的想法<text:span text:style-name="T3">? <text:line-break/><text:line-break/></text:span>至於台灣連線大陸也是受控管的，因為自始至終都會有這樣一股想穿透而由內部分裂中國的勢力，不管行嗎<text:span text:style-name="T3">? </text:span>我不知道網路長城是怎麼運作的，但速度慢也許就反映了這樣一種篩選機制。但就算如此，台灣人想要連上大陸的任何網站一般是沒有問題的，你真的有心想要理解對岸，大門就在那裡，除非你根本不是真的想要理解對方，因此視而不見，除非你認為大陸之內不算互聯網，大陸之外才算互聯網。<text:span text:style-name="T3"><text:s/><text:line-break/><text:line-break/></text:span>總之，一個人如果真的對美國之為操弄感到厭惡，對兩岸三地真的投入過感情和思考，必然就會明白管控之重要與無奈，必然就不會相信西方所宣揚的那一套什麼開放之類的鬼話。</text:p>
      <text:p text:style-name="P1"><text:span text:style-name="T1">欧阳阳</text:span><text:s/>  |  2019.06.16 21:23   |   <text:a xlink:type="simple" xlink:href="http://palinfo.habago.org/Entry?Command=Information_PrintForum&amp;iPage=6#FORUM37560"><text:span text:style-name="T2">#</text:span></text:a></text:p>
      <text:p text:style-name="P4">要想讓台灣人，香港人真正認同祖國，僅僅靠經濟的輸出是不夠的，必須靠廣大民衆從文化情感等方面去同化，而互聯網平台就是一個非常快捷的渠道，但是中共自己卻把這扇門關掉了。<text:span text:style-name="T3"><text:s/><text:line-break/><text:line-break/></text:span>如果讓兩岸三地能夠通過互聯網平台融入共同的文化圈，美國也不可能如此容易就能煽風點火輕易挑撥</text:p>
      <text:p text:style-name="P1"><text:span text:style-name="T1">陳真</text:span><text:s/>  |  2019.06.16 16:27   |   <text:a xlink:type="simple" xlink:href="http://palinfo.habago.org/Entry?Command=Information_PrintForum&amp;iPage=6#FORUM37559"><text:span text:style-name="T2">#</text:span></text:a></text:p>
      <text:p text:style-name="P2">楊秋興讚美郭台銘說他是大善人，捐了好多錢做所謂慈善。這輩子，我所捐的，大概是郭台銘的一個零頭，恐怕萬分之一都不到。但是，郭董所捐是他的財產之九牛一毛，而我所捐，卻幾乎是我所擁有的全部。孰輕孰重，不言可喻。<text:span text:style-name="T3"><text:s/><text:line-break/><text:line-break/></text:span>就絕對值來講，百億、千億為數可觀，但就比例來說，卻根本無關一己痛癢。明白了這一點，也許就能明白如何看待所謂自由開放。<text:span text:style-name="T3"><text:s/><text:line-break/><text:line-break/></text:span>西方社會的開放，事實上無關痛癢，完全無害甚且有利於既得利益者或既有體制。中國之開放卻不然，就像走鋼索，稍有不慎，馬上會有恐怖後果，輕者民生動蕩，民不聊生，重則淪為敵人俎上肉、盤中飧。<text:span text:style-name="T3"><text:s/><text:line-break/><text:line-break/></text:span>也就是說，就絕對值來看待所謂自由開放，無非自欺欺人，因為那樣一種開放，差不多就像我開放客廳一角給阿憨一樣。牠可以自由走動，偶而叫兩聲我也一樣予以<text:span text:style-name="T3"><text:s/>"</text:span>容忍<text:span text:style-name="T3">"</text:span>，有時漏尿或亂撒尿，我就罵牠兩句，繼續<text:span text:style-name="T3"><text:s/>"</text:span>容忍<text:span text:style-name="T3">"</text:span>。我很偉大很開放吧？但事實上，阿憨完全在我的手掌心，表面上很開放，其實對我而言根本無關痛癢。<text:span text:style-name="T3"><text:s/><text:line-break/><text:line-break/></text:span>但是，中國的開放程度就絕對值來看，好像處處設限，但實際上卻已來到臨界點，再一步，就是萬丈懸崖，粉身碎骨。<text:span text:style-name="T3"><text:s/><text:line-break/><text:line-break/></text:span>中國若要持續發展，乃至成為世界第一強國，勢必得在絕對值上做出更大的開放空間，因為海納百川，方能成其大。但是在納百川之前，前提要件就是穩定與安全，也就是說無害於既有之體制，才不會淹大水、鬧水災。<text:span text:style-name="T3"><text:s/><text:line-break/><text:line-break/></text:span>在這個意義上來說，在某個小島上做點實驗，容許敵人胡搞瞎搞，只要大局仍然控制得住，就當成一種練習題，倒也無妨。<text:span text:style-name="T3"><text:s/><text:line-break/><text:line-break/></text:span>但是，台灣問題對於祖國之殺傷力卻是一千個、一萬個香港，因為香港爭議無非內政細節，但是台灣問題卻在根本上企圖顛覆中國主權及其穩定性。對於這麼有用的一個核子彈級的致命武器，美國豈有可能不在殺傷力上予以極大化？<text:span text:style-name="T3"><text:s/><text:line-break/><text:line-break/></text:span>我吸收與消化各種知識或資訊很快，因為我並不僅僅只有兩顆眼睛，我還設了許多雷達。所謂雷達就是一種眼光，一道問題，一種理解事物的意義架構。總的來說，有幾種<text:span text:style-name="T3"><text:s/>"</text:span>雷達<text:span text:style-name="T3">"</text:span>：<text:span text:style-name="T3"><text:s/><text:line-break/><text:line-break/></text:span>整個意義的地圖究竟長什麼樣？各種問題點各自落在何處？為何過去如此？為何現狀若此？趨勢如何？各方操盤者意欲何為？有何盤算？等等等。<text:span text:style-name="T3"><text:s/><text:line-break/><text:line-break/></text:span>說穿了，無非還是一個概念的蜘蛛網。在這網上，人事物各有連結，從中取得某種意義。沒有哪一條絲是獨立存在的。就跟下棋一樣，棋手腦子想的一定是全局之勝負，然後才有個別的手段與步驟。高手過招，全屬算計，棋盤上不會有什麼<text:span text:style-name="T3"><text:s/>"</text:span>偶然<text:span text:style-name="T3">"</text:span>。<text:span text:style-name="T3"><text:s/><text:line-break/><text:line-break/></text:span>很多人一定會說，<text:span text:style-name="T3">CIA</text:span>操弄歸操弄，但是如果不是確實存在這樣那樣的一些問題，哪操弄得起來？講這個純粹是腦殘外行話。你看，就連什麼韓國瑜偷生小孩、貪污了幾千萬等等一大堆純屬無中生有的事情，都能讓大多數人因此對韓國瑜的基本人格信心破產，把他打為過街老鼠，天底下有什麼炒作不起來的所謂問題？<text:span text:style-name="T3"><text:s/><text:line-break/><text:line-break/></text:span>不信的話，你給我幾個主流媒體，讓我昧著良心來操弄。我保證，連你蔡英文臉上一顆痣或哪怕一個眼神，我都能操弄出天怒人怨的<text:span text:style-name="T3"><text:s/>"</text:span>民意<text:span text:style-name="T3">"</text:span>。<text:span text:style-name="T3"><text:s/><text:line-break/><text:line-break/></text:span>這當然並非說問題不存在，而是說問題基本上就是被建構被操弄出來的。一來，把不是什麼問題的小事給問題化，進而擴大渲染；再來就是把技術性問題給翻轉成道德問題，繼之無限道德上綱，成為一種統治正當性的問題，然後以之為火苗、為槓桿，摧毀你整個體制與家園。<text:span text:style-name="T3"><text:s/><text:line-break/><text:line-break/></text:span>若真要講司法，美國的司法做為一種傷害少數民族與弱勢者包括精神病人的武器，那才真是令人嘆為觀止之可怕。但它卻根本不為人所知。為什麼？因為操弄問題的權柄完全不在我們手上。</text:p>
      <text:p text:style-name="P1"><text:span text:style-name="T1">欧阳阳</text:span><text:s/>  |  2019.06.16 15:42   |   <text:a xlink:type="simple" xlink:href="http://palinfo.habago.org/Entry?Command=Information_PrintForum&amp;iPage=6#FORUM37558"><text:span text:style-name="T2">#</text:span></text:a></text:p>
      <text:p text:style-name="P7"><text:span text:style-name="T1">中共经常</text:span>讲开放，开放，但实事求是地讲，中国到目前为止还是很封闭的，特别是在互联网信息领域建立一个封闭的墙。<text:span text:style-name="T3"><text:s/><text:line-break/></text:span><text:span text:style-name="T1">中共可能是怕西方的</text:span>舆论来洗脑中国民众，但越是封闭，民众反而越是怀疑。中国古话就说了<text:span text:style-name="T3">“</text:span><text:span text:style-name="T1">防民之口，甚于防川，川壅而</text:span>溃，伤人必多，民亦如之。是故为川者，决之使导；为民者，宣之使言。<text:span text:style-name="T3">”</text:span><text:span text:style-name="T1">。指阻止人民</text:span>进行批评的危害，比堵塞河川引起的水患还要严重。指不让人民说话，必有大害。<text:span text:style-name="T3"><text:s/><text:line-break/><text:line-break/></text:span><text:span text:style-name="T1">这面封</text:span>闭的墙把中国人民与世界，特别是台湾，香港人分裂开来，为什么不能对中国人民，中国文化更多一点的信心，害怕西方洗脑中国，为什么不是中国人去洗脑西方？<text:span text:style-name="T3"><text:s/><text:line-break/></text:span><text:span text:style-name="T1">如果大</text:span>陆人与台湾人，香港人产生更多的联系，我相信，台湾人或者香港人对祖国的情感一定比现在要好。<text:span text:style-name="T3"><text:s/><text:line-break/><text:line-break/></text:span><text:span text:style-name="T1">很多台湾人，香港人</text:span>为什么逢中必反，中国政府应该思考一下更深层次的原因，是你自己把大陆人与台湾人，香港人分裂开来了<text:span text:style-name="T3"><text:s/><text:line-break/><text:line-break/></text:span><text:span text:style-name="T1">中国政府，是时候</text:span>该破墙了。<text:span text:style-name="T3"><text:s/><text:line-break/></text:span><text:span text:style-name="T1">我</text:span>赞成中国实行集权专制，我也赞成依法对互联网进行严管，但是绝不是建一个墙把自己封闭起来</text:p>
      <text:p text:style-name="P1"><text:span text:style-name="T1">鄭豐遠</text:span><text:s/>  |  2019.06.16 12:30   |   <text:a xlink:type="simple" xlink:href="http://palinfo.habago.org/Entry?Command=Information_PrintForum&amp;iPage=6#FORUM37557"><text:span text:style-name="T2">#</text:span></text:a></text:p>
      <text:p text:style-name="P2"><text:span text:style-name="T3">https://www.ettoday.net/news/20190614/1467700.htm <text:line-break/><text:line-break/></text:span>政治中心／綜合報導<text:span text:style-name="T3"><text:s/><text:line-break/><text:line-break/></text:span>大陸外交部副部長樂玉成<text:span text:style-name="T3">14</text:span>日表示，香港事務屬中國內政，不容外部勢力插手。對此，<text:span text:style-name="T3">FB</text:span>粉絲專頁《婷婷看世界》貼出文章指出，香港日前出現的「反送中遊行」，是反對派與美國勾結推動的「顏色革命」，不但是美方保持霸權所選擇的手段，也是美唯一一條「可能整垮中國的路」。<text:span text:style-name="T3"><text:s/><text:line-break/><text:line-break/></text:span>《婷婷看世界》分析稱，美國發動熱戰爭會導致兩敗俱傷、經濟戰也無法打垮中國，因此，「顏色革命」是美國唯一一條「可能整垮中國的路」，「顏色革命是美國整趴敵對國家最常用也是最骯臟的手法，無數國家就是這樣被美國整垮國家支離破碎，家破人亡，美國為了保住霸權可謂不擇手段。」<text:span text:style-name="T3"><text:s/><text:line-break/><text:line-break/></text:span>文章表示，香港只有<text:span text:style-name="T3">700</text:span>萬人口，但「美、英兩國的駐港領事館」共有<text:span text:style-name="T3">1500</text:span>、<text:span text:style-name="T3">1600</text:span>人，超過香港人口的萬分之二，「妳說說，在中國一個城市駐紮這麽多領事，這能是安好心嗎？香港哪有那麽多事要處理？」<text:span text:style-name="T3"><text:s/><text:line-break/><text:line-break/></text:span>文章提到，美、英兩國駐港領事館內，大部分的人都是間諜，目的是「蒐集內地情報」及干涉香港事務，「占中背後就有美英的影子，香港大學生、港獨們背後的金主就是美、英<text:span text:style-name="T3">NGO</text:span>」文章強調，美國特工不但假扮成記者，暗地擔任香港暴亂的指揮工作，還會藉「採訪拍攝」之名，擋在暴徒前面、阻止警察值勤。<text:span text:style-name="T3"><text:s/><text:line-break/><text:line-break/></text:span>對於「中方為何不阻止西方國家的行動」的疑問，文章點明，大國博弈中，西方最終目的是「顛覆中國」，「他們每年都會撥很多預算，這些預算花在哪對中國來說最安全？」文章說明，由於香港的特殊性，中央政府乾脆「讓他們集中在香港」，將騷亂侷限在一定程度，「爾後看看他們能幹出什麽事。這麽多年了，事實證明最終他們也翻不起大浪，我們也都看清了港獨的真面目。」<text:span text:style-name="T3"><text:s/><text:line-break/><text:line-break/></text:span>文章最後指明，雖然西方國家沒有掀起風浪，但中方也付出了相當的代價，其中之一就是「香港這一代人算是廢了」。<text:span text:style-name="T3"><text:s/><text:line-break/><text:line-break/></text:span>顏色革命（<text:span text:style-name="T3">Colour revolution</text:span>）又稱為花朵革命，指<text:span text:style-name="T3">20</text:span>世紀<text:span text:style-name="T3">80</text:span>、<text:span text:style-name="T3">90</text:span>年代開始，在中亞、東歐獨立國協國家發生的非暴力政變行動，這些政變行動通常以顏色或花朵來當作標誌。據了解，美國駐香港總領事館內設有美國中央情報局（<text:span text:style-name="T3">CIA</text:span>）分站，且有海軍陸戰隊進行把守。稜鏡計畫揭露者史諾登（<text:span text:style-name="T3">Edward Joseph Snowden</text:span>）證實了此傳聞。</text:p>
      <text:p text:style-name="P1"><text:span text:style-name="T1">陳真</text:span><text:s/>  |  2019.06.16 01:45   |   <text:a xlink:type="simple" xlink:href="http://palinfo.habago.org/Entry?Command=Information_PrintForum&amp;iPage=6#FORUM37556"><text:span text:style-name="T2">#</text:span></text:a></text:p>
      <text:p text:style-name="P4">卡韓政變<text:span text:style-name="T3"><text:s/>(85)</text:span>：別再說什麼約束韓粉了<text:span text:style-name="T3"><text:s/><text:line-break/><text:line-break/></text:span>陳真<text:span text:style-name="T3"><text:s/>2019. 06. 16. <text:line-break/><text:line-break/><text:line-break/></text:span>綠營支持者向來的基本屬性就是順我者昌，逆我者亡；幾十年來往往不擇手段，為所欲為，許多時候更是喪盡天良，擅於造謠抹黑乃至自導自演<text:span text:style-name="T3"><text:s/>(</text:span>想想黃俊英及特別是連勝文等人的遭遇<text:span text:style-name="T3">)</text:span>，卻從未聽聞有人要綠營約束綠粉，反而讚其為主子打仗之厲害，往往個個還論功行賞。但是很奇怪，韓粉普遍素質良好，明辨是非，卻反而不斷被全面妖魔化。敵人妖魔化韓粉我能想像，但前天聽到韓國瑜接受台視專訪，他竟然又再度拼命痛罵韓粉，真是很荒唐。韓粉到底哪裏有問題我真不明白。<text:span text:style-name="T3"><text:s/><text:line-break/><text:line-break/></text:span>幾個月來，韓國瑜幾度用極為難聽的形容詞痛罵支持者，罵他們跑去罵唐湘龍、李豔秋、黃光芹、吳子嘉、趙少康與董智森等媒體人。韓說這些支持者是假韓粉，是在幫他<text:span text:style-name="T3"><text:s/>"</text:span>製造敵人<text:span text:style-name="T3">"</text:span>。韓的痛罵採一竿子打翻一船人的方式。但事實上，有些韓粉也許亂批評他人一通，但是為什麼不能批這些無良媒體人呢？<text:span text:style-name="T3"><text:s/><text:line-break/><text:line-break/></text:span>再說，支持者又不是你養的網軍，憑什麼要受你約束、遭你痛罵呢？人民不能有自己的獨立判斷與義憤嗎？<text:span text:style-name="T3"><text:s/><text:line-break/><text:line-break/></text:span>那些坐擁龐大媒體資源的媒體人，經常造謠抹黑扭曲渲染，閱聽受眾為什麼不能開罵？就算少數人指控有誤，也不應一竿子打翻一船人，把自己的支持者給予全稱式的污名化。那些無良媒體人之所以與韓為敵，是因為郭董，是因為綠營，是為了打死你韓國瑜，而不是因為什麼被韓粉開罵因此與韓國瑜為敵。因果順序根本不是那樣；是他們先與韓百般為敵且不擇手段，進而引起眾怒。<text:span text:style-name="T3"><text:s/><text:line-break/><text:line-break/></text:span>你韓國瑜不去批評或反擊這些<text:span text:style-name="T3"><text:s/>"</text:span>敵人<text:span text:style-name="T3">"</text:span>，反而對他們低聲下氣，百般賠不是，說這是<text:span text:style-name="T3"><text:s/>"</text:span>愛與包容<text:span text:style-name="T3">"</text:span>，然後卻反而再三用極為難聽的字眼痛罵韓粉，痛罵那些出於善意與義憤<text:span text:style-name="T3"><text:s/>(</text:span>甚至因此給自己惹禍上身<text:span text:style-name="T3">) </text:span>的選民。這是哪門子的愛與包容？<text:span text:style-name="T3"><text:s/><text:line-break/><text:line-break/></text:span>你自己也知道，台灣媒體如今可以說是全面把你韓國瑜給妖魔化，人民挺身而出，仗義執言，你卻反過來罵他們。罵他們為你製造敵人，罵他們不夠愛與包容。愛與包容應該不是<text:span text:style-name="T3"><text:s/>"</text:span>不明是非<text:span text:style-name="T3">" </text:span>或<text:span text:style-name="T3"><text:s/>"</text:span>鄉愿<text:span text:style-name="T3">" </text:span>的同義詞吧？而且，前天你才把支持者用難聽話罵上一遍，今天自己卻又揚言說要控告黃光芹造謠抹黑，這不是很矛盾嗎？你又何必去控告吳子嘉？何不繼續愛與包容？<text:span text:style-name="T3"><text:s/><text:line-break/><text:line-break/></text:span>約束韓粉？誰來約束政客、財閥與無良媒體？<text:span text:style-name="T3"><text:s/><text:line-break/><text:line-break/></text:span>我能理解選舉儘可能不要自己去樹立敵人，但韓國瑜卻好像以為只要痛罵韓粉，然後<text:span text:style-name="T3"><text:s/>"</text:span>敵人<text:span text:style-name="T3">" </text:span>們聽了就會開心、釋懷而不再與韓為敵。真是很奇怪的想法。你就算把韓粉全罵光殺光，你的敵人依舊還是你的敵人，除非你落敗，輸了初選或大選。<text:span text:style-name="T3"><text:s/><text:line-break/><text:line-break/></text:span>你自己也知道，你的敵人，主要就是郭台銘加上綠營。你當然可以<text:span text:style-name="T3"><text:s/>"</text:span>包容<text:span text:style-name="T3">" </text:span>他們的一切抹黑與造謠<text:span text:style-name="T3"><text:s/>(</text:span>比方說不斷影射你污錢，指控你在外面偷生小孩，或是說你是被中共和中國時報所控制的傀儡，或說郭再三勸誡你不可走進中聯辦，或散播耳語說你和郭演雙簧以拉抬郭之聲勢等等等<text:span text:style-name="T3">)</text:span>，但是你去罵那些為你挺身而出的支持者做什麼呢？他們究竟哪一點有錯？<text:span text:style-name="T3"><text:s/><text:line-break/><text:line-break/></text:span>更重要的是：人民應該根據是非善惡原則來約束政治人物及媒體人及媒體公器，而不是把人民當成選舉工具，當成下人，動輒痛罵他們，或是動輒就說什麼要約束韓粉。支持者又不是韓國瑜養的網軍，要約束他們什麼？選民才是主人，才有權約束與監督公眾人物不是嗎？<text:span text:style-name="T3"><text:s/><text:line-break/><text:line-break/></text:span>不要再說什麼約束韓粉了，他們又不是韓國瑜養的狗。該被約束，甚至該被繩之以法的是那些不斷公然造謠抹黑的媒體人及政客，例如郭台銘；檢調應該出面把他移送法辦、繩之以法才對，因為他用造謠抹黑與說謊等等非法手段，企圖影響選舉結果。</text:p>
      <text:p text:style-name="P5"/>
      <text:p text:style-name="P1"><text:span text:style-name="T1">陳真</text:span><text:s/>  |  2019.06.16 01:45   |   <text:a xlink:type="simple" xlink:href="http://palinfo.habago.org/Entry?Command=Information_PrintForum&amp;iPage=7#FORUM37555"><text:span text:style-name="T2">#</text:span></text:a></text:p>
      <text:p text:style-name="P4">卡韓政變<text:span text:style-name="T3"><text:s/>(84)</text:span>：說好的唯真不破呢？<text:span text:style-name="T3"><text:s/><text:line-break/><text:line-break/></text:span>陳真<text:span text:style-name="T3"><text:s/>2019. 06. 16. <text:line-break/><text:line-break/><text:line-break/></text:span>底下文章<text:span text:style-name="T3"><text:s/>"</text:span>韓國瑜主張兩岸一國一制<text:span text:style-name="T3">" </text:span>是<text:span text:style-name="T3"><text:s/>4 </text:span>月<text:span text:style-name="T3">14 </text:span>日寫的，我特別把它收錄在此，無須再重寫一次。<text:span text:style-name="T3"><text:s/><text:line-break/><text:line-break/></text:span>昨天<text:span text:style-name="T3"><text:s/>(6</text:span>月<text:span text:style-name="T3">15</text:span>日<text:span text:style-name="T3">)</text:span>，韓國瑜提到「今日香港，明日台灣」完全不可能。韓國瑜強調，有人說韓國瑜接受一國兩制，「胡說八道！我甚麼時候說過？」，「我跟大家保證，一國兩制絕對不會在台灣這個土地上實現。台灣不可能一國兩制，<text:span text:style-name="T3"><text:s/></text:span>除非、除非、除非、<text:span text:style-name="T3">Over my dead body (</text:span>踩過我的屍體<text:span text:style-name="T3">)</text:span>」。也就是說，韓國瑜寧願死也絕不贊成一國兩制。<text:span text:style-name="T3"><text:s/><text:line-break/><text:line-break/></text:span>韓國瑜平常強調：<text:span text:style-name="T3">"</text:span>政治語言，唯真不破<text:span text:style-name="T3">"</text:span>。韓的言行，純<text:span text:style-name="T3"><text:s/>"</text:span>真<text:span text:style-name="T3">" </text:span>含量高達<text:span text:style-name="T3"><text:s/>99%</text:span>，但在兩岸關係上卻一點也不真。然而，這<text:span text:style-name="T3"><text:s/>"</text:span>不真<text:span text:style-name="T3">" </text:span>的<text:span text:style-name="T3"><text:s/>1%</text:span>卻事關成敗，極端重要，因為倘若他真的想要實現他的基本政見，亦即打破台灣與世界的一切隔閡，讓貨出得去，人和錢進得來，恰恰就必須在這一點上較真。<text:span text:style-name="T3"><text:s/><text:line-break/><text:line-break/></text:span>如果韓真的反對一國兩制，那麼，他就不應該一再表示他<text:span text:style-name="T3"><text:s/>"</text:span>強烈支持九二共識<text:span text:style-name="T3">"</text:span>。因為九二共識指的就是<text:span text:style-name="T3"><text:s/>"</text:span>一中各表<text:span text:style-name="T3">"</text:span>，不管你怎麼各表，基本核心共識就是兩岸同屬一中。簡單說就是同屬一個家庭。韓選高雄市長時自己也曾說過，<text:span text:style-name="T3">"</text:span>兩岸你儂我儂，是一種指腹為婚的關係<text:span text:style-name="T3">"</text:span>。也就是說，非君不嫁，非卿不娶，將來是早已註定要結婚共組一個家庭的。但他現在卻又說：死也不嫁，寧死不娶。這不是很莫名其妙嗎？倘若真是如此，那他的兩岸主張到底和綠營有何不同？完全一樣不是嗎？<text:span text:style-name="T3"><text:s/><text:line-break/><text:line-break/></text:span>並非說你馬上就得婚嫁，而是說你若承認九二共識，意味著這門婚事已經定了，剩下的就只是何時選個黃道吉日小倆口共組家庭。反之，如果你抵死反對這門婚事，那你的所謂<text:span text:style-name="T3"><text:s/>"</text:span>強烈支持九二共識<text:span text:style-name="T3">"</text:span>，就是一句謊言。<text:span text:style-name="T3"><text:s/><text:line-break/><text:line-break/></text:span>我知道兩岸統一在過去二十多年來已經被妖魔化得很徹底；誰主張統一，誰就是全民公敵，很難勝選。但是，弔詭之處也正是在此：倘若你為了勝選而屈從現狀之妖魔化，事實上你也根本不可能改變台灣日益沉淪破敗、自我封鎖的現狀。<text:span text:style-name="T3"><text:s/><text:line-break/><text:line-break/></text:span>問題是，台灣還有多少時間可以虛耗沉淪？時間不等人，而且拖越久對台灣越不利。你想，要不是李登輝那個人渣大貪官大台奸在二十幾年前推出戒急用忍的鎖國政策，當年如果和對岸展開統一之旅，台灣今天的經濟發展以及台灣人在大陸發展進程中的政治經濟影響力，根本難以限量。以當年的台灣財力和各界人才素質與數量之多，幾乎可以買下且主導大陸一大半的產業和各項社會發展。<text:span text:style-name="T3"><text:s/><text:line-break/><text:line-break/></text:span>仍然還是那句肺腑之言：時間不等人，機會稍縱即逝。而且，貧窮與落敗相對而言都還只是一個小問題，怕是稍有不慎，便是兵戎相見，烽火漫天。而我長年以來一直想釐清的一個根本問題就是：這究竟會不會是美國所計畫的最後一步棋，讓台灣成為拖垮大陸邁向世界第一強國的棋子和武器？<text:span text:style-name="T3"><text:s/><text:line-break/><text:line-break/></text:span>各位不妨想想南斯拉夫，想想巴爾幹半島，想想利比亞，想想烏克蘭，想像那些美國所染指的諸多人間煉獄，究竟帝國所圖為何？<text:span text:style-name="T3"><text:s/><text:line-break/><text:line-break/></text:span>就大陸而言，他忙著和美國拼命就已自顧不暇，不會有更多心力在乎台灣人生活如何。大陸也不會急著想要統一，他只希望不獨就好，台灣自然就會慢慢爛，爛到最後就讓祖國來拯救台灣人於水火；或是越來越混亂，亂到最後脫了軌亂了套，大陸就只好來個武統。一個被武統的台灣，勢必得埋下更多根本不必要的仇恨；要是又不設防，任人挑撥，勢必永無寧日。<text:span text:style-name="T3"><text:s/><text:line-break/><text:line-break/></text:span>因此，就選舉現實而言，為了贏得勝選，關於兩岸統一某種程度的刻意模糊也許是必要的<text:span text:style-name="T3"><text:s/>(</text:span>柯文哲在這點上比較奸詐狡猾<text:span text:style-name="T3">)</text:span>，但是像韓國瑜這樣把話講得死無退路，恐怕各方都不討好。我是急統，聽了很堵爛，難道綠營的人會蠢到真的相信韓是個台獨？進而投票相挺？所謂中間選民，恐怕也不至於能因此拉到多少票。倒不如大方承認統一主張，但設下時間因素與前提要件，而不是把自己打扮得比綠還綠，比綠還像個台獨義勇軍。<text:span text:style-name="T3"><text:s/><text:line-break/><text:line-break/>==================== <text:line-break/></text:span>韓國瑜主張兩岸一國一制<text:span text:style-name="T3"><text:s/><text:line-break/><text:line-break/></text:span>陳真<text:span text:style-name="T3"><text:s/>2019. 04. 14. <text:line-break/><text:line-break/><text:line-break/></text:span>韓國瑜主張兩岸一國一制。真的嗎？我不知道，不過這是他自己公開說的。<text:span text:style-name="T3"><text:s/><text:line-break/><text:line-break/></text:span>韓國瑜說，他<text:span text:style-name="T3"><text:s/>"</text:span>強烈主張九二共識<text:span text:style-name="T3">"</text:span>，但他卻又<text:span text:style-name="T3"><text:s/>"</text:span>摸著心臟<text:span text:style-name="T3">" </text:span>發誓<text:span text:style-name="T3"><text:s/></text:span>說他反對一國兩制，甚至還要求大家看進他的<text:span text:style-name="T3"><text:s/>"</text:span>靈魂深處<text:span text:style-name="T3">"</text:span>，相信他真的反對兩岸一國兩制。如果這些話當真，那麼，唯一的結論就是他就連靈魂深處都主張兩岸一國一制。<text:span text:style-name="T3"><text:s/><text:line-break/><text:line-break/></text:span>為什麼呢？因為九二共識的核心概念就是<text:span text:style-name="T3"><text:s/>"</text:span>一個中國<text:span text:style-name="T3">"</text:span>。你表你的，我表我的，但不管怎麼表，兩岸共識就是同屬一個中國，追求兩岸統一。不管誰統誰，都是要統一在一個中國底下。既然韓<text:span text:style-name="T3"><text:s/>"</text:span>強烈主張九二共識<text:span text:style-name="T3">"</text:span>，意思就是說他強烈主張一個中國。一個中國底下有可能一制，也可能兩制，既然他反對兩制，剩下的唯一可能就是一國一制。老實說，這也是我的主張。我不明白一個國家幹嘛要分成兩種制度？過渡可以，但終究還是應該得回到一國一制。<text:span text:style-name="T3"><text:s/><text:line-break/><text:line-break/></text:span>我上面的推論哪裏有錯呢？一個人絕不可能一方面強烈主張九二共識，另一方面卻又堅決反對兩岸同屬一中。這就好像兩人立下婚約，新娘表明非君不嫁，你儂我儂，永浴愛河，但她卻又說：<text:span text:style-name="T3">"</text:span>我現在摸著心臟，請大家看著我的眼睛，看著我的靈魂深處，我堅決反對一個家庭！<text:span text:style-name="T3">" </text:span>天底下有這種婚約嗎？至於潛台詞則是<text:span text:style-name="T3"><text:s/>"</text:span>我只是想要發大財<text:span text:style-name="T3">" </text:span>而已。你說，這不就是金光黨仙人跳嗎？<text:span text:style-name="T3"><text:s/><text:line-break/><text:line-break/></text:span>我相信韓國瑜一定會否認他主張兩岸一國一制。為什麼呢？因為想騙選票。但是，台灣人難道還想再這樣繼續不明不白自欺欺人地折騰虛耗下去？都已經虛耗了半個多世紀不是嗎？從蔣介石的什麼<text:span text:style-name="T3"><text:s/>"</text:span>一年準備，兩年反攻，三年掃蕩，五年成功<text:span text:style-name="T3">" </text:span>的武統論，再到蔣經國的反攻大陸解救同胞的政治反攻，一直到老賊李登輝的<text:span text:style-name="T3"><text:s/>"</text:span>三民主義統一中國<text:span text:style-name="T3">"</text:span>，接著換成更為虛幻更無可行性與正當性的台獨建國上場，繼續政治操弄騙選票二十多年。到底有完沒完？<text:span text:style-name="T3"><text:s/><text:line-break/><text:line-break/></text:span>我能理解一國兩制在島內長年被美日殖民政治給污名化、妖魔化，從而變成一種完全無法訴諸任何理性討論的票房毒藥，一種敗德的叛國訴求；誰敢如此主張，誰就是全民公敵，成為所謂<text:span text:style-name="T3"><text:s/>"</text:span>賣國賊<text:span text:style-name="T3">"</text:span>。綠營最近就給韓國瑜扣上了這樣一頂<text:span text:style-name="T3"><text:s/>"</text:span>賣國賊<text:span text:style-name="T3">" </text:span>的大帽子。因此，我能體會韓國瑜為了勝選的苦衷，但有必要也跟著妖魔化一國兩制嗎？<text:span text:style-name="T3"><text:s/><text:line-break/><text:line-break/></text:span>在我看來，相較於兩岸前途之長遠發展，島內選舉輸贏其實無關大局。世界進展如此迅速，時光飛逝而去，別再虛耗，別再騙了。獨也騙，統也騙，大家全都在說謊，都半個多世紀了，夠了！該是面對現實的攤牌一刻到了。要統要獨，大家把話講清楚，找出一個大方向來，而不是一再政治操弄，一再自欺欺人。<text:span text:style-name="T3"><text:s/><text:line-break/><text:line-break/></text:span>韓國瑜的論調其實就如同你來到火車站，買票上車前，總得先決定了要北上或南下或西行或東進吧？你總不能說強烈主張購買南下的九二列車票，卻又說你堅決反對南下，那不是發神經嗎？<text:span text:style-name="T3"><text:s/><text:line-break/><text:line-break/></text:span>韓國瑜可能又會說<text:span text:style-name="T3"><text:s/>"</text:span>目前<text:span text:style-name="T3">"</text:span>，<text:span text:style-name="T3">"</text:span>目前<text:span text:style-name="T3">" </text:span>他堅決反對一國兩制，至於以後如何就以後再說。但是，即便加入<text:span text:style-name="T3"><text:s/>"</text:span>目前<text:span text:style-name="T3">" </text:span>當藉口，一樣是謊話，因為，一切爭議當然是關於未來，而不是關於目前。所有兩岸關係的主張，必然是主張可預見的將來，而不是主張<text:span text:style-name="T3"><text:s/>"</text:span>目前<text:span text:style-name="T3">"</text:span>，那等於是沒有主張，存心騙選票。不管你是買了南下或北上車票，必然期待車子向著一定的方向行駛，而不是期待它停留原地，因此，藍營之所謂<text:span text:style-name="T3"><text:s/>"</text:span>主張九二共識但反對一國兩制<text:span text:style-name="T3">" </text:span>或綠營之所謂<text:span text:style-name="T3"><text:s/>"</text:span>維持現狀<text:span text:style-name="T3">" </text:span>或<text:span text:style-name="T3"><text:s/>"</text:span>什麼都不用做的虛擬台獨建國<text:span text:style-name="T3">"</text:span>，其實全是自欺欺人。<text:span text:style-name="T3"><text:s/><text:line-break/><text:line-break/></text:span>韓國瑜嘲笑綠營的台獨建國是三不<text:span text:style-name="T3"><text:s/>(</text:span>不要中華民國、不要九二共識、不敢台灣獨立<text:span text:style-name="T3">) </text:span>或兩不半<text:span text:style-name="T3"><text:s/>(</text:span>台獨搞一半<text:span text:style-name="T3">)</text:span>。同樣的嘲笑放在韓國瑜自相矛盾的兩岸主張上，不也一模一樣？甚至還更加精神錯亂：既要一中，又不要一中；既要統一，又堅決反對統一。不要一國，又希望兩制，那不就是兩國兩制，那不就是台獨建國嗎？韓國瑜到底知不知道自己在說什麼？<text:span text:style-name="T3"><text:s/><text:line-break/><text:line-break/></text:span>我不是說你應該主張一國一制或兩制的立即實現，但你既然認同了一中之共識，那就應該誠實地表明兩岸統一就是你的追求目標與主張。如果你並不想往統一的方向走，那你就應該明確地表明反對九二共識，然後往真正獨立建國的方向走，而不是又反台獨又反統一又說強烈主張九二共識。<text:span text:style-name="T3"><text:s/><text:line-break/><text:line-break/></text:span>寫這文章，我覺得我好像在教幼兒園的小朋友。這些道理有那麼難懂嗎？本文特別歡迎各方轉載。</text:p>
      <text:p text:style-name="P1"><text:span text:style-name="T1">欧阳阳</text:span><text:s/>  |  2019.06.15 21:00   |   <text:a xlink:type="simple" xlink:href="http://palinfo.habago.org/Entry?Command=Information_PrintForum&amp;iPage=7#FORUM37554"><text:span text:style-name="T2">#</text:span></text:a></text:p>
      <text:p text:style-name="P2">何文哲或者郭台銘雖然做事不擇手段，我相信再怎麽不擇手段，終究應該是務實的。<text:span text:style-name="T3"><text:s/><text:line-break/></text:span>台灣的問題非單個總統所能改變，也非短時間所能改變，必須從大局上去潛移默化。<text:span text:style-name="T3"><text:s/><text:line-break/></text:span>台灣的這些政客如果是演員，那導演就是美國和祖國，選一個務實的演員未必不是一件壞事。<text:span text:style-name="T3"><text:s/><text:line-break/></text:span>從這個角度看，何文哲或者郭台銘或許比韓國瑜更合適</text:p>
      <text:p text:style-name="P1"><text:span text:style-name="T1">欧阳阳</text:span><text:s/>  |  2019.06.15 20:47   |   <text:a xlink:type="simple" xlink:href="http://palinfo.habago.org/Entry?Command=Information_PrintForum&amp;iPage=7#FORUM37553"><text:span text:style-name="T2">#</text:span></text:a></text:p>
      <text:p text:style-name="P4">韓國瑜或許真誠不那麽虛僞做作，或許有心勤勞爲民，但是以現有的信息分析看，其智慧不足以擔任重任，先在高雄曆練幾年未必不是一件好事。韓國瑜如果當選台灣總統，其前景未必不是下一個馬英九，當其無法改變台灣人民的處境，在有心認識的歪曲放大下，最終在喊打聲中黯然下台。</text:p>
      <text:p text:style-name="P1"><text:span text:style-name="T1">王修亮</text:span><text:s/>  |  2019.06.15 09:50   |   <text:a xlink:type="simple" xlink:href="http://palinfo.habago.org/Entry?Command=Information_PrintForum&amp;iPage=7#FORUM37551"><text:span text:style-name="T2">#</text:span></text:a></text:p>
      <text:p text:style-name="P2">我本來對郭沒什麼認識，就是個商人吧<text:span text:style-name="T3">!</text:span>台灣這種商人多了，我也沒特別注意。<text:span text:style-name="T3"><text:s/><text:line-break/></text:span>但是看了他近日霸氣的言論與行動的表現，還真覺得他惹人厭。<text:span text:style-name="T3"><text:s/><text:line-break/><text:line-break/></text:span>對韓本來也沒什麼認識，不過他當選高雄市長之後這麼努力去推銷高雄產品，迅速鋪路挖溝，這次暴雨讓高雄遠離水患，而這麼多人我討厭的人竟然還同心協力的還圍毆抹黑他，讓我開始想，總統選舉就投他一票吧<text:span text:style-name="T3">! <text:line-break/><text:line-break/></text:span>台灣政客不是親美就是親中，中美都是霸權，都有自己的黑暗之處，兩大之間難為小，加上人民各自有不同的統一與獨立理念，台灣要自處確實不容易。<text:span text:style-name="T3"><text:s/><text:line-break/><text:line-break/></text:span>然而台灣政客運用的政治手腕並不是融合，而是無所不用其極的撕裂，加上愚化的國民教育與謊言，使台灣成為掛著民主外殼，卻失去法律公正與言論多元的變態專制之島。<text:span text:style-name="T3"><text:s/><text:line-break/><text:line-break/></text:span>這使台灣人變成瞎子，或者說：從美國的鴨霸殘酷，專業輸出戰爭來看，很多人還真是「隻眼觀古今」，睜大一隻眼去檢視中國的缺失，閉上一隻眼對美國更黑暗的缺失視而不見，噤若寒蟬。<text:span text:style-name="T3"><text:s/><text:line-break/><text:line-break/></text:span>普遍的虛偽變成正常時，原本正常的人就很難存活。<text:span text:style-name="T3"><text:s/><text:line-break/><text:line-break/></text:span>活在自己的小空間裡並不好，不過，我還是選擇活在自己的小空間裡，以免跟著時尚正常化。</text:p>
      <text:p text:style-name="P1"><text:span text:style-name="T1">洋洋</text:span><text:s/>  |  2019.06.14 23:47   |   <text:a xlink:type="simple" xlink:href="http://palinfo.habago.org/Entry?Command=Information_PrintForum&amp;iPage=7#FORUM37549"><text:span text:style-name="T2">#</text:span></text:a></text:p>
      <text:p text:style-name="P7"><text:span text:style-name="T1">整理對岸國台辦發言人對郭台銘近來頻頻放話的幾點回應。</text:span><text:span text:style-name="T3"><text:s/><text:line-break/><text:line-break/>' <text:line-break/></text:span><text:span text:style-name="T1">日前郭台</text:span>铭接受媒体访问时被问及，如果大陆以关他的工厂对他进行施压，他会怎么回应，郭台铭称，<text:span text:style-name="T3">“</text:span>关就关，谁怕谁<text:span text:style-name="T3">”</text:span><text:span text:style-name="T1">。</text:span><text:span text:style-name="T3"><text:s/><text:line-break/><text:line-break/></text:span><text:span text:style-name="T1">国台办回</text:span>应称，对岛内选举期间一些政治人物的言论我不作评论。两岸经贸往来和交流合作对大家都是互利互惠的事情。<text:span text:style-name="T3"><text:s/><text:line-break/><text:line-break/></text:span><text:span text:style-name="T1">郭台</text:span>铭声称，国台办操控某些台湾媒体引导台湾地区<text:span text:style-name="T3">“</text:span><text:span text:style-name="T1">选</text:span>举<text:span text:style-name="T3">”</text:span><text:span text:style-name="T1">，国台办对此有何</text:span>评论？安峰山回应，这种说法是无中生有。我们与台湾各党派、团体和人士开展交往的共同政治基础是坚持<text:span text:style-name="T3">“</text:span><text:span text:style-name="T1">九二共</text:span>识<text:span text:style-name="T3">”</text:span><text:span text:style-name="T1">、反对</text:span><text:span text:style-name="T3">“</text:span><text:span text:style-name="T1">台独</text:span><text:span text:style-name="T3">”</text:span><text:span text:style-name="T1">。我</text:span>们历来不介入台湾地区选举，但也坚决反对任何诋毁抹黑大陆和破坏两岸关系的言行。<text:span text:style-name="T3"><text:s/><text:line-break/><text:line-break/></text:span><text:span text:style-name="T1">近</text:span>来香港修例引发了一些港民的争议，郭台铭借此声称<text:span text:style-name="T3">“</text:span><text:span text:style-name="T1">一国两制</text:span><text:span text:style-name="T3">”</text:span><text:span text:style-name="T1">在香港失</text:span>败，国台办对此有何评论？国台办发言人安峰山说，我们多次强调，<text:span text:style-name="T3">“</text:span><text:span text:style-name="T1">一国两制</text:span><text:span text:style-name="T3">”</text:span><text:span text:style-name="T1">是解决香港</text:span>问题的最佳方案，也是香港回归后保持长期繁荣稳定的最佳制度。香港回归祖国以来，保持了长期的繁荣稳定，<text:span text:style-name="T3">“</text:span><text:span text:style-name="T1">一国两制</text:span><text:span text:style-name="T3">”</text:span><text:span text:style-name="T1">在香港的实</text:span>践取得了举世瞩目的成功，这是不可否认的一个客观事实。<text:span text:style-name="T3">“</text:span><text:span text:style-name="T1">一国两制</text:span><text:span text:style-name="T3">”</text:span><text:span text:style-name="T1">在台湾的具体实</text:span>现形式会充分考虑台湾现实情况，会充分听取两岸各界意见和建议，会充分照顾台湾同胞利益和感情。民进党当局罔顾事实，颠倒黑白，蓄意诋毁<text:span text:style-name="T3">“</text:span><text:span text:style-name="T1">一国两制</text:span><text:span text:style-name="T3">”</text:span><text:span text:style-name="T1">，破坏两岸</text:span>关系发展，别有用心，也终将失败。<text:span text:style-name="T3"><text:s/><text:line-break/>------------ <text:line-break/></text:span><text:span text:style-name="T1">郭台銘為這場選舉已經失掉分寸不計後果豁出去了。</text:span><text:span text:style-name="T3"><text:s/><text:line-break/></text:span><text:span text:style-name="T1">回顧以往發生的重大事件。對岸一向是冷靜竟克制不鬧事，但是一旦定調時機成熟後就會一波接一波果斷出手。</text:span><text:span text:style-name="T3"><text:s/><text:line-break/><text:line-break/></text:span><text:span text:style-name="T1">同是前一百家大企業的老闆，看看華為任正飛，其不論在人品、氣度、見識、格局還是遠見，富士康郭台銘完全不能比，天差地遠。</text:span><text:span text:style-name="T3"><text:s/><text:line-break/><text:line-break/></text:span><text:span text:style-name="T1">這種人選上，台灣島內島外都將天翻地覆更加動盪。</text:span></text:p>
      <text:p text:style-name="P1"><text:span text:style-name="T1">王修亮</text:span><text:s/>  |  2019.06.14 20:47   |   <text:a xlink:type="simple" xlink:href="http://palinfo.habago.org/Entry?Command=Information_PrintForum&amp;iPage=7#FORUM37548"><text:span text:style-name="T2">#</text:span></text:a></text:p>
      <text:p text:style-name="P2">教學心得記錄分享<text:span text:style-name="T3">2019/6/13 <text:line-break/><text:line-break/></text:span>談了一學期的文明與文化，為何反覆迴旋，到底都在談甚麼？<text:span text:style-name="T3"><text:s/><text:line-break/></text:span>孩子們整理著自己的學習：「我們從古文明、區域文化、台灣文化分辨下來，最後各自選擇了一種本地文化來收集資料，整理說明。」<text:span text:style-name="T3"><text:s/><text:line-break/></text:span>「很多人選的是某一種宗教，也有人選某一段歷史或區域比較。」<text:span text:style-name="T3"><text:s/><text:line-break/><text:line-break/></text:span>文明的發展包含文字、土地<text:span text:style-name="T3">(</text:span>農業<text:span text:style-name="T3">)</text:span>、群體組織<text:span text:style-name="T3">(</text:span>制度<text:span text:style-name="T3">)</text:span>、法律。<text:span text:style-name="T3"><text:s/><text:line-break/></text:span>而文明到文化之間，群體組織歷經家族、部落、聯盟、國的擴張，群能夠聚而不散，核心價值是甚麼？為甚麼班上大多數人想要探索的都是宗教？群體價值的核心是不是信仰？除了信仰還有甚麼？<text:span text:style-name="T3"><text:s/><text:line-break/></text:span>「自古皆有死，民無信不立」信仰是甚麼？羅馬為何從消滅到接納基督為國教？中國何以到漢以前都沒有創造本國的宗教？<text:span text:style-name="T3"><text:s/><text:line-break/></text:span>下學期會進入信仰的探討。<text:span text:style-name="T3"><text:s/><text:line-break/><text:line-break/></text:span>「你們從此刻生活中，能體認到文明與文化嗎？能定義此刻的文明與文化嗎？這些和群體價值有甚麼關係？和此刻的宗教、歷史、教育有甚麼關係？」<text:span text:style-name="T3"><text:s/><text:line-break/></text:span>「老師，文明不斷在增減，文化也是，宗教歷史和教育都相關，但是台灣的文化很亂啊！」<text:span text:style-name="T3"><text:s/><text:line-break/></text:span>「正是因為很亂，才更需要自知其所由來。」<text:span text:style-name="T3"><text:s/><text:line-break/></text:span>「老師，生活中所有碰觸到的都是文明文化，也不是只有此刻，文明文化都是延續的。」<text:span text:style-name="T3"><text:s/><text:line-break/></text:span>「所以，我們為何一直交錯反覆文明文化與生活議題？你們這學期苦苦思考與解析兩者，議題貼近生活，直接取自生活，和文明文化的結構看似遙遠，兩者又有甚麼關係？」<text:span text:style-name="T3"><text:s/><text:line-break/><text:line-break/></text:span>「老師，生活議題當然來自文化，文化屬於文明的一部分。」<text:span text:style-name="T3"><text:s/><text:line-break/></text:span>「是的，文明和文化是生活總和之後的概念。生活鬆散而雜亂，你透過各種教育，從自我生活和歷史、書籍閱讀中吸取經驗，才有能力從各種點狀的生活事件中歸納出文化，定義文明，例如社會流行與宗教。」<text:span text:style-name="T3"><text:s/><text:line-break/><text:line-break/></text:span>「老師，感覺我們從以前國小一直在學習這個大結構的各種基礎。」<text:span text:style-name="T3"><text:s/><text:line-break/></text:span>「是的，文化文明是一個概念結構，也是一種群體價值。生活議題批判與改革是行為實踐，兩者是從群到己，從思到行的一貫歷程。你們的國民教育學習就是從己到群，從個性到群性，從生活到概念，從概念到價值，再回到生活實踐的過程。其實九年國教就已經很完整了，高中開始應該是職業分流。」<text:span text:style-name="T3"><text:s/><text:line-break/></text:span>教育本是一個無限學思習的循環。<text:span text:style-name="T3"><text:s/><text:line-break/><text:line-break/></text:span>「現在回頭去看看國小的學習，群性教育中的惻隱、羞惡、是非、辭讓之心，是依據文明文化裡的群體價值來建構、判斷的嗎？你對議題的批判，是以群體價值來批判的嗎？」<text:span text:style-name="T3"><text:s/><text:line-break/></text:span>「不對呀！我們有自己的主觀，有自己獨立的價值觀。」<text:span text:style-name="T3"><text:s/><text:line-break/></text:span>「所以，國小如果沒有建構好你們的主觀與價值核心，現在你有能力站在這龐大的文明文化之前，自信飽滿的去檢視、批判、改變嗎？你知曉文化中的群體價值，但是在情境中如何回應與行動，倚賴你的自我價值判斷。」<text:span text:style-name="T3"><text:s/><text:line-break/><text:line-break/></text:span>「老師，我現在才明白國小每一個階段的學習，原來都是為此打基礎的。」<text:span text:style-name="T3"><text:s/><text:line-break/></text:span>「這就是『人之生也直，罔之生也幸而免』。沒有建構好自我價值核心，通常只能跟隨著群體流行或傳統等外加價值，甚至是法律。國小只學習鬆散自由的群性紛爭與合作，依賴道德約束群秩序。到了國中，有制度的國家與國際組織之間多了強制性法律，這種合作與均衡，依賴的不只是內在自我控制而已，還有外在的法律。」<text:span text:style-name="T3"><text:s/><text:line-break/></text:span>「老師，國家要共識就很不容易。」<text:span text:style-name="T3"><text:s/><text:line-break/></text:span>「是很不容易，如果每個國民沒有自我主觀價值就更不容易，群體價值畢竟需要個別主觀中尋求共識。」<text:span text:style-name="T3"><text:s/><text:line-break/></text:span>外在的法律不一定合於己與小群的道德標準，很可能是妥協下的共識，每個人的底線不同，每個小群體的底線也不同，彼此常常不是合作關係，而是不得已的共處關係，整體生活都是這種共處關係。這個共處、共識，也深受文化差異的影響。<text:span text:style-name="T3"><text:s/><text:line-break/><text:line-break/></text:span>課程經過一些議題的各方討論之後，把概念結構和生活實踐、價值結構連結起來了嗎？<text:span text:style-name="T3"><text:s/><text:line-break/></text:span>「老師，這個連結起來之後，對事情的看法有差別。」<text:span text:style-name="T3"><text:s/><text:line-break/></text:span>「老師，上次我就有這種感覺，和大家討論完『我們與惡的距離』之後，好像有些連結會擴張自己的眼光，看法和批判與之前不一樣。」<text:span text:style-name="T3"><text:s/><text:line-break/><text:line-break/></text:span>「這就是從主觀到大觀，從狹隘到寬廣，從流行價值到均衡共識的差異，文化在這些雜處的價值中其實很難一貫，所以，從這個例子來看，文明文化的定義，和你們上一節課的定義，想法一樣嗎？」<text:span text:style-name="T3"><text:s/><text:line-break/></text:span>孩子紛紛議論了一會兒，有人提出一個看法：<text:span text:style-name="T3"><text:s/><text:line-break/></text:span>「老師，只有文明死了，才有辦法定義！」<text:span text:style-name="T3"><text:s/><text:line-break/><text:line-break/></text:span>我不禁莞爾：「你是以詩的語言在表達，這是很主觀的用詞啊！我想同學們不容易聽懂，試著用比較客觀的用詞溝通？」<text:span text:style-name="T3"><text:s/><text:line-break/></text:span>「文明在變動以後才容易定義？」<text:span text:style-name="T3"><text:s/><text:line-break/></text:span>「變動這個詞還是太有個性了。」<text:span text:style-name="T3"><text:s/><text:line-break/></text:span>「用『停止增加』這個詞呢？節錄其中一部分來定義？」<text:span text:style-name="T3"><text:s/><text:line-break/></text:span>「你的意思應該是把文明從時間空間分切來定義吧？」<text:span text:style-name="T3"><text:s/><text:line-break/></text:span>「對！我就是說文明必須要分段、分類，相類的那一段才能固定來定義。」<text:span text:style-name="T3"><text:s/><text:line-break/></text:span>這樣大家都懂了。<text:span text:style-name="T3"><text:s/><text:line-break/></text:span>「所以你看，主觀表達和客觀溝通的語言不同，語言文字必須有統一的共識，這也是在文明文化中逐漸琢磨完成的，語言文字的創造與統一，不容易。」<text:span text:style-name="T3"><text:s/><text:line-break/></text:span>「老師，倉頡一定是腦袋燒壞而死的吧！」<text:span text:style-name="T3"><text:s/><text:line-break/></text:span>對古聖先賢要有感激與尊敬的心，可不是我說了算，在學習中的引導與體悟，才能激發學生這些厚重的傳承。<text:span text:style-name="T3"><text:s/><text:line-break/><text:line-break/></text:span>「老師，從文明到文化，到生活的學習，為何人類如此沉重啊？」<text:span text:style-name="T3"><text:s/><text:line-break/></text:span>這問題使我心疼，這些孩子生長在如此沉重的時代，即使他們家庭的經濟都不差，這一生理應足以活在舒適圈中，我該圍起高牆，隱瞞人間一切的複雜和苦難嗎？<text:span text:style-name="T3"><text:s/><text:line-break/></text:span>「有可能退回文明以前嗎？」<text:span text:style-name="T3"><text:s/><text:line-break/></text:span>「不可能！」<text:span text:style-name="T3"><text:s/><text:line-break/></text:span>「我教你們是很欣喜的，你們呢？喜歡在這個教室的學習嗎？」<text:span text:style-name="T3"><text:s/><text:line-break/></text:span>「喜歡。」<text:span text:style-name="T3"><text:s/><text:line-break/></text:span>「不知道這些、不思考這些、不學習這些會不會比較好？」<text:span text:style-name="T3"><text:s/><text:line-break/></text:span>「不行，那很容易被洗腦吧！」<text:span text:style-name="T3"><text:s/><text:line-break/></text:span>「那就不是人了。」<text:span text:style-name="T3"><text:s/><text:line-break/></text:span>「所以雖然沉重，我們還是需要學習，也可以愉悅的學習。那就自然些吧！」<text:span text:style-name="T3"><text:s/><text:line-break/><text:line-break/></text:span>文明帶來無限的開展，也帶來難以負荷的沉重。但是如同我今天在此與你們共學，沉重的生命仍然可以愉悅，人，就盡力，也順時吧！</text:p>
      <text:p text:style-name="P1"><text:span text:style-name="T1">陳真</text:span><text:s/>  |  2019.06.14 17:16   |   <text:a xlink:type="simple" xlink:href="http://palinfo.habago.org/Entry?Command=Information_PrintForum&amp;iPage=7#FORUM37547"><text:span text:style-name="T2">#</text:span></text:a></text:p>
      <text:p text:style-name="P4">謝謝阿昌。<text:span text:style-name="T3"><text:s/><text:line-break/><text:line-break/></text:span>金融大鱷索羅斯很喜歡講<text:span text:style-name="T3"><text:s/>"</text:span>開放社會<text:span text:style-name="T3">"</text:span>，還成立了一個<text:span text:style-name="T3"><text:s/>"</text:span>開放社會基金會<text:span text:style-name="T3">"</text:span>，專門用來顛覆其它國家，製造動亂，以便強迫他人開放。問題是，對誰開放？那些整天要別人開放的國家自己開放嗎？<text:span text:style-name="T3"><text:s/><text:line-break/><text:line-break/></text:span>索羅斯或西方社會之所謂開放，其實就是開放讓林北為所欲為，簡單說就是要你不設防。<text:span text:style-name="T3"><text:s/><text:line-break/><text:line-break/></text:span>如果你還是不開放，軍隊隨後就會到來，就像鴉片戰爭那樣，要你的國民努力吸鴉片你不吸，林北就用飛機大砲把你砸個稀巴爛，姦殺擄掠，強迫佔領。西方社會長期以來就是一直在幹這樣一些事。<text:span text:style-name="T3"><text:s/><text:line-break/><text:line-break/></text:span>但是，他們自己夠開放嗎？當然一點也不。<text:span text:style-name="T3"><text:s/><text:line-break/><text:line-break/></text:span>英國不是全世界號稱最老牌的民主國家嗎？那它開放嗎？開放個小鳥蛋啦。它對內對外都封閉得像個銅牆鐵壁，不但動輒醜化外來移民、排斥難民，法律上更是層層管制。比方說示威抗爭，英國就跟美國或任何一個西方國家一樣，動輒就是打入監牢，司法伺候，哪像台灣或香港這麼開放自由，連立法院行政院都能開放讓暴民佔領、破壞，而且還會變成英雄；官方或警方若對暴民稍有不敬，保證有你受的，警察更是隨便讓你打好玩的。<text:span text:style-name="T3"><text:s/><text:line-break/><text:line-break/></text:span>你去佔領英國國會給我看，如果你能佔領一秒鐘而不會被打被殺被關，我就把陳真兩字倒過來寫。你去打美國警察看看，馬上把你槍斃都只是家常便飯。你去街頭抗議或包圍或佔領什麼給我看，看看馬上會有什麼下場。他們的司法或內政種種，也不是真的鐵面無私，而是系統性地看膚色辦事。<text:span text:style-name="T3"><text:s/><text:line-break/><text:line-break/></text:span>這回反佔中，如同過去每一次抗爭，除了<text:span text:style-name="T3">CIA</text:span>是主辦單位之外，也有一些協辦單位，比方說什麼香港監察<text:span text:style-name="T3"><text:s/>(Hong Kong Watch)</text:span>，那是英國的一個掛人權羊頭賣政治狗肉的所謂人權組織，專門針對香港的所謂人權進行抹黑。<text:span text:style-name="T3"><text:s/><text:line-break/><text:line-break/></text:span>這個狗肉組織創辦於兩年前<text:span text:style-name="T3"><text:s/>(2017</text:span>年<text:span text:style-name="T3">)</text:span>。創會者叫做<text:span text:style-name="T3">Benedict Rogers</text:span>，是個反中大將，逢中必反，同時也是英國保守黨的所謂人權委員會副主席，經常製造、發表、散播各種假新聞，妖魔化中國，非常卑鄙。<text:span text:style-name="T3"><text:s/><text:line-break/><text:line-break/></text:span>這混蛋和香港那些大腸花民主人士過從甚密。去年十月，邀請一些香港的大腸花人士前往英國開一個什麼碗糕民主自由的討論會，醜化中國。一位央視女主播叫孔琳琳，在觀眾席上站起來開罵，罵這位<text:span text:style-name="T3">Benedict Rogers</text:span>言論不公正，罵香港大腸花人士是漢奸。<text:span text:style-name="T3"><text:s/><text:line-break/><text:line-break/></text:span>結果，現場有人過來制止她，並推了她一把。於是孔琳琳也反推回去。結果，她卻被以什麼<text:span text:style-name="T3"><text:s/>"</text:span>公開襲擊罪<text:span text:style-name="T3">" </text:span>逮捕。中國駐外單位介入協調後，無罪釋放。可是，過了幾天，英國的司法卻又說她有罪，還因此發佈通緝令，展開追捕。不知道依港台那些反中人士們的人權標準以及自由開放社會標準，這算不算侵犯人權？算不算司法打壓？算不算自由開放？<text:span text:style-name="T3"><text:s/><text:line-break/><text:line-break/></text:span>外來者在西方社會，遇到各種制度性或體制性的種族差別待遇，基本上只是一種日常狀態。至於小流氓的挑釁或暴力對待更是常態。你要是不熟當地路況，你晚上天黑後出門給我看看，看你能否平安歸來。在英國，當街對著外來者辱罵，那根本就像一種背景噪音，隨處可聞。它媽的他們究竟是哪一點開放？<text:span text:style-name="T3"><text:s/><text:line-break/><text:line-break/></text:span>你看，加拿大和澳洲<text:span text:style-name="T3"><text:s/>(</text:span>更不用說美國了<text:span text:style-name="T3">)</text:span>，他們如何傷害自己國家的原住民？無數手段，卑不卑鄙？血不血腥？荒不荒唐？澳洲方面的，我已經寫過很多了，請自行從網頁右上角搜尋。至於加拿大的原住民，就在一個多星期前<text:span text:style-name="T3"><text:s/>(2019</text:span>年<text:span text:style-name="T3">6</text:span>月<text:span text:style-name="T3">2</text:span>日<text:span text:style-name="T3">) </text:span>，各方報導指出，根據一份厚達一千兩百多頁的調查報告：<text:span text:style-name="T3"><text:s/><text:line-break/><text:line-break/></text:span>在過去<text:span text:style-name="T3">40</text:span>年來，數千名加拿大的原住民女性遭到殺害，已達「種族滅絕」的程度。<text:span text:style-name="T3">BBC </text:span>報導，因為受到根深蒂固的殖民主義與政府不作為的影響，在加拿大每年都有許多原住民女性失蹤或遭到殺害。<text:span text:style-name="T3"><text:s/><text:line-break/><text:line-break/></text:span>在華人社會卻不是這樣，對於外來者基本上是友善的，不會動輒找麻煩，外國人也不用擔心晚上出門行經某些酒吧路段或黑街暗巷或青少年出沒處會遭到肢體攻擊或辱罵挑釁。<text:span text:style-name="T3"><text:s/><text:line-break/><text:line-break/></text:span>英國很多青少年的問候語就是當街或在公車、火車上大聲叫你<text:span text:style-name="T3"><text:s/>"</text:span>滾回你的國家<text:span text:style-name="T3">"</text:span>，或者用一些不堪入耳的種族性字眼罵你，或是在人群中故意撞你，故意打翻你手上的熱飲，要不就是故意走近你旁邊用嘴巴發出一連串放屁聲來羞辱你，或是故意用難聽的怪腔怪調學你講<text:span text:style-name="T3"><text:s/>"</text:span>中文<text:span text:style-name="T3">"</text:span>，極盡羞辱之能事。請問哪一點具有所謂自由開放社會的特徵？<text:span text:style-name="T3"><text:s/><text:line-break/><text:line-break/></text:span>實在很不喜歡講這些已經講了幾百萬次的東西。<text:span text:style-name="T3"><text:s/><text:line-break/><text:line-break/></text:span>香港是我所見過完全不設防的社會，<text:span text:style-name="T3">CIA</text:span>幾乎就像是這個城市的真正政府以及媒體主人，一如台灣。</text:p>
      <text:p text:style-name="P1"><text:span text:style-name="T1">阿昌</text:span><text:s/>  |  2019.06.14 12:44   |   <text:a xlink:type="simple" xlink:href="http://palinfo.habago.org/Entry?Command=Information_PrintForum&amp;iPage=7#FORUM37546"><text:span text:style-name="T2">#</text:span></text:a></text:p>
      <text:p text:style-name="P2">陳醫師您好：<text:span text:style-name="T3"><text:s/><text:line-break/></text:span>我認為中共其實無暇顧及香港，香港之所以會有境外勢力干擾完全是因為香港處於不同於內地的狀態，那就是不設防。<text:span text:style-name="T3"><text:s/><text:line-break/></text:span>對於中共而言，此時此刻也不可能分心去介入台港問題。內地正處於一個經濟結構轉型階段，還要處理因為資本主義市場經濟帶來的問題，同時又要應對國際局勢，所以對於共產黨而言，只能先固本為優先。<text:span text:style-name="T3"><text:s/><text:line-break/><text:line-break/></text:span>不過關於大陸的司法，確實存在需要進一步檢討的空間。例如司法獨立性，我想這必然也是這次反送中遊行的的理由之一。</text:p>
      <text:p text:style-name="P1"><text:span text:style-name="T1">陳真</text:span><text:s/>  |  2019.06.14 09:46   |   <text:a xlink:type="simple" xlink:href="http://palinfo.habago.org/Entry?Command=Information_PrintForum&amp;iPage=7#FORUM37545"><text:span text:style-name="T2">#</text:span></text:a></text:p>
      <text:p text:style-name="P4">義人受難，人渣橫行，群眾盲目，是非善惡顛倒，千百年來，這戲永難落幕，我們幾乎不可能看到什麼公義如江河滔滔，我們看到的永遠都是它的反面。<text:span text:style-name="T3"><text:s/><text:line-break/><text:line-break/></text:span>許多時候心情真是很不好，好像你永遠只能眼睜睜看著惡人惡事的橫行無阻，看著好人善事的飽受污名。平常一聽到別人要跟你談政治就很無言，總是講些毫無意義的人與事，難道一切都得從磐古開天教起？<text:span text:style-name="T3"><text:s/><text:line-break/><text:line-break/></text:span>真理似乎只能透過強大的國家武力建立，而不會越辯越明。誰拳頭大，誰就是世界的王，有了王的地位，才有真理。現實世界的法則就是如此。至於神的世界，何時來到地面上，我其實也不知道。那似乎只是一種自我安慰，安慰自己遙遠的宇宙外有個繁星的主宰，憐憫世上一切。<text:span text:style-name="T3"><text:s/><text:line-break/><text:line-break/></text:span>要是可以一命換一命，要是壽命可以贈與，要是苦難可以代受，我很希望成為像阿桑吉那樣一個義人的代罪羔羊。</text:p>
      <text:p text:style-name="P1"><text:span text:style-name="T1">李念淨</text:span><text:s/>  |  2019.06.14 05:58   |   <text:a xlink:type="simple" xlink:href="http://palinfo.habago.org/Entry?Command=Information_PrintForum&amp;iPage=7#FORUM37544"><text:span text:style-name="T2">#</text:span></text:a></text:p>
      <text:p text:style-name="P2">英國高官当地時間<text:span text:style-name="T3">6</text:span>月<text:span text:style-name="T3">13</text:span>日透露，英國已于<text:span text:style-name="T3">6</text:span>月<text:span text:style-name="T3">12</text:span>日<text:span text:style-name="T4">签署了引渡令，維基解密創始人阿桑奇將被引渡到美國受審。据悉，阿桑奇有可能被判死刑。</text:span><text:span text:style-name="T3"><text:s/><text:line-break/><text:line-break/></text:span>英國內政大臣賈維德（<text:span text:style-name="T3">Sajid Javid</text:span>）当地時間<text:span text:style-name="T3">6</text:span>月<text:span text:style-name="T3">13</text:span>日在接受英國廣播公司（<text:span text:style-name="T3">BBC</text:span>）采訪時透露，他已于<text:span text:style-name="T3">12</text:span>日<text:span text:style-name="T4">签署了引渡令，維基解密創始人阿桑奇（</text:span><text:span text:style-name="T3">Julian Assange</text:span>）將被引渡到美國。<text:span text:style-name="T3"><text:s/><text:line-break/><text:line-break/></text:span>就在一天前，美國司法部向英國当局致函，正式請求將維基解密創始人阿桑奇引渡至美國。<text:span text:style-name="T3"><text:s/></text:span>阿桑奇今年<text:span text:style-name="T3">47</text:span>歲，早在<text:span text:style-name="T3">2010</text:span>年，阿桑奇創建的維基解密網站公布了大量涉及阿富汗戰爭和伊拉克戰爭的秘密文件，引起巨大轟動和爭議，美國的國際聲譽也因此受損。<text:span text:style-name="T3">2012</text:span>年<text:span text:style-name="T3">6</text:span>月，阿桑奇進入位于倫敦的厄瓜多爾駐英國使館尋求庇護。<text:span text:style-name="T3">7</text:span>年來，阿桑奇一直居住在使館內。<text:span text:style-name="T3"><text:s/><text:line-break/><text:line-break/>2019</text:span>年<text:span text:style-name="T3">4</text:span>月<text:span text:style-name="T3">11</text:span>日，阿桑奇在厄瓜多爾駐英國大使館避難<text:span text:style-name="T3">7</text:span>年后，被英國警方逮捕。在此之前，厄瓜多爾政府撤銷了授予阿桑奇的公民身份和政治庇護。美方也就阿桑奇向英方发出引渡請求。<text:span text:style-name="T3"><text:s/><text:line-break/><text:line-break/>5</text:span>月<text:span text:style-name="T3">2</text:span>日，阿桑奇首次面對引渡審判，但他表示絕不會屈服接受引渡。美國必<text:span text:style-name="T4">须在</text:span><text:span text:style-name="T3">6</text:span>月<text:span text:style-name="T3">12</text:span>日前提供引渡阿桑奇的充足理由。<text:span text:style-name="T3"><text:s/></text:span>美國司法部<text:span text:style-name="T3">5</text:span>月<text:span text:style-name="T3">23</text:span>日指控維基解密創始人阿桑奇在<text:span text:style-name="T3">2010</text:span>年泄露美國軍事和外交機密文件時違反《<text:span text:style-name="T3">1917</text:span>年間諜法》并拒絕承認他是一名記者。<text:span text:style-name="T3"><text:s/><text:line-break/><text:line-break/></text:span>美方公布了針對阿桑奇的<text:span text:style-name="T3">17</text:span>項新指控，指控他協助和教唆曼寧（<text:span text:style-name="T3">Chelsea Manning</text:span>）竊取美國機密文件。<text:span text:style-name="T3"><text:s/></text:span>俄羅斯<text:span text:style-name="T3">RT</text:span>電視台<text:span text:style-name="T3">4</text:span>月曾報道稱，美國司法部一份文件顯示，阿桑奇可能會因泄露機密材料而受到《<text:span text:style-name="T3">1917</text:span>年間諜法》指控。而根据該法案被定罪的人，可能會被處以死刑。<text:span text:style-name="T3"><text:s/><text:line-break/><text:line-break/>http://www.dwnews.com/big5/...1560462945764...</text:span></text:p>
      <text:p text:style-name="P1"><text:span text:style-name="T1">陳真</text:span><text:s/>  |  2019.06.14 02:14   |   <text:a xlink:type="simple" xlink:href="http://palinfo.habago.org/Entry?Command=Information_PrintForum&amp;iPage=7#FORUM37543"><text:span text:style-name="T2">#</text:span></text:a></text:p>
      <text:p text:style-name="P4">黃智賢很有勇氣，雖然我大多不認同她平常對於祖國的如此嚮往與美化。<text:span text:style-name="T3"><text:s/><text:line-break/><text:line-break/></text:span>至於這新聞最後一句的疑問，錢從哪裏來？這樣的質疑有點幼稚，似乎想要暗示這活動不單純。它確實不單純，但這麼一點錢哪是問題？參與者自己倒貼都行。<text:span text:style-name="T3"><text:s/><text:line-break/><text:line-break/></text:span>香港從什麼佔中，什麼雨傘革命，一直到今天的反送中，這一切都是<text:span text:style-name="T3">CIA</text:span>明目張膽地直接操盤。香港的幾乎所有這類團體，全部是由<text:span text:style-name="T3"><text:s/>CIA</text:span>（亦即<text:span text:style-name="T3">NED</text:span>）所資助與訓練。台灣及藏獨過去也有參與，比方說我所認識的簡錫堦，就是訓練者之一。<text:span text:style-name="T3"><text:s/><text:line-break/><text:line-break/></text:span>表面反送中，其實是反中。比方說有些示威布條上面竟然是寫著<text:span text:style-name="T3"><text:s/>"</text:span>中國殖民勢力滾蛋＂。<text:span text:style-name="T3"><text:s/><text:line-break/><text:line-break/></text:span>我不太能明白的是：為何中共可以允許這樣的事與團體持續存在？畢竟沒有一個國家會允許敵對外國勢力長期存心在自己的本土上大搞內亂，一波接一波。也許中共是想做為一種局部性的實驗，在損害可管控的前提下，藉以取得一些經驗，看看日後在整個中國必然得朝著開放的方向走之後，將會面臨何種狀況。<text:span text:style-name="T3"><text:s/><text:line-break/><text:line-break/></text:span>陳真<text:span text:style-name="T3"><text:s/>2019. 06. 14. <text:line-break/><text:line-break/></text:span>＝＝＝＝＝＝＝＝＝＝＝＝＝<text:span text:style-name="T3"><text:s/><text:line-break/></text:span>香港逃犯條例沒毛病？<text:span text:style-name="T3"><text:s/></text:span>黃智賢提<text:span text:style-name="T3">6</text:span>觀點引激辯<text:span text:style-name="T3"><text:s/><text:line-break/><text:line-break/>2019-06-13 <text:line-break/><text:line-break/></text:span>聯合報<text:span text:style-name="T3"><text:s/></text:span>記者林文義╱即時報導<text:span text:style-name="T3"><text:s/><text:line-break/><text:line-break/></text:span>政治評論人黃智賢在及政論節目及臉書大談逃犯條例，她認為有太多人不誠實，把謊話說<text:span text:style-name="T3">1000</text:span>遍，來騙想被騙的人。<text:span text:style-name="T3"><text:s/><text:line-break/><text:line-break/></text:span>黃智賢提列六點證明自己的觀點：<text:span text:style-name="T3"><text:s/><text:line-break/><text:line-break/>1.</text:span>香港修改逃犯條例，沒毛病！<text:span text:style-name="T3"><text:s/><text:line-break/><text:line-break/></text:span>讓在大陸，台灣，澳門犯了殺人，强暴，劫機等<text:span text:style-name="T3">37</text:span>項罪刑，然後逃亡香港的人，可以被引渡回犯罪地審判。錯在哪裡？<text:span text:style-name="T3"><text:s/><text:line-break/><text:line-break/>2.</text:span>決定可否引渡的權力，從立法會改成法庭，跟全世界一致。<text:span text:style-name="T3"><text:s/><text:line-break/><text:line-break/></text:span>把決定引渡與否的權力，從政治人物手裡，回歸法官，請問錯在哪裡？<text:span text:style-name="T3"><text:s/><text:line-break/><text:line-break/>3.</text:span>不修改，是要讓香港人可以到北京，上海，台灣殺人放火都不必受法律制裁？<text:span text:style-name="T3"><text:s/><text:line-break/><text:line-break/>4.37</text:span>條允許引渡的罪名，都是萬國公罪。沒有跟言論，民主，出版示威有關的罪。<text:span text:style-name="T3"><text:s/><text:line-break/><text:line-break/>5.</text:span>連電腦犯罪，內線交易，都排除在這個條例的修訂了。可以爽犯罪，免引渡。<text:span text:style-name="T3"><text:s/><text:line-break/><text:line-break/></text:span>這樣還不夠？還不行？<text:span text:style-name="T3"><text:s/><text:line-break/><text:line-break/>6.</text:span>跟<text:span text:style-name="T3">2014</text:span>年的台灣的反服貿一樣。其實就是反中。其實就是人一獨，腦就殘。<text:span text:style-name="T3"><text:s/><text:line-break/><text:line-break/></text:span>其實就是外國勢力。<text:span text:style-name="T3"><text:s/><text:line-break/><text:line-break/></text:span>黃智賢再問「錯在哪裡？」，哪個條文說，你在香港，台灣的網路上駡中共，會被引渡到北京判刑？<text:span text:style-name="T3"><text:s/><text:line-break/><text:line-break/></text:span>黃智賢的說法引來網友激辯，反對者質疑黃智賢真的以為中國有人權可言？黃的最大的問題就是相信中國司法，中共想要抓誰的時候只要羅織罪名就可以利用這個條例，這才是最大的問題；更有網友認為黃智賢不了解<text:span text:style-name="T3">37</text:span>條引渡的罪名嗎？指目前引渡罪名有<text:span text:style-name="T3">37</text:span>種，只要是中共聲稱的嫌疑犯即可引渡，其中有一項是危害種族，只要危害中共統治，就是等於危害種族，各位真的覺得這種法律沒問題嗎？<text:span text:style-name="T3"><text:s/><text:line-break/><text:line-break/></text:span>但也有網友挺黃智賢，認為黃智賢的分析清楚明確，爲真相發聲；一名網友表示，他也不解為何要反送中？上次在台灣被香港男友殺害的香港女孩，兇手回到香港逍遙法外，被害者及其家屬的公平正義卻沒有得到伸張，真是沒有是非了！如果能夠堂堂正正的做好人，不要為非作歹、又何必緊張害怕這個逃犯條例；也有香港網友指出，遊行當天<text:span text:style-name="T3">, </text:span>物資（口罩、<text:span text:style-name="T3"><text:s/></text:span>頭盔等）源源不絕地供應現埸，錢從何來？</text:p>
      <text:p text:style-name="P5"/>
      <text:p text:style-name="P1"><text:span text:style-name="T1">陳真</text:span><text:s/>  |  2019.06.14 01:48   |   <text:a xlink:type="simple" xlink:href="http://palinfo.habago.org/Entry?Command=Information_PrintForum&amp;iPage=8#FORUM37542"><text:span text:style-name="T2">#</text:span></text:a></text:p>
      <text:p text:style-name="P4">卡韓政變<text:span text:style-name="T3"><text:s/>(83)</text:span>：無言<text:span text:style-name="T3"><text:s/><text:line-break/><text:line-break/></text:span>陳真<text:span text:style-name="T3"><text:s/><text:line-break/><text:line-break/>2019. 06. 14. <text:line-break/><text:line-break/><text:line-break/></text:span>一位好朋友寫信問我有關香港反送中。我跟他回信說：<text:span text:style-name="T3">"</text:span>你想聽真話或假話？真話就是：茶壺風暴，不值一提<text:span text:style-name="T3">"</text:span>。<text:span text:style-name="T3"><text:s/><text:line-break/><text:line-break/></text:span>其實，我這<text:span text:style-name="T3"><text:s/>"</text:span>真話<text:span text:style-name="T3">" </text:span>亦真亦假，<text:span text:style-name="T3">"</text:span>真<text:span text:style-name="T3">" </text:span>指的是逃犯條例哪有什麼問題？香港是中國的一部份，把一部份特定重大罪犯移送內地審理，有什麼不對？如果擔憂中國司法黑暗，那麼，應該關注的是中國的司法問題，而不是把香港人當成化外之民。這樣一個條例修訂本身，究竟有什麼特殊意義可言？它僅僅具有內政細節上的技術性爭議。<text:span text:style-name="T3"><text:s/><text:line-break/><text:line-break/></text:span>我所謂茶壺風暴，指的是這樣一個意思。如喪考妣式地誇大渲染這樣一件小事，十分矯情。這條例本身，根本不值得關注。<text:span text:style-name="T3"><text:s/><text:line-break/><text:line-break/></text:span>那麼，我的真話有哪些假的成份呢？假的成份就是我不想提這事只是一個託詞藉口，其實我很想提，而且認為它極端重要，但我卻根本說不上話。<text:span text:style-name="T3"><text:s/><text:line-break/><text:line-break/></text:span>我常覺得很挫折，每天忙到爆，就算我是千手觀音，也寫不了那麼多東西。我所知道的，我寫不出它的千分之一或萬分之一。這樣一個所謂<text:span text:style-name="T3"><text:s/>"</text:span>反送中<text:span text:style-name="T3">"</text:span>，我若真要寫，可以寫出一本厚達一千頁的書，絕不誇張。可我終究沒有那麼多時間寫。<text:span text:style-name="T3"><text:s/><text:line-break/><text:line-break/></text:span>時間缺乏之外，更重要的是做為一種極端異類的嚴重挫折感，讓我常想沉默不語；反正萬古洪流擋不住，時間總會讓事物走向一個它應有的方向與歸宿。而我呢？理當已經完成我應有的一份人生作業。<text:span text:style-name="T3"><text:s/><text:line-break/><text:line-break/></text:span>打從我<text:span text:style-name="T3">20</text:span>歲成為黨外人士開始，就經常覺得很挫折。無言的挫折感始終揮之不去，彷彿我永遠只能跟自己說話。不管是政治、生活、思想與藝術種種都一樣，都很無言。人們一開口，我就怕了，因為我馬上能看出我和對方的巨大差異，而這差異幾乎是不可能跨越不可能弭平的。這意味著我不斷被提醒自己是個極端異類，就像吸血鬼那樣，最好趕緊躲進洞裏像蝙蝠那樣躲起來。<text:span text:style-name="T3"><text:s/><text:line-break/><text:line-break/></text:span>無言的挫折感主要是來自那難以言喻的部份，例如生活，例如藝術，例如哲學，例如我是誰。至於政治，當然是一言一句都可說，為什麼還會無言呢？因為人們所看到的世界，根本就是一個巨大的謊言。今天，如果我只是要澄清<text:span text:style-name="T3"><text:s/>"</text:span>某一個<text:span text:style-name="T3">" </text:span>事實，那很容易，我只要舉證就好。但是，如果你要澄清的是<text:span text:style-name="T3"><text:s/>"</text:span>一組<text:span text:style-name="T3">" </text:span>事實或某種概念，那就有點難了。你得開一門課講上一整年才講得清楚對不對？<text:span text:style-name="T3"><text:s/><text:line-break/><text:line-break/></text:span>因為概念就像一個蜘蛛網，你不可能了解<text:span text:style-name="T3"><text:s/>A</text:span>，除非你先了解<text:span text:style-name="T3"><text:s/>B</text:span>，但你其實也不可能了解<text:span text:style-name="T3"><text:s/>B</text:span>，除非你先了解<text:span text:style-name="T3"><text:s/>C...</text:span>就這樣一整個交錯複雜的蜘蛛網；你想參透，唯一的可能是：你得有能力先跑到蜘蛛網的<text:span text:style-name="T3"><text:s/>"</text:span>外面<text:span text:style-name="T3">" </text:span>來，才有可能看清整個網的來龍去脈。建立這樣一種<text:span text:style-name="T3"><text:s/>"</text:span>眼光<text:span text:style-name="T3">" </text:span>並不容易。<text:span text:style-name="T3"><text:s/><text:line-break/><text:line-break/></text:span>可是，世上人事物不可能僅僅只是一套蜘蛛網吧？這個網跟那個網不可能各自獨立，彼此之間必然有著某種概念連結。這時候，你不光是得跑到蜘蛛網的外面來，更是得跑到整個世界的外面來，然後你才有可能訴說或理解網與網之間的種種究竟。你不可能不需要這樣一種眼光卻又能適當理解這個世界裏頭哪怕僅僅是一粒沙或是一個茶壺裏的風暴。<text:span text:style-name="T3"><text:s/><text:line-break/><text:line-break/></text:span>講個最低階最簡單的無言。比方說，黨外時，周遭每個人都說蔣公是民主的燈塔，國民黨是自由世界的中流砥柱，你還能說什麼？你連批評河川污染都會被同學糾眾企圖圍毆，說你反政府，說你陰謀破壞社會和諧，你還能說什麼？就連要求重症兒童應該獲得免費醫療，都能成為具體的叛國罪證，你還能說什麼？<text:span text:style-name="T3"><text:s/><text:line-break/><text:line-break/></text:span>好吧，奮鬥許久，終於來到所謂民主時期。你說這些綠油油的黨及其同路人幾乎全是人渣，貪婪無度，齷齪下流。但是，人們卻視之為英雄偶像，說他們愛台灣，是民主自由的守護者，你還能說什麼？<text:span text:style-name="T3"><text:s/><text:line-break/><text:line-break/></text:span>你說美國半個多世紀來到處顛覆、製造動亂與侵略屠殺，殺害數千萬人。人們卻說美國是愛好民主自由與人權的救世主，你還能說什麼？<text:span text:style-name="T3"><text:s/><text:line-break/><text:line-break/></text:span>你說，中國是人類歷史上對於世界和平與人民福祉貢獻最大的國家。人們卻說中國是惡魔，是人權殺手，你還能說什麼？大手牽小手，一個字一個字重新教大家認識世界嗎？<text:span text:style-name="T3"><text:s/><text:line-break/><text:line-break/></text:span>你說，大家看到的世界完全就是一個巨大的謊言，是一齣齣醜陋無恥下流的政治戲。人們卻說，這是人民力量的偉大展現，大家要團結打倒這個打倒那個，擁護這個擁護那個。你說錯了錯了，剛好相反，你要打倒的是至善，你要擁護的卻是極端至惡。請問人們會信嗎？當然不會。那你還有什麼話可說？只能無言不是嗎？<text:span text:style-name="T3"><text:s/><text:line-break/><text:line-break/></text:span>我的結論是，我想跟我那位發問的同學說：<text:span text:style-name="T3"><text:s/><text:line-break/><text:line-break/></text:span>阿米塔吉這時候來台，不是偶然。蔡英文信心十足地決定這時候啟動民調初選，也不是偶然。美國<text:span text:style-name="T3"><text:s/>CIA</text:span>這時候剛剛好就送來一顆<text:span text:style-name="T3"><text:s/>"</text:span>反送中<text:span text:style-name="T3">" </text:span>的大力丸，更不是偶然。這一切都是屬於同一個故事。<text:span text:style-name="T3"><text:s/><text:line-break/><text:line-break/></text:span>阿扁說蔡英文民調作弊。其實阿扁沒那麼笨，他是故意瞎說的，因為他也一樣沒法說出事實。事實就是蔡英文並沒有作弊，她根本不需要作弊就會贏。美國是這個島嶼的真正統治者，他要在這島上製造任何一種<text:span text:style-name="T3"><text:s/>"</text:span>民意<text:span text:style-name="T3">"</text:span>，一點都不困難。<text:span text:style-name="T3"><text:s/><text:line-break/><text:line-break/></text:span>如果大家聽到我這些結論不覺得荒唐透頂，不覺得我瘋了，那我們之間或許才有繼續討論的可能。許多時候我常懷念羅素，常想起他對於智能之於世界種種問題的一些感嘆。我相信，如果可以發明一種聰明丸，讓大家吃了之後智商可以一下子增加至少<text:span text:style-name="T3"><text:s/>50</text:span>，說不定各種謊言與操弄就難以起作用了。</text:p>
      <text:p text:style-name="P1"><text:span text:style-name="T1">陳真</text:span><text:s/>  |  2019.06.13 11:47   |   <text:a xlink:type="simple" xlink:href="http://palinfo.habago.org/Entry?Command=Information_PrintForum&amp;iPage=8#FORUM37541"><text:span text:style-name="T2">#</text:span></text:a></text:p>
      <text:p text:style-name="P2">卡韓政變<text:span text:style-name="T3"><text:s/>(82)</text:span>：歡迎李豔秋來提告<text:span text:style-name="T3"><text:s/><text:line-break/><text:line-break/></text:span>陳真<text:span text:style-name="T3"><text:s/><text:line-break/><text:line-break/>2019. 06. 13. <text:line-break/><text:line-break/><text:line-break/>(</text:span>我沒有臉書，不知道怎麼連絡李豔秋小姐，知其下落者，麻煩幫我轉貼或轉寄。<text:span text:style-name="T3">) <text:line-break/><text:line-break/></text:span>據報載，李豔秋控告一位網友<text:span text:style-name="T3"><text:s/>"Lousia Chen" </text:span>妨害名譽，並蒐證其臉書，證明是一位女性韓粉。李豔秋說，<text:span text:style-name="T3">"</text:span>對於這種人<text:span text:style-name="T3">"</text:span>，絕不姑息，刑事之外，附帶民事賠償<text:span text:style-name="T3">"</text:span>。韓國瑜昨天也為此出來向李豔秋道歉。我不知道韓國瑜道什麼歉，這些事跟他有啥關係？做人厚道也不需要厚道成那樣沒出息。<text:span text:style-name="T3"><text:s/><text:line-break/><text:line-break/></text:span>李豔秋很<text:span text:style-name="T3"><text:s/>"</text:span>霸氣<text:span text:style-name="T3">" </text:span>地說，<text:span text:style-name="T3">"</text:span>指控一名新聞人拿錢捧人，是絕大的羞辱，在我的新聞生涯中，絕不容許有任何人、用任何方式對我做這樣毫無證據的羞辱！所以，講一次就告一次。<text:span text:style-name="T3">" </text:span>李豔秋並公開警告另外兩位網友<text:span text:style-name="T3"><text:s/>Fun Lee </text:span>及<text:span text:style-name="T3">Beebee Yang</text:span>也給我<text:span text:style-name="T3"><text:s/>"</text:span>小心點<text:span text:style-name="T3">"</text:span>，<text:span text:style-name="T3">"</text:span>你們在觀察名單中<text:span text:style-name="T3">"</text:span>。<text:span text:style-name="T3"><text:s/><text:line-break/><text:line-break/></text:span>李豔秋進一步盪氣迴腸地說：<text:span text:style-name="T3"><text:s/><text:line-break/><text:line-break/>"</text:span>二、三十年來的新聞生涯，在新聞專業上我嚴守分際，我的紅線是，任何對我專業及私領域有不實散布謠言者，絕不容忍<text:span text:style-name="T3">"</text:span>。<text:span text:style-name="T3"><text:s/><text:line-break/><text:line-break/></text:span>關於這事，說來有點複雜，為了節省篇幅，我就列點說明。<text:span text:style-name="T3"><text:s/><text:line-break/><text:line-break/>1</text:span>，郭董撒大錢收買媒體人與公關公司打選戰，這是基本事實。<text:span text:style-name="T3"><text:s/><text:line-break/><text:line-break/></text:span>根據各種媒體報導，<text:span text:style-name="T3">"</text:span>郭台銘廣告資源鋪天蓋地<text:span text:style-name="T3">"</text:span>，<text:span text:style-name="T3">"</text:span>郭台銘重金打媒體空戰！點名少康幫及戰國策團隊操盤出力<text:span text:style-name="T3">"</text:span>，其中最主要的新聞來源就是具有相當公信力的《財訊》。<text:span text:style-name="T3"><text:s/><text:line-break/><text:line-break/></text:span>《財訊》報導，<text:span text:style-name="T3">"</text:span>郭台銘投入大量資源強打媒體及網路空戰，撤換掉原先以商業廣告見長的公司，改換攻擊火力更強大的政治公關及媒體公司。據了解，長期為藍營政治人物選舉操盤的戰國策團隊就是幕後主力<text:span text:style-name="T3">"</text:span>。<text:span text:style-name="T3"><text:s/><text:line-break/><text:line-break/></text:span>《財訊》指出，<text:span text:style-name="T3">"</text:span>資深媒體人趙少康為首的「少康幫」等藍營重要意見領袖，包括趙少康、唐湘龍、陳文茜、陳鳳馨等，幾乎全數倒向挺郭，他們除了扮演郭台銘「抗韓」選戰策略的智囊角色外，不少媒體及公關公司也為了搶奪郭董豐厚的選戰資源，展開一場激烈的競逐大戰。<text:span text:style-name="T3">" <text:line-break/><text:line-break/></text:span>《壹周刊》也報導，<text:span text:style-name="T3">"</text:span>郭台銘除了自己的團隊猛打選戰外，砸下不少預算在媒體與公關公司上，相關資源則由郭台銘長子郭守正把關控管<text:span text:style-name="T3">"</text:span>。<text:span text:style-name="T3"><text:s/><text:line-break/><text:line-break/></text:span>總之，身價數千億的郭台銘，收買了許多媒體與媒體人以及一般由政媒雙棲人士所成立的公關公司。當然，收買很難聽，你要說是<text:span text:style-name="T3"><text:s/>"</text:span>聘請<text:span text:style-name="T3">" </text:span>當然也可以，畢竟那是一種合法的商業委託。<text:span text:style-name="T3"><text:s/><text:line-break/><text:line-break/>2. </text:span>令人反感的不是收買或聘請媒體與公關公司及媒體人，而是很多媒體與媒體人竟然因此一夕之間由挺韓轉而挺郭。這其實也沒問題，收錢挺誰原本就是一門生意。問題是：他們用盡各種卑劣手段抹黑韓國瑜。這才是道德敗壞令人厭惡之處。抹黑韓國瑜，居然一夕之間變成一種大家爭相搶食的<text:span text:style-name="T3"><text:s/>"</text:span>產業鏈<text:span text:style-name="T3">"</text:span>。<text:span text:style-name="T3"><text:s/><text:line-break/><text:line-break/>3. </text:span>我不認識李豔秋，但依我三十多年來做為一個黨外人士的經驗，我不認為李豔秋會是這類無良媒體與媒體人的一份子。她和她的先生李濤，都不是那種想要攀附權貴、結交名流的人，也不是那種會為了金錢而改變口風或幫特定人士充當打手的人。這也是為何當她被網友指控<text:span text:style-name="T3"><text:s/>"</text:span>拿郭董的錢辦事<text:span text:style-name="T3">" </text:span>時感到憤怒的原因，因為那確實不是李豔秋的作風和習性。<text:span text:style-name="T3"><text:s/><text:line-break/><text:line-break/>4. </text:span>如前所說，委託或聘請媒體人或媒體公關公司、遊說團體打選戰，是一種合法的商業行為。這在美國完全就是一種必備的選戰夥伴或推動法案的有力武器<text:span text:style-name="T3"><text:s/>(</text:span>看過<text:span text:style-name="T3"><text:s/>"</text:span>攻敵必救<text:span text:style-name="T3">" </text:span>這部電影的人應該略知一二<text:span text:style-name="T3">)</text:span>。任務包括：負責一己漂白，負責抹黑對手，負責製造假新聞、假事件，負責動員，負責關說，負責抓對方小辮子，負責佈樁、固樁、拔樁，負責牽引人脈，負責設下美人計、苦肉計，負責文攻武嚇，負責擬定各種選戰策略，負責發動假抗爭、假民運、假學運，甚至負責暗殺，負責發動內亂等等等<text:span text:style-name="T3"><text:s/>(</text:span>我指的是美國的公關公司，往往跨國經營，為所欲為<text:span text:style-name="T3">)</text:span>。<text:span text:style-name="T3"><text:s/><text:line-break/><text:line-break/></text:span>把這樣一種基本上合法的商業委託，濃縮成<text:span text:style-name="T3"><text:s/>"</text:span>拿錢辦事<text:span text:style-name="T3">"</text:span>，確實帶有強烈的道德貶意，但這是公關公司及媒體人本身所必須承擔的道德壓力，因為新聞和廣告<text:span text:style-name="T3"><text:s/>(</text:span>或代言<text:span text:style-name="T3">) </text:span>兩者本質不同，即便合法，但裏頭的倫理衝突問題長期遭人詬病，招來鄙夷。<text:span text:style-name="T3"><text:s/><text:line-break/><text:line-break/></text:span>更何況，政媒雙棲者，往往動用許多既有的政治資源或情治力量為特定對象效命，更是卑鄙。你不妨看看美國那些政治人物卸任後如何透過成立公關公司或所謂智庫或擔任特定公司的說客來撈取天文數字般的暴利，就能明白這樣一種委託之本質上的道德問題。<text:span text:style-name="T3"><text:s/><text:line-break/><text:line-break/>4.1. </text:span>比方說，這兩天又再度來台撈錢的前美國布希政府國務卿阿米塔吉<text:span text:style-name="T3"><text:s/>(Richard Armitage)</text:span>，就是許多軍火公司或公關公司或<text:span text:style-name="T3"><text:s/>"</text:span>掛研究羊頭賣政治狗肉<text:span text:style-name="T3">" </text:span>的所謂智庫的操盤手或執行長，例如<text:span text:style-name="T3"><text:s/>L-3 Communications Corporation</text:span>、<text:span text:style-name="T3">Project 2049 Institute</text:span>、<text:span text:style-name="T3">America Abroad Media</text:span>、<text:span text:style-name="T3">American-Turkish Council </text:span>以及策動侵略伊拉克戰爭惡名昭彰的<text:span text:style-name="T3"><text:s/>Project for the New American Century </text:span>等等等，昨天一來台灣，就和蔡英文親親抱抱，非常親密。人渣黨政府的美國直屬上司，就是這位阿米塔吉。<text:span text:style-name="T3"><text:s/><text:line-break/><text:line-break/></text:span>這個人不只是人渣，而且是兩手血腥的惡魔，理當移送國際戰犯法庭槍斃一百次。十幾年來，他已經來台灣<text:span text:style-name="T3"><text:s/>N</text:span>次，每次都是來兜售軍火、鼓吹兩岸衝突；言行囂張，過去曾威脅巴基斯坦政府必須配合美國抓捕<text:span text:style-name="T3"><text:s/>"</text:span>恐怖份子<text:span text:style-name="T3">"</text:span>，否則就要毀滅巴基斯坦，揚言要<text:span text:style-name="T3"><text:s/>"</text:span>把巴基斯坦轟炸回到石器時代<text:span text:style-name="T3">"</text:span>。<text:span text:style-name="T3"><text:s/><text:line-break/><text:line-break/>4.1.1. </text:span>我直接剪一段我在去年<text:span text:style-name="T3">2</text:span>月<text:span text:style-name="T3">28</text:span>日的留言如下：<text:span text:style-name="T3"><text:s/><text:line-break/><text:line-break/></text:span>美國所謂世襲階級是哪些人呢，當然數不清。若以當年布希政府為例，包括整個布希家族、副總統錢尼，當時的國防部長倫斯斐<text:span text:style-name="T3"><text:s/>(Rumsfeld)</text:span>，當時的副國務卿阿米塔吉<text:span text:style-name="T3"><text:s/>(Richard Armitage)</text:span>，以及人稱黑暗王子、向來鼓吹核武戰爭的<text:span text:style-name="T3"><text:s/>Richard Perle</text:span>，還有各種深入權力核心的智囊或智庫，特別是比方說<text:span text:style-name="T3"><text:s/>PNAC (The Project for the New American Century) </text:span>等等這些人與組織，都是世襲階級的一份子，作惡多端，包括自導自演<text:span text:style-name="T3"><text:s/>911</text:span>事件<text:span text:style-name="T3"><text:s/>(</text:span>我已經敢公開這樣論斷<text:span text:style-name="T3">911</text:span>的真相<text:span text:style-name="T3">)</text:span>，發動伊拉克侵略戰爭等等等。<text:span text:style-name="T3"><text:s/><text:line-break/><text:line-break/></text:span>這些年，頻頻率領一堆軍火商及戰爭販子來台灣、巴不得台海趕緊發生戰爭、不斷強迫台灣跟美國買武器、不斷鼓吹台灣人要勇敢站起來武裝自己和大陸打仗的阿米塔吉，應該就是人渣黨的直屬主人。所謂總統蔡啥小競選之前赴美<text:span text:style-name="T3"><text:s/>"</text:span>面試<text:span text:style-name="T3">"</text:span>，應該就是向這位主人做簡報，透過他擔任台美雙方的中間人。<text:span text:style-name="T3"><text:s/><text:line-break/><text:line-break/></text:span>阿米塔吉是誰呢？此人就是侵略伊拉克戰爭的主要推手之一，在柯林頓時代就公然積極鼓吹侵略伊拉克。<text:span text:style-name="T3">1981</text:span>年擔任雷根政府的國防部代理次長，過去曾經在越戰中涉及<text:span text:style-name="T3"><text:s/>"</text:span>鳳凰<text:span text:style-name="T3">" </text:span>暗殺計劃<text:span text:style-name="T3"><text:s/>(</text:span>殺害至少八萬多名越南人<text:span text:style-name="T3">)</text:span>；<text:span text:style-name="T3">2008</text:span>年，擔任共和黨總統候選人、惡名昭彰的<text:span text:style-name="T3"><text:s/>McCain (</text:span>馬侃<text:span text:style-name="T3">) </text:span>的亞太外交政策推手；在美國政府中，長年鼓吹與策畫各項國際侵略戰爭不遺餘力；目前活躍於各種專門在國際間推銷<text:span text:style-name="T3"><text:s/>"</text:span>民主自由<text:span text:style-name="T3">" (</text:span>亦即推銷<text:span text:style-name="T3"><text:s/>"</text:span>政變<text:span text:style-name="T3">"</text:span>、<text:span text:style-name="T3">"</text:span>暗殺<text:span text:style-name="T3">" </text:span>與<text:span text:style-name="T3"><text:s/>"</text:span>軍火<text:span text:style-name="T3">") </text:span>的公關公司或智庫，常常來台灣賣軍火。經常發表鼓吹兩岸戰爭言論的<text:span text:style-name="T3"><text:s/>Project 2049 Institute</text:span>，就是以阿米塔吉為首的一個所謂智庫，巴不得兩岸趕緊打仗。這部份，以後有時間再多講。<text:span text:style-name="T3"><text:s/><text:line-break/><text:line-break/></text:span>有一部電影叫做<text:span text:style-name="T3"><text:s/>Fair Game</text:span>，我沒看，台灣好像翻譯做<text:span text:style-name="T3"><text:s/>"</text:span>不公平的戰爭<text:span text:style-name="T3">"</text:span>，真實故事改編搬上螢幕。這個醜聞叫做<text:span text:style-name="T3"><text:s/>Plame affair</text:span>，真實的經過大約是這樣：有一位<text:span text:style-name="T3"><text:s/>CIA</text:span>的女特務<text:span text:style-name="T3"><text:s/>Valerie Plame </text:span>，和她的先生<text:span text:style-name="T3"><text:s/>(</text:span>一位外交官<text:span text:style-name="T3">) </text:span>被派往非洲尼日共和國調查海珊是否來此購買輻射原料<text:span text:style-name="T3">--</text:span>鈾。經過無數的調查證實，早在<text:span text:style-name="T3">1991</text:span>年第一次波斯灣戰爭之後，海珊就根本沒有發展核武與生化武器的能力與企圖。<text:span text:style-name="T3"><text:s/><text:line-break/><text:line-break/></text:span>但是，侵略伊拉克是美國這群恐怖血腥的世襲階級的既定計畫，所謂調查，只是做個樣子欺騙世人。於是，明明調查結果是海珊並沒有向尼日購買鈾原料，但美國政府依然繼續瞎掰，瞎掰了上千個謊言，照樣入侵伊拉克。儘管聯合國首席武檢官當時甚至公開指控美國政府刻意撒謊，布希和倫斯斐及阿米塔吉等這群血腥人渣照樣入侵，殺害上百萬名伊拉克人<text:span text:style-name="T3">(</text:span>根據一項學術調查，絕對不止<text:span text:style-name="T3">Kevin Shipp</text:span>所說的<text:span text:style-name="T3">50</text:span>萬人<text:span text:style-name="T3">)</text:span>，並實質佔領伊拉克至今。<text:span text:style-name="T3"><text:s/><text:line-break/><text:line-break/></text:span>問題就出在，當美國於<text:span text:style-name="T3">2003</text:span>年<text:span text:style-name="T3">3</text:span>月<text:span text:style-name="T3">20</text:span>號對伊拉克發動侵略戰爭之後，這位女特務<text:span text:style-name="T3"><text:s/>Valerie Plame </text:span>的老公，卻在七月對媒體表示，經過他們的調查，實在找不到任何能證明海珊購買輻射原料的事證。沒想到，不久之後，他們夫妻倆就完蛋了，媒體竟然公布他們的真實身份是<text:span text:style-name="T3">CIA</text:span>特務，等於是要置他們於死地。後來發現，故意對媒體洩露其特務身份的人，就是這位阿米塔吉，頓時使得<text:span text:style-name="T3"><text:s/>Plame</text:span>夫妻身敗名裂、身陷險境，以做為一種報復。<text:span text:style-name="T3"><text:s/><text:line-break/><text:line-break/></text:span>這只是一個微不足道的小插曲，順便一提，但你從中也可以看得出來布希與阿米塔吉等等這些血腥人渣之狠毒與無所不用其極。至於越戰中極度血腥的鳳凰暗殺計畫，以後有機會再說。<text:span text:style-name="T3"><text:s/><text:line-break/><text:line-break/></text:span>相較於美國相關公司與操盤政客或媒體人之作為，台灣這類人士與公司的邪惡，幾乎就像九牛一毛、滄海一粟那般微不足道。<text:span text:style-name="T3"><text:s/><text:line-break/><text:line-break/>5. </text:span>一般人腦海裏的想像畫面，也許會以為委託公關公司或媒體人操盤選戰，就好像一手交錢一手交貨買賣毒品那樣一種場面，其實不是，而比較像是一門風光肥美的龐大生意之洽談、協商與合作；而且各家公司往往會互相競爭搶生意。<text:span text:style-name="T3"><text:s/><text:line-break/><text:line-break/>6. </text:span>我們一般人無法具體知道郭董撒下重金所成立的<text:span text:style-name="T3"><text:s/>"</text:span>黑韓產鏈<text:span text:style-name="T3">" </text:span>究竟有哪些人。人們的反感，自然會外溢到所有的可疑人士。或許自覺無辜被點名者，例如李豔秋，當然有權利提告。問題是，這樣合理嗎？像話嗎？以下再談。<text:span text:style-name="T3"><text:s/><text:line-break/><text:line-break/>7. </text:span>除了具體委託<text:span text:style-name="T3"><text:s/>(</text:span>或者說收買或收購<text:span text:style-name="T3">) </text:span>之外，更重要的不是當下的金錢交易，而是日後的利益交換與結盟，講白了就是掛勾或勾結，或是下對上的一種逢迎拍馬、交心表態，以便謀取日後的前途光明與錢途輝煌。這些非關眼前金錢交易的合作或表態，恐怕才是真正主流的利益輸送模式；要是押寶成功，前途或錢途都不可限量。<text:span text:style-name="T3"><text:s/><text:line-break/><text:line-break/></text:span>你看，不管怎麼改朝換代，不管誰是主流勢力，島內菁英界例如學界醫界文化界媒體界等等等，大家就會爭相表態，原因在此。你看，蔣家當權之舊國民黨時期，一片藍通通，整個醫界、學界與文化界根本找一到一個綠的；可是，一來到台獨時期，菁英們馬上又變成一片綠油油。不過，這是比較屬於下對上的迎合關係。<text:span text:style-name="T3"><text:s/><text:line-break/><text:line-break/></text:span>至於較為高層之間，又是另一種利益結盟。以吳敦義為首的某些國民黨高官們，從頭到尾想方設法卡韓打韓，隨後並幫著郭台銘抹黑韓國瑜，就是出於這樣一種利益結盟的精心盤算，而不是什麼<text:span text:style-name="T3"><text:s/>"</text:span>拿錢辦事<text:span text:style-name="T3">" </text:span>那樣的小兒科。一般人實在太善良太單純，太不了解政治，才會以為政治之陰暗僅僅只是什麼拿錢辦事。請問，當下那一點錢，個個億萬身價的媒體明星或政客們，哪會看得上眼？這些人主要是搞長線交易，短線買賣只是一時順便之所為。<text:span text:style-name="T3"><text:s/><text:line-break/><text:line-break/>8. </text:span>如前所說，李豔秋當然有權提告網友說她<text:span text:style-name="T3"><text:s/>"</text:span>拿郭董的錢辦事<text:span text:style-name="T3">"</text:span>。問題是，這樣合理嗎？對等嗎？像話嗎？不丟臉嗎？<text:span text:style-name="T3"><text:s/><text:line-break/><text:line-break/></text:span>就如各家媒體所報導，郭董<text:span text:style-name="T3"><text:s/>"</text:span>撒下重金<text:span text:style-name="T3">"</text:span>，進行<text:span text:style-name="T3"><text:s/>"</text:span>鋪天蓋地的媒體空戰<text:span text:style-name="T3">"</text:span>，瘋狂抹黑韓國瑜，無日無之，非常卑鄙，非常可怕。在這樣一種令人憤怒的全面性抹黑攻擊之無恥氛圍下，一般人難道不能對公眾媒體人有所質疑？我再說一遍，一般人難道不能對公眾媒體人有所質疑？一質疑就要控告？這樣合理嗎？像話嗎？不覺得丟臉嗎？<text:span text:style-name="T3"><text:s/><text:line-break/><text:line-break/></text:span>理由有四：<text:span text:style-name="T3"><text:s/><text:line-break/><text:line-break/>8.1. </text:span>首先，如前所說，委任公關或媒體公司操盤選戰是一種合法商業行為，拿錢辦事本身並沒有問題，人們憤怒與質疑的是究竟辦些什麼事？用什麼樣的卑鄙手段辦事？<text:span text:style-name="T3"><text:s/><text:line-break/><text:line-break/>8.2. </text:span>其次，在這樣一種令人憤怒的全面性抹黑攻擊之無恥氛圍下，一般人難道不能對公眾媒體人特別是媒體權貴們有所質疑？再說，怎麼可能不質疑？要不然如何解釋媒體那樣一種全面性的突然轉向？怎麼解釋媒體與媒體明星們突然瘋狂妖魔化韓國瑜的全面性現象？若不是拿錢辦事，難道是這些媒體與媒體人突然一夕之間全部吃錯藥了？昨天說韓國瑜是人民的英雄，今天突然說他是全民公敵。<text:span text:style-name="T3"><text:s/><text:line-break/><text:line-break/></text:span>印象中，長期以來，李艷秋不僅是媒體大紅人，夫妻兩人年收入數千萬，同時也是<text:span text:style-name="T3"><text:s/>TVBS </text:span>董事，<text:span text:style-name="T3">TVBS </text:span>的總經理就是李豔秋的老公李濤。人們哪會知道妳李豔秋已經離開<text:span text:style-name="T3"><text:s/>TVBS</text:span>？連我也不知道啊。也就是說，人們並不是對妳李豔秋<text:span text:style-name="T3"><text:s/>"</text:span>個人<text:span text:style-name="T3">" </text:span>懷有惡意而進行所謂毀謗，而是出於義憤，出於一種長久以來對妳李豔秋做為一個公眾媒體人之專業角色的身份認知。<text:span text:style-name="T3"><text:s/><text:line-break/><text:line-break/></text:span>簡單說，妳應當知道網友的那樣一種質疑，是在一種什麼樣的脈絡下之意涵。即便出於誤解而有所指控，那樣一種誤解也根本不含任何抹黑之惡意。難道一般人只能單向、片面地每天接收公眾媒體紅人往往大多偏頗或蓄意扭曲與造謠的資訊之洗腦，卻不能有一絲絲質疑或懷疑？萬一不小心哪個環節質疑錯了，就要打入刑事黑牢及賠償巨款，它媽的這樣像話嗎？合理嗎？不丟臉嗎？<text:span text:style-name="T3"><text:s/><text:line-break/><text:line-break/>8.3. </text:span>再者就是完全不對等。公眾人物不是一般人，更不用說媒體明星或名嘴之呼風喚雨。一般人遭到抹黑，往往只能哭訴無門，因為他根本無從澄清，也不知道要對誰澄清，更不可能一個一個去澄清。但是，像李豔秋這樣的超級媒體大紅人，妳只要隨便講幾句話，全台灣就聽見了，面對網友的誤解或指控，妳很輕易就能為自己澄清，妳的名譽很難因此而受到明顯損害。妳要知道，妳掌握的是一整個龐大媒體的資源與人脈，但是一般人掌握的卻只是她手上的一隻滑鼠。這樣一種極度傲慢的控告，合理嗎？像話嗎？不丟臉嗎？<text:span text:style-name="T3"><text:s/><text:line-break/><text:line-break/>8.4. </text:span>更重要的是，妳把自己講得如此專業神聖，巍巍峨峨正氣沖天，但這並非事實，更非一般人的普遍認知。長期以來，妳李豔秋做為一個媒體紅人，你是新聞專業的負面教材，而非正面典範。<text:span text:style-name="T3">(</text:span>參見卡韓政變<text:span text:style-name="T3"><text:s/>(80)</text:span>：給李豔秋一點建言<text:span text:style-name="T3">) <text:line-break/><text:line-break/>9. </text:span>我相信一件事：即便對於一個惡棍歹徒，也不該冠給他任何不屬於他的罪名。<text:span text:style-name="T3"><text:s/><text:line-break/><text:line-break/></text:span>大學時，我在黨外雜誌工作過幾年，因為受不了一件事而離開，那就是盛行於當年黨外雜誌的抹黑與造謠文化。比方說什麼俞國華貪汙五十億，蔣家企圖侵吞<text:span text:style-name="T3">800</text:span>億美元之外匯存底等等。我問過很多黨外大老或雜誌社老闆，這麼一大堆指控，到底有沒有證據？事實上是沒有，純屬瞎掰。有一位後來擔任過民進黨黨主席的大老很不以為然地對我說：<text:span text:style-name="T3">"</text:span>國民黨那麼壞，就算抹黑他也只是剛好而已<text:span text:style-name="T3">"</text:span>。但我的想法是：當年的國民黨真的很壞，壞到爆！但是，再怎麼壞，凡是不屬於他的罪名，依舊不該以所謂正義之名而加以任意抹黑。<text:span text:style-name="T3"><text:s/><text:line-break/><text:line-break/></text:span>我後來發現，黨外雜誌任意抹黑造謠的目的，一來是為了製造聳動，刺激銷售量，二來是為了打選戰，打擊國民黨。當我明白了這一點，我就萌生了脫離之意。<text:span text:style-name="T3"><text:s/><text:line-break/><text:line-break/>9.1. </text:span>我要說的是，我完全不認同人們基於義憤或基於某種所謂偉大的政治目的，就能抹黑所謂敵人或異己。但是，人們指控李豔秋，卻不是這樣一種惡意作為。<text:span text:style-name="T3"><text:s/><text:line-break/><text:line-break/>10. </text:span>李豔秋正氣凜然地說她在<text:span text:style-name="T3"><text:s/>"</text:span>二、三十年來的新聞生涯中，在新聞專業上嚴守分際<text:span text:style-name="T3">"</text:span>，因此，她<text:span text:style-name="T3"><text:s/>"</text:span>無法容忍也絕不寬貸任何人對她的新聞專業有任何不實的指控或侮辱<text:span text:style-name="T3">"</text:span>。她說，<text:span text:style-name="T3">"</text:span>指控一名新聞人拿錢捧人，是絕大的羞辱<text:span text:style-name="T3">"</text:span>。但如我上面所說，新聞從業人員拿錢捧人，不過是現實媒體圈的常態，就連一般公司行號也知道要給錢，媒體或雜誌才會幫你報導。<text:span text:style-name="T3"><text:s/><text:line-break/><text:line-break/></text:span>在我看來，做為一個<text:span text:style-name="T3"><text:s/>"</text:span>新聞人<text:span text:style-name="T3">"</text:span>，最卑劣的行為就是充當惡質政權一切惡行的傳聲筒與打手，而李豔秋在過去就是這樣一種新聞人，而且是裏頭最為惡劣的一位。我這指控很嚴厲，但它是一個事實，雖然早已成為過去，但它依舊是一個歷史事實。李豔秋如果真如其所言，如此在乎新聞專業的嚴肅性與道德價值，那她只有兩條路可以走，一是對我提出控告，二是承認自己過去的錯誤，從而給新聞人或媒體人真正立個榜樣，而不是大鯨魚專打小蝦米，囂張跋扈地藉以恫嚇人們對她做為一個新聞紅人的質疑。</text:p>
      <text:p text:style-name="P1"><text:span text:style-name="T1">陳真</text:span><text:s/>  |  2019.06.12 19:59   |   <text:a xlink:type="simple" xlink:href="http://palinfo.habago.org/Entry?Command=Information_PrintForum&amp;iPage=8#FORUM37540"><text:span text:style-name="T2">#</text:span></text:a></text:p>
      <text:p text:style-name="P4">卡韓政變<text:span text:style-name="T3"><text:s/>(81)</text:span>：<text:span text:style-name="T3"><text:s/></text:span>手段決定了目的<text:span text:style-name="T3"><text:s/><text:line-break/><text:line-break/></text:span>陳真<text:span text:style-name="T3"><text:s/><text:line-break/><text:line-break/>2019. 06. 12. <text:line-break/><text:line-break/><text:line-break/></text:span>媒體報導：<text:span text:style-name="T3"><text:s/><text:line-break/><text:line-break/>"</text:span>「黑韓」名嘴、美麗島電子報董事長吳子嘉猛咬韓國瑜有婚外情後挨告。周刊記者直擊，吳子嘉在六月初密會挺郭人士，一反平常大剌剌露面習慣，小心翼翼戴起口罩、帽子「變裝」，低調前往新北市汐止一名挺郭人士家中，此舉讓吳子嘉與郭台銘陣營的關係，引發外界聯想他先前多次指控韓國瑜，是收錢黑韓。<text:span text:style-name="T3">" <text:line-break/><text:line-break/></text:span>媒體還說：<text:span text:style-name="T3"><text:s/><text:line-break/><text:line-break/>"</text:span>當記者致電吳子嘉詢問相關問題時，他顯得非常錯愕，一開始幾乎語塞，「我實在不願意<text:span text:style-name="T3">……</text:span>」後來更反問記者：「是哪個長官叫你打這通電話？」面對持續追問，他開始動怒：「我為什麼要回答你這個問題？你問的問題，是我不願意回答的問題。」<text:span text:style-name="T3">" <text:line-break/><text:line-break/></text:span>內情如何，不得而知，吳子嘉否認與郭陣營密謀黑韓。而我想說的是，截至目前為止，不管明的暗的，幾乎所有抹黑都來自郭台銘陣營。包括郭本人也一樣，一開口就是造謠、扭曲或扣帽子，什麼話都敢講，相當卑鄙。<text:span text:style-name="T3"><text:s/><text:line-break/><text:line-break/></text:span>更卑鄙的是，郭台銘表面上卻又對韓國瑜稱兄道弟。尤有甚者，郭陣營一些媒體人例如唐湘龍、董智森等等，居然還義正辭嚴地指控挺韓營<text:span text:style-name="T3"><text:s/>"</text:span>無所不用其極地<text:span text:style-name="T3">" </text:span>攻擊郭台銘。它媽的真是有夠不要臉，做賊喊捉賊。<text:span text:style-name="T3"><text:s/><text:line-break/><text:line-break/></text:span>韓國瑜及其輔選團隊，至今根本沒有說過郭台銘一句不是。董智森卻甚至還說，<text:span text:style-name="T3">"</text:span>所有攻擊、誹謗、詆毀主要來自挺韓陣營<text:span text:style-name="T3">"</text:span>，痛罵挺韓陣營的<text:span text:style-name="T3"><text:s/>"</text:span>不理性到了匪夷所思的地步，毀謗、造謠、抹紅、抹黑，專門搞這種事情<text:span text:style-name="T3">"</text:span>。<text:span text:style-name="T3"><text:s/><text:line-break/><text:line-break/></text:span>人的情緒往往是這樣：一件醜事，只要不是發生在我身上，我就能輕鬆看待，覺得別人無須反應過度；一方面懶得體會受害者的痛苦，一方面則是各打五十大板說：不要黨內互鬥。可是，這叫黨內<text:span text:style-name="T3"><text:s/>"</text:span>互<text:span text:style-name="T3">" </text:span>鬥嗎？這叫藍綠圍毆。<text:span text:style-name="T3"><text:s/><text:line-break/><text:line-break/></text:span>政治之外的日常生活中，我也確實見識過類似這種睜眼說瞎話及做賊喊捉賊的人，真是很不可思議。說起來，能夠睜眼瞎話到這等地步，其實也算是一種天份，不是一般人做得到。<text:span text:style-name="T3"><text:s/><text:line-break/><text:line-break/></text:span>去年，國民黨推出韓國瑜選高雄市長，只是讓他當炮灰，製造一點新聞煙火效果，不料卻蔚為風潮，變成一人救全黨。如今卻是眾人搶食，全部打一人，非置之死地不可。<text:span text:style-name="T3"><text:s/><text:line-break/><text:line-break/></text:span>打無所謂，很正常，畢竟叢林世界勝者為王。問題在於打的方法，手段太過卑鄙。人們常講當年黃俊英如何在投票前夕被陳菊與陳其邁等人抹黑栽贓，不但因此而出乎預料以些微票數敗選，更是含冤鬱鬱而終。<text:span text:style-name="T3"><text:s/><text:line-break/><text:line-break/></text:span>韓國瑜現在所遭遇的抹黑，比起黃俊英，顯然更加慘烈而卑鄙，然而這都還只是開胃小點心，人渣黨及柯啥小掌廚的主菜都還沒上桌呢。我納悶的是：人們不但不會對奧步生氣，反而很容易受其影響。<text:span text:style-name="T3"><text:s/><text:line-break/><text:line-break/></text:span>一個人被全部的惡勢力圍毆、抹黑，白白布硬要染到黑，好好一個人硬是打成人渣，受害者想必心裏不好過。但我並不擔心韓國瑜，因為我覺得這樣一種經驗，對於一個好人來講，只是成就其善的一種代價。但是，對於大家來講，奧步卻理應是任何一個文明社會的公敵。<text:span text:style-name="T3"><text:s/><text:line-break/><text:line-break/></text:span>目的很重要，但手段更重要。或者說，手段事實上決定了目的的良善與否。每次選舉，不是暴力就是造謠抹黑栽贓，要不就是撒謊扭曲渲染自導自演，無所不用其極。然後選前一刻，就來個讓你根本措手不及無法想像的奧步。<text:span text:style-name="T3"><text:s/><text:line-break/><text:line-break/></text:span>二十幾年來，整個社會幾乎所有時間、所有力氣和資源全數耗費在這樣一種充滿陰暗詭詐卑鄙齷齪的選舉遊戲上頭。台灣人真的覺得這樣一種民主很偉大很神聖嗎？</text:p>
      <text:p text:style-name="P1"><text:span text:style-name="T1">陳真</text:span><text:s/>  |  2019.06.12 11:30   |   <text:a xlink:type="simple" xlink:href="http://palinfo.habago.org/Entry?Command=Information_PrintForum&amp;iPage=8#FORUM37539"><text:span text:style-name="T2">#</text:span></text:a></text:p>
      <text:p text:style-name="P2">卡韓政變<text:span text:style-name="T3"><text:s/>(80)</text:span>：給李豔秋一點建言<text:span text:style-name="T3"><text:s/><text:line-break/><text:line-break/></text:span>陳真<text:span text:style-name="T3"><text:s/><text:line-break/><text:line-break/>2019. 06. 12. <text:line-break/><text:line-break/><text:line-break/></text:span>如果以<text:span text:style-name="T3">1987</text:span>年解嚴前後做為一個時間點，當時已經<text:span text:style-name="T3">18</text:span>歲的，也就是說目前<text:span text:style-name="T3">50</text:span>歲以上的，應該都經歷過舊國民黨呼風喚的年代。那個年代別說批評政府，就連稍微抱怨一下水質不乾淨或空氣髒，都有可能被視為<text:span text:style-name="T3"><text:s/>"</text:span>思想有問題<text:span text:style-name="T3">" </text:span>而惹禍。那時候的國民黨政府就像老虎屁股，完全摸不得，稍有不敬，棍棒就來了。<text:span text:style-name="T3"><text:s/><text:line-break/><text:line-break/>1979</text:span>年<text:span text:style-name="T3">12</text:span>月，國民黨找來黑道流氓，自導自演美麗島事件，未暴先鎮，嫁禍黨外，藉此一舉肅清黨外，林義雄並遭到慘無人道的刑求。<text:span text:style-name="T3"><text:s/><text:line-break/><text:line-break/></text:span>兩個月後，<text:span text:style-name="T3">1980</text:span>年的二二八那天，殺害林義雄全家，刻意選定這個敏感日子，在光天化日下，採用屠刀，來個恐怖滅門，數十亂刀砍殺林家老幼婦孺，威嚇台灣人民。<text:span text:style-name="T3"><text:s/><text:line-break/><text:line-break/></text:span>隔年<text:span text:style-name="T3"><text:s/>(1981</text:span>年<text:span text:style-name="T3">)</text:span>，發生陳文成命案。支持黨外的旅美學者陳文成，在返台被情治單位約談後暴斃，或許不慎刑求致死，或許刻意殺害，棄屍台大校園，並誣以畏罪自殺，藉以威嚇海內外知識份子。<text:span text:style-name="T3"><text:s/><text:line-break/><text:line-break/></text:span>我就是在這樣一個恐怖年代，站上群眾講台，成為黨外人士，從此無役不與，長達十多年。<text:span text:style-name="T3"><text:s/><text:line-break/><text:line-break/></text:span>一個年代總有一個年代的歷史背景，功過留給後人評價。在那個年代，面對槍炮黑牢，面對生命與自由之威脅，幾乎所有人全選擇了順服。比較有良心一點的，噤若寒蟬，虛與委蛇。一般人則是積極逢迎，仰承上意。這兩類人我都能忍受，畢竟你不可能要求大家都跟你一樣拋頭顱灑熱血當烈士，禍延家人。<text:span text:style-name="T3"><text:s/><text:line-break/><text:line-break/></text:span>但是有一種人，我一想起來就要咬牙切齒，就是那些在政治極度高壓恐怖下，不但主動逢迎當權者，而且還異常興奮熱烈，對受害者或反抗者極為不屑、蔑視與傲慢，完全就是把我們當成垃圾那樣看待。<text:span text:style-name="T3"><text:s/><text:line-break/><text:line-break/></text:span>這樣的人其實為數眾多，遍佈學界、醫界、文化界<text:span text:style-name="T3"><text:s/>(</text:span>這類人現在都綠油油<text:span text:style-name="T3">)</text:span>，李豔秋就是其中之一<text:span text:style-name="T3"><text:s/>(</text:span>還好她還是藍的<text:span text:style-name="T3">)</text:span>，而且因為是媒體紅人，表現得更是讓人咬牙切齒，非常無恥。<text:span text:style-name="T3"><text:s/><text:line-break/><text:line-break/></text:span>面對槍炮黑牢，你可以選擇順服，你甚至可以選擇成為幫凶，這樣一些人我都可以體諒，但是，像李豔秋那樣囂張傲慢與不屑的，實在讓人難以忍受。她在那段恐怖政治高壓下，對於每一樁公義事件，每一個受害者，每一位反抗者，完全都是以一種極為誇張的傲慢跋扈姿態，予以踐踏、抹黑或嘲笑。<text:span text:style-name="T3"><text:s/><text:line-break/><text:line-break/></text:span>過去二十幾年來，一堆黨國餘孽與政治蟑螂篡奪了民進黨，人渣們反過來利用這樣一段反抗悲劇，進行政治操弄，藉以奪權斂財。這使得我們很難適當地去回顧這段歷史，因為很容易就會被扭曲歷史內涵，被納入時下這樣一種更為醜陋齷齪的所謂轉型正義底下，成為更惡質的政治人渣們愚弄人民、操弄仇恨政治的奪權斂財工具。<text:span text:style-name="T3"><text:s/><text:line-break/><text:line-break/></text:span>為了對抗更為惡劣貪婪的人渣黨，許多時候我們選擇對過去的事情隱忍。但是，是非善惡總該還是要有個基本說法。至於個人方面，許多過去囂張跋扈的當事人老了，沉寂了，反悔了，於是也就沒什麼好追究。但是，像李豔秋卻是個特例，她至今照樣囂張跋扈。<text:span text:style-name="T3"><text:s/><text:line-break/><text:line-break/></text:span>即便她在過去二十年所講所做的事絕大多數是對的、值得肯定的，但是那樣一種好像她自始至終都站在公義一方的那種傲慢嘴臉與自我漂白的說法，實在讓人很反感。<text:span text:style-name="T3"><text:s/><text:line-break/><text:line-break/></text:span>我甚至還幾次看到她和她先生李濤，對著新聞系的學生勉勵什麼<text:span text:style-name="T3"><text:s/>"</text:span>媒體要中立客觀、不能充當政治的傳聲筒<text:span text:style-name="T3">"</text:span>，或甚至教訓大家說什麼要<text:span text:style-name="T3"><text:s/>"</text:span>秉持理想、勿忘初衷<text:span text:style-name="T3">" </text:span>云云。我很納悶，她是真的以為大家都失智了嗎？還是真的完全沒有病識感？<text:span text:style-name="T3"><text:s/><text:line-break/><text:line-break/></text:span>我之所以這時候批評她，主要是因為看她最近一連串的囂張表現。比方說她幾次跳出來批評韓國瑜，對此我沒意見，畢竟她並非抹黑，當然可以盡量發言。可是，當孫大千跟她說<text:span text:style-name="T3"><text:s/>"</text:span>本是同根生，相煎何太急<text:span text:style-name="T3">" </text:span>時，她的嘴臉又來了，馬上尖酸苛薄地大耍嘴皮，說她<text:span text:style-name="T3"><text:s/>"</text:span>愛怎麼煎就怎麼煎<text:span text:style-name="T3">"</text:span>，一副很傲慢的姿態說她又不是國民黨，<text:span text:style-name="T3">"</text:span>誰跟你同根生<text:span text:style-name="T3">"</text:span>？<text:span text:style-name="T3"><text:s/><text:line-break/><text:line-break/></text:span>李豔秋是不是國民黨我不知道，但我知道她就是當年那個惡貫滿盈的舊國民黨裏頭，最為無恥最為囂張跋扈的一個政治傳聲筒。<text:span text:style-name="T3"><text:s/><text:line-break/><text:line-break/></text:span>做為韓國瑜的支持者，我知道應該幫他廣結善緣，不該幫他樹敵。可我無法完全做到，畢竟勝負並非首要，有些話多少還是得說。<text:span text:style-name="T3"><text:s/><text:line-break/><text:line-break/></text:span>李豔秋應該記住一點：人心基本上是很厚道的，人們並沒有追究過去，從而使妳身敗名裂；做為一個媒體人，應該從中取得一點教訓與感激；秉持是非，言所當言，但別任性，別囂張，別把大家當白癡。</text:p>
      <text:p text:style-name="P1"><text:span text:style-name="T1">小魚兒</text:span><text:s/>  |  2019.06.11 23:13   |   <text:a xlink:type="simple" xlink:href="http://palinfo.habago.org/Entry?Command=Information_PrintForum&amp;iPage=8#FORUM37538"><text:span text:style-name="T2">#</text:span></text:a></text:p>
      <text:p text:style-name="P4">呼應王修亮老師的文章，末學不才，僅用白話文分享自身職場經歷，並與陳醫生最近所提呼應<text:span text:style-name="T3"><text:s/><text:line-break/><text:line-break/></text:span>小弟在一家滿大的公司上班，所謂的民營化的公司，其實最大股東是官股<text:span text:style-name="T3"><text:s/><text:line-break/></text:span>曾經因為人情以及與生俱來的正義感，加入了工會<text:span text:style-name="T3"><text:s/><text:line-break/></text:span>總是藉由工會的身份，建議，提醒資方，希望這個能夠安身立命的公司，能夠更進一步<text:span text:style-name="T3"><text:s/><text:line-break/></text:span>跟隨同業一般的有競爭力<text:span text:style-name="T3"><text:s/><text:line-break/></text:span>然而<text:span text:style-name="T3">...</text:span>後來才發現，這些官，或這些只想繼續在既有環境中牟取權力與利益的人，只是把你當個屁<text:span text:style-name="T3"><text:s/><text:line-break/></text:span>甚至，阻礙自己的升遷<text:span text:style-name="T3"><text:s/><text:line-break/><text:line-break/></text:span>特別是現在，社會混亂，道德價值不在<text:span text:style-name="T3"><text:s/><text:line-break/></text:span>（我常覺得說台商要移回台灣，看到這些台灣年輕人，算了吧）<text:span text:style-name="T3"><text:s/><text:line-break/></text:span>資深點的，其實就是拉幫結派，別人的小孩死不完<text:span text:style-name="T3">... <text:line-break/></text:span>資淺的，想盡辦法拉關係，走偏門，把功勞攬在身上，責任推給別人，想在年輕化的方針下三級跳<text:span text:style-name="T3"><text:s/><text:line-break/></text:span>特別是現在有些孩子，學著政治人物那一套，把那些用在職場上平步青雲<text:span text:style-name="T3"><text:s/><text:line-break/></text:span>曾經透過管道去舉發，上級仍然不處理<text:span text:style-name="T3"><text:s/><text:line-break/></text:span>還有更多的年輕後進，不知不覺成為這些人的幫兄<text:span text:style-name="T3">.... <text:line-break/><text:line-break/></text:span>我曾經不停的抱怨公司，後來想通一點，<text:span text:style-name="T3"><text:s/><text:line-break/></text:span>官股公司就是政府的縮影，政府就是國家的縮影，那一黨派都一樣<text:span text:style-name="T3"><text:s/><text:line-break/></text:span>陳醫生提到的國家社會的亂象，不是很容易上行下效風行草偃的波及社會的各階層嗎<text:span text:style-name="T3"><text:s/><text:line-break/></text:span>特別是現在，你越看的清楚台灣的現象，在公司越能理解各種現象<text:span text:style-name="T3"><text:s/><text:line-break/></text:span>但其實更難更旁人分享與討論<text:span text:style-name="T3"><text:s/><text:line-break/></text:span>因為偶爾會覺得，他們怎麼那麼<text:span text:style-name="T3">...</text:span>看不懂看不清啊<text:span text:style-name="T3"><text:s/><text:line-break/><text:line-break/></text:span>我希望自己將來如果有了位置，還能有這樣的初衷，而在還沒有離開這之前，我不會在公司內部有任何不滿<text:span text:style-name="T3"><text:s/><text:line-break/></text:span>因為只有自己有力量，才能影響別人，在自己能力所及範圍內，把自己的正向理念推廣<text:span text:style-name="T3"><text:s/><text:line-break/></text:span>這樣是鄉愿？希望不是<text:span text:style-name="T3"><text:s/><text:line-break/><text:line-break/><text:line-break/></text:span></text:p>
      <text:p text:style-name="P1"><text:span text:style-name="T1">陳真</text:span><text:s/>  |  2019.06.11 19:52   |   <text:a xlink:type="simple" xlink:href="http://palinfo.habago.org/Entry?Command=Information_PrintForum&amp;iPage=8#FORUM37537"><text:span text:style-name="T2">#</text:span></text:a></text:p>
      <text:p text:style-name="P2">卡韓政變<text:span text:style-name="T3"><text:s/>(79)</text:span>：<text:span text:style-name="T3"><text:s/></text:span>二次黨外<text:span text:style-name="T3"><text:s/><text:line-break/><text:line-break/></text:span>陳真<text:span text:style-name="T3"><text:s/><text:line-break/><text:line-break/>2019. 06. 11. <text:line-break/><text:line-break/><text:line-break/></text:span>一個人的語言、神情、氣質與態度，不是穿在身上的衣服，而是一種皮膚、血肉，一種屬於某個生命的氣味。因此，一個人如何，他的言語必如何，就算你硬要模彷硬要裝，也模彷不來。虎有虎的味道，狗有狗的氣息，語言不同，生活不同，品味不同，食物不同，因此無須模彷，因為畫虎根本不會成，只會反類犬。<text:span text:style-name="T3"><text:s/><text:line-break/><text:line-break/></text:span>狼披上一張羊皮，並不會因此就變成一頭羊；牠的語言、品味及一切種種，都會毫無保留地透露牠的真實生命。因此，我們最好就乖乖做自己，是什麼物種，就做那物種的事，不要模彷，不要裝，因為你不可能撐得起一種跟你不同的<text:span text:style-name="T3"><text:s/>"</text:span>語言<text:span text:style-name="T3">" </text:span>與氣質。<text:span text:style-name="T3"><text:s/><text:line-break/><text:line-break/></text:span>很多政客，一如郭台銘及柯文哲，不管怎麼模彷裝蒜，假憨厚，假親民，假樸素，假單純，假裝有理想，假裝關心弱勢，假裝關心這個關心那個，全屬詐欺，只會讓人感到更加噁心與厭惡。因為他們明明就根本不是那樣的人，越裝只會讓人越反感。<text:span text:style-name="T3"><text:s/><text:line-break/><text:line-break/></text:span>韓國瑜之所以能打動人心，就是因為他不造作、不假裝，他講他心裏的話，自然就能動人。即便他成為過街老鼠，我還是一樣仰慕這樣一個人，因為我清楚知道他言語由衷，充滿情感厚度與思想深度；而且，他是懂我的。<text:span text:style-name="T3">"</text:span>我<text:span text:style-name="T3">" </text:span>是誰呢？我就是一般人，普通人，日夜操勞，生活艱辛。而那樣一種理解上的深度與情感厚度，也許就來自於他本質上也就是那樣一個人。<text:span text:style-name="T3"><text:s/><text:line-break/><text:line-break/></text:span>不管順逆，人不會變，但好人總會在順逆之中學會推己及人，形成理解之心與思想深度。如果韓國瑜是草包，那麼，草包肯定就是一種讚詞。沈從文總說自己是鄉下人。鄉下人是什麼？就是菁英們口中的土包子。沈從文說，<text:span text:style-name="T3">"</text:span>都會男女總是長得一個樣，鄉下人卻各有樣貌<text:span text:style-name="T3">"</text:span>。土包子缺乏修飾，但他的生命經驗並不輕薄。<text:span text:style-name="T3"><text:s/><text:line-break/><text:line-break/></text:span>我看過高山，飄過大海，越過坎坷山谷，走過千萬里路，讀過萬卷書，曾經三餐不繼，曾經一擲千金，到頭來我發現，自己身上鄉下人的氣質始終揮之不去。一個人之所以會喜歡另一個人，總是有著某種說不上來的原因。<text:span text:style-name="T3"><text:s/><text:line-break/><text:line-break/></text:span>杜斯妥也夫斯基自己也是土包子，因此從小對土包子、對苦人特別懷有感情。在<text:span text:style-name="T3"><text:s/>"Winter Notes on Summer Impressions" </text:span>中他曾感嘆，那些<text:span text:style-name="T3"><text:s/>"</text:span>歐化<text:span text:style-name="T3">" </text:span>的俄國菁英們和土包子之間卻有著一種<text:span text:style-name="T3"><text:s/>"</text:span>斷裂<text:span text:style-name="T3">"</text:span>；這道裂痕如此之深，<text:span text:style-name="T3"><text:s/>"</text:span>菁英對於普通人及其生存法則，充滿前所未見的極度傲慢與蔑視<text:span text:style-name="T3">"</text:span>，以致於種種理想到頭來只是一場空。<text:span text:style-name="T3"><text:s/><text:line-break/><text:line-break/></text:span>韓流，無疑就是土包子的集結歸隊，如此熟悉，宛如昨日。某個意義上來說，它其實就是二次黨外。第一次失敗了，被一群擅於表演的綠色生物割了舌頭，剽竊了話語，造就一群貪得無饜的豺狼虎豹。第二次會不會成功我不知道，但我相信它不會消失。沒有人能消滅土包子，因為土包子才是一切社會、每一塊土地的主人。有一天，我們會奪回自己的話語，掌握做為主人應有的權柄。<text:span text:style-name="T3"><text:s/><text:line-break/><text:line-break/>============= <text:line-break/></text:span>【庶民與否不重要，拯救台灣靠你我】<text:span text:style-name="T3"><text:s/><text:line-break/><text:line-break/></text:span>韓國瑜<text:span text:style-name="T3"><text:s/><text:line-break/><text:line-break/>2019. 06. 11. <text:line-break/><text:line-break/></text:span>最近黑韓的重點之一，就是韓國瑜過去做過民意代表，現在又是高雄市長，怎麼能算是一個庶民呢<text:span text:style-name="T3">? <text:line-break/><text:line-break/></text:span>其實我覺得既然英雄不怕出身低，做一個庶民又何必在乎曾經登過廟堂？<text:span text:style-name="T3"><text:s/><text:line-break/><text:line-break/></text:span>人往高處走本是人之常情，所以向來從地表上雲端的人不少，而從雲端下地表的不多，很少人像我一樣雲端地表幾番來回，正因為曾經從庶民到廟堂，又從廟堂做回庶民，我覺得庶民有庶民的驕傲、權貴有權貴的榮耀，地表與雲端是相從共生的關係，無論你如何自我界定，相信大家都對這個社會各有貢獻，只不過兩廂比較之下，在地表趴趴走還是比較符合我的生活志趣，所以庶民於我而言不是一種身分、而是一種心態。<text:span text:style-name="T3"><text:s/><text:line-break/><text:line-break/></text:span>且在蟄伏沉潛、乍暖還寒的十多年裡，我確實對於一般民眾的歡喜與哀愁特別感同身受，也親眼看見他們的需求長期以來不被社會主流鄭重以待，再加上北農時期與農民菜販朋友的交流往來中，我進一步認知到庶民經濟的重要性，台灣當然應該繼續努力於宏觀經濟的指標追求，可是同時不能忽略了柴米油鹽醬醋茶的庶民經濟。<text:span text:style-name="T3"><text:s/><text:line-break/><text:line-break/></text:span>尤其是<text:span text:style-name="T3">2008</text:span>年的全球金融海嘯之後，美國政府為了力挽狂瀾，透過量化寬鬆（<text:span text:style-name="T3">QE</text:span>）政策，大量印鈔造成全球低利率現象。從此有錢人借錢炒房產股票的代價更低，報酬率卻是每年二、三十％的成長，反之，製造業的毛利率相形變低，投資人變少，壓縮了勞工就業空間，薪資隨之凍漲，此舉加深了<text:span text:style-name="T3">M</text:span>型社會的分化，也就是說，窮人更窮，富人更富。<text:span text:style-name="T3"><text:s/><text:line-break/><text:line-break/></text:span>如果將台灣的家庭所得分成<text:span text:style-name="T3">5</text:span>等份，最後<text:span text:style-name="T3">20%</text:span>的家庭入不敷出，倒數<text:span text:style-name="T3">20</text:span>到<text:span text:style-name="T3">40</text:span>％的家庭，一年最多存個<text:span text:style-name="T3">4</text:span>萬元左右，而最前面<text:span text:style-name="T3">20</text:span>％的家庭，卻可以有<text:span text:style-name="T3">70</text:span>幾萬元的儲蓄，如把房地產再納入考慮，那台灣的吉尼係數恐怕比官方數字更大。<text:span text:style-name="T3"><text:s/><text:line-break/><text:line-break/></text:span>當經濟不好時，窮人的感受其實比富人更尖銳，莫忘世上苦人多的立意正是如此，除了農漁工，還有所謂的「三中一青」，亦即中小企業、中南部丶中低收入和年輕族群也是近年來經濟衰退的受害族群，政府有責任為他們搭建一個願景工程，將他們的力量匯入台灣產業創新、升級或轉型的動能之中，然而，那是一個中長期才能實踐的政策，現在臺灣許多的民眾已經到了只求食衣住行有著落的卑微辛苦，所以一定要先從夜市、農漁外銷丶攤販經濟的短期政策開始著手，讓基層人民眼前的生活得到喘息，他們才有信心度過景氣低迷的黑暗、等待看到景氣復甦的曙光。<text:span text:style-name="T3"><text:s/><text:line-break/><text:line-break/></text:span>我關心台灣的庶民，不表示我不重視為台灣撐起一片天空海闊的產官學研與企業家們，任何一個非現在局勢的既得利益者，相信都在意識形態的緊箍咒裡苦悶很久了，我們必須一起重拾積極務實的庶民態度，重新檢視並修正我們的兩岸關係、外交戰略、能源政策、產業方向等等，不再用意識形態侷限國家發展、不再為政黨理念犧牲全民利益，一旦我們不再從無限裡自我侷限，我相信台灣未來在產業、投資、文創、科學、教育等方方面面都可以擺脫近年來的鼠目寸光，找到一個扶搖直上九萬里的成長空間。<text:span text:style-name="T3"><text:s/><text:line-break/><text:line-break/></text:span>我就是一個庶民，但這不是重點，重點是國家興亡、人人有責，無論你覺得你是庶民還是任何一種自我定位，在力所能及的範圍之內，從這個心中只有派系私利、沒有國家民族、把台灣前途決議文看得比台灣人民生活更重要的綠色執政手中，拯救這個從亞洲一條龍快變成亞洲一條蟲的台灣，是我們每一位國民應盡的責任。</text:p>
      <text:p text:style-name="P1"><text:span text:style-name="T1">王修亮</text:span><text:s/>  |  2019.06.11 18:04   |   <text:a xlink:type="simple" xlink:href="http://palinfo.habago.org/Entry?Command=Information_PrintForum&amp;iPage=8#FORUM37536"><text:span text:style-name="T2">#</text:span></text:a></text:p>
      <text:p text:style-name="P4">二十歲師專畢業，獨立的本能驅使我遠走海角，落腳於三芝國小。學校裡近半教師是世居此地的鄉民，近半是分發來的新手。學校屬於教育乙二區，女性所能分發的最偏遠區域，意即教師調動積分可以獲得甲區<text:span text:style-name="T3">(</text:span>都市城鎮區<text:span text:style-name="T3">)</text:span>的雙倍，一貫的流程是新手教師待上兩年，獲取雙倍積分後，毫無懸念的會調動回中永和、板橋、三重地區。<text:span text:style-name="T3"><text:s/><text:line-break/></text:span>畢竟生活的舒適與方便度相差太多，而「薪資外收入」，也只有中永和、板橋、三重地區才堪稱豐厚。<text:span text:style-name="T3"><text:s/><text:line-break/></text:span>當年的家長是捧著錢強迫教師課後補習的。<text:span text:style-name="T3"><text:s/><text:line-break/><text:line-break/></text:span>世居三芝的教師們多半都是經由代課<text:span text:style-name="T3">(</text:span>當年只要有教師或校長推薦即可，在偏遠鄉下，高中生就擁有代課資格<text:span text:style-name="T3">)</text:span>，代課數年取得考績與年資證明，即可經由簡單的學分補修取得正式教師資格。也有幾位老兵與師專生，他們或嫁或娶於本地，人生也就終老於此地。<text:span text:style-name="T3"><text:s/><text:line-break/></text:span>不論是粗俗還是純樸，這些教師都沒什麼心眼，安於居家的平凡平淡，即使談不上專業，也都還能盡本份教導學生，善理自我的職責，畢竟這些學生都是同村的子弟，與親人朋友們都自幼相識。<text:span text:style-name="T3"><text:s/><text:line-break/></text:span>初學的我難免有些失誤，他們會熱情地提供意見，拉緊我理論與實踐的距離，村野的家長也難免有某些固執，他們會事先提醒，事後開解，幫著我融入。<text:span text:style-name="T3"><text:s/><text:line-break/><text:line-break/></text:span>那時的三芝還是荒鄉僻壤，雖說終年狂風苦雨，但山色連海，碧嶺白砂，對我來說恍如隱世的桃源，我待了四年，穿越過每一條山中隱密的小徑，踏過每一寸海邊，說來有趣，許多時候，海岸是圈養在學生家後院的。<text:span text:style-name="T3"><text:s/><text:line-break/></text:span>人事的和樂與環境的豐沛，使我遊而忘返。<text:span text:style-name="T3"><text:s/><text:line-break/><text:line-break/></text:span>二十四歲從母命，調回永和頂溪任教，不同於海村的古樸，我彷彿穿越時空撲落到莫明的人間。第一天到校，各方的安排與對話，有似幾張交錯疊合的大網，於其中沾黏彈跳，茫然失措。<text:span text:style-name="T3"><text:s/><text:line-break/></text:span>一百多位教師的學校，充斥著酸言酸語和各種流言抹黑，在抗爭惡質的傳統時，我還遇過幾次非常暴力的恐嚇。<text:span text:style-name="T3"><text:s/><text:line-break/></text:span>不擅政治的我，花了很久的時間才學會分辨：絕大多數教師們都還停留在國小三年級，個性傲嬌的小團體人際關係裡，幾乎都還未發展出五年級該有的群性，各方拉黨結派，勢力分明，不參與其中，所有人都會警戒你。<text:span text:style-name="T3"><text:s/><text:line-break/><text:line-break/></text:span>同一梯次來的新人有九位，只有我被定位為叛逆，新人們私下恐懼著，勸戒著：「忍耐一下啦！」「鬥不過他們人多又有勢力，吵也沒用。」「不要害我們也被連累。」<text:span text:style-name="T3"><text:s/><text:line-break/></text:span>不是這樣吧？合作社盈餘金是可以讓教師分贓的嗎？畢業生的住址與電話導師是可以包賣給國中補習班的嗎？校外教學與參考書的收費，教師是可以拿一半回扣的嗎？<text:span text:style-name="T3"><text:s/><text:line-break/></text:span>某位老教師在學年會議裡，理直氣壯的回答我：「這是教師福利！」<text:span text:style-name="T3"><text:s/><text:line-break/></text:span>學生福利在哪裡？<text:span text:style-name="T3"><text:s/><text:line-break/><text:line-break/></text:span>三個班的體育課隨意調去同一時段，由一位年輕教師一個人帶三個班孩子，只能放飛任他們打一個學期躲避球。<text:span text:style-name="T3"><text:s/><text:line-break/></text:span>一排三間自然教室，只有我一位自然教師在上課，隔壁兩班孩子閒著發慌：「王老師，可以來你班聽課嗎？」「進來吧！我排一下座位<text:span text:style-name="T3">………</text:span>你們老師呢？」「不知道，他每次叫我們自己看書就走了。」<text:span text:style-name="T3"><text:s/><text:line-break/></text:span>這是常態，不是特例，無論怎樣向校方反應都是充耳不聞：「那位老師還有兼差，他很辛苦，不要害人家沒飯吃。」<text:span text:style-name="T3"><text:s/><text:line-break/></text:span>新人夥伴們總是一樣的勸：「你就愛多嘴，不要管啊！又不是你的學生，出事是他倒楣，你又沒關係。」<text:span text:style-name="T3"><text:s/><text:line-break/></text:span>學生活該要負擔教師的兼差時間？出事不是他倒楣，是對學生不公平，即使不出事，一樣的上學，憑甚麼那些班的孩子必須受這樣的對待？<text:span text:style-name="T3"><text:s/><text:line-break/><text:line-break/></text:span>當時，那些相對我們二十出頭，所謂「老老師」們幾乎都不到五十歲，才是四十歲出頭的中年人，他們大多是師範教育出身，學歷遠高於三芝的平均水準。我每次看著他們的表情，聽著他們的言語，總是不可思議：是甚麼原因，使得三芝的那些教師四十歲時如此開朗單純，而這些人在四十歲時，卻成為腐化的怪物？<text:span text:style-name="T3"><text:s/><text:line-break/><text:line-break/></text:span>他們從不認為自己腐化，堅定認為自己是正確而理所當然的。他們資質都很好，各有專長，語言便捷，說理順暢，對兒女的教養也都很正面，為何在學校裡面對學生如此苛薄寡情？對待新教師如此鄙薄輕忽？<text:span text:style-name="T3"><text:s/><text:line-break/></text:span>單純是歲月就能使人性衰敗腐化嗎？<text:span text:style-name="T3"><text:s/><text:line-break/></text:span>在許多方面我都比他們魯鈍，我有可能逃過歲月帶來的衰敗腐化？<text:span text:style-name="T3"><text:s/><text:line-break/><text:line-break/></text:span>這種感覺，曾經是我前半生巨大的恐懼，恐懼自己有一天是否會這樣不知不覺的衰敗腐化。<text:span text:style-name="T3"><text:s/><text:line-break/></text:span>我該如何自省，才能保有這種清明？<text:span text:style-name="T3"><text:s/><text:line-break/><text:line-break/></text:span>民國八十二年，沉重的家庭負擔終於略略卸下一點，新課程標準修正後，參與一連串教師進修，我初探鄉土教育、大單元教學的理念，挺著身孕踏查永和各區，編寫自己的教材。我震驚的發現，定居永和十年，教學十四年，我至今仍然認定自己是「中壢人」，從沒有自己是「永和人」的意念。<text:span text:style-name="T3"><text:s/><text:line-break/></text:span>為甚麼？<text:span text:style-name="T3"><text:s/><text:line-break/><text:line-break/></text:span>人格和環境是無可分割的，人格中有一個基礎是「鄉情」，基本上我是人，但我先得是中壢人，才會是桃園人，台灣人，中國人。<text:span text:style-name="T3"><text:s/><text:line-break/></text:span>貼身成長的環境才能使人格有感有情，超越了鄉里的範圍，不論是台灣還是中國，大範圍喊出來的情感沒有基礎經驗的定位，就是虛擬的跟隨。<text:span text:style-name="T3"><text:s/><text:line-break/></text:span>我的故鄉是中壢，可我是永和人了，我的學生也在永和成長。<text:span text:style-name="T3"><text:s/><text:line-break/></text:span>而我完全不了解永和的過去與未來，我怎麼可能和學生一起學習？<text:span text:style-name="T3"><text:s/><text:line-break/><text:line-break/></text:span>從那一年起，我開始更大量的閱讀，閱讀知識，也閱讀環境。<text:span text:style-name="T3"><text:s/><text:line-break/></text:span>八年後，我已經有能力獨立編寫永和的各國小課程，因此趁九年一貫之便，開創了自編教材班。<text:span text:style-name="T3"><text:s/><text:line-break/><text:line-break/></text:span>時過二十年，當年的老老師們陸續退休，而當年的新人們和我一樣四十餘歲了，都是學校的中堅教師，個個美名在外，還有獲得師鐸獎的。我帶著新學習的喜悅邀請了伙伴們一起來共學，回應或冷淡或惱怒：「幾歲了你還在自找麻煩啊！有家有孩子，省省心啦！不要累死。」「現在好不容易都穩定了，和朋友輕鬆陪伴不是很好嗎？」「我能按照教學指引把課本教好，就是好教師，不要太驕傲，把自己看得太偉大。」<text:span text:style-name="T3"><text:s/><text:line-break/><text:line-break/></text:span>不得已，轉向更新來的教師們邀請，二十餘歲的年紀，還有著單純的眼睛與光輝，幾位陪著我一起共學，然而越行越遠，總有不可抗拒的理由。<text:span text:style-name="T3"><text:s/><text:line-break/><text:line-break/></text:span>「王老師，某教師拿了一千塊給我，說我班上有學生在某補習班上課，這是給我的回扣，我不知道該怎麼辦？」<text:span text:style-name="T3"><text:s/><text:line-break/></text:span>「我也是，我不敢拒絕，他很兇。」<text:span text:style-name="T3"><text:s/><text:line-break/></text:span>「我拿到二千塊<text:span text:style-name="T3">…….</text:span>我去問另外一位老師，她說某老師給，拿了就好，叫我不要多問。」<text:span text:style-name="T3"><text:s/><text:line-break/><text:line-break/></text:span>那些新老師把錢交給我，我憤怒的將錢摔在某老師桌上，警告他別去誘惑這些新人。一如我當年憤怒的提案，成功廢止了合作社分贓，憤怒的將別班老師偷偷發給我班學生的參考書摔在走廊，大聲斥喝他們自己去回收。憤怒的拒絕參加學年校外教學，自己帶著學生爬山踩草，對家長實報實銷。<text:span text:style-name="T3"><text:s/><text:line-break/><text:line-break/></text:span>我去找了另外一位老師：「你還記得當年我們初到頂溪的時候發的誓願嗎？你還記得我們咬牙切齒罵那些四十歲的老老師腐敗嗎？」<text:span text:style-name="T3"><text:s/><text:line-break/></text:span>她溫柔而無奈的看著我，彷彿我是無知的、長不大的孩子：「我們可沒做那些無恥的事情，我們很認真的教學生，學生需要補習班，我們也盡責的推薦了好的補習班。」<text:span text:style-name="T3"><text:s/><text:line-break/><text:line-break/></text:span>我們可沒做那些無恥的事情。<text:span text:style-name="T3"><text:s/><text:line-break/></text:span>我以自己的經驗勸戒新老師們，謹記這些腐化與沉淪。<text:span text:style-name="T3"><text:s/><text:line-break/><text:line-break/></text:span>然而一樣的歷史反覆著循環，他們終究在更快的時間中與我疏遠，以造謠抹黑我，來安慰他們腐化的罪惡感，單純與複雜不再需要長時間的浸染，我也不再有憤怒，只剩下淤積的黑暗。<text:span text:style-name="T3"><text:s/><text:line-break/></text:span>黑暗到無底的遼闊之後，我曾經身心崩潰。<text:span text:style-name="T3"><text:s/><text:line-break/><text:line-break/></text:span>三十八歲以前，我一直不相信人有黑暗，認為只是因為沒有光才會形成黑暗，黑暗只是相對的存在。<text:span text:style-name="T3"><text:s/><text:line-break/></text:span>而後逐漸明白是非黑白不是我懂得那麼簡單，自我的選擇不論是知覺還是不知覺，其實都很混沌，得要非常努力才能看得清自我意念與生活實踐的全貌。那是非常艱難的能力，我曾經相信教育的身教行教是唯一的救贖，也是我因此致力於國小教育的主因。<text:span text:style-name="T3"><text:s/><text:line-break/><text:line-break/></text:span>五十歲的身心崩潰，幾度彌留，在生死之間我有一些感觸，明白教育只是人工的一種外力干預，干預得極為浮面，即使和學生一起認真活著，以身作則，也未必能有教育的效果。唯有自我知覺，才能勉強抵擋外界的腐化。<text:span text:style-name="T3"><text:s/><text:line-break/><text:line-break/></text:span>家庭與童年似乎才是自知自覺的核心，孩童不應該只在父母的「灌輸」下學習文字語言的表達，還需要透過觀察與判斷，深探文字語言包含的涵義，以及這些涵義與情境的連結關係。<text:span text:style-name="T3"><text:s/><text:line-break/></text:span>對境有情，因此語言文字亦有情，境境相關，因此語言文字是一連串的物我關係，這些字語就是我，我的內在我的情意，直而出，一點都不罔。<text:span text:style-name="T3"><text:s/><text:line-break/></text:span>即使是謊言，我清楚知道自己哪部分說謊，哪部分真實，說多少謊話，為何而說謊，都是我的選擇，但是我「自知」。<text:span text:style-name="T3"><text:s/><text:line-break/></text:span>這是「有知」，知其前因後果與發展相連的關係，如何才能利己。<text:span text:style-name="T3"><text:s/><text:line-break/></text:span>從其間發展出來的思考方式與脈絡是個性，主觀的個性，有情的個性，自知的個性。<text:span text:style-name="T3"><text:s/><text:line-break/></text:span>個性學習關鍵是選擇，否則就沒有判斷利己的能力。<text:span text:style-name="T3"><text:s/><text:line-break/><text:line-break/></text:span>教師的責任則是群體引導，觀察學生個性，引導個性如何調整自我的表達語文與意念的「正心」，使群體了解而認同，文字語言的涵義開始多了個辛苦的學習：「正心」、「統一涵義」，但是統一語字意涵之後，自擁主觀卻可以溝通他人，不論認不認同，但可以溝通。<text:span text:style-name="T3"><text:s/><text:line-break/></text:span>從其間發展出來的是群性，共識的群性，有理的群性，自覺的群性。<text:span text:style-name="T3"><text:s/><text:line-break/></text:span>群性學習過程的關鍵是自我控制，否則就沒有耐性討論，取得共識。<text:span text:style-name="T3"><text:s/><text:line-break/><text:line-break/></text:span>自知自覺，認知自我，察覺他人。<text:span text:style-name="T3"><text:s/><text:line-break/><text:line-break/></text:span>沒有個性作為基礎，群性是假象，是無思無情無理的跟隨，牆頭草的搖擺。當然也沒有所謂的知覺，即使是思考，也都是引用群體所共用的標題式思考。<text:span text:style-name="T3"><text:s/><text:line-break/></text:span>沒有群性，就是自私任性的極致。<text:span text:style-name="T3"><text:s/><text:line-break/></text:span>外界的腐化是人群巨大的、不知不覺聚集的洪流，不知不覺的切割了自我所愛與群世之愛，不知不覺切割了自我所是與群世所應是。<text:span text:style-name="T3"><text:s/><text:line-break/><text:line-break/></text:span>然而，年輕時自己都不夠成熟的普世父母，又怎可能帶給孩子們穩當的童年學習<text:span text:style-name="T3">? <text:line-break/></text:span>教師的養成呢？<text:span text:style-name="T3"><text:s/><text:line-break/><text:line-break/></text:span>因重病退休後，又歷經十餘年，我已經沒什麼想望，只是能做多少便做多少，世間繼續著不勻稱的渾沌，我點著自己的火，盡力撐開自己的光明範圍，照護家人好友，照護學生與家長。<text:span text:style-name="T3"><text:s/><text:line-break/></text:span>也許我可以撐這麼一生，也許有一天會被外在的權勢打擊削減，只能縮小為家人的微光。但是至少我是有知覺的，不會再被捲入腐化的洪流。<text:span text:style-name="T3"><text:s/><text:line-break/><text:line-break/></text:span>看邱世卿先生文，爝火遙傳，感而沉思，反省諸般生命因果，深有所獲，所謂切磋琢磨者即如是。<text:span text:style-name="T3"><text:s/><text:line-break/><text:line-break/>https://jackwaver.blogspot.com/?fbclid=IwAR1wGkGmkpmEoqI4kKb2QFKacVG4NlkeFIr4vwjYTmDzyS9C2Kvc8lV2YKg</text:span></text:p>
      <text:p text:style-name="P1"><text:span text:style-name="T1">陳真</text:span><text:s/>  |  2019.06.11 10:49   |   <text:a xlink:type="simple" xlink:href="http://palinfo.habago.org/Entry?Command=Information_PrintForum&amp;iPage=8#FORUM37535"><text:span text:style-name="T2">#</text:span></text:a></text:p>
      <text:p text:style-name="P2">卡韓政變<text:span text:style-name="T3"><text:s/>(78)</text:span>：卡管卡韓是同一回事<text:span text:style-name="T3"><text:s/><text:line-break/><text:line-break/></text:span>陳真<text:span text:style-name="T3"><text:s/>2019. 06. 11. <text:line-break/><text:line-break/><text:line-break/></text:span>延續之前寫的這段話：<text:span text:style-name="T3"><text:s/><text:line-break/><text:line-break/></text:span>我常舉美國之伊拉克民調為例，說明群眾之如何易於操弄與洗腦。在美國全面入侵伊拉克之前的半年左右，僅有<text:span text:style-name="T3">2</text:span>趴或<text:span text:style-name="T3">3</text:span>趴的美國人認為伊拉克是<text:span text:style-name="T3"><text:s/>"</text:span>世界安全的威脅<text:span text:style-name="T3">"</text:span>。可是，經過短短幾個月的媒體洗腦，透過將近一千個官方謊言的不斷操弄，很快地，高達八、九成的美國人相信伊拉克即將毀滅世界，因此贊成入侵血洗這個國家。<text:span text:style-name="T3"><text:s/><text:line-break/><text:line-break/></text:span>入侵十年後，伊拉克已成人間煉獄，一千個謊言也全數被揭穿，這時候，所謂民意又變了，認為侵略伊拉克戰爭是錯的。可是呢？可是一切都已經太遲了不是嗎？<text:span text:style-name="T3"><text:s/><text:line-break/><text:line-break/></text:span>從這回總統大選，大家理應也能看得出來台灣之所謂民主或民主選舉的許多根本問題，其中之一就是洗腦。事實上，很多所謂民主國家或地區，例如美國、澳洲、日本、印度還有台灣等等等，洗腦之嚴重程度遠遠超過那些被徹底污名化的所謂<text:span text:style-name="T3"><text:s/>"</text:span>非民主<text:span text:style-name="T3">" </text:span>國家，特別是中國大陸。<text:span text:style-name="T3"><text:s/><text:line-break/><text:line-break/></text:span>大家不妨摸著良心回答：大陸人民所受到的洗腦，究竟哪一點會比台灣人嚴重？事實上剛好相反不是嗎？特別是大陸的年輕一代，他們對於各種人事物的思想之開放、多元與豐富，特別是對於權威、主流或政治之懷疑主義精神，更是遠遠勝過台灣年輕一代不知道幾百萬光年。很荒唐的是，後者卻認為前者生活在洗腦世界，認為前者腦子都壞掉了，而自己思想很獨立、很會思考、每天呼吸什麼民主自由的空氣。<text:span text:style-name="T3"><text:s/><text:line-break/><text:line-break/></text:span>每次想到或看到台灣年輕一代，我就很絕望，總感覺就是一群根本沒有大腦的人；說他們像鸚鵡恐怕還侮辱了鸚鵡，幾乎就像是一種機器。我見過許多鸚鵡比台灣年輕人有個性多了，你跟牠說：<text:span text:style-name="T3">"</text:span>哈囉<text:span text:style-name="T3">"</text:span>、<text:span text:style-name="T3">"</text:span>我會講話哦<text:span text:style-name="T3">"</text:span>，牠根本懶得鳥你，不說話就是不說話，因為牠知道你在玩牠。<text:span text:style-name="T3"><text:s/><text:line-break/><text:line-break/></text:span>我念國中時就很喜歡看柏楊的書，有一件事讓我印象很深刻。在我念國中時，有一回跟班上一個好朋友提起柏楊，他竟然馬上跟我說：<text:span text:style-name="T3">"</text:span>那個人很偏激哦<text:span text:style-name="T3">"</text:span>。我驚訝的是<text:span text:style-name="T3"><text:s/>"</text:span>偏激<text:span text:style-name="T3">" </text:span>二字，因為那是當年的一個流行用語，人人朗朗上口，用來指控一切對國民黨政府不敬或是對任何既定現象有意見的人。我那同學根本沒看過柏楊的書，他卻馬上就能做出主流評價；洗腦之可怕與入骨，頓時讓我終生難忘。<text:span text:style-name="T3"><text:s/><text:line-break/><text:line-break/></text:span>我那位同學事實上很聰明，於是就讓我更加訝異了，因為連這麼聰明的人居然也像鸚鵡那樣直接覆述政治主流勢力所灌輸的特定用語。這就好像你現在隨便去不管哪個學校，大學、中學或小學都一樣，一講到韓國瑜，絕對馬上就會出現<text:span text:style-name="T3"><text:s/>"</text:span>草包<text:span text:style-name="T3">"</text:span>、<text:span text:style-name="T3">"</text:span>鬼混<text:span text:style-name="T3">"</text:span>、<text:span text:style-name="T3">"</text:span>講空話<text:span text:style-name="T3">"</text:span>、<text:span text:style-name="T3">"</text:span>貪心<text:span text:style-name="T3">" </text:span>等等近乎浪潮式的一致性負評，把韓視為一種可笑、卑鄙的典型象徵；整個校園你恐怕已經找不到一個支持韓國瑜的學生。<text:span text:style-name="T3"><text:s/><text:line-break/><text:line-break/></text:span>可是，就如同伊拉克民調，就在不久前，也就是幾個月前，幾乎所有民調都指出年輕人絕大多數支持韓國瑜，認為他幽默、聰明、平易近人，帶來希望。據報載，當時年輕人對韓的一致評語是說他<text:span text:style-name="T3"><text:s/>"</text:span>很酷<text:span text:style-name="T3">"</text:span>，一種酷又潮的象徵。在高雄的年輕學生中，根據當時的某個民調，甚至高達九成五以上對韓有好感。<text:span text:style-name="T3"><text:s/><text:line-break/><text:line-break/></text:span>可是，短短幾個月內，總統選戰一開打，一個近乎烈士般的良善政治人物，一個拼命工作勇往直前的英雄好漢，經過這陣子的抹黑，一夕之間竟然變成年輕人一致唾棄人格、瞧不起其能力的卑鄙小癟三。同一個韓國瑜，什麼也沒變，但是在年輕人的心目中，卻從時髦英雄變成過街老鼠，人人嫌惡，嘲笑，鄙視。由此你就可以知道洗腦的力量以及所謂民主的欺瞞性之徹底。<text:span text:style-name="T3"><text:s/><text:line-break/><text:line-break/></text:span>反倒是真正發自民意的韓流，卻被抹黑成大惡不赦的毒流。可是，高唱民主者不是總喜歡說民意神聖無比嗎？為何真正由下而上發自民間的真實聲音，卻反而成為各方主流勢力極力抹黑與消滅的對象？因為它挑戰了欺瞞政治的既有利益結構。<text:span text:style-name="T3"><text:s/><text:line-break/><text:line-break/></text:span>所謂民主，其實是最敵視民意的；背後掌權者要的是一種根據其政治需要所能任意操控的<text:span text:style-name="T3"><text:s/>"</text:span>民意<text:span text:style-name="T3">"</text:span>。這也是為什麼只不過是個台大校長職位，<text:span text:style-name="T3">CIA</text:span>及其人渣黨走狗們卻不計形象瘋狂卡管的原因，因為管中閔的出線完全不在預料之中，而校園恰恰是愚化學生、鞏固政權、培養仇中反華勢力的最佳溫床，絕不能落入他人之手。卡管卡韓其實是同一件事，根本基礎都是仇中，而背後操盤手當然就是美國。<text:span text:style-name="T3"><text:s/><text:line-break/><text:line-break/></text:span>這兩天，台灣主流媒體大幅報導中山大學的一份民調，報紙標題寫著<text:span text:style-name="T3"><text:s/>"</text:span>年輕人醒了<text:span text:style-name="T3">"</text:span>，內容指出韓國瑜在中山大學的支持度只有<text:span text:style-name="T3">1.1%</text:span>，僅僅險勝王金平的<text:span text:style-name="T3">0.9%</text:span>，而蔡英文則是支持度最高，佔了<text:span text:style-name="T3">36.1%</text:span>，柯文哲第二，<text:span text:style-name="T3">34.4%</text:span>。對於韓國瑜的高雄施政，中山大學的全校學生更是只給了<text:span text:style-name="T3"><text:s/>2.8</text:span>分，可說是對之全面唾棄與厭惡，說他草包，說他講空話，說他每天鬼混不用心市政，說他利慾薰心等等等。<text:span text:style-name="T3"><text:s/><text:line-break/><text:line-break/></text:span>很離譜吧。同一個韓國瑜，乾乾淨淨的一個人，像個拼命三郎似的，苦民所苦，戮力從公，在年輕人的心目中，卻從時髦英雄變成過街老鼠，人人嫌惡、嘲笑、鄙視。由此你就可以知道洗腦的力量以及所謂民主的欺瞞性之徹底。<text:span text:style-name="T3"><text:s/><text:line-break/><text:line-break/></text:span>主導這份民調的該校社會系老師說，<text:span text:style-name="T3">"</text:span>韓國瑜在大學校園已成笑柄<text:span text:style-name="T3">"</text:span>，<text:span text:style-name="T3">"</text:span>就算是韓粉也不敢在受訪時表態<text:span text:style-name="T3">"</text:span>。另一位該校政研所老師甚至稱讚學生很有理性，很務實。他說：「我覺得台灣的理性教育蠻成功的，對大學生來講，通常你要做出一個論述的時候，你要有實證，你至少要找證據給我看，或者你至少要做出一點事情，問題是現在大家都看不到證據。要說服大學生，得先拿出成績來。」<text:span text:style-name="T3"><text:s/><text:line-break/><text:line-break/></text:span>很離譜吧。那麼，蔡英文在各方面已經拿出很可怕的<text:span text:style-name="T3"><text:s/>"</text:span>成績<text:span text:style-name="T3">" </text:span>了，胡作非為，無法無天，為什麼卻反而獲得學生壓倒性的支持？柯文哲那人渣則是什麼成績也沒有，每天就像小丑一樣搔搔癢抓抓頭，裝模作樣講一堆屁話，為什麼卻也獲得學生高度支持？<text:span text:style-name="T3"><text:s/><text:line-break/><text:line-break/></text:span>由此你可以看出當初為何要拼命卡管，因為一旦掌控了校園，掌控了師資，掌控了教育資源與權力，也就等於掌控了一整個未來。<text:span text:style-name="T3"><text:s/><text:line-break/><text:line-break/></text:span>雖然我每天都在講<text:span text:style-name="T3"><text:s/>"</text:span>真理<text:span text:style-name="T3">"</text:span>，但我一點都不相信什麼真理的力量，或者說我完全不相信真理在現實世界的力量，就跟愛情、親情或基督教所謂永生一樣，它是屬於另一種世界的東西。真理要是有力量，才智出眾、信念虔誠的蘇格拉底也就不會被人渣們判死刑、被迫服毒而死了。<text:span text:style-name="T3"><text:s/><text:line-break/><text:line-break/></text:span>在現實世界裏頭，也沒有所謂真理越辯越明這回事。真理越辨越明必須有個前提要件就是：一個社會的普遍成員必須具有充份的獨立思考與善惡美醜鑑賞能力。但是這個前提根本不存在，因此，真理只能灌輸，只能洗腦；誰掌握了洗腦機器，誰就掌握了一整個未來。所謂民主國家的掌控能力與技術，毫無疑問遠遠遠遠遠遠超過所謂非民主國家。</text:p>
      <text:p text:style-name="P1"><text:span text:style-name="T1">陳真</text:span><text:s/>  |  2019.06.10 20:58   |   <text:a xlink:type="simple" xlink:href="http://palinfo.habago.org/Entry?Command=Information_PrintForum&amp;iPage=8#FORUM37534"><text:span text:style-name="T2">#</text:span></text:a></text:p>
      <text:p text:style-name="P4">卡韓政變<text:span text:style-name="T3"><text:s/>(77)</text:span>：<text:span text:style-name="T3"><text:s/></text:span>總該有些事是正直的人絕對不幹的<text:span text:style-name="T3"><text:s/><text:line-break/><text:line-break/></text:span>陳真<text:span text:style-name="T3"><text:s/>2019. 06. 10. <text:line-break/><text:line-break/><text:line-break/></text:span>人性的卑鄙往往超乎想像，但這其實也反而讓我們對於人性美好的部份有更深的嚮往。<text:span text:style-name="T3"><text:s/><text:line-break/><text:line-break/></text:span>有句話說：<text:span text:style-name="T3">"</text:span>每個人都有一個可以被收買的價格<text:span text:style-name="T3">"</text:span>。但我不相信這句話，至少我沒有任何價格可以買下，我也相信大部份巴勒網的朋友也沒有。倘若有的話，我們老早坐擁大權、享盡榮華富貴。<text:span text:style-name="T3"><text:s/><text:line-break/><text:line-break/></text:span>讓我訝異的是，我沒想到有些人不但可以收買，而且價格還很低，這麼一丁點利益就能賣了。很多在我們看起來沒有任何吸引力或誘惑力的東西，事實上卻很可能是別人不擇手段所夢寐以求。比方說郭董，只不過選個小島上的所謂<text:span text:style-name="T3"><text:s/>"</text:span>總統<text:span text:style-name="T3">"</text:span>，他居然什麼醜事都幹得出來，極盡卑鄙之能事。<text:span text:style-name="T3"><text:s/><text:line-break/><text:line-break/></text:span>巴勒網有句座右銘，取自以色列一個非暴力組織<text:span text:style-name="T3"><text:s/>(</text:span>叫做<text:span text:style-name="T3"><text:s/>“</text:span>凡事有個極限<text:span text:style-name="T3">”)</text:span>，該組織旨在呼籲以色列士兵寧可接受軍法審判，也不要執行不人道勤務。他們有句口號：<text:span text:style-name="T3">"There are things that decent people don’t do." (</text:span>總該有些事是正直的人絕對不幹的。<text:span text:style-name="T3">) <text:line-break/><text:line-break/></text:span>我們不該鼓勵別人做好事，畢竟世上好事做不完，而且每個人的人生規劃不同，應當如何自處，各人總有各人的一片天。你不一定要做好事，但是總該有些事是正直的人絕對不該去做的吧。<text:span text:style-name="T3"><text:s/><text:line-break/><text:line-break/></text:span>郭董為了選舉，卻整天收買、動員各方人馬對著一個正直良善的人拼命抹黑造謠，什麼醜事都幹得出來，什麼謊話都敢講，完全不擇手段；午夜夢迴，不會良心不安嗎？<text:span text:style-name="T3"><text:s/><text:line-break/><text:line-break/></text:span>郭董前些日子發表聲明，要求國民黨必須成立網路抓鬼大隊，抓出抹黑者移送法辦。我看了覺得很好笑，那豈不是第一個就該先抓郭董。事實上，如果台灣的法律能夠像樣，那麼，郭董及其一票走狗，完全應該繩之以法，因為他們不斷使用各種卑鄙不正當的手段來從事競選。<text:span text:style-name="T3"><text:s/><text:line-break/><text:line-break/></text:span>郭台銘在聲明中還要求國民黨必須成立備位計畫，意即初選勝出者<text:span text:style-name="T3"><text:s/>"</text:span>因故<text:span text:style-name="T3">" </text:span>無法順利參選時，立即有備位人選上場。有人把<text:span text:style-name="T3"><text:s/>"</text:span>因故<text:span text:style-name="T3">" </text:span>解釋成針對韓國瑜的暗殺計畫。我是覺得應該還不到那個地步。今天，如果韓國瑜主張兩岸統一，那他的一條小命確實就有危險了，美國絕不會饒他。但是，韓國瑜在兩岸關係上，其實仍然只是延續馬英九的不統不獨不武路線，頂多做一些聊勝於無的微調。<text:span text:style-name="T3"><text:s/><text:line-break/><text:line-break/></text:span>郭台銘的備位計畫，意思似乎是說，即便韓國瑜勝出，他也還是要抹黑抹到底，看能不能在選前把他搞到身敗名裂，然後由自己上場，重演換柱事件。這應該就是郭董的盤算。<text:span text:style-name="T3"><text:s/><text:line-break/><text:line-break/></text:span>那些以為國民黨應該團結的人，也許該想清楚哪些人才是你團結的對象；朱立倫也許是，王金平更是，而郭董則絕對不是。這也是為什麼他拒簽黨內不互打協議的原因，因為他一定會不擇手段打韓打到底。<text:span text:style-name="T3"><text:s/><text:line-break/><text:line-break/></text:span>你看，郭董今天自己跑出來造謠抹黑了，說什麼他為了愛護韓國瑜，當場勸他不要進中聯辦。他媽的郭董自己連中南海都能進，還說什麼中聯辦。韓國瑜則說郭台銘從未跟他勸過什麼。<text:span text:style-name="T3"><text:s/><text:line-break/><text:line-break/></text:span>郭台銘更進一步指控<text:span text:style-name="T3"><text:s/>"</text:span>中時<text:span text:style-name="T3">" </text:span>是中共媒體，指控韓國瑜被中共<text:span text:style-name="T3"><text:s/>"</text:span>操控<text:span text:style-name="T3">"</text:span>。中國時報確實親中，但它哪一點親錯了呢？它有撒謊造謠嗎？有抹黑過誰嗎？主張統一又有何不可？追求兩岸統一不就是所謂中華民國憲法的基本精神嗎？<text:span text:style-name="T3"><text:s/><text:line-break/><text:line-break/></text:span>韓國瑜自然會是對岸比較屬意的第一人選<text:span text:style-name="T3"><text:s/>(</text:span>柯文哲是第二人選<text:span text:style-name="T3">)</text:span>，但是這跟<text:span text:style-name="T3"><text:s/>"</text:span>被中共操控<text:span text:style-name="T3">" </text:span>是完全兩回事。中時其實就像當年的黨外雜誌一樣，是台灣所有媒體每天美化郭台銘、卻不斷抹黑韓國瑜之外，唯一幫韓澄清、幫他說話的媒體。<text:span text:style-name="T3"><text:s/><text:line-break/><text:line-break/></text:span>國民黨那些要選立委的，自己也該看清楚狀況。打倒了韓國瑜，事實上也就意味著國民黨的崩盤<text:span text:style-name="T3">--</text:span>除非，除非被打倒的韓國瑜依舊願意幫忙輔選，看能不能勉強救回一些票。<text:span text:style-name="T3"><text:s/><text:line-break/><text:line-break/></text:span>這道理很簡單，韓流原本就不是國民黨所帶起的風潮，大部份韓粉並非國民黨的傳統支持者，其中很多是淺綠，很多更是過去根本不管政治的，甚至從未投票，是因為韓國瑜而站出來。你如何可能期待這樣一些人，被國、民兩黨拼命妖魔化之後，卻還會想投票給這兩個黨。<text:span text:style-name="T3"><text:s/><text:line-break/><text:line-break/></text:span>也就是說，國民黨立委崩盤之外，到最後勝出者很可能會是那個比郭台銘還卑鄙的柯文哲。台灣真是很可悲，豺狼當道，小人橫行；康莊大道不走，卻偏要走邪門歪道。<text:span text:style-name="T3"><text:s/><text:line-break/><text:line-break/>Noam Chomsky </text:span>有個說法挺有道理，他說，每一次選擇，即便表面差異微小，選這個跟選那個好像沒什麼太大差別，但事實上卻很可能導向兩種完全不同的結局。</text:p>
      <text:p text:style-name="P1"><text:span text:style-name="T1">洋洋</text:span><text:s/>  |  2019.06.10 18:37   |   <text:a xlink:type="simple" xlink:href="http://palinfo.habago.org/Entry?Command=Information_PrintForum&amp;iPage=8#FORUM37533"><text:span text:style-name="T2">#</text:span></text:a></text:p>
      <text:p text:style-name="P6"><text:span text:style-name="T1">美國前總統卡特表示，中国有可能在今后几年内成</text:span>为经济上的头号超级大国。卡特还强调，超级大国不能单纯理解为拥有最强大的军事力量，而是这个国家能够在为人民创造更美好生活方面成为领先者。<text:span text:style-name="T3"><text:s/><text:line-break/><text:line-break/>' <text:line-break/>2019</text:span><text:span text:style-name="T1">年</text:span><text:span text:style-name="T3">6</text:span><text:span text:style-name="T1">月</text:span><text:span text:style-name="T3">9</text:span><text:span text:style-name="T1">日</text:span><text:span text:style-name="T3"><text:s/><text:line-break/><text:line-break/><text:line-break/></text:span><text:span text:style-name="T1">美国前总统卡特</text:span><text:span text:style-name="T3">:</text:span><text:span text:style-name="T1">中国有望几年内成</text:span>为经济上的头号超级大国<text:span text:style-name="T3"><text:s/><text:line-break/></text:span><text:span text:style-name="T1">央视网</text:span><text:span text:style-name="T3"><text:s/>06-10 14:51 <text:line-break/><text:line-break/></text:span><text:span text:style-name="T1">当地时间</text:span><text:span text:style-name="T3">9</text:span><text:span text:style-name="T1">号，美国前总统吉米</text:span><text:span text:style-name="T3">·</text:span><text:span text:style-name="T1">卡特</text:span>说，现任美国总统特朗普曾给他打电话，表达了对中国超过美国的担忧。卡特对特朗普表示，多年来美国忙于战争，而中国则致力于经济发展和改善民生。超级大国的正确概念应当是能否为人民提供美好生活。<text:span text:style-name="T3"><text:s/><text:line-break/><text:line-break/></text:span><text:span text:style-name="T1">当天，卡特在故</text:span>乡佐治亚州的一次对公众的讲话中提到，特朗普在几周前给他打电话，坦率地表示其致电的主要目的是讨论中国已经在很多方面超过美国的问题。卡特在电话中告诉特朗普，在中美<text:span text:style-name="T3">1979</text:span><text:span text:style-name="T1">年建交后，多年</text:span>来美国花费了大约<text:span text:style-name="T3">3</text:span><text:span text:style-name="T1">万亿美元投入持</text:span>续不断的战争，而中国却将大量资金投入高铁等惠民项目，此外，卡特还举例说，在北京出生的婴儿的预期寿命比在华盛顿出生的婴儿多<text:span text:style-name="T3">5</text:span><text:span text:style-name="T1">年，中国</text:span>预计将在不久的将来宣布中国不再有严重的贫困。中国已经将其财富从东海岸向其他地方一路扩展，中国取得了快速的进步。<text:span text:style-name="T3"><text:s/><text:line-break/><text:line-break/></text:span><text:span text:style-name="T1">卡特表示，中国有可能在今后几年内成</text:span>为经济上的头号超级大国。卡特还强调，超级大国不能单纯理解为拥有最强大的军事力量，而是这个国家能够在为人民创造更美好生活方面成为领先者。（央视记者<text:span text:style-name="T3"><text:s/></text:span><text:span text:style-name="T1">朱曦莉）</text:span><text:span text:style-name="T3"><text:s/><text:line-break/><text:line-break/>' <text:line-break/>2019</text:span><text:span text:style-name="T1">年</text:span><text:span text:style-name="T3">4</text:span><text:span text:style-name="T1">月</text:span><text:span text:style-name="T3">13</text:span><text:span text:style-name="T1">日</text:span><text:span text:style-name="T3"><text:s/><text:line-break/><text:line-break/><text:line-break/></text:span><text:span text:style-name="T1">特朗普</text:span>给美国前总统卡特打电话：很担心中国将超越美国<text:span text:style-name="T3"><text:s/><text:line-break/><text:line-break/><text:line-break/></text:span><text:span text:style-name="T1">美媒称，美国前总统吉米</text:span><text:span text:style-name="T3">·</text:span><text:span text:style-name="T1">卡特</text:span><text:span text:style-name="T3">13</text:span><text:span text:style-name="T1">日透露，特朗普总统首次</text:span>给他打电话，想跟他聊聊中国。<text:span text:style-name="T3"><text:s/><text:line-break/><text:line-break/></text:span><text:span text:style-name="T1">据美国全国公共广播电台</text:span><text:span text:style-name="T3">4</text:span><text:span text:style-name="T1">月</text:span><text:span text:style-name="T3">15</text:span><text:span text:style-name="T1">日报道，今年早些时候，卡特曾致信特朗普，就处理中美</text:span>关系提出了一些建议。<text:span text:style-name="T3">40</text:span><text:span text:style-name="T1">年前，卡特政府与中国实</text:span>现外交关系的正常化。<text:span text:style-name="T3"><text:s/><text:line-break/><text:line-break/></text:span><text:span text:style-name="T1">报道称，当地时间</text:span><text:span text:style-name="T3">13</text:span><text:span text:style-name="T1">日晚上，特朗普</text:span>给卡特打电话谈论此事。卡特说，这是他们第一次交谈。<text:span text:style-name="T3"><text:s/><text:line-break/><text:line-break/></text:span><text:span text:style-name="T1">卡特</text:span>说，特朗普告诉他，非常担心中国将<text:span text:style-name="T3">“</text:span>领先于我们<text:span text:style-name="T3">”</text:span><text:span text:style-name="T1">。</text:span><text:span text:style-name="T3"><text:s/><text:line-break/><text:line-break/></text:span><text:span text:style-name="T1">卡特</text:span>说，美国是<text:span text:style-name="T3">“</text:span><text:span text:style-name="T1">世界历史上最好战的国家</text:span><text:span text:style-name="T3">”</text:span><text:span text:style-name="T1">，因</text:span>为美国希望把自己的价值观强加给其他国家。卡特还指出，中国把资源投入到高铁等项目上来，而不是国防开支。<text:span text:style-name="T3"><text:s/><text:line-break/><text:line-break/></text:span><text:span text:style-name="T1">卡特还</text:span>说：<text:span text:style-name="T3">“</text:span><text:span text:style-name="T1">我</text:span>认为，我们已经浪费了<text:span text:style-name="T3">3</text:span><text:span text:style-name="T1">万亿美元。</text:span><text:span text:style-name="T3">”</text:span><text:span text:style-name="T1">报道称，卡特指的是美国的</text:span>军费开支。<text:span text:style-name="T3"><text:s/><text:line-break/><text:line-break/>“</text:span><text:span text:style-name="T1">中国没有在战争中浪</text:span>费一分钱，这就是为什么他们走在我们前面。几乎每一个方面。<text:span text:style-name="T3">” <text:line-break/><text:line-break/></text:span><text:span text:style-name="T1">卡特还补充道：</text:span><text:span text:style-name="T3">“</text:span><text:span text:style-name="T1">我</text:span>认为，不同之处在于，如果拿出<text:span text:style-name="T3">3</text:span><text:span text:style-name="T1">万亿美元投入到美国的基</text:span>础建设中，很有可能还剩下<text:span text:style-name="T3">2</text:span><text:span text:style-name="T1">万亿美元。我</text:span>们会有高速铁路。我们的桥梁不会倒塌。我们的道路会得到妥善维护。我们的教育体系将和韩国或香港地区一样好。<text:span text:style-name="T3">” <text:line-break/><text:line-break/></text:span><text:span text:style-name="T1">这位前总统还</text:span>说，他知道特朗普担心中国或将超过美国成为世界头号经济超级大国。<text:span text:style-name="T3"><text:s/><text:line-break/><text:line-break/></text:span><text:span text:style-name="T1">卡特</text:span>说：<text:span text:style-name="T3">“</text:span><text:span text:style-name="T1">我并没很担心那个时刻到</text:span>来，但这让特朗普总统不安，我不知道为什么。<text:span text:style-name="T3">” <text:line-break/><text:line-break/></text:span><text:span text:style-name="T1">白宫在</text:span><text:span text:style-name="T3">15</text:span><text:span text:style-name="T1">日发表的一份声明中</text:span>证实了他们之间的这次谈话。<text:span text:style-name="T3"><text:s/><text:line-break/><text:line-break/></text:span><text:span text:style-name="T1">声明</text:span>说：<text:span text:style-name="T3">“</text:span><text:span text:style-name="T1">吉米</text:span><text:span text:style-name="T3">·</text:span><text:span text:style-name="T1">卡特总统就当前与中国的</text:span>谈判给特朗普总统写了一封信，周六（<text:span text:style-name="T3">13</text:span><text:span text:style-name="T1">日）他</text:span>们通过电话聊得很愉快。<text:span text:style-name="T3"><text:s/><text:line-break/>(</text:span><text:span text:style-name="T1">上</text:span>观新闻<text:span text:style-name="T3">)</text:span></text:p>
      <text:p text:style-name="P1"><text:span text:style-name="T1">陳真</text:span><text:s/>  |  2019.06.10 11:18   |   <text:a xlink:type="simple" xlink:href="http://palinfo.habago.org/Entry?Command=Information_PrintForum&amp;iPage=8#FORUM37532"><text:span text:style-name="T2">#</text:span></text:a></text:p>
      <text:p text:style-name="P4">卡韓政變<text:span text:style-name="T3"><text:s/>(76)</text:span>：無恥腦殘修辭幾時休？<text:span text:style-name="T3"><text:s/><text:line-break/><text:line-break/></text:span>陳真<text:span text:style-name="T3"><text:s/>2019. 06. 10. <text:line-break/><text:line-break/><text:line-break/></text:span>和信醫院是我看過全台灣最好的醫院，而且也是全世界最好的醫院之一；在我的理想世界裏，很難想像比它更好的醫院；醫術好，細心，善待病人，窮盡一切細節之改善。<text:span text:style-name="T3"><text:s/><text:line-break/><text:line-break/></text:span>和信黃達夫院長曾經幾次想請我去和信任職，不光是看診，而且想請我幫忙改善醫院的整體醫療品質，但我自忖能力不足及人生另有規劃而拒絕。後來有一回，大約五、六年前，我生了一場奇怪的大病，群醫束手，於是就大老遠從台南跑來台北和信醫院尋找病因。在就醫檢查的過程中，黃院長問我能不能順便明察暗訪，找出和信醫院的缺點。<text:span text:style-name="T3"><text:s/><text:line-break/><text:line-break/></text:span>我同意了，於是就利用身為病人、就診檢查的機會，走遍全院每個角落，儘可能找機會和各單位醫療人員談話，但不表明自己的醫生身份，以便了解更多真相。<text:span text:style-name="T3"><text:s/><text:line-break/><text:line-break/></text:span>後來，我勉強雞蛋裏挑骨頭，找到一些問題，比方說就診動線牌子標示不清；比方說衛教諮詢服務台似乎缺乏對於病患隱私權的敏感度，其所屬空間也不太恰當；某些醫護人員回應病人詢問過於簡略且不友善，缺乏耐心；病人用台語詢問，你就應該用台語回答，或是應該確認對方真的聽懂或聽見，特別是老年病患很多聽力不好，而不是隨便回答兩句就算；以及洗手設備與衛生通路包括垃圾桶的擺放位置等等等，都似乎仍有改善空間。<text:span text:style-name="T3"><text:s/><text:line-break/><text:line-break/></text:span>我想說的是，即便是像和信醫院這樣一所全世界最好的醫院，照樣能找出一些仍有改善空間的地方。這會很令人訝異或憤怒嗎？我可以因此就痛罵黃達夫院長沒有醫德、沒有靈魂、不愛台灣、視錢如命、草菅人命嗎？我若這樣指控，是不是很荒唐？然而，這就是高雄一位女醫師叫劉宗瑀對韓國瑜的指控方式。<text:span text:style-name="T3"><text:s/><text:line-break/><text:line-break/></text:span>諸如這類訴諸空洞修辭的低能指控，在低能陰暗的網路世界，要多少有多少，但它卻往往成為主流綠媒傷害、抹黑異己的<text:span text:style-name="T3"><text:s/>"</text:span>大新聞<text:span text:style-name="T3">"</text:span>。<text:span text:style-name="T3"><text:s/><text:line-break/><text:line-break/></text:span>據報載，這位劉醫師「憤怒地質疑」：「問問高雄人，有多少每年例行的噴藥今年突然暫停？有多少定時整修的草皮現在雜草叢生？今年蚊子的量，決定於去年冬天的寒冷度，若是暖冬，登革熱就必爆發」」「不是穿什麼防護衣，不是躲在疫情區的隔壁里假裝視察」。<text:span text:style-name="T3"><text:s/><text:line-break/><text:line-break/></text:span>接著，劉宗瑀痛罵韓國瑜「你是哪個城市的魂？哪個國家的特首？哪個宇宙的霸主？你哪一點打從心底的認同並驕傲著敞開心，如同回到家般放鬆坦然無防備的，稱自己為高雄人？若怕蚊子或空汙，最有效的方法是離開高雄。」<text:span text:style-name="T3"><text:s/><text:line-break/><text:line-break/></text:span>報載，劉醫師最後「感性地表示」：相較於韓國瑜，「我們則是用驕傲跟尊嚴，從骨與血當中而生的高雄魂，我們的孩子都在這邊養大！」<text:span text:style-name="T3"><text:s/><text:line-break/><text:line-break/></text:span>很離譜吧，有夠腦殘不是嗎？當劉醫師寫這篇既<text:span text:style-name="T3"><text:s/>"</text:span>憤怒<text:span text:style-name="T3">" </text:span>又<text:span text:style-name="T3"><text:s/>"</text:span>感性<text:span text:style-name="T3">" </text:span>的腦殘文字時，高雄的登革熱病例數是<text:span text:style-name="T3">15</text:span>例。她知不知道<text:span text:style-name="T3">2014</text:span>年陳菊執政時，高雄的登革熱是幾例？答案是<text:span text:style-name="T3"><text:s/>1</text:span>萬<text:span text:style-name="T3">5</text:span>千零<text:span text:style-name="T3">58</text:span>例，佔了全國病例數的<text:span text:style-name="T3"><text:s/>96%</text:span>。這還不夠厲害，<text:span text:style-name="T3">2015</text:span>年，仍舊是陳菊執政時，高雄是<text:span text:style-name="T3">1</text:span>萬<text:span text:style-name="T3">9</text:span>千<text:span text:style-name="T3">830</text:span>例。同一年，賴清德執政的台南市則是<text:span text:style-name="T3">2</text:span>萬<text:span text:style-name="T3">2</text:span>千<text:span text:style-name="T3">778</text:span>例。<text:span text:style-name="T3"><text:s/><text:line-break/><text:line-break/></text:span>各年資料，各位可以自己查：<text:span text:style-name="T3"><text:s/><text:line-break/><text:line-break/>https://bit.ly/2K04gPB <text:line-break/><text:line-break/></text:span>如果韓國瑜的<text:span text:style-name="T3">15</text:span>例，這位劉醫師就要憤怒成那樣子，那麼，陳菊賴清德的兩萬例，豈不是要把他們抓去槍斃？<text:span text:style-name="T3"><text:s/><text:line-break/><text:line-break/></text:span>再說，韓國瑜才上任四個月，疫情根本都還沒開始不是嗎？要評估防疫作業良莠，又怎麼會是那樣一種腦殘評估法？正常人當然不會那樣看事情。一種傳染病的防治成效，又怎麼會是那樣一種腦殘論斷法？甚至還因此破口大罵。<text:span text:style-name="T3"><text:s/><text:line-break/><text:line-break/></text:span>這就是修辭，一種政治廣告。這一切炒作，說穿了，只是欲加之罪，何患無辭；沒事找事，硬要抹黑之。<text:span text:style-name="T3"><text:s/><text:line-break/><text:line-break/></text:span>還有，你知道嗎？當年<text:span text:style-name="T3"><text:s/>2014</text:span>及<text:span text:style-name="T3"><text:s/>2015</text:span>年高雄和台南登革熱十分嚴重、死了很多人時，綠媒及綠營政客不是跳出來罵陳菊或賴清德，而是痛罵馬英九<text:span text:style-name="T3"><text:s/>"</text:span>執政不力<text:span text:style-name="T3">"</text:span>、<text:span text:style-name="T3">"</text:span>反應太慢<text:span text:style-name="T3">"</text:span>、<text:span text:style-name="T3">"</text:span>懷有政治動機<text:span text:style-name="T3">"</text:span>，故意要傷害高雄人云云，痛罵馬政府中央沒有釋出相關數據與防疫技術，<text:span text:style-name="T3">"</text:span>害<text:span text:style-name="T3">" </text:span>他們只能<text:span text:style-name="T3"><text:s/>"</text:span>土法煉鋼<text:span text:style-name="T3">"</text:span>。<text:span text:style-name="T3"><text:s/><text:line-break/><text:line-break/></text:span>後來，面對各方質疑，綠營立委管碧玲甚至還跳出來嗆聲說，<text:span text:style-name="T3">"</text:span>沒得過登革熱的人，就是高雄血統不純正<text:span text:style-name="T3">"</text:span>。<text:span text:style-name="T3"><text:s/><text:line-break/><text:line-break/></text:span>如今，他們卻完全是另一套截然相反的標準。問題是，截止目前為止，疫情根本都還沒開始爆發，純粹就是拼命渲染炒作，藉以鬥臭韓國瑜。<text:span text:style-name="T3"><text:s/><text:line-break/><text:line-break/></text:span>綠媒一開始還大肆抹黑韓國瑜帶領防疫團隊視察是<text:span text:style-name="T3"><text:s/>"</text:span>做秀<text:span text:style-name="T3">" (</text:span>不去視察是<text:span text:style-name="T3"><text:s/>"</text:span>怠職<text:span text:style-name="T3">"</text:span>，跑去視察就是<text:span text:style-name="T3"><text:s/>"</text:span>做秀<text:span text:style-name="T3">"</text:span>，那到底是該視察還是不視察？<text:span text:style-name="T3">)</text:span>，並且製造假新聞說韓國瑜<text:span text:style-name="T3"><text:s/>"</text:span>連做秀都走錯地方<text:span text:style-name="T3">"</text:span>，說登革熱出現在某一里，他卻跑到另一里，然後綠營人渣政客們便一個個跳出來冷嘲熱諷。<text:span text:style-name="T3"><text:s/><text:line-break/><text:line-break/></text:span>可是，事實真相是：發現病例的那一里已經噴了四次藥，難道蚊子就只會停留在那一里，而不會飛到隔壁？難道哪裏痛就只能貼哪裏？韓國瑜帶領防疫團隊到附近鄰里視察到底有什麼問題？為什麼這就叫做<text:span text:style-name="T3"><text:s/>"</text:span>躲起來<text:span text:style-name="T3">"</text:span>？為什麼這就叫做<text:span text:style-name="T3"><text:s/>"</text:span>害怕登革熱<text:span text:style-name="T3">"</text:span>？為什麼這樣就應該趕緊滾出高雄？<text:span text:style-name="T3"><text:s/><text:line-break/><text:line-break/></text:span>各位看我寫這些應該也覺得真是很無聊很低能對吧？這就是台灣幾十年來的狀況，我們永遠都沒法真正討論問題，更不用說深入問題核心，永遠就只能不斷不斷不斷不斷不斷<text:span text:style-name="T3">....</text:span>地澄清根本數不清的抹黑與謠言以及低能修辭。<text:span text:style-name="T3"><text:s/><text:line-break/><text:line-break/></text:span>我們就是生活在這樣一種腦殘社會中，從來都不是比理比善，而是比無恥比下流比腦殘比大小聲乃至比拳頭，永遠都是在這一類低級低能乃至無恥下流的口水中打轉。島嶼至此，實在很可悲。</text:p>
      <text:p text:style-name="P5"/>
      <text:p text:style-name="P1"><text:span text:style-name="T1">鄭豐遠</text:span><text:s/>  |  2019.06.10 08:30   |   <text:a xlink:type="simple" xlink:href="http://palinfo.habago.org/Entry?Command=Information_PrintForum&amp;iPage=9#FORUM37531"><text:span text:style-name="T2">#</text:span></text:a></text:p>
      <text:p text:style-name="P4">這位想當皇帝的郭董，不知為何讓我想到這部影片最後的一句話，那句話說道<text:span text:style-name="T3">”</text:span>凡是喜歡強迫別人下跪的人或民族，自己也非常喜歡下跪<text:span text:style-name="T3">”</text:span>。這影片裡的河森堡本名袁碩，是中國國家博物館講解員，兩年前一場演講<text:span text:style-name="T3">”</text:span>進擊的智人<text:span text:style-name="T3">”</text:span>有被貼在巴勒網留言版。<text:span text:style-name="T3"><text:s/><text:line-break/><text:line-break/>https://youtu.be/GkYix886YZE <text:line-break/><text:line-break/></text:span>十幾年前，所謂蘋果公司不知為什麼開始大行其道，人人都在談論，並以能有一支什麼<text:span text:style-name="T3"><text:s/>iphone </text:span>或<text:span text:style-name="T3"><text:s/>ipad </text:span>為榮，而鴻海和富士康也是在那時候進入了我的眼簾，因為富士康就是蘋果的代工廠。想到蘋果，我就想到那些在網路看過的富士康的種種血汗工廠的故事。這也許就是為什麼我身為一個科技從業人士，整天與科技為伍，至今都不曾購買或使用過蘋果的任何產品的原因之一。我不是一個道德感很強的人，我也不認為其他的種種科技產品有什麼更好的道德屬性，但一看到所謂<text:span text:style-name="T3">”</text:span>果粉<text:span text:style-name="T3">”</text:span>的那種虛榮四溢的傻樣，再想到富士康工廠種種違反人性的行徑，我就對蘋果有種莫名的反感。當然我還是要聲明，人人有自己的選擇自由，自己知道自己在做什麼就好，你要買蘋果就去買，我是一點意見也沒有的。<text:span text:style-name="T3"><text:s/><text:line-break/><text:line-break/></text:span>同是華人，在一件事上大陸人和台灣人十分不同，那就是大陸人非常看重歷史，把歷史當作一個老師，會反覆研究中外歷史並從中汲取各種教訓和智慧。台灣人呢，則在所謂反中去中化的過程裡，自行把寶藏往家門外推，自動把原本是巨人的身高的閹割成了一隻螞蟻，整天在螞蟻的維度下爭個瑣碎，不亦樂乎。當你自認是一隻螞蟻，你看什麼都比你巨大，永遠只能閃閃躲躲，整天就是關注誰又霸氣了誰又跪了，這樣很光榮很開心嗎<text:span text:style-name="T3">?</text:span></text:p>
      <text:p text:style-name="P1"><text:span text:style-name="T1">陳真</text:span><text:s/>  |  2019.06.10 01:07   |   <text:a xlink:type="simple" xlink:href="http://palinfo.habago.org/Entry?Command=Information_PrintForum&amp;iPage=9#FORUM37530"><text:span text:style-name="T2">#</text:span></text:a></text:p>
      <text:p text:style-name="P2">卡韓政變<text:span text:style-name="T3"><text:s/>(75)</text:span>：林北就是要當總統<text:span text:style-name="T3"><text:s/><text:line-break/><text:line-break/></text:span>陳真<text:span text:style-name="T3"><text:s/>2019. 06. 10. <text:line-break/><text:line-break/><text:line-break/></text:span>郭台銘說，他的政見也是發大財，還說是韓國瑜抄他的。郭說：「我看到韓市長喊拼經濟的口號、發財外交，好像都在抄我的，你們不覺得嗎？」還說自己「拚經濟這些都是我過去一直在講的，那表示韓市長認同我拼經濟是對的。」<text:span text:style-name="T3"><text:s/><text:line-break/><text:line-break/></text:span>韓國瑜造勢成功，郭就說：「拚造勢或拚經濟，哪個好？大家眼睛是雪亮的。」韓國瑜說要粉身碎骨擔當重任，郭就說：「我會加上一句死而後已」。我是建議可以加上比方說「永不超生」，豈不是更有霸氣？<text:span text:style-name="T3"><text:s/><text:line-break/><text:line-break/></text:span>不知道大家看了郭董這些談話，感覺如何？很幼稚對吧。人家韓國瑜講一句，他就像跟屁蟲似地酸一句。這當然是他的自由，問題是：他到底是有沒有什麼重要的話要說啊？看起來根本沒有。<text:span text:style-name="T3"><text:s/><text:line-break/><text:line-break/></text:span>從一個人的種種言行，其實很明顯就能看出該人的水平及真實感情，那是無法偽裝的。郭董之所以想當總統的原因，依我看，就是想當總統。沒有第二個原因了。<text:span text:style-name="T3"><text:s/><text:line-break/><text:line-break/></text:span>直到現在，除了說要<text:span text:style-name="T3"><text:s/>"</text:span>讓年輕人工作三年就能買房<text:span text:style-name="T3">" </text:span>的鬼話<text:span text:style-name="T3"><text:s/>"</text:span>政見<text:span text:style-name="T3">" </text:span>之外，我都還不知道到底郭董對於自己想當總統究竟是有著什麼抱負或想法？事實上，連他自己也不知道。依他的<text:span text:style-name="T3"><text:s/>"</text:span>霸氣<text:span text:style-name="T3">" </text:span>性格<text:span text:style-name="T3"><text:s/>(</text:span>或者正確地說是<text:span text:style-name="T3"><text:s/>"</text:span>有錢就是任性<text:span text:style-name="T3">")</text:span>，他也不屑需要有什麼想法，反正就是林北要當總統。<text:span text:style-name="T3"><text:s/><text:line-break/><text:line-break/></text:span>至於當總統究竟是要幹啥，我完全感受不到他的任何心意與熱情，只能感受到他超想當總統，不擇手段就是要當總統。簡單一句話就是：<text:span text:style-name="T3">"</text:span>有錢就能任性<text:span text:style-name="T3">"</text:span>。那些在郭董手下討生活的各方菁英，除了看在錢的份上，把自己當成小李子伺候老佛爺之外，還能怎麼樣？<text:span text:style-name="T3"><text:s/><text:line-break/><text:line-break/></text:span>郭董一下蹲地上幫人綁鞋帶，一下故意睡地板，一下又舔盤子，低能花樣百出，說是要<text:span text:style-name="T3"><text:s/>"</text:span>接地氣<text:span text:style-name="T3">"</text:span>，想拉近與一般人的距離。可是，一個人的真實感情和氣質其實是再怎麼裝也裝不來的，那就好像高中畢業之後的我，一直到現在，就算穿上金縷衣，也不會有人覺得我貴氣；我就算故意擺出架子，全身上下的卑微氣質恐怕也依舊揮之不去。<text:span text:style-name="T3"><text:s/><text:line-break/><text:line-break/></text:span>反之，當我念高中時，因為滿屋子錢，完全是另一種氣場。我經常一下課就穿著內衣，夾著拖鞋，一個人就這樣走進台北市的任何一間五星級飯店用餐；即便再豪華的場面，我也一點感覺都沒有。我隨便點一盤菜，恐怕都足以支付一般學生一個月的房租。我當時租的套房是一般學生房租的大約<text:span text:style-name="T3">20</text:span>幾倍。也就是說，我租一個月的房租，一般學生可以租上兩年。我還每周搭飛機往返台南與台北，就像搭公車一樣自然。<text:span text:style-name="T3"><text:s/><text:line-break/><text:line-break/></text:span>在我念高一時，還曾經叫航空公司的經理出來，問他說，<text:span text:style-name="T3">"</text:span>我能不能直接買一本月票？不然經常買機票真是很麻煩<text:span text:style-name="T3">"</text:span>。我的種種<text:span text:style-name="T3"><text:s/>"</text:span>霸氣<text:span text:style-name="T3">" </text:span>舉動，往往引起旁人驚嘆。連空姐看到我的<text:span text:style-name="T3"><text:s/>"</text:span>蒞臨<text:span text:style-name="T3">"</text:span>，都得奉為上賓接待。為什麼我這麼<text:span text:style-name="T3"><text:s/>"</text:span>霸氣<text:span text:style-name="T3">" </text:span>呢？因為有錢就是任性。感謝上帝把我從雲端打回基層，讓我飽嘗一般人不可能理解的極端貧窮長達十幾年，讓我從學姊口中的<text:span text:style-name="T3"><text:s/>"</text:span>公子哥兒<text:span text:style-name="T3">" </text:span>氣質恢復得像個<text:span text:style-name="T3"><text:s/>"</text:span>人<text:span text:style-name="T3">"</text:span>。<text:span text:style-name="T3"><text:s/><text:line-break/><text:line-break/></text:span>我是想說，郭董別再把大家當白癡了，何必演那些什麼接地氣的無聊戲呢？重點應該是：你究竟是因為什麼原因而想選總統？總不能說是因為韓國瑜打出一片藍天，情勢一片大好，想來收割、嚐嚐當總統的霸氣滋味吧。<text:span text:style-name="T3"><text:s/><text:line-break/><text:line-break/></text:span>想投票給誰雖然是一種自由，但我總是很納悶究竟是什麼樣的一些人，才會投票給這樣那樣的人？他們有花一秒鐘思索過嗎？他們究竟是看上了對方的哪一點？真難想像，怎麼會有人會覺得像郭董這樣一個方方面面都極端不可靠的人值得託付大權讓他再更加<text:span text:style-name="T3"><text:s/>"</text:span>霸氣<text:span text:style-name="T3">" </text:span>一些。他如果連自己的一家公司都能搞得污名在外，怎麼可能適當處理一整個台灣的無數事務？<text:span text:style-name="T3"><text:s/><text:line-break/><text:line-break/></text:span>郭董說他也是要發大財，問題是<text:span text:style-name="T3"><text:s/>"</text:span>誰<text:span text:style-name="T3">" </text:span>發大財？我百分之百相信郭董當總統之後，他以及他的一大票小李子們一定發大財，但我不相信台灣兩千三百萬人會發大財。我更相信，一般基層不但不會發大財，而且會比以往更窮。<text:span text:style-name="T3"><text:s/><text:line-break/><text:line-break/></text:span>道理很簡單，其中一個原因就是你既然反對一中，既然主張台獨，主張兩國論，你覺得兩岸還有可能經濟往來嗎？<text:span text:style-name="T3"><text:s/><text:line-break/><text:line-break/></text:span>事實上，郭董根本不具有一絲絲有關社會安全與福利的任何想法，基本上他是完完全全非常看不起那些東西的。從他長年以來的發言，你很清楚可以觀察到，他所信奉的社會發展藍圖是<text:span text:style-name="T3"><text:s/>"</text:span>弱肉強食<text:span text:style-name="T3">" </text:span>那一套，因此，貧者將越貧，而富者也將越富。<text:span text:style-name="T3"><text:s/><text:line-break/><text:line-break/></text:span>可是，台灣還要繼續往這個方向走嗎？有錢人撈得還不夠嗎？一般人低薪、凍薪甚至薪資倒退<text:span text:style-name="T3">20</text:span>年了，但你知道嗎？所有台灣有錢人的財富卻依舊不斷累積、暴增。旁的不說，你就看人渣黨那些人如何吃香喝辣雞犬昇天就能明白。陳水扁當權時，每三、五天就喊一次<text:span text:style-name="T3"><text:s/>"</text:span>拼經濟<text:span text:style-name="T3">"</text:span>，問題是拼<text:span text:style-name="T3"><text:s/>"</text:span>誰<text:span text:style-name="T3">" </text:span>的經濟？扁家經濟確實暴增千倍、萬倍，但是一般人卻生活得更加拮据與痛苦，乃至絕望。</text:p>
      <text:p text:style-name="P1"><text:span text:style-name="T1">鄭豐遠</text:span><text:s/>  |  2019.06.09 20:11   |   <text:a xlink:type="simple" xlink:href="http://palinfo.habago.org/Entry?Command=Information_PrintForum&amp;iPage=9#FORUM37529"><text:span text:style-name="T2">#</text:span></text:a></text:p>
      <text:p text:style-name="P4">我的藝術水平可能趨近於零，近於原始人，曾經以為自己是塊料，但並不是，各種嚮往不過自娛自慰，難登大雅之堂。我已經放棄什麼這類藝術音樂的幻想，因為如果我不能成為一個真正的好人，那要如何成為一個好的藝術家或什麼家<text:span text:style-name="T3">? </text:span>我慢慢明白，自己對各種人事物屬性的感受和判斷能力是很有問題的，至少是慢上幾百拍的，至今連韓國瑜是誰都不知道。這樣一種水平，對別人種種我是不敢置喙的。<text:span text:style-name="T3"><text:s/><text:line-break/><text:line-break/></text:span>但在一些巨大的、非凡的人事物維度上，我慢歸慢，終究還是將它們納入了我的世界，我終究還是明白了什麼是好國家，誰是真正英雄，善惡美醜又是怎麼一回事。<text:span text:style-name="T3"><text:s/></text:span></text:p>
      <text:p text:style-name="P1"><text:span text:style-name="T1">陳真</text:span><text:s/>  |  2019.06.09 15:03   |   <text:a xlink:type="simple" xlink:href="http://palinfo.habago.org/Entry?Command=Information_PrintForum&amp;iPage=9#FORUM37528"><text:span text:style-name="T2">#</text:span></text:a></text:p>
      <text:p text:style-name="P2">卡韓政變<text:span text:style-name="T3"><text:s/>(74)</text:span>：謊言與修辭<text:span text:style-name="T3"><text:s/><text:line-break/><text:line-break/></text:span>陳真<text:span text:style-name="T3"><text:s/>2019. 06. 09. <text:line-break/><text:line-break/><text:line-break/></text:span>國、民兩黨，一邊卡韓，一邊堵賴。蔡、賴二人誰勝出都一樣，全是一丘之貉，所作所為不會有太大不同。但是，你從堵賴過程中，就能清楚看到所謂民主的虛妄性與詐欺本質。事實上，它只是被當成一種修辭，一種傷害異己的武器，而不具有真實概念內涵。<text:span text:style-name="T3"><text:s/><text:line-break/><text:line-break/></text:span>簡單說：自己不管怎麼胡作非為，都可以被解釋成捍衛民主，而對手哪怕是做到完美無缺，照樣能透過媒體鼓動風潮，說你反民主，鳴鼓而攻之，眾人皆曰可殺。你只要想想大腸花這個人渣運動就能明白這個道理。一堆人渣，動輒三句不離民主。但是你看，人渣黨長年以來的所作所為，哪一點不是民主的反面？但是，那些綠油油的走狗學者們與綠媒及其無數徒眾，哪會在乎。不但不在乎，而且還會說這個叫做捍衛民主。<text:span text:style-name="T3"><text:s/><text:line-break/><text:line-break/></text:span>我實在不想幫不管是姓賴或姓蔡的講話，但是，就道理來講，賴就是被打壓的一方。蔡啥小長期以來的作風卻是<text:span text:style-name="T3"><text:s/>"</text:span>我無論如何就是要贏<text:span text:style-name="T3">"</text:span>，比方說平常開會表決，非得要一再表決出我想要的結果不可。它媽的天底下有這種表決嗎？但是，你看，那些綠油油的<text:span text:style-name="T3"><text:s/>"</text:span>愛好民主<text:span text:style-name="T3">" </text:span>之人渣學者們，照樣吾皇萬歲。今天要是國民黨人幹這類醜事，老早連總統府都被佔領了。<text:span text:style-name="T3"><text:s/><text:line-break/><text:line-break/></text:span>蘇格拉底一生沒有寫下任何文字，而只是每天在廟口跟人抬槓。我們現在所知道的蘇格拉底思想，主要是他的學生柏拉圖所記載。蘇格拉底聽眾很多，卻生活清苦，因為他不願意販賣言語與思想。蘇格拉底很討厭一種人，就是那些靠著鬼扯蛋賺錢謀利的人，叫做詭辯家。柏拉圖說這些人就是<text:span text:style-name="T3"><text:s/>"</text:span>人渣<text:span text:style-name="T3">"</text:span>。<text:span text:style-name="T3"><text:s/><text:line-break/><text:line-break/></text:span>詭辯家有一個言語特色就是搞修辭。這些人，除了修辭之外，無任何真實信念。<text:span text:style-name="T3"><text:s/><text:line-break/><text:line-break/></text:span>修辭本身其實並無必然過錯，比方說寫情書就是一種修辭，但是廣發情書卻是個問題。也就是說，修辭本身並非缺乏<text:span text:style-name="T3"><text:s/>"</text:span>真實<text:span text:style-name="T3">"</text:span>，或者說，<text:span text:style-name="T3">"</text:span>真實<text:span text:style-name="T3">" </text:span>之為物並不一定是一種實證意義下的產物。但是，當你<text:span text:style-name="T3"><text:s/>"</text:span>僅僅<text:span text:style-name="T3">" </text:span>透過修辭來創造某種<text:span text:style-name="T3"><text:s/>"</text:span>真實<text:span text:style-name="T3">" (A) </text:span>時，事實上你也可以透過另一套修辭來創造另一種<text:span text:style-name="T3"><text:s/>"</text:span>真實<text:span text:style-name="T3">" (B)</text:span>，而<text:span text:style-name="T3">A</text:span>和<text:span text:style-name="T3">B</text:span>居然可以是矛盾的、對立的。也就是說，修辭太過於彈性褲襪了，怎麼套都行，意味著你可以隨便鬼扯蛋，可以隨便扣帽子或抹胭脂粉，完全就是隨你高興。<text:span text:style-name="T3"><text:s/><text:line-break/><text:line-break/></text:span>比方說，唐湘龍和陳芳明基本上就是這類詭辯家，鬼扯蛋來毫無一絲羞赧之心。唐湘龍我不是很清楚，畢竟是這兩年才聽說，但是陳芳明卻是政壇老鳥了。<text:span text:style-name="T3">30</text:span>年前我還挺尊敬他，雖然他從來都不是一個具有基本風骨的人，膽子小，嘴巴大；說總是說一丈，做起來卻差不多就是一公分。<text:span text:style-name="T3"><text:s/><text:line-break/><text:line-break/></text:span>我有一些他二、三十年前寫的書。搬來高雄後，在高雄圖書館又看到他的一大堆新書，我曾把它們借回家，原本打算摘錄一些來和大家奇文共賞，後來覺得不值一提而作罷。看他三十幾年來不斷修辭來修辭去的文字，你真是會精神錯亂，一下說成黑漆漆，一下又變成白雪雪了，基本上就是看風向說話，變化之快，令人瞠目結舌。<text:span text:style-name="T3"><text:s/><text:line-break/><text:line-break/></text:span>這兩天，我看他在罵賴清德，說「賴清德對權力的飢渴症，可以說完全暴露了。」不但饑渴，而且還成<text:span text:style-name="T3"><text:s/>"</text:span>症<text:span text:style-name="T3">" </text:span>了這麼嚴重。可是，為什麼蔡英文不擇手段卡賴卡到底，就是勇於承擔責任、捍衛民主？而賴清德一樣也只是出來選個總統，就成了<text:span text:style-name="T3"><text:s/>"</text:span>權力饑渴症<text:span text:style-name="T3">"</text:span>？<text:span text:style-name="T3"><text:s/><text:line-break/><text:line-break/></text:span>也就是說，這只是一種修辭。修辭並不企求在真理上求個究竟，也不想在是非善惡上求個真實，而是透過影射透過扭曲透過渲染與誇大，再加上各種選擇性呈現，透過無數形容詞，然後你便可以製造出任何一種你想要的結論或指控或美化或醜化，隨你高興。<text:span text:style-name="T3"><text:s/><text:line-break/><text:line-break/></text:span>如果你還是聽不懂什麼是修辭，那不妨想想<text:span text:style-name="T3"><text:s/>"</text:span>廣告<text:span text:style-name="T3">" </text:span>這回事。說廣告是<text:span text:style-name="T3"><text:s/>"</text:span>假的<text:span text:style-name="T3">"</text:span>，其實抬舉或誤解了<text:span text:style-name="T3"><text:s/>"</text:span>廣告<text:span text:style-name="T3">" </text:span>的認知地位。它既不是真的，但也不是假的，它就是一種足以任意塗黑抹白捏三捻四的語言工具。<text:span text:style-name="T3"><text:s/><text:line-break/><text:line-break/></text:span>假新聞有兩種，不真不假的那一種最卑鄙。套句人渣黨東廠<text:span text:style-name="T3"><text:s/>(</text:span>什麼促轉會<text:span text:style-name="T3">) </text:span>廠主的名言：<text:span text:style-name="T3">"</text:span>影射的殺傷力更大<text:span text:style-name="T3">"</text:span>。也就是說，我不直接指控你任何足以查證的內容，而是拐彎抹角含沙射影，製造不良想像空間，使你污名化，而且使你根本無從辯駁。大家能聽懂這個意思吧？人性之齷齪，真是讓人一想起來就覺得很心寒，很不可思議。<text:span text:style-name="T3"><text:s/><text:line-break/><text:line-break/></text:span>如果要按照道理上來講，蔡在初選上之作為，完全就是為惡的一方，不擇手段蠻幹到底，而賴至今仍是君子作風，忍辱受謗，一點道德問題也沒有。但是，透過陳芳明之類的詭辯家口舌，黑白居然整個顛倒。<text:span text:style-name="T3"><text:s/><text:line-break/><text:line-break/></text:span>陳芳明還說，賴清德是蔡英文的行政院長，態度怎麼可以如此<text:span text:style-name="T3"><text:s/>"</text:span>傲慢<text:span text:style-name="T3">"</text:span>，怎麼可以<text:span text:style-name="T3"><text:s/>"</text:span>咄咄逼人<text:span text:style-name="T3">"</text:span>？我沒瞎說，引號裏的文字全是<text:span text:style-name="T3"><text:s/>"</text:span>愛好民主<text:span text:style-name="T3">" </text:span>的陳芳明的原文。很不可思議吧！他以為台灣是一家私人公司或家族企業嗎？還是以為台灣是一種帝制，必須奉行君臣倫理，不得僭越無禮？<text:span text:style-name="T3"><text:s/><text:line-break/><text:line-break/></text:span>撇開純粹造謠的部份不談，你看市面上那些貶損韓國瑜的人，是不是也都是玩這一套修辭把戲。比方說什麼<text:span text:style-name="T3"><text:s/>"</text:span>落跑市長<text:span text:style-name="T3">"</text:span>、<text:span text:style-name="T3">"</text:span>貪圖大位<text:span text:style-name="T3">"</text:span>、<text:span text:style-name="T3">"</text:span>不懂市政<text:span text:style-name="T3">"</text:span>、<text:span text:style-name="T3">"</text:span>權位薰心<text:span text:style-name="T3">"</text:span>、<text:span text:style-name="T3">"</text:span>背棄高雄選民<text:span text:style-name="T3">" </text:span>等等等。我常納悶，詭辯家們是不是以為大家都是白癡？隨便唬弄鬼扯蛋一下，然後大家就會信以為真？<text:span text:style-name="T3"><text:s/><text:line-break/><text:line-break/></text:span>可悲的是，現實社會確實如此。不能說全部，但是相當多的人確實就是腦殘，很容易受各種政治<text:span text:style-name="T3"><text:s/>"</text:span>廣告<text:span text:style-name="T3">" </text:span>影響。特別是年輕一代，別說理想性蕩然無存，就連基本智能都有問題。人們以為自己是在看新聞，其實是在接受廣告的洗腦；人們以為是在聆聽所謂意見領袖們的智慧話語，其實是在吃進一堆充滿毒素的垃圾廣告。<text:span text:style-name="T3"><text:s/><text:line-break/><text:line-break/></text:span>我常舉美國之伊拉克民調為例，說明群眾之如何易於操弄與洗腦。在美國全面入侵伊拉克之前的半年左右，僅有<text:span text:style-name="T3">2</text:span>趴或<text:span text:style-name="T3">3</text:span>趴的美國人認為伊拉克是<text:span text:style-name="T3"><text:s/>"</text:span>世界安全的威脅<text:span text:style-name="T3">"</text:span>。可是，經過短短幾個月的媒體洗腦，透過將近一千個官方謊言的不斷操弄，很快地，高達八、九成的美國人相信伊拉克即將毀滅世界，因此贊成入侵血洗這個國家。<text:span text:style-name="T3"><text:s/><text:line-break/><text:line-break/></text:span>入侵十年後，伊拉克已成人間煉獄，一千個謊言也全數被揭穿，這時候，所謂民意又變了，認為侵略伊拉克戰爭是錯的。可是呢？可是一切都已經太遲了不是嗎？<text:span text:style-name="T3"><text:s/><text:line-break/><text:line-break/></text:span>我常說人民素質很重要，因為你總不可能幫大家揭穿生活中千千萬萬的謊言以及比謊言還更卑鄙的修辭。其實，就算一一揭穿也沒用，蠢蛋們照樣不會相信你。因此，你只能期待人們具有一定的智能與道德感，從而明辨是非，看清善惡美醜。<text:span text:style-name="T3"><text:s/><text:line-break/><text:line-break/></text:span>黨外時或早期民進黨時，特別是念大學時，我曾影響了許許多多人由藍轉綠。可是，二十幾年來，民進黨早已被人渣們所徹底把持，但是，這些被我影響的人卻個個成為人渣黨的忠實信徒。而且，隨著人渣黨比舊國民黨更加無孔不入的洗腦、抹黑與控制，這些忠實信徒早已腦子進水而難以挽救，其中有些甚至視我為敵，視為黨的什麼叛徒，視為台灣人的敵人。<text:span text:style-name="T3"><text:s/><text:line-break/><text:line-break/></text:span>人的智商真是影響很大，很可悲。也許羅素是對的，他常感嘆眾人難以恭維的低智能，使得這個世界總是讓邪惡一方<text:span text:style-name="T3"><text:s/>(</text:span>亦即美國<text:span text:style-name="T3">) </text:span>得逞。半個世紀前，一生致力於反美的羅素就經常說：美國絕非民主國家，而是帝制與世襲，權力始終牢牢掌控在大資本家與軍火商手裏。羅素這些話在我看來只是普通到不能更普通的普通常識，但你想想，別說在這極端封閉的島上，即便是在對岸也一樣，能有幾個認同者？少之又少。<text:span text:style-name="T3"><text:s/><text:line-break/><text:line-break/></text:span>歸根結底來說，期待人們腦子變聰明實在是一種無可期待的天方夜譚，至少是一種千百年的漫長事業。你看，蘇格拉底的影響都已經兩千五百年了，我們至今依舊飽受詭辯家之洗腦與危害。也許真正能起作用是大國與大國之間的制衡與角力，透過一個相對比較良善的國家或政權來掌控媒體與教育，抓大放小，抓住根本是非，放寬多元思想，把人民當成部份的受教者，而非當成單向的意志施令者。<text:span text:style-name="T3"><text:s/><text:line-break/><text:line-break/></text:span>腦殘者聽我這番話肯定覺得刺耳，但它或有幾分根本道理在裏頭。</text:p>
      <text:p text:style-name="P1"><text:span text:style-name="T1">洋洋</text:span><text:s/>  |  2019.06.09 06:37   |   <text:a xlink:type="simple" xlink:href="http://palinfo.habago.org/Entry?Command=Information_PrintForum&amp;iPage=9#FORUM37525"><text:span text:style-name="T2">#</text:span></text:a></text:p>
      <text:p text:style-name="P4">有多少人过早地<text:span text:style-name="T4">顺从了</text:span><text:span text:style-name="T3"><text:s/><text:line-break/></text:span>强悍的命运？<text:span text:style-name="T3"><text:s/><text:line-break/></text:span>只有极少数人默默守着初心，<text:span text:style-name="T3"><text:s/><text:line-break/></text:span>做成了真正的自己。<text:span text:style-name="T3"><text:s/><text:line-break/>https://www.toutiao.com/a6691271821829865997/ <text:line-break/><text:line-break/></text:span>小時候我不知道怎麼畫，總是畫一樣的房子、樹、車子等，老師給個乙、乙下。我以為我很沒天分。<text:span text:style-name="T3"><text:s/><text:line-break/></text:span>上大學，女友喜歡我的筆觸，喜歡我隨手塗鴉的小紙片，說我是天生的藝術家。於是我就開始亂畫，畫畫對我很簡單，我有一個理論，就是技術上添加的每一筆都是讓自己感覺更為舒服，戰略上要畫的不形象，讓大腦自動將這些雜亂的色塊、線條解釋成某種感受或具體的東西。這會讓看畫的人產生自以為是的成就感，就會覺得美。<text:span text:style-name="T3"><text:s/><text:line-break/><text:line-break/></text:span>所以我不是藝術家，我也不是真的這麼喜歡畫畫，我只是一個懂得鑑賞知道美醜的人。<text:span text:style-name="T3"><text:s/><text:line-break/></text:span>我不知道這理論對不對，豐遠看了不笑話我。</text:p>
      <text:p text:style-name="P1"><text:span text:style-name="T1">陳真</text:span><text:s/>  |  2019.06.08 15:01   |   <text:a xlink:type="simple" xlink:href="http://palinfo.habago.org/Entry?Command=Information_PrintForum&amp;iPage=9#FORUM37524"><text:span text:style-name="T2">#</text:span></text:a></text:p>
      <text:p text:style-name="P2">卡韓政變<text:span text:style-name="T3"><text:s/>(73)</text:span>：郭台銘以為每個人的靈魂都有一個可以收買的價格<text:span text:style-name="T3"><text:s/><text:line-break/><text:line-break/></text:span>陳真<text:span text:style-name="T3"><text:s/>2019. 06. 08. <text:line-break/><text:line-break/><text:line-break/></text:span>謝謝<text:span text:style-name="T3"><text:s/>Jane Tu</text:span>，當然可以轉載啊。你說得對，不同於一般選民，人們支持韓國瑜是倒貼的，出錢出力，不須動員；這不是因為他的什麼口才，而是因為他的苦民所苦打動人心。<text:span text:style-name="T3"><text:s/><text:line-break/><text:line-break/></text:span>有人傳一堆唐湘龍的文字與廣播影像給我，我打開兩秒鐘就趕緊關上不想看，因為我不太想接觸太多人性的陰暗。但是，憑著我對人事物的敏感，我相信那些講話內容肯定不堪入耳，不堪入目。<text:span text:style-name="T3"><text:s/><text:line-break/><text:line-break/></text:span>當然不是說韓國瑜不能批判，而是說你總得講出個具有真實意義的是非來，而非潑夫罵街，不該影射渲染，更不應抹黑造謠。<text:span text:style-name="T3"><text:s/><text:line-break/><text:line-break/></text:span>韓國瑜好好一個人，今天在你嘴裏光風霽月，冰清玉潔，怎麼姓郭的無良財神爺一出現，銀子一灑，隔天你就馬上把韓給說成萬惡不赦的人渣呢？你是以為大家都是白痴嗎？我知道這島上腦殘很多，但終究不是每個人全腦子進水，更不是掌握媒體就能壟斷是非。媒體或媒體人更不該自我做賤，不該混淆媒體公器和公關公司之間的差別。前者據理說事，後者卻專門收錢為人吹喇叭捧<text:span text:style-name="T3">LP</text:span>，為主子造謠生事抹黑異己。這就跟讀書人一樣，理當一說一，二說二，而不是充當御用文人，為主子任意說長短道黑白。<text:span text:style-name="T3"><text:s/><text:line-break/><text:line-break/></text:span>我這幾年才聽過唐湘龍的名字，過去不曾聽聞。原本對之相當肯定，但這回一下就崩盤了。建立信任很難，摧毀信任卻很容易。仍是老話，當然不是說韓國瑜不能批判，而是你想方設法努力用各種卑鄙方式企圖傷害韓國瑜時的那種嘴臉和心機，實在令人難以置信，太難看太醜陋了。唐湘龍是以為大家全是智障嗎？<text:span text:style-name="T3"><text:s/><text:line-break/><text:line-break/></text:span>某個意義上，這位唐湘龍先生也算開了我的眼界。真難想像，原來翻臉可以翻得這麼戲劇化且迅速，毫無羞赧；原來人可以這樣無情無義無理無恥地玩弄修辭，操弄是非若此。<text:span text:style-name="T3"><text:s/><text:line-break/><text:line-break/></text:span>還是老話，當然不是說韓國瑜不能批判，而是說他究竟哪裏有問題？究竟他有哪一點改變了？你總得具體說出來。倘若有的話，那也是變得比過去更好，更令人尊敬，而不是變得更壞。不同意者，總得說出個說法來。不用多，講一個就行。請問至今誰講得出來？<text:span text:style-name="T3"><text:s/><text:line-break/><text:line-break/></text:span>至於說什麼韓國瑜選後沒有感恩，沒有向王金平或什麼陳宜民說謝謝，沒有禮讓王金平選總統云云，真是很無聊很低級的說法。我幫韓國瑜也做了不少，他也沒有跟我說謝啊，而且也沒找我當副市長，他甚至應該不知道我是誰。可是，那有什麼關係呢？要跟我說什麼謝呢？哪謝得完那麼多人？有需要浪費時間搞那些所謂人情義理嗎？<text:span text:style-name="T3"><text:s/><text:line-break/><text:line-break/></text:span>再說，難道大家幫韓不是為了公義是非，而是為了討人情討職務？總統一職或其他任何公職，又不是私人禮品或戰利品，哪來什麼禮不禮讓或給不給的問題？難道要搞人渣黨那一套就地分贓、論功行賞，才叫做感恩？<text:span text:style-name="T3"><text:s/><text:line-break/><text:line-break/></text:span>我記得，郭粉蔡正元抹黑韓國瑜收取大財團髒錢四千萬，因為純屬造謠，後來蔡正元道歉。但你知道嗎？唐湘龍卻居然說<text:span text:style-name="T3"><text:s/>"</text:span>蔡正元並沒有惡意<text:span text:style-name="T3">"</text:span>。講這種無恥鳥話也許不犯法，但是，重要的並不僅僅是法律，更重要的是人品與道德。你覺得這是一個正直的人所會講的話和居心嗎？<text:span text:style-name="T3"><text:s/><text:line-break/><text:line-break/></text:span>郭陣營有著這樣一個由各方名嘴與政客組成的抹黑小組，先用非常齷齪的謠言謀殺對方人格，當對方近乎身敗名劣，好不容易證明是謠言之後，這些抹黑小組卻又說造謠潑糞沒有惡意哦。請問這他媽的還像個人嗎？還有人格嗎？唐湘龍及其背後主子郭台銘是以為我們連基本是非都不懂嗎？<text:span text:style-name="T3"><text:s/><text:line-break/><text:line-break/></text:span>這類醜陋的事情，在日常各方菁英界例如學界醫界文化界或商界也許不稀奇，但它終究相當違反人性。人不應該卑鄙到這種程度，而郭台銘及其走狗們卻一再展現人性最陰暗醜陋的一面。採用這種下三濫手段藉以經商或傷害相關異己，或許可以有成，但政治畢竟是眾人之事，每個人的良心不可能統統被狗給吃了。<text:span text:style-name="T3"><text:s/><text:line-break/><text:line-break/></text:span>郭台銘始終以為每個人的靈魂都有一個可以收買的價格，只要給上足夠的錢，大家就會為其所用，為他效勞，為他幹醜事。相較於財神爺郭董之富可敵國，相較於傳統國民黨綿綿密密之宦官體系，相較於呼風喚雨無惡不作的人渣黨及柯文哲，韓國瑜幾乎就像個嬰兒那般脆弱不堪，任人宰割，但世上法則終究不是以拳頭與權勢定是非定勝負。</text:p>
      <text:p text:style-name="P1"><text:span text:style-name="T1">欧阳阳</text:span><text:s/>  |  2019.06.08 09:54   |   <text:a xlink:type="simple" xlink:href="http://palinfo.habago.org/Entry?Command=Information_PrintForum&amp;iPage=9#FORUM37523"><text:span text:style-name="T2">#</text:span></text:a></text:p>
      <text:p text:style-name="P7"><text:span text:style-name="T3">(</text:span><text:span text:style-name="T1">网上</text:span>转载，作者未知）<text:span text:style-name="T3"><text:s/><text:line-break/><text:line-break/></text:span><text:span text:style-name="T1">禁</text:span>锢思想、统一文化与中国传统文化的根本精神背道而驰。政府集权模式绝不要求思想专制和文化专制，只有采用西学意识形态的宗教化的政教一体式政府集权才会要求思想和文化专制，这是中古及现代政教一体的政府集权模式的危害所在。<text:span text:style-name="T3"><text:s/><text:line-break/><text:line-break/></text:span><text:span text:style-name="T1">中国近代以</text:span>来以西方某个思想流派的主义为官方意识形态，不但造成了现代中国文化领域的思想专制，也注定了中国与西方的博弈永远处在先天不足的战略劣势。无论资本与共产、无论左与右不过是二元理性下的一丘之貉，而无论左右对于其所宗主的现代西方文化的犹太本源尚未充分发现和认知，可见其学习模仿水平的拙劣。而左派对于对全盘西化和对传统文化的毁禁在程度上还远超过右派，左派虽自诩以维护人民当下的利益而不耻与右派为伍，却由于其战略观和文化观的短视使其不可避免地站到了人民和民族长远利益的对立面上<text:span text:style-name="T3"><text:s/><text:line-break/><text:line-break/></text:span><text:span text:style-name="T1">对西方文明而言不存在和</text:span>谐并存的矛盾双方，也不存在双方受益的共赢局面。矛盾的一方必定要战胜另一方，这体现在末日审判、共产主义等所有西式理论体系中。用中国传统文化观来看，西方二元逻辑是一种最简单的逻辑形式，也是一种典型的小人哲学观。近代买办知识分子以二元逻辑作为理性思维方式的唯一存在以此否定中国传统文化模式，认为中国不存在逻辑思维和逻辑体系，这只反映了其自身的低能。在儒家价值观中，中庸被当做最高的价值标准其意义在于，中是一种超越二元逻辑的逻辑概念，它在二元逻辑中没有意义，只在多元逻辑中才拥有合理的价值。崇尚中庸就是一种多元逻辑的思维产物，它并非是一种在二元逻辑思维方式看来的无意义的折中、无原则或逃避矛盾，而是一种多元逻辑下以调和而非斗争的方式解决矛盾的思维模式。<text:span text:style-name="T3"><text:s/><text:line-break/><text:line-break/></text:span><text:span text:style-name="T1">中国</text:span>传统文化中的二元逻辑是一种简化的多元逻辑，而非一种如同西方的单纯的二元逻辑。如同道家以阴阳立论，却绝不致力于阴阳斗争的一面，而是致力于阴阳调和的一面；从不致力于以此胜彼，而是致力于双方共存。以斗争的方式解决矛盾会形成递减效应，最终会形成单方独立的垄断并因此导致矛盾的崩溃而重新开始新的循环；而以调和的方式解决矛盾则产生递增效应，矛盾各方不断组合同化逐渐形成关系结构更加复杂的利益共同体。从这个角度讲，二元理性产生的是一种促使组织结构不断退化分解的野蛮文化，而多元理性产生的则是一种促使组织结构不断集中复杂化的文明文化。</text:p>
      <text:p text:style-name="P1"><text:span text:style-name="T1">鄭豐遠</text:span><text:s/>  |  2019.06.08 09:34   |   <text:a xlink:type="simple" xlink:href="http://palinfo.habago.org/Entry?Command=Information_PrintForum&amp;iPage=9#FORUM37522"><text:span text:style-name="T2">#</text:span></text:a></text:p>
      <text:p text:style-name="P2">馬凱碩是印度裔新加坡人，看過一些他的視頻，有次他和張維為同台辯論，由此我得出了對他的一個基本印象。他說的我大致都認同，除了什麼<text:span text:style-name="T3">” </text:span>亞洲時代世界中心是新加坡<text:span text:style-name="T3">”</text:span>以外。這句話其實也從側面反映了他的一種印度性格。<text:span text:style-name="T3"><text:s/><text:line-break/><text:line-break/></text:span>幾個禮拜前有一天，我很興奮地和鈺錠說，我發現了一個了不起的道理，可以解釋為什麼面對西方無數的謊言和洗腦下的一般人，不管你提供了多少客觀事實和理性說法，都幾乎不可能動搖對方一絲一毫。鈺錠聽了露出一副<text:span text:style-name="T3">”</text:span>你這不是在說廢話嗎<text:span text:style-name="T3">?”</text:span>的表情，顯然我的想法沒什麼原創性，我本來還打算申請專利的。既然如此，我就在此把它開源好了。<text:span text:style-name="T3"><text:s/><text:line-break/><text:line-break/></text:span>我應該勉強算得上一個<text:span text:style-name="T3">”</text:span>設計師<text:span text:style-name="T3">”</text:span>，過去十二年來以繪圖設計為主業，包括所謂工業設計。這一年來為了進修，有空就會學習一些設計和製造的知識，在這過程中我發現了兩個人們用來描述設計思路的詞彙<text:span text:style-name="T3"><text:s/>“</text:span>自上而下<text:span text:style-name="T3"><text:s/>(Top-Down)” </text:span>和<text:span text:style-name="T3"><text:s/>”</text:span>自下而上<text:span text:style-name="T3"><text:s/>(Bottom-Up)”</text:span>。我查閱了相關解釋後覺得這不是在說廢話嗎<text:span text:style-name="T3">? </text:span>不過廢話歸廢話，我發現這還挺適合用來解釋人們的思維。你要設計一個人的思想形態，其實就和設計一個產品差不多。<text:span text:style-name="T3"><text:s/><text:line-break/><text:line-break/></text:span>所謂自上而下是說，你先決定產品的定位和基本形狀，再依此來設計裡頭的各種零件。比如我要設計一隻給左撇子用的滑鼠，那它的外形和內在佈局基本上就定型了，外表底下的各種零件必定得符合上層種種既定的規範和限制，市面現有的一些零件是裝不進去的<text:span text:style-name="T3">(</text:span>因為左右相反<text:span text:style-name="T3">)</text:span>，多數零件都是量身打造的，整個產品要維修或改版也是比較困難的，由於和市面的多數零件不相容，替換個別的零件不但沒有意義<text:span text:style-name="T3"><text:s/>(</text:span>也不可能<text:span text:style-name="T3">)</text:span>，除了整個打掉重做，否則你不可能進行任何的改動。<text:span text:style-name="T3"><text:s/><text:line-break/><text:line-break/></text:span>自下而上則是說，你不預設產品的外觀或屬性，只依照你需要的功能，從既有的各種零組件中來選擇並拼裝出一個產品，什麼好就用什麼，至於它最後長得像滑鼠還是袋鼠就管他娘的了。雖然貌似搖搖欲墜有點不靠譜，但好處是比較靈活，你也可以隨時替換裡頭的零件來達成維護和升級，並沒有太多排他性。<text:span text:style-name="T3"><text:s/><text:line-break/><text:line-break/></text:span>我寫這些只是比喻，真正設計專業上也許不完全是這個意思。我寫這些，客倌們明白我要說什麼嗎<text:span text:style-name="T3">? </text:span>所謂洗腦，多數就是一種自上而下的操作，腦袋一旦進水，基本上他的思維框架就定型了，他的腦子只能接納那些量身訂作的各種個別想法。你為他指出再多瑣碎的客觀事實<text:span text:style-name="T3"><text:s/>(</text:span>比如美國從二戰以來發動多少侵略戰爭或屠殺了多少人<text:span text:style-name="T3">) </text:span>都無濟於事的，他不會因此而改變哪怕對一個細小事物的看法，這並不是因為他比較無情或無感，而是他的整個世界觀早已有了明確的形狀<text:span text:style-name="T3"><text:s/>(</text:span>比如美國就是好，中蘇就是壞<text:span text:style-name="T3">)</text:span>，對底下個別思想成份有很強的控制和規範，你無法個別去撤換。對於這樣的<text:span text:style-name="T3">”</text:span>產品<text:span text:style-name="T3">”</text:span>，你想用所謂證據或道理去改變或糾正他，註定是徒勞無功的，唯一有可能的方法是<text:span text:style-name="T3">…</text:span>是什麼這個就不好說了。<text:span text:style-name="T3"><text:s/><text:line-break/><text:line-break/></text:span>相對來說，那些比較沒受過教育或比較不社會化的人，對洗腦也會比較免疫，他比較可能會讓理性和感性發揮真實作用，進行擷取吸收自己需要的思想，來形成屬於自己的一片天。這樣的人通常也比較靈活，能因應各種外在變化而改變思維，不受既定的成見所控制。缺點是，他對社會或國家恐怕就沒那麼容易融入，因為這樣的一種獨立可變的思維是社會所不樂見的，畢竟我們是生產滑鼠的工廠，不能動不動就養隻袋鼠來玩。<text:span text:style-name="T3"><text:s/><text:line-break/><text:line-break/></text:span>以基督教文明為主體的國家及其殖民對象<text:span text:style-name="T3"><text:s/>(</text:span>如西方列強和台灣<text:span text:style-name="T3">)</text:span>，這種自上而下的控制往往很牢固很強大，可以說是整個文明的一個基礎了。他對於務實主義色彩較強、帶有自下而上成份的世俗化文明如中國，自然是極其不樂見而急欲消滅之。在我看這恐怕才是中美一戰、東西之爭的一個真正內在本質。<text:span text:style-name="T3"><text:s/><text:line-break/><text:line-break/></text:span>寫到這裡，不禁悲從中來，有點寫不下去了。政治上我完全是站在中國和東方這一邊的，但做為一個人，如果有所選擇，我該怎麼看待這種選擇呢<text:span text:style-name="T3">? </text:span>我該怎麼看待人的思維和靈性呢<text:span text:style-name="T3">? </text:span>人不管做一隻滑鼠或袋鼠，其實都是很可悲的，一個人似乎若不是活在一種美美的、純屬虛幻的集體心靈牢寵中，就是成為荒野上舉步唯艱的孤身一人。什麼時候我們的理性與感性才能真正找到一個歸所，不再感到徬徨、痛苦與失落<text:span text:style-name="T3">? </text:span></text:p>
      <text:p text:style-name="P1">Jane Tu   |  2019.06.08 07:38   |   <text:a xlink:type="simple" xlink:href="http://palinfo.habago.org/Entry?Command=Information_PrintForum&amp;iPage=9#FORUM37521"><text:span text:style-name="T2">#</text:span></text:a></text:p>
      <text:p text:style-name="P7"><text:span text:style-name="T1">陳医师写的有</text:span>关韓國瑜的文章，我感动的落淚。可否転載？原本以為没有知識份子会站出来替韓辯護，太感动了。韓当然不完美，但目前台面上的政治人物有誰比他好？有誰比他拚？一堆冥嘴昧着良心睁眼說瞎話。尤其唐湘龍根本是垃圾，分析批判韓國瑜時的那副嘴臉，看了都想吐。他们一直搞不懂韓為什么能吸引这些群眾，無所求，貼心，貼力，貼錢支持他？一味的只說是因為他口才好。</text:p>
      <text:p text:style-name="P1"><text:span text:style-name="T1">陳真</text:span><text:s/>  |  2019.06.08 01:51   |   <text:a xlink:type="simple" xlink:href="http://palinfo.habago.org/Entry?Command=Information_PrintForum&amp;iPage=9#FORUM37520"><text:span text:style-name="T2">#</text:span></text:a></text:p>
      <text:p text:style-name="P8"><text:span text:style-name="T1">剛剛收到的。</text:span>Emir<text:span text:style-name="T1">就是我。</text:span><text:s/><text:line-break/><text:line-break/><text:span text:style-name="T1">陳真</text:span><text:s/><text:line-break/><text:line-break/>================ <text:line-break/>Emir, today marks 52 years of brutal occupation of Palestinian territory. <text:line-break/><text:line-break/>Will you speak out against companies profiting from stolen land? <text:line-break/><text:line-break/>For over half a century, Palestinians have had their land stolen, houses destroyed and rights to live, work and move freely denied – because of illegal Israeli settlements. <text:line-break/><text:line-break/>Meanwhile, tourism giants – including TripAdvisor – are profiting from doing business on this stolen land. <text:line-break/><text:line-break/>Emir, please don’t let them get away with it. Speak out now. <text:line-break/><text:line-break/>Since Israel occupied the West Bank in 1967, the Israeli government has expanded their settlements on Palestinian land. <text:line-break/><text:line-break/>The creation of these settlements amounts to a war crime. <text:line-break/><text:line-break/>And TripAdvisor is helping to normalise this illegal situation. <text:line-break/><text:line-break/>By advertising holiday attractions in these areas, TripAdvisor is boosting the settlement economy. Together we can stop them profiting from stolen land. <text:line-break/><text:line-break/>As consumers, we have the power to hold corporations to account and make change happen. That’s why we’re calling on TripAdvisor to #CheckOut of stolen land – immediately. <text:line-break/><text:line-break/>By speaking out together, we can make TripAdvisor listen. <text:line-break/><text:line-break/>Join us now and tell TripAdvisor to check out of illegal Israeli settlements. <text:line-break/><text:line-break/>In solidarity, <text:line-break/><text:line-break/>Kristyan Benedict <text:line-break/>Campaigns Manager - Crisis and Tactical <text:line-break/>Amnesty International UK</text:p>
      <text:p text:style-name="P1"><text:span text:style-name="T1">陳真</text:span><text:s/>  |  2019.06.08 01:43   |   <text:a xlink:type="simple" xlink:href="http://palinfo.habago.org/Entry?Command=Information_PrintForum&amp;iPage=9#FORUM37519"><text:span text:style-name="T2">#</text:span></text:a></text:p>
      <text:p text:style-name="P4">謝謝你轉貼這些資料：<text:span text:style-name="T3"><text:s/><text:line-break/><text:line-break/>https://youtu.be/eCSyDPHemlU <text:line-break/><text:line-break/>https://youtu.be/ixa6ZIk-b6U <text:line-break/><text:line-break/></text:span>我也強烈推薦給大家。講得很好，很持平，很內行，但也很<text:span text:style-name="T3"><text:s/>common sense (</text:span>普通常識<text:span text:style-name="T3">)</text:span>。所謂<text:span text:style-name="T3">common sense </text:span>意思是說它並無創新之內容，見解相當<text:span text:style-name="T3"><text:s/>"</text:span>普通<text:span text:style-name="T3">"</text:span>。我相信，大部份人只要不是非常笨，只要他願意誠實理解現實，他將很可能也會得出類似看法。<text:span text:style-name="T3"><text:s/><text:line-break/><text:line-break/></text:span>不可思議的是，這個<text:span text:style-name="T3"><text:s/>common sense</text:span>卻一點也不<text:span text:style-name="T3">common</text:span>，至少在這極端封閉的島上，恐怕找不到幾個認同者；人們就像鸚鵡一樣，言之鑿鑿，卻不知所謂，整天覆述一些完全與事實相反的低能鬼話。<text:span text:style-name="T3"><text:s/><text:line-break/><text:line-break/></text:span>許多時候，真是很煩。每當有人要跟我談政治，我就談天氣，顧左右而言它，因為彼此實在完全不在同一個檔次上，難以與言。那種難言、失語的困境，就好像你要跟一個五百年前的古人談論網路一般，也許不是不可能談，但畢竟極其艱難。<text:span text:style-name="T3"><text:s/><text:line-break/><text:line-break/></text:span>不過，說難倒也不難，比方說我有著一種自信：我能輕易看出遠遠比我聰慧者<text:span text:style-name="T3"><text:s/>(</text:span>比方說我媽<text:span text:style-name="T3">)</text:span>，我就算聽不懂聰慧者超越我五百年的語言與概念，但我仍會選擇相信她所講的一切，並且盡力去理解。<text:span text:style-name="T3"><text:s/><text:line-break/><text:line-break/></text:span>我常講一個真實的故事：當羅素仍然是維根斯坦的老師時，羅素嘔心瀝血寫了一本厚達千頁的<text:span text:style-name="T3"><text:s/>"</text:span>知識論<text:span text:style-name="T3">" (epistemology) </text:span>手稿，自己很滿意，準備出版，但仍然有點不放心，於是就請維根斯坦過目。想不到，被維根斯坦批評得一文不值。<text:span text:style-name="T3"><text:s/><text:line-break/><text:line-break/></text:span>羅素很傷心難過，回家找她的愛人哭訴。愛人跟他說：小素素，這有什麼好哭的？你就聽聽看人家維根斯坦說你哪裏寫錯，修改一下不就好了？羅素說：可是，我並不是難過維根斯坦對這本書的批評，我是難過我根本聽不懂他在說什麼，但我卻又偏偏相信他講的一定是對的。<text:span text:style-name="T3"><text:s/><text:line-break/><text:line-break/></text:span>倘若我穿越時空，跟一個五百年後的智者談話，我可能也會有類似羅素的困境：我可能根本聽不懂對方講什麼，卻又偏偏相信他一定是對的。這時候，我只能選擇<text:span text:style-name="T3"><text:s/>"</text:span>相信<text:span text:style-name="T3">"</text:span>，就像相信聖經那樣，相信對方的各種結論，儘管我不明白那些結論究竟如何產生。我相信，若要能弄懂對方思考的過程，恐怕一樣得需要五百年的功力與天賦才行，可我活不到那個歲數，於是只能<text:span text:style-name="T3"><text:s/>"</text:span>信仰<text:span text:style-name="T3">"</text:span>。<text:span text:style-name="T3"><text:s/><text:line-break/><text:line-break/></text:span>還好，我們目前遇到的困境似乎還不至於到達五百年的智慧與經驗那樣一種巨大落差。任何人，只要他不是非常笨，只要他願意睜開雙眼，他其實很容易還是能理解各種普通常識，只是看你願不願意而已。<text:span text:style-name="T3"><text:s/><text:line-break/><text:line-break/></text:span>知識的說服或理性的力量，有些時候很像教堂婚禮的<text:span text:style-name="T3"><text:s/>"Yes, I do." </text:span>真正起了作用的首要關鍵，也許不是理性本身，而是<text:span text:style-name="T3"><text:s/>"</text:span>願意<text:span text:style-name="T3">" </text:span>與否，就像在傳教那樣，信者為真。你得先願意信了才行，然後再慢慢去填補與充實所信之事物的內涵。<text:span text:style-name="T3"><text:s/><text:line-break/><text:line-break/></text:span>不妨想像一個從來不知道什麼是音樂的人，他根本無法理解音符是什麼意思。這時候，他究竟如何可能透過他人之說服與教導而成為一個<text:span text:style-name="T3"><text:s/>"</text:span>明白音樂為何物<text:span text:style-name="T3">" </text:span>的人？依我看，首先就是他得先打開他的<text:span text:style-name="T3"><text:s/>"</text:span>音樂之耳<text:span text:style-name="T3">"</text:span>，先相信有音樂這麼一回事，打開一種<text:span text:style-name="T3"><text:s/>"</text:span>世界<text:span text:style-name="T3">" </text:span>或<text:span text:style-name="T3"><text:s/>"</text:span>面向<text:span text:style-name="T3">" (aspect)</text:span>，或是用我的話來說，打造一座<text:span text:style-name="T3"><text:s/>"</text:span>倉庫<text:span text:style-name="T3">"</text:span>，叫做<text:span text:style-name="T3"><text:s/>"</text:span>音樂<text:span text:style-name="T3">"</text:span>，然後再來慢慢充實這個<text:span text:style-name="T3"><text:s/>"</text:span>倉庫<text:span text:style-name="T3">" </text:span>裏頭應有的各種內容物。<text:span text:style-name="T3"><text:s/><text:line-break/><text:line-break/></text:span>我很喜歡維根斯坦提出的一個詞，叫做<text:span text:style-name="T3"><text:s/>aspect blindness</text:span>，我把它翻譯做<text:span text:style-name="T3"><text:s/>"</text:span>面向盲<text:span text:style-name="T3">"</text:span>。這概念，事實上提供我們許多有關人與<text:span text:style-name="T3">AI</text:span>之間根本差異的相關思考。不過，別說人與機器，就算人與人之間，這個面向盲的問題依然還是存在。簡單說，很多人無法理解一些事，並不是因為他僅僅無法理解這些事<text:span text:style-name="T3"><text:s/>"</text:span>本身<text:span text:style-name="T3">"</text:span>，而是因為他的腦子裏根本就不存在據以理解這些事的一整個面向，也就是說，他有著某種<text:span text:style-name="T3"><text:s/>"</text:span>面向盲<text:span text:style-name="T3">"</text:span>。<text:span text:style-name="T3"><text:s/><text:line-break/><text:line-break/></text:span>如果這還是很難理解，那就不妨想想<text:span text:style-name="T3"><text:s/>"</text:span>次元<text:span text:style-name="T3">" </text:span>這個概念。比方說二次元的生物，在他的世界裏根本沒有<text:span text:style-name="T3"><text:s/>"</text:span>高度<text:span text:style-name="T3">" </text:span>這個向度，因此，他很難理解做為一個三次元生物是什麼感覺。他只能相信，只能想像，只能盡量體會<text:span text:style-name="T3"><text:s/>"</text:span>高度<text:span text:style-name="T3">" </text:span>究竟是什麼意思。<text:span text:style-name="T3"><text:s/><text:line-break/><text:line-break/></text:span>二十幾年前，我跟大多數人一樣，以為美國是個民主國家，以為它愛好人權與自由什麼的。但是，有一天，聽到我的偶像<text:span text:style-name="T3">Emir Kusturica</text:span>提到他的電影<text:span text:style-name="T3"><text:s/>"</text:span>地下社會<text:span text:style-name="T3">" </text:span>時說到：美國才是製造南斯拉夫這一切慘絕人寰的血腥動亂的策動者。我很驚訝，他怎麼會說出這麼奇怪的話？<text:span text:style-name="T3">Kusturica</text:span>是如此絕頂聰明、善良、正直、具有虔誠信仰的人，他既然這麼說，雖然我不知道他為什麼這麼說，但我<text:span text:style-name="T3">"</text:span>相信<text:span text:style-name="T3">" </text:span>他講的一定是對的。於是，我睜開雙眼，很快就看清我過去完全不存在腦海之中的一整個<text:span text:style-name="T3"><text:s/>"</text:span>世界<text:span text:style-name="T3">"</text:span>。<text:span text:style-name="T3"><text:s/><text:line-break/><text:line-break/></text:span>不久之後，當美國和北約組織<text:span text:style-name="T3"><text:s/>(NATO) </text:span>在科索沃丟下飛彈，我和學姊在英國決定走上街頭，用手寫下第一面反戰靜站的牌子，上面寫著：<text:span text:style-name="T3">"Give peace a chance!" (</text:span>給和平一個機會<text:span text:style-name="T3">)</text:span>。<text:span text:style-name="T3"><text:s/><text:line-break/><text:line-break/></text:span>一轉眼，<text:span text:style-name="T3">20</text:span>年過去了。也許我不應嘲笑那些腦殘者，因為我自己也曾愚蠢過，被美國所騙，被西方所騙，乃至被一群貪婪腐敗的政治詐騙集團所騙。但是，我和腦殘者有個基本差別就是<text:span text:style-name="T3"><text:s/>"Yes, I do</text:span>！<text:span text:style-name="T3">", </text:span>我<text:span text:style-name="T3"><text:s/>"</text:span>願意<text:span text:style-name="T3">" </text:span>睜開雙眼，願意想辦法看清基本事實，而不是在既有的鬼話連篇中，像隻鸚鵡那樣終日不知所云卻又自嗨自爽激動莫名。</text:p>
      <text:p text:style-name="P5"/>
      <text:p text:style-name="P1"><text:span text:style-name="T1">洋洋</text:span><text:s/>  |  2019.06.07 23:55   |   <text:a xlink:type="simple" xlink:href="http://palinfo.habago.org/Entry?Command=Information_PrintForum&amp;iPage=10#FORUM37518"><text:span text:style-name="T2">#</text:span></text:a></text:p>
      <text:p text:style-name="P4"><text:span text:style-name="T3">[</text:span>马<text:span text:style-name="T4">凯硕：美国的双重标准</text:span><text:span text:style-name="T3">] <text:line-break/>https://youtu.be/eCSyDPHemlU <text:line-break/><text:line-break/></text:span>影片裡提到<text:span text:style-name="T3"><text:s/><text:line-break/></text:span>美國人喜歡高舉人權旗幟，下次你們演講談人權時，請說美國支持巴勒斯坦人的人權，你們能做到嗎<text:span text:style-name="T3">?</text:span>如果做不到，就不是真正支持人權<text:span text:style-name="T3"><text:s/></text:span>對吧<text:span text:style-name="T3"><text:s/>? <text:line-break/>' <text:line-break/></text:span>馬凱碩，印度裔新加坡人。<text:span text:style-name="T3"><text:s/><text:line-break/></text:span>曾任新加坡常駐聯合國代表、聯合國安全理事會主席，目前任職新加坡國立大學李光耀公共政策學院院長。<text:span text:style-name="T3"><text:s/><text:line-break/>' <text:line-break/>2015</text:span>年，馬凱碩在哈佛大學甘迺迪學院演講，他說，美國在南海問題上需要做的只是「給自己積點德，留後路」、以身作則遵循國際規則，未來<text:span text:style-name="T3">20</text:span>年中國會取代美國成為世界第一強國，「是時候了，美國要認真計畫好如何取代中國的老二位置」，否則<text:span text:style-name="T3">20</text:span>年後中國人民解放軍海軍軍艦將在加州海岸如入無人之境；中國歷史上沒有殖民海外的紀錄，鄭和下西洋帶去的是歡聲笑語而不是殖民剝削，如果中國做老大，會和美國做老大的方式截然不同；他在<text:span text:style-name="T3">1980</text:span>年去中國的時候中國很少人可以出境旅遊，但<text:span text:style-name="T3">2014</text:span>年中國就有<text:span text:style-name="T3">1</text:span>億人次出境，如果中國是西方媒體口中毫無自由的人間煉獄，那<text:span text:style-name="T3">1</text:span>億人就不會回去了；美國知識分子的眼界落後於塞爾維亞、土耳其、希臘的知識分子，如何提升美國的世界觀是個大難題；美國媒體自說自話令人不寒而慄，西方<text:span text:style-name="T3">200</text:span>年的興起並非人類歷史主線，美國媒體需要打開心扉努力認識外部世界；他認為，歐洲時代世界中心是倫敦，北美時代世界中心是紐約，亞洲時代世界中心是新加坡。<text:span text:style-name="T3"><text:s/><text:line-break/><text:line-break/>2018</text:span>年<text:span text:style-name="T3">6</text:span>月<text:span text:style-name="T3">1</text:span>日，馬凱碩在台灣演講，他說，法蘭西斯<text:span text:style-name="T3">·</text:span>福山《歷史的終結及最後之人》認為西方民主制成為政治的最終形式，催眠了西方國家，讓西方國家完全沒意識到中國和印度正逐漸甦醒；<text:span text:style-name="T3">19</text:span>世紀英國掌控世界，<text:span text:style-name="T3">20</text:span>世紀美國掌控世界，卻不代表<text:span text:style-name="T3">21</text:span>世紀就會成為中國的世紀，<text:span text:style-name="T3">21</text:span>世紀會是亞洲的世紀；民主不會因中國崛起而結束，因為中國並非只想著推廣共產主義，中國事實上是要復興中華；歐洲國家必須獨立發展本國，不要盲目追隨美國的政策。他說，美國現在應該要和中國互相尊重，而不是和多國發動貿易戰激怒對方，因為：中國與印度成為全球霸主以後會採取什麼樣的做法，完全仰賴今天各國如何對待他們，「美國今天對中國做的事，明天就輪到中國加倍奉還」<text:span text:style-name="T3"><text:s/><text:line-break/>' <text:line-break/></text:span>馬凱碩<text:span text:style-name="T3"><text:s/><text:line-break/></text:span>如果中国有殖民的野心，澳洲老早就会是中国的殖民地<text:span text:style-name="T3"><text:s/>– </text:span>［<text:span text:style-name="T3">15</text:span>世<text:span text:style-name="T4">纪明朝</text:span><text:span text:style-name="T3">. </text:span><text:span text:style-name="T4">郑和的一支船队在回国途中绕过澳洲南部，比法国人</text:span><text:span text:style-name="T3">Lieutenant Bougainvillea (</text:span>南美洲＂九重葛花＂的亚洲移植者，此花以他的名<text:span text:style-name="T4">纪念</text:span><text:span text:style-name="T3">), </text:span>英国人<text:span text:style-name="T3">Captain Cook </text:span>早了数百年。］<text:span text:style-name="T3"><text:s/><text:line-break/><text:line-break/>[</text:span>在美国呆了三个月，最震惊的是他<text:span text:style-name="T4">们对中国的恐惧心理</text:span><text:span text:style-name="T3">] <text:line-break/>https://youtu.be/ixa6ZIk-b6U <text:line-break/></text:span></text:p>
      <text:p text:style-name="P1"><text:span text:style-name="T1">洋洋</text:span><text:s/>  |  2019.06.06 13:16   |   <text:a xlink:type="simple" xlink:href="http://palinfo.habago.org/Entry?Command=Information_PrintForum&amp;iPage=10#FORUM37517"><text:span text:style-name="T2">#</text:span></text:a></text:p>
      <text:p text:style-name="P2">台灣實在不需要選立委、議員。選了幾十年爛了幾十年。<text:span text:style-name="T3"><text:s/><text:line-break/></text:span>民選出來的代表，其素質是選民平均水準以下，為什麼不是平均水準，因為候選人為了當選，無所不用其極，想盡辦法討好選民，越壞越容易選上。<text:span text:style-name="T3"><text:s/><text:line-break/><text:line-break/></text:span>有人會說只要等到選民素質提升，不就好了嗎<text:span text:style-name="T3">? <text:line-break/></text:span>是嗎<text:span text:style-name="T3">? <text:line-break/></text:span>不說科學家，一般正常理性的人不會用這樣的態度面對生活解決問題，別被民主是普世價值洗腦了。<text:span text:style-name="T3"><text:s/><text:line-break/><text:line-break/></text:span>民主只是一套政治程序，這個程序藉由選舉選出代表組成政府來制定與執行政策，並非不可或缺或不可替代。我已經很厭煩聽到<text:span text:style-name="T3">"</text:span>普世價值<text:span text:style-name="T3">"</text:span>這四個字，我是會思考的個體，別把我框進去。<text:span text:style-name="T3"><text:s/><text:line-break/><text:line-break/></text:span>止於至善，民主肯定不是選項，對岸的制度當然也不是，但他們試圖摸著石頭過河尋找最佳解。</text:p>
      <text:p text:style-name="P1"><text:span text:style-name="T1">陳真</text:span><text:s/>  |  2019.06.06 11:14   |   <text:a xlink:type="simple" xlink:href="http://palinfo.habago.org/Entry?Command=Information_PrintForum&amp;iPage=10#FORUM37516"><text:span text:style-name="T2">#</text:span></text:a></text:p>
      <text:p text:style-name="P4">卡韓政變<text:span text:style-name="T3"><text:s/>(72)</text:span>：民主鬼話<text:span text:style-name="T3"><text:s/><text:line-break/><text:line-break/></text:span>陳真<text:span text:style-name="T3"><text:s/>2019. 06. 06. <text:line-break/><text:line-break/><text:line-break/></text:span>除了民進黨，我也是綠黨的創黨黨員，學姐也是。如果我沒記錯，它創立於<text:span text:style-name="T3">1996</text:span>年。但是，兩年後<text:span text:style-name="T3"><text:s/>(1998</text:span>年<text:span text:style-name="T3">)</text:span>，我們就在英國一起宣佈退黨了，因為我們看出它的真正屬性；這些人並不是真的嚮往什麼左派、環保、反戰、反帝、反剝削以及甘地式非暴力精神等等理想，而是純粹就是人渣黨的一個尾巴黨，旨在掠奪個人名位。<text:span text:style-name="T3"><text:s/><text:line-break/><text:line-break/></text:span>當然並非說<text:span text:style-name="T3"><text:s/>"</text:span>所有<text:span text:style-name="T3">" </text:span>該黨黨員全是人渣，而是說這個黨基本上就是為特定政治勢力<text:span text:style-name="T3">(</text:span>亦即民進黨<text:span text:style-name="T3">)</text:span>服務與效忠的一個尾巴黨，扮演一種側翼打手的角色，一如所謂社會民主黨、基進黨、時代力量黨等等等，全屬一丘之貉，毫無一絲真誠的理想性。<text:span text:style-name="T3"><text:s/><text:line-break/><text:line-break/></text:span>這個人渣黨的尾巴黨的政治明星，叫做王浩宇什麼的，據說是桃園的議員，才<text:span text:style-name="T3">30</text:span>歲，你不想聽到他的名字都不行，因為他每天抹黑造謠，製造假新聞，特別是藉著抹黑韓國瑜，猛打個人知名度。剛看新聞說有網友因為看他多行不義，於是罵他<text:span text:style-name="T3"><text:s/>"</text:span>垃圾議員<text:span text:style-name="T3">"</text:span>，被他提出控告，索賠<text:span text:style-name="T3">10</text:span>萬元。該網友私訊求饒，表明自己剛出社會，存款僅三萬多。<text:span text:style-name="T3"><text:s/><text:line-break/><text:line-break/></text:span>我想說的是，這種民意代表，如果還不能稱為垃圾議員，那麼，其他民代都可以稱為聖人了。類似像這樣的垃圾政客，你不可能也不必要挑出其中一個來打，因為就跟蟑螂一樣，數量太多了，打不完，只能集體殲滅。這也是台灣所謂民主政治的可悲。我們總是選出一些在人品、能力與道德水平方面遠遠低於一般人的垃圾政客，為求一己之私，不斷危害這個社會。<text:span text:style-name="T3"><text:s/><text:line-break/><text:line-break/></text:span>所謂民主選舉，從來都不是一種普世價值，它連<text:span text:style-name="T3"><text:s/>"</text:span>價值<text:span text:style-name="T3">"(value)</text:span>都根本稱不上。權利與道德事項才是一種價值，而所謂民主只是各種制度<text:span text:style-name="T3"><text:s/>"</text:span>之一<text:span text:style-name="T3">"</text:span>，不但充滿弊病，而且透過權力與金錢壟斷，逐漸發展成一種充滿政治世襲與詐騙本質的權貴遊戲，乃至成為一種發動侵略戰爭與製造他國動亂、殺害數千萬人的美麗藉口。<text:span text:style-name="T3"><text:s/><text:line-break/><text:line-break/></text:span>我並非說它絕不可行，而是說它被刻意塑造成為一種神聖不可質疑的價值，但這在概念上與實務上都是說不通的。它有它應有的實行條件與適用範圍，而不是一體適用。如果它真的這麼神聖美妙，何不強迫所有大學、所有公私機關與公司行號，全部採用民主選舉制，選出合乎所謂神聖民意的領導人？<text:span text:style-name="T3"><text:s/><text:line-break/><text:line-break/></text:span>它並非不可行，但它總得同時具備某些前提要件，例如公正且獨立的媒體，例如公正且獨立的司法體系與文官制度，例如公正且獨立的教育方式與內容，例如公正且獨立的各種社會資源分配<text:span text:style-name="T3">...</text:span>更重要的是具有一定評價能力的人民素質。<text:span text:style-name="T3"><text:s/><text:line-break/><text:line-break/></text:span>汪志雄的這段話，值得我們再三閱讀。他說：<text:span text:style-name="T3"><text:s/><text:line-break/><text:line-break/>"</text:span>台灣經過<text:span text:style-name="T3">20</text:span>多年失敗的教改，現在已經慢慢在自食惡果。台灣年輕的一代習慣了接受淺碟式的速成文化，已經讓台灣逐步變成一個投機弱智，自以為是的社會。<text:span text:style-name="T3"><text:s/><text:line-break/><text:line-break/></text:span>台灣現在所謂的意見領袖，是靠著滿口講髒話跟年輕人拉近距離的直播主；是藉著穿少少衣服發表政治評論的網路辣妹；是騎著單車衝撞小黃的粗暴學者；是藉著玩弄數字帶風向的民調專家。<text:span text:style-name="T3"><text:s/><text:line-break/><text:line-break/></text:span>所謂的新聞媒體，是依著政治立場來決定如何為新聞下標的；是為著政治目的來決定如何報導新聞的；是為著捧誰殺誰來決定如何操作風向的。<text:span text:style-name="T3"><text:s/><text:line-break/><text:line-break/></text:span>所謂的民意代表，是只吃政黨的奶水而不在乎是非的；是只為爭權奪利而不顧人民死活的；是只求打擊對手而不問手段是否正當。<text:span text:style-name="T3"><text:s/><text:line-break/><text:line-break/></text:span>今日台灣的政治文化與社會風氣儼然已經變成：<text:span text:style-name="T3"><text:s/><text:line-break/><text:line-break/></text:span>認真做事的人是傻瓜，堅持四維八德的人是迂腐，行事光明磊落的人是魯蛇，誠實說話的人是笨蛋，然後還要成天被一群肖小抓著小辮子追打。<text:span text:style-name="T3"><text:s/><text:line-break/><text:line-break/></text:span>這些肖小永遠有兩套標準，<text:span text:style-name="T3">...</text:span>然後就會有一群人吃飽閒閒，守著螢幕鍵盤，嘻嘻哈哈的跟著奚落，自嗨自爽地混吃等死。<text:span text:style-name="T3"><text:s/><text:line-break/><text:line-break/></text:span>這就是走了<text:span text:style-name="T3">30</text:span>年民主的台灣。<text:span text:style-name="T3">" <text:line-break/><text:line-break/></text:span>汪老師說得很對，真是很可悲，我們所有人的命運，實際上就是被那些我們所刻意腐化、愚化的腦殘年輕一代所決定。他們為數眾多，從眾性強，易於操弄。誰掌握了這群人，實際上也就掌握了所有的權力。<text:span text:style-name="T3"><text:s/><text:line-break/><text:line-break/></text:span>因此，整個社會的發展與設計，不管怎麼改朝換代，始終並非朝著一種使人靈性與智性成長與成熟的無邊開闊方向發展，而是刻意朝著一種進一步愚化之的死胡同走，使得所謂民主，成為一種事實上只是由極少數人所徹底把持的權貴遊戲，就像一種嘉年華；每年，主人會選定某一天，讓奴隸們盡情玩樂，甚至允許奴隸拿水球打主人取樂，主人說不定還會跪在地上幫你綁鞋帶。可是，當這天過後，其實什麼也不會改變，奴隸永難翻身，而主人卻照樣腦滿腸肥，掠奪一切資源。<text:span text:style-name="T3"><text:s/><text:line-break/><text:line-break/></text:span>郭台銘說他將發表他的經濟治國宏大藍圖，其中之一就是：他若當選總統，要讓年輕人工作三年就能買房。可是，我當醫生二十幾年、學姊教書十多年後，才有能力買房，而且還得繼續揹負二十幾年房貸，一般年輕人三年下來能存多少錢？事實上連買那種燒給死人的紙糊房子恐怕都買不起。像這種鬼話，居然也會有人相信。不但相信，很多年輕人還歡欣鼓舞。世道若此，你還有什麼話說？</text:p>
      <text:p text:style-name="P1"><text:span text:style-name="T1">陳真</text:span><text:s/>  |  2019.06.06 01:58   |   <text:a xlink:type="simple" xlink:href="http://palinfo.habago.org/Entry?Command=Information_PrintForum&amp;iPage=10#FORUM37515"><text:span text:style-name="T2">#</text:span></text:a></text:p>
      <text:p text:style-name="P2">卡韓政變<text:span text:style-name="T3"><text:s/>(71)</text:span>：團誰的結？<text:span text:style-name="T3"><text:s/><text:line-break/><text:line-break/></text:span>陳真<text:span text:style-name="T3"><text:s/>2019. 06. 06. <text:line-break/><text:line-break/><text:line-break/></text:span>郭董每天暴怒，口渴了，就暴怒，罵隨扈怎麼不隨身帶水？<text:span text:style-name="T3">(</text:span>他是不會自己帶嗎？<text:span text:style-name="T3">) </text:span>更早之前，醜態百出地假裝親民，蹲在地上給記者綁鞋帶，被大家笑了，他也暴怒。他真的是很奇怪，很幼稚。<text:span text:style-name="T3"><text:s/><text:line-break/><text:line-break/></text:span>這兩天，有個<text:span text:style-name="T3"><text:s/>"</text:span>鏡周刊<text:span text:style-name="T3">" </text:span>報導郭董背後指揮黑韓的什麼影武者是馬英九以及一大票溫溫吞吞像太監的前國民黨高官。他一聽，馬上又暴怒，大罵說他怎麼可能接受他人指揮？<text:span text:style-name="T3"><text:s/><text:line-break/><text:line-break/></text:span>這回，我得幫郭董講話。他講得沒錯，他<text:span text:style-name="T3"><text:s/>"</text:span>霸氣<text:span text:style-name="T3">" </text:span>十足，怎麼可能接受指揮？郭董的背後就是美國主子。至於吳敦義與楊秋興等人，乃是為其所用，為其所使喚，呼之即來，揮之即去，當然不是什麼影武者。<text:span text:style-name="T3"><text:s/><text:line-break/><text:line-break/></text:span>至於馬英九，我敢以人格保證，這一切抹黑行徑，絕對與馬英九無關。馬是挺郭沒錯，但馬不是那種陰暗個性。馬如果那麼厲害，還當什麼黑韓的影武者，那麼，明天太陽肯定會從西邊出來。郭的側翼是吳敦義，不是馬英九。至於楊秋興，郭台銘則是完全把他當成下人看待。<text:span text:style-name="T3"><text:s/><text:line-break/><text:line-break/></text:span>不斷抹黑韓國瑜、不斷用各種下三濫手段傷害韓國瑜的，就是郭台銘，透過無數媒體及一大票媒體人、藍綠名嘴與政客<text:span text:style-name="T3"><text:s/>(</text:span>族繁不及備載。其中最為惡劣卑鄙的就是蔡正元和唐湘龍及吳子嘉。唐湘龍至今還罵韓國瑜罵得義正詞嚴，真是有夠無恥。另外還有一位我不敢點名，女的。<text:span text:style-name="T3">)</text:span>，就像一群歹徒集團那樣，瘋狂行事，企圖置韓於死地，對其進行人格謀殺。<text:span text:style-name="T3"><text:s/><text:line-break/><text:line-break/></text:span>這樣一種惡勢力的集結與胡作非為，就是韓國瑜所說的<text:span text:style-name="T3"><text:s/>"</text:span>黑韓產業鏈<text:span text:style-name="T3">"</text:span>，這條無遠弗藉的產業鏈的出資大老闆，當然就是代表美國利益的郭董，財大氣粗，眾人搶食。<text:span text:style-name="T3"><text:s/><text:line-break/><text:line-break/></text:span>很多人說，國民黨不要再黨內互打了，大家要團結啊。這話不對，因為沒有<text:span text:style-name="T3"><text:s/>"</text:span>互<text:span text:style-name="T3">" </text:span>打，從頭到尾只有韓國瑜一人不斷<text:span text:style-name="T3"><text:s/>"</text:span>被<text:span text:style-name="T3">" </text:span>打。不光是打，而且還圍毆、砍刀子，存心就是要往死裡打。這也是為什麼我一直說這是一種<text:span text:style-name="T3"><text:s/>"</text:span>政變<text:span text:style-name="T3">" </text:span>的原因，因為韓國瑜太<text:span text:style-name="T3"><text:s/>"</text:span>不<text:span text:style-name="T3">" </text:span>國民黨了。<text:span text:style-name="T3"><text:s/><text:line-break/><text:line-break/></text:span>韓的崛起本身，無異於對國民黨既有體質與宦官文化及其權力結構的一種政變。政變他人者，人恆政變之。也就是說，雙方是很難找到和平共存的妥協點的。<text:span text:style-name="T3"><text:s/><text:line-break/><text:line-break/></text:span>倘若韓只是當個市長，也許表面上勉強還能相安無事。但是韓若想當總統，那麼，傳統國民黨這些人恐怕就得跟他拼命才行，綠營當然就更不用說了。而且，綠營才是奧步天王，至今尚未出場。<text:span text:style-name="T3"><text:s/><text:line-break/><text:line-break/></text:span>這可以說是台灣二、三十年來頭一次在顏色上混淆了界限，你很難再用藍綠思維來解釋這樣一場反韓政變；不管是誰政誰的變，彼此之間的利害衝突不再只是一種統獨顏色之分，而是某種利益與權力結構的重組。<text:span text:style-name="T3"><text:s/><text:line-break/><text:line-break/></text:span>韓國瑜帶起一股厭惡既有政治現狀的聲音，謂之韓流。韓流組成，大多不是國民黨的傳統支持者。韓流所及，不管藍綠，許多既得利益階級都會遭殃。這也是為什麼韓國瑜會成為藍綠一致打殺的對象之原因。<text:span text:style-name="T3"><text:s/><text:line-break/><text:line-break/></text:span>既有的政治，就像一種與眾人無關的權貴遊戲，操弄某種空洞術語，藉以掠奪權力。尤有甚者，操弄族群仇恨以反中，以台獨建國捍衛民主等等詐術，長期行使詐騙，以眾人福祉為代價，謀取私人暴利與權力。<text:span text:style-name="T3"><text:s/><text:line-break/><text:line-break/></text:span>這樣一種政治現狀的反面，就是韓流。更簡單的說法就是建制派與反建制派。對長期政治現狀不滿的，請投韓國瑜。對政治基本權力結構很滿意的，請投給其他人。<text:span text:style-name="T3"><text:s/><text:line-break/><text:line-break/></text:span>團結當然是要團結，問題是團誰的結？難道你真以為倘若韓初選勝出，<text:span text:style-name="T3">"</text:span>黑韓產業鍊<text:span text:style-name="T3">" </text:span>將來會幫韓國瑜選總統？當然不會。它恐怕只會結合綠營，更加瘋狂來打殺韓國瑜。是韓流本身才需要團結。</text:p>
      <text:p text:style-name="P1"><text:span text:style-name="T1">陳真</text:span><text:s/>  |  2019.06.05 17:35   |   <text:a xlink:type="simple" xlink:href="http://palinfo.habago.org/Entry?Command=Information_PrintForum&amp;iPage=10#FORUM37514"><text:span text:style-name="T2">#</text:span></text:a></text:p>
      <text:p text:style-name="P4">卡韓政變<text:span text:style-name="T3"><text:s/>(70)</text:span>：惟心惟真，一燈長明<text:span text:style-name="T3"><text:s/><text:line-break/><text:line-break/></text:span>陳真<text:span text:style-name="T3"><text:s/>2019. 06. 05. <text:line-break/><text:line-break/><text:line-break/></text:span>大約<text:span text:style-name="T3">21</text:span>年前，吳乃德寫了篇學術文章傳給我看，我給他寫了回應，結果隨手一寫竟當下一口氣寫了八千多字。吳乃德笑說，他還不曾看過這麼長的評論，比他的本文都還要長了。<text:span text:style-name="T3"><text:s/><text:line-break/><text:line-break/></text:span>吳老師那文章寫些什麼我全忘了，我只隱約記得裏頭好像提到說當代政治學研究少有探討<text:span text:style-name="T3"><text:s/>"</text:span>道德熱情<text:span text:style-name="T3">" </text:span>這個因素，而我的回應則是以維根斯坦的想法來陳述。其實連我自己當時究竟<text:span text:style-name="T3"><text:s/>"</text:span>熱情洋溢<text:span text:style-name="T3">" </text:span>地寫了些什麼也忘了。<text:span text:style-name="T3">"</text:span>熱情<text:span text:style-name="T3">" </text:span>這種非理性乃至反理性的東西，到底能在現實事物中興起多大的作用，其實我也不再感興趣，這就好像任何一個存在主義者說了半天血肉，不如就紮紮實實往血肉裏頭過活也許還像樣些。<text:span text:style-name="T3"><text:s/><text:line-break/><text:line-break/></text:span>有些東西，跟神一樣，信者為真。你相信它，它就存在，不信的話，那它就只是一個屁。信與不信者表面上活在同一個地球上，其實相距何止千百萬光年、互無交集的兩顆星球，<text:span text:style-name="T3">"</text:span>語言<text:span text:style-name="T3">" </text:span>不同，藉以存活的<text:span text:style-name="T3"><text:s/>"</text:span>空氣<text:span text:style-name="T3">" </text:span>也不一樣。<text:span text:style-name="T3"><text:s/><text:line-break/><text:line-break/></text:span>很多我所曾經尊敬的人，到頭來卻讓人失望，那種感覺就像你在海上行駛，原本仰望的燈塔卻突然滅了，歪了，五光十色了，例如翁山蘇姬，例如林義雄，例如陳菊，例如高俊明牧師，例如陳永興醫師等等等，他們大多沒有改變，只是所求不同或我看走眼<text:span text:style-name="T3"><text:s/>(</text:span>例如翁山蘇姬<text:span text:style-name="T3">)</text:span>；他們似乎不再看重善與美本身，而是看重某種他們認為比善與美還更重要的現實目標，例如台獨，例如那個所謂<text:span text:style-name="T3"><text:s/>"</text:span>咱台灣人的<text:span text:style-name="T3">" </text:span>黨。<text:span text:style-name="T3"><text:s/><text:line-break/><text:line-break/></text:span>於是我發現，與其依靠燈塔前進，不如照顧自己心裏頭那盞燈，也許還可靠些；希望自己永遠都不要讓自己失望，不要連自己心裏頭那盞燈也滅了。如果有一天，連我都無法相信自己，我如何可能還能相信別人？如果我什麼都不信，我無非就等於活在暗無天日的地獄裏。<text:span text:style-name="T3"><text:s/><text:line-break/><text:line-break/></text:span>黨外時，一貧如洗，骨瘦如材，但卻年少熱情，澎湃得像個大海。打從我站上群眾講台的第一天，打從我寫下第一個有關政治的文字，我便在心裏頭給自己立了個誓：我絕對不從任何有關公義的事物上取得一分一毫的好處。<text:span text:style-name="T3"><text:s/><text:line-break/><text:line-break/></text:span>於是，黨外十年，百萬文字，所有稿費或雜誌社薪水，我全捐出給各種團體，並認養了很多小孩，資助他們一個個長大。我雖窮到幾乎就要餓死，窮到體無完膚，不成人形，但我依舊守住這個無人知曉的自我誓言。不信心靈力量者，也許覺得此等熱情荒唐無聊，毫無作用。但是，相信者卻得依靠它，彷彿生命才值得活。<text:span text:style-name="T3"><text:s/><text:line-break/><text:line-break/></text:span>我媽沒受過多少教育，但智商極高，應該是屬於達文西那個等級<text:span text:style-name="T3"><text:s/>(</text:span>不是開玩笑<text:span text:style-name="T3">)</text:span>，自學能力非常強，文武雙全。我常想起她在我大約五、六歲直到上中學都仍經常反覆講述的一個故事。我知道她希望我能做一個好人。後來，我們家電影院還放映過這個故事的電影版本，是一部日本片。<text:span text:style-name="T3"><text:s/><text:line-break/><text:line-break/></text:span>故事是說：佛陀講道，眾生雲集，大家一早就搶著來卡位，準備夜裏聆聽佛法。聽眾須自備油燈或現場購買，有錢人的燈座往往又大又漂亮，而且還帶著精美毯子與屏風保暖。那天，寒風陣陣，現場來了一個貧窮阿婆，衣衫襤褸，也想入場聆聽，卻在入口處被佛陀弟子攔下，因為她沒有自備燈座；要她掏錢購買，卻又沒錢，於是就被趕走。<text:span text:style-name="T3"><text:s/><text:line-break/><text:line-break/></text:span>阿婆不死心，最後決定剪下她留了一輩子的一頭長髮抵錢，買了一個又小又舊的油燈。工作人員很不屑地同意讓她入場。<text:span text:style-name="T3"><text:s/><text:line-break/><text:line-break/></text:span>夜裏，當佛陀開始講道，四面八方卻來了許多妖怪，吹起陣陣狂風，瞬間就把所有人的油燈給滅了。但是，任憑妖怪們怎麼吹，卻始終吹不熄阿婆的油燈。一片黑暗的偌大森林裏，放眼望去，就只剩阿婆膝前這一點光芒。<text:span text:style-name="T3"><text:s/><text:line-break/><text:line-break/></text:span>我媽給這故事取了個名字，叫做<text:span text:style-name="T3"><text:s/>"</text:span>一燈長明<text:span text:style-name="T3">"</text:span>。五十年後，我又把同樣的故事告訴我的三、四歲小孩。她也許聽不懂，但總有一天說不定就能懂。可是，光懂沒有用，還得做。貧富賢愚無所謂，一個人總有一個人的命，但人生無論順逆，你總得照顧好自己心裏那盞燈。惟心惟真，一燈長明。信它，就有它的力量；不信，那它當然就只是個自我安慰的笑話。<text:span text:style-name="T3"><text:s/><text:line-break/><text:line-break/></text:span>世界再複雜，不過就是一座森林，有神有人，有各方妖怪。人世競逐與發展中，究竟哪些因素起了作用？信者為真，你相信什麼，便是什麼。說到底，似乎就像個宗教問題。<text:span text:style-name="T3"><text:s/><text:line-break/><text:line-break/></text:span>至於我自己，我相信萬古長河一燈不滅的道理。是非成敗轉頭空，青山依舊在，幾度夕陽紅。生命有短的一部份，像個舞台上搖搖晃晃的影子；也有長的一部份，與青山日頭長存，彷彿萬物的生命與希望，全聚集在森林夜裏那一點永不熄滅的光芒。</text:p>
      <text:p text:style-name="P1"><text:span text:style-name="T1">陳真</text:span><text:s/>  |  2019.06.05 12:39   |   <text:a xlink:type="simple" xlink:href="http://palinfo.habago.org/Entry?Command=Information_PrintForum&amp;iPage=10#FORUM37513"><text:span text:style-name="T2">#</text:span></text:a></text:p>
      <text:p text:style-name="P2">卡韓政變<text:span text:style-name="T3"><text:s/>(69)</text:span>：還有天理嗎？<text:span text:style-name="T3"><text:s/><text:line-break/><text:line-break/></text:span>陳真<text:span text:style-name="T3"><text:s/>2019. 06. 05. <text:line-break/><text:line-break/><text:line-break/></text:span>汪老師這篇寫得很好，未經其同意，轉貼於文末。<text:span text:style-name="T3"><text:s/><text:line-break/><text:line-break/></text:span>很多人說韓國瑜口才很好。如果口才好指的是一種修辭與詭辯能力的話，我倒是無法認同。說其口才好者，往往意味著這是韓國瑜之所以能帶起韓流的原因。但這是說不通的。若要說口才，政壇上口才最好的就是過去臥底在黨外的國民黨調查局特務、前民進黨主席謝長廷，但會因此而有<text:span text:style-name="T3"><text:s/>"</text:span>謝流<text:span text:style-name="T3">" </text:span>嗎？我看很難。<text:span text:style-name="T3"><text:s/><text:line-break/><text:line-break/></text:span>人們肯定韓國瑜不是因為他善辯，而是因為他說中了人們的心思。更重要的是，我從未見過像他這樣拼命工作的政治人物。如果站在一種私人立場，我會希望這樣一個好人能夠照顧好自己的身體，多休息，至於國事天下事就管他娘了。<text:span text:style-name="T3"><text:s/><text:line-break/><text:line-break/></text:span>我自己何嘗不也如此，百忙之中硬是寫了十幾萬字，如果換算成稿費，就算論字計酬也有幾十萬元。但我們卻願意仗義執言，難道不就是因為被韓國瑜的真誠善待弱勢及拼命工作所感動，並且讚賞他面對惡勢力不屈不撓、溫良恭儉<text:span text:style-name="T3"><text:s/>"</text:span>不讓<text:span text:style-name="T3">" </text:span>的勇氣。大部份的韓粉我想差不多也都是這樣一種心意，熱情便是由此而來。<text:span text:style-name="T3"><text:s/><text:line-break/><text:line-break/></text:span>至於郭董，他顯然比較相信金錢力量之萬能，透過媒體與公關公司及無數政客、文人與媒體人的操盤運作，虛構一己形象，並且瘋狂抹黑韓國瑜，可說是無日無之，非常卑鄙。我不敢說金錢無能，也不敢說這一套漂白自己、抹黑對手的下三濫手段無效，我只能說，金錢與權勢是另一種力量，也許買得了全世界，但買不了一個人的心。那些為他操盤者，哪個是由衷真心挺他？哪個對他具有一絲真實的熱情？<text:span text:style-name="T3"><text:s/><text:line-break/><text:line-break/></text:span>其實，金錢和權勢要是始終有效，舊國民黨就不可能垮台了。你看以前那個國民黨多有錢，黨產數以千億、萬億，整個國庫通黨庫，黨庫通內褲，每個吃得肥滋滋，就跟現在這個人渣黨一樣，完全就是大權在握，呼風喚雨，可是，還不是照樣垮台。槍炮黑牢再厲害，還不是一樣得屈服於某種是非善惡原則，任何人、任何社會都不可能不講究良善是非，不可能光靠金錢、權勢與暴力就能為所欲為、千秋萬世。<text:span text:style-name="T3"><text:s/><text:line-break/><text:line-break/></text:span>像韓國瑜這樣好好一個人，每天爆肝工作，像個拼命三郎，幾乎是不要命了那樣一種勤奮，人渣們卻抹黑他，說他鬼混，說他草包，說他無心市政。這樣一種顛倒基本事實的抹黑，其實只會讓人對於這樣一股無恥惡勢力更加反感。<text:span text:style-name="T3"><text:s/><text:line-break/><text:line-break/></text:span>不一定要<text:span text:style-name="T3"><text:s/>"</text:span>非韓不投<text:span text:style-name="T3">"</text:span>，但是，凡是不擇手段行事的人，例如郭台銘，根本不值得支持，更不用說人渣黨及柯文哲了。韓國瑜當然也一樣，哪天如果也開始搞些醜事，照樣應該鳴鼓而攻之。公私是兩回事。私人之間可以談感情，但是對於公眾角色卻應六親不認。<text:span text:style-name="T3"><text:s/><text:line-break/><text:line-break/></text:span>郭台銘這兩天抱怨說他都一直被抹黑，要求國民黨必須正視這問題，必須團結。你看，是不是無恥到爆！他錢多到數不清，卻不用在正途，不正正當當地從事競選，卻只想走歪路搞奧步，整天動員各方勢力拼命抹黑韓國瑜，完全就是來陰的，但卻從來沒有任何人抹黑郭台銘。他不思改過認錯，卻反而還做賊喊捉賊。他是以為大家全都腦殘了、看不懂是非了嗎？<text:span text:style-name="T3"><text:s/><text:line-break/><text:line-break/></text:span>商場上爾虞我詐，錢的力量很大，正所謂<text:span text:style-name="T3"><text:s/>"</text:span>錢能使鬼推磨<text:span text:style-name="T3">"</text:span>。但是，商場法則卻不一定適用於一般人心好惡。金錢與權勢的力量很大，但還不至於大到能夠收買一切或顛覆善惡是非。<text:span text:style-name="T3"><text:s/><text:line-break/><text:line-break/></text:span>因為受不了台南市政的恐怖<text:span text:style-name="T3"><text:s/>(</text:span>人渣黨把台南搞得幾乎不像是給人住的地方<text:span text:style-name="T3">)</text:span>，我搬來高雄已經三年。韓上台後，短短幾個月，高雄在方方面面都明顯變好，這根本就是無可否認的事實。至少，你可以充份感受到所謂<text:span text:style-name="T3"><text:s/>"</text:span>政府<text:span text:style-name="T3">" </text:span>的存在，而且你能感受到這個市政府確實很忙，忙著做事，效率很高，回應民意需求的速度快。<text:span text:style-name="T3"><text:s/><text:line-break/><text:line-break/></text:span>我很不想稱讚這種事，因為這只是應該的，要不然我們成立政府幹嘛？問題是，大多數地方政府或中央政府卻從來不曾如此用心。倘若還要誣衊韓國瑜鬼混或無知，那真的是完全眛著良心在講話。台灣政壇上從未見過這樣賣命工作的政治人物，不信你去看看人渣黨或一大堆國民黨王八蛋政客，看看他們每天忙著做什麼：<text:span text:style-name="T3"><text:s/><text:line-break/><text:line-break/></text:span>喬事分贓、收賄、上酒家玩女人、炒地皮、炒內線股票、包娼包賭包工程、收回扣、搞派系、雞犬昇天忙卡位、賣官鬻爵、搶資源、巧立名目官商勾結發大財<text:span text:style-name="T3">...</text:span>等等等。<text:span text:style-name="T3"><text:s/><text:line-break/><text:line-break/></text:span>請告訴我，幾個政治人物不是這樣？特別是滿口愛台灣、滿口進步理想、整天仇中反華獨立建國顧主權的人渣黨，幾個政治人物不是這樣？他媽的請他站出來接受表揚。骯髒者竟然整天抹黑、攻擊一個乾乾淨淨為民賣命工作者，那是完全沒有天理、會讓人憤怒的。<text:span text:style-name="T3"><text:s/><text:line-break/><text:line-break/>======================= <text:line-break/><text:line-break/></text:span>認真的人變草包─台灣<text:span text:style-name="T3">2020</text:span>的奇幻漂流<text:span text:style-name="T3"><text:s/><text:line-break/><text:line-break/>https://bit.ly/2We3Syn <text:line-break/><text:line-break/></text:span>風傳媒<text:span text:style-name="T3"><text:s/><text:line-break/><text:line-break/></text:span>作者：汪志雄<text:span text:style-name="T3"><text:s/>(</text:span>美國伊利諾芝加哥大學教授<text:span text:style-name="T3"><text:s/>) <text:line-break/><text:line-break/>2019-05-30 <text:line-break/><text:line-break/></text:span>蔡總統就職三週年，<text:span text:style-name="T3">520</text:span>全台豪雨，各地傳出災情。但是跟過去以往不同的是，高雄市這次雨水很快就退了，並沒有在各區造成淹水的災情（除了永安工業區，但其管轄權是在經濟部工業局，非高雄市政府）。<text:span text:style-name="T3"><text:s/><text:line-break/><text:line-break/></text:span>網路留言許多高雄人都說，住了幾十年，以前只要這種暴雨，下一小時就淹了，第一次<text:span text:style-name="T3">520</text:span>高雄的暴雨下了幾個小時竟然都沒有淹水<text:span text:style-name="T3">! <text:line-break/><text:line-break/></text:span>電視上記者訪問市民，大家異口同聲說：「差很多啦！現在水溝都有在清，雨水消很快啦！」<text:span text:style-name="T3"><text:s/><text:line-break/><text:line-break/></text:span>而這時候距離韓國瑜當上市長，還不滿五個月。<text:span text:style-name="T3"><text:s/><text:line-break/><text:line-break/></text:span>不論是路平專案，攤販經濟，農漁外銷，招商引資，韓上任以來的市府團隊，短短五個月，做出了讓人非常有感的成績。<text:span text:style-name="T3"><text:s/><text:line-break/><text:line-break/></text:span>許多高雄市民在網上<text:span text:style-name="T3">Po</text:span>文，稱讚新鋪道路的品質；夜市的街道上，人潮顯著增多，飯店跟零售業的收入都明顯增加。<text:span text:style-name="T3"><text:s/><text:line-break/><text:line-break/></text:span>高雄市長韓國瑜最近拋出「總統選上就在高雄上班」議題，令南部人相當雀躍，認為可以平衡南北，帶動高雄經濟。（圖／徐炳文攝）<text:span text:style-name="T3"><text:s/><text:line-break/><text:line-break/></text:span>農漁民忙著歡喜裝箱打包，等著把新收成的農漁產品，放進貨櫃一車一車的外銷出去；新的廠商與投資客，絡繹不絕的走訪高雄洽談新的投資事宜。<text:span text:style-name="T3"><text:s/><text:line-break/><text:line-break/></text:span>今年高雄第一季的空品良率，更首度突破<text:span text:style-name="T3">5</text:span>成，較去年同期提升<text:span text:style-name="T3">10.5%</text:span>，是<text:span text:style-name="T3">6</text:span>年來首見。其他的如雙語教學，城市行銷也如火如荼地按部就班在進行。<text:span text:style-name="T3"><text:s/><text:line-break/><text:line-break/></text:span>這一切只有短短五個月。<text:span text:style-name="T3"><text:s/><text:line-break/><text:line-break/></text:span>然而在台灣的藍綠政客，新聞媒體，政論名嘴，網路酸民，在野黨議員卻一天<text:span text:style-name="T3">24</text:span>小時不斷地嘲諷揶揄韓是個大草包。<text:span text:style-name="T3"><text:s/><text:line-break/><text:line-break/></text:span>一時之間，批韓罵韓成了台灣顯學。這好像是一個在外面辛苦工作養家糊口的土木工，回家卻被自己的小孩跟小孩的朋友嘲笑，看不起。<text:span text:style-name="T3"><text:s/><text:line-break/><text:line-break/></text:span>台灣到底怎麼了？<text:span text:style-name="T3"><text:s/><text:line-break/><text:line-break/></text:span>憑良心說，還有誰比他更賣命？在地方財政拮据，中央不挹助，不支持的刁難之下，高雄能推動什麼重大建設？你覺得誰還能做得更好？選輸了高升到行政院的那位暖男嗎？<text:span text:style-name="T3"><text:s/><text:line-break/><text:line-break/></text:span>這讓我想起在美國的一次學術發表會上，有一個人舉手發問，質疑我數據中的<text:span text:style-name="T3">P</text:span>值太小，會產生太大的誤差。我客氣地問他，是否知道<text:span text:style-name="T3">P</text:span>質為何。他回說：「<text:span text:style-name="T3">It stands for statistical power</text:span>！」我幽默的回他：「<text:span text:style-name="T3">Oh, what you meant is type II error of the sample power. Yes, sample size is like man, the bigger the better. But P value is like ignorance, the smaller the better</text:span>！」言畢全場哄堂大笑，也化解了尷尬的場面。<text:span text:style-name="T3"><text:s/><text:line-break/><text:line-break/></text:span>無知的自大，會讓一個人或一個國家倒退衰敗。<text:span text:style-name="T3"><text:s/><text:line-break/><text:line-break/></text:span>台灣經過<text:span text:style-name="T3">20</text:span>多年失敗的教改，現在已經慢慢在自食惡果。台灣年輕的一代習慣了接受淺碟式的速成文化，已經讓台灣逐步變成一個投機弱智，自以為是的社會。<text:span text:style-name="T3"><text:s/><text:line-break/><text:line-break/></text:span>台灣現在所謂的意見領袖，是靠著滿口講髒話跟年輕人拉近距離的直播主；是藉著穿少少衣服發表政治評論的網路辣妹；是騎著單車衝撞小黃的粗暴學者；是藉著玩弄數字帶風向的民調專家。<text:span text:style-name="T3"><text:s/><text:line-break/><text:line-break/></text:span>所謂的新聞媒體，是依著政治立場來決定如何為新聞下標的；是為著政治目的來決定如何報導新聞的；是為著捧誰殺誰來決定如何操作風向的。<text:span text:style-name="T3"><text:s/><text:line-break/><text:line-break/></text:span>所謂的民意代表，是只吃政黨的奶水而不在乎是非的；是只為爭權奪利而不顧人民死活的；是只求打擊對手而不問手段是否正當。<text:span text:style-name="T3"><text:s/><text:line-break/><text:line-break/></text:span>今日台灣的政治文化與社會風氣儼然已經變成：<text:span text:style-name="T3"><text:s/><text:line-break/><text:line-break/></text:span>認真做事的人是傻瓜，堅持四維八德的人是迂腐，行事光明磊落的人是魯蛇，誠實說話的人是笨蛋，然後還要成天被一群肖小抓著小辮子追打。<text:span text:style-name="T3"><text:s/><text:line-break/><text:line-break/></text:span>這些肖小永遠有兩套標準，自己後院失火了，從前台跑去救火，對他們來說就是因時制宜，對別人來說，就是落跑不守信用。<text:span text:style-name="T3"><text:s/><text:line-break/><text:line-break/></text:span>然後就會有一群人吃飽閒閒，守著螢幕鍵盤，嘻嘻哈哈的跟著奚落，自嗨自爽地混吃等死。<text:span text:style-name="T3"><text:s/><text:line-break/><text:line-break/></text:span>這就是走了<text:span text:style-name="T3">30</text:span>年民主的台灣。<text:span text:style-name="T3"><text:s/><text:line-break/><text:line-break/></text:span>我必須很沉痛的說，台灣的自由民主，已經走到一個心中無神，目中無人的「只要我願意，有什麼不可以」的鴨霸民粹。這種病態的民主養料，培育出了一群收錢辦事抹黑分化的可憐網軍、一群狂熱極端急統急獨的政治邊緣人、和一群爭權奪利粗暴低俗的無良政客。<text:span text:style-name="T3"><text:s/><text:line-break/><text:line-break/></text:span>隰有萇楚，猗儺其枝。你們繼續在網路上，無知的謾罵與嘲諷吧！當一群騙子和傻子集體地揶揄一個認真做事的人是草包，卻還能洋洋自得。這真是台灣<text:span text:style-name="T3">2020</text:span>的奇幻漂流了！（相關報導：汪志雄觀點：墮落的台灣媒體與民調｜更多文章）</text:p>
      <text:p text:style-name="P1"><text:span text:style-name="T1">鄭豐遠</text:span><text:s/>  |  2019.06.05 05:53   |   <text:a xlink:type="simple" xlink:href="http://palinfo.habago.org/Entry?Command=Information_PrintForum&amp;iPage=10#FORUM37512"><text:span text:style-name="T2">#</text:span></text:a></text:p>
      <text:p text:style-name="P4">我經常在版面寫中國，但我其實不是中國迷，很多時候我的資訊全是經由鈺錠轉述得知，因為我其實並不是一個對外界資訊特別有興趣的人<text:span text:style-name="T3"><text:s/>(</text:span>可能有自閉傾向<text:span text:style-name="T3">)</text:span>，而且，作為一個中國人，我不知道要迷中國些什麼。就像我是一個台灣人，若整天𠿑愛台灣台灣最棒，那不是很蠢嗎<text:span text:style-name="T3">? </text:span>我不知道這樣寫別人能不能明白我在說什麼，你會愛你爸媽，愛你的兄弟和子女，但你不會是他們的粉絲，就像你不會是自己的粉絲一樣，因為他們不就是你嗎<text:span text:style-name="T3">? <text:line-break/><text:line-break/></text:span>現代中國始於<text:span text:style-name="T3"><text:s/>1949 </text:span>年，一路走來七十個年頭，這樣一個慢慢長大、認識世界，如今真正<text:span text:style-name="T3">”</text:span>出社會<text:span text:style-name="T3">”</text:span>，進而成為重要領<text:span text:style-name="T4">䄂的過程，做為台灣人，不知為何我是頗有共鳴的，也許因為我能體會什麼是弱小和掙扎，對中國和中國同胞的種種感同身受。事實上我常感覺自己出國的種種經歷，基本就是中國與世界打交道的一個縮影，由是惺惺相惜，甚至覺得那就是我自己。</text:span><text:span text:style-name="T3"><text:s/><text:line-break/><text:line-break/></text:span>我發現，中國一些外交使節或與西方打交道的學者智囊，他們的英語嚴格說來並不好，經常犯一些我都會犯的初級的文法錯誤，與台灣人或其他一些亞洲國家爭相學習一口字正腔圓的英語十分不同，但這完全不影響這些人的一種自信和態度。因為我們畢竟不是在辯論，不是在做口舌之爭，不是在表演，不是在討好你，我們是你的對手和朋友，基於尊重而使用相同的語言，但我可不是你的學生或下屬，更不是粉絲。<text:span text:style-name="T3"><text:s/><text:line-break/><text:line-break/></text:span>不知道誰是劉欣，不過看她和那個美國人渣主持人講話實在有夠難過，妳是出來丟臉的嗎<text:span text:style-name="T3">? </text:span>很多中國人說劉欣講得很好，但我覺得實在很丟臉。她好像把這樣一種場合當作英文演講比賽，並以能用流利英語和對方交流為榮，但對方可是吃人不吐骨頭的妖怪啊，妖怪的任務就是吃妳羞辱妳，面對這樣一種妖怪，妳的各種口舌表現會是重點嗎<text:span text:style-name="T3">? <text:line-break/><text:line-break/></text:span>我能理解一個人或一個國出了社會得學習許多規矩，學會怎麼說話，那就像我搬來澳洲，必定得學習英語，否則無法上菜市場買菜，無法上班工作，無法和人吵架。基於對語言這東西本身和文化差異的興趣使然，我感覺我比起多數的台灣人和中國人更願意學習和使用英語，但當我能掌握一些它的基本用途後<text:span text:style-name="T3"><text:s/>(</text:span>買菜、上班和吵架<text:span text:style-name="T3">)</text:span>，我感覺我就畢業了，不再是一個學生了，這語言和其背後所屬的一整個文化軀體，就不再是我關注的對象了。反之，我看很多人似乎對英語很熱愛很嚮往<text:span text:style-name="T3"><text:s/>(</text:span>特別是亞洲人<text:span text:style-name="T3">)</text:span>，經常為不能把英語說好而感到苦惱<text:span text:style-name="T3"><text:s/>(</text:span>但我同時也發現這類人似乎是最沒有意願去學習語言的，不知道為什麼，題外話<text:span text:style-name="T3">)</text:span>。<text:span text:style-name="T3"><text:s/><text:line-break/><text:line-break/></text:span>對於這種現象我其實是很能理解的，人其實就是這樣一種樂於躬逢其盛的動物。透過學習語言，人們感覺自己和一個偉大文化沾上了邊，成為了其中一份子，進而優於他人。你可以想像一下，若有一個文明真的在各方各面如此優異，盤距世上數千年而不衰，他邦異族肯定趨之若騖，爭相學習效仿它的語言甚至制度。甚至哪一天整個國家都被人佔了，恐怕他人還是得繼續學習使用它的語言和種種一切。<text:span text:style-name="T3"><text:s/><text:line-break/><text:line-break/></text:span>我說的這個國家不是別人，正是中國。估計我們現在說的普通話恐怕是一種充滿外族口音<text:span text:style-name="T3"><text:s/>(</text:span>清朝滿人<text:span text:style-name="T3">) </text:span>的中文。滿人入關後不但學漢語穿漢服，連政治制度和生活習慣全都漢化了，說起來有點崇漢媚外，太沒骨氣了。不過這也說明了人的一種心理，當你所屬的文化或文明足夠豐碩和深厚時，你於現實強弱上再怎麼不濟，別人依然得佩服和尊重你，所謂瘦死的駱駝比馬大。<text:span text:style-name="T3"><text:s/><text:line-break/><text:line-break/></text:span>人無法選擇出生所屬的文化，但我所不明白的是，如果你能做一隻駱駝甚至藍鯨，為何努力把自己限縮成一隻黃金鼠，進而對著豺狼虎豹唯唯諾諾，卑躬屈膝。當一種龜兒子的感覺很好嗎<text:span text:style-name="T3">?</text:span></text:p>
      <text:p text:style-name="P1"><text:span text:style-name="T1">陳真</text:span><text:s/>  |  2019.06.04 23:59   |   <text:a xlink:type="simple" xlink:href="http://palinfo.habago.org/Entry?Command=Information_PrintForum&amp;iPage=10#FORUM37511"><text:span text:style-name="T2">#</text:span></text:a></text:p>
      <text:p text:style-name="P2">哈囉，我不太明白你要的是哪個故事的正確性？是指<text:span text:style-name="T3">519</text:span>綠色行動的事？還是指江蓋世去找李敖要錢的事？如果我沒記錯，李敖透過鄭南榕捐了十萬元給<text:span text:style-name="T3">519</text:span>反戒嚴綠色行動。那次活動，江蓋世好像沒有來吧？我印象中是沒有。你可能把不同的事情搞混在一起了。江蓋世是發起台獨行軍，我也有參加，小貓兩三隻，因為那個年代主張台獨是要砍頭的。<text:span text:style-name="T3"><text:s/><text:line-break/><text:line-break/></text:span>八零年代沒有手機，也沒有媒體記者敢來現場拍照、自行報導<text:span text:style-name="T3">(</text:span>當年的媒體大多是由國民黨文工會或新聞局統一發稿，統一報導口徑<text:span text:style-name="T3">)</text:span>，因此，文字或照片資料不多。不過，我倒是有好幾百張<text:span text:style-name="T3">1986</text:span>年<text:span text:style-name="T3">519</text:span>反戒嚴的照片，甚至上千張，大多就是鄭南榕給的，有些是陳光復和戴振耀給的。<text:span text:style-name="T3"><text:s/><text:line-break/><text:line-break/></text:span>因為家裏空間有限，加上也許來日無多，我很苦惱怎麼處理這類東西。拿去給人渣黨或狗肉社運組織進行政治操弄繼續欺騙世人嗎？<text:span text:style-name="T3"><text:s/><text:line-break/><text:line-break/></text:span>那時候根本沒有民進黨。黨外和民進黨基本上是兩回事，更不用說質變之後的人渣黨了；這就如同興中會、同盟會跟蔣家政權的國民黨基本上是兩回事，更不用說吳敦義主導下的國民黨了。把當年的烈士革命行動給當成當下這個國民黨的一種政治提款機是很荒唐的，就如同黨外眾人的犧牲奮鬥，跟舊國民黨餘孽如蔡英文等人所主導下的人渣黨及一大票尾巴黨與數不清的文人走狗們，根本扯不上關係；把它視為這些人渣們的偉大功勳，純粹就是一派謊言。</text:p>
      <text:p text:style-name="P1"><text:span text:style-name="T1">不笑生</text:span><text:s/>  |  2019.06.04 22:56   |   <text:a xlink:type="simple" xlink:href="http://palinfo.habago.org/Entry?Command=Information_PrintForum&amp;iPage=10#FORUM37510"><text:span text:style-name="T2">#</text:span></text:a></text:p>
      <text:p text:style-name="P4">第一次在這裡留言，應該陸陸續續看了陳醫生幾年文章了<text:span text:style-name="T3"><text:s/><text:line-break/></text:span>但還是詞不達意，多所見諒<text:span text:style-name="T3"><text:s/><text:line-break/></text:span>徐旭東的故事讓我想到另一個大老闆，現任棒協理事長的辜仲諒<text:span text:style-name="T3"><text:s/><text:line-break/>(</text:span>這樣的人能當選棒協理事長，是這塊土地的悲哀<text:span text:style-name="T3">) <text:line-break/></text:span>在自家中信舉辦的黑豹旗開幕典禮上台致詞，台下的小朋友嘻笑打鬧，最誇張的有一位打起了手機來，辜理事長忍不住訓斥球員「「我們國家在唱國歌，小朋友都沒辦法站好，這樣還有什麼資格打球呢？」<text:span text:style-name="T3"><text:s/><text:line-break/>--(</text:span>網路新聞的摘要<text:span text:style-name="T3">) <text:line-break/></text:span>辜仲諒過去就曾多次提到，球員除了打球，也要有紀律，今日出席黑豹旗開幕，看到高中球員唱國歌時仍在騷動，讓他上台致詞忍不住訓斥「你們今天會站在這裡，就是代表你們的學校，這是一個榮耀，更何況是唱國歌，你們將來有機會代表國家出去比賽，難道你們到國外唱國歌也是這樣嗎？今天就是有國家，才有我們，你們才有辦法站在這塊土地打球」。<text:span text:style-name="T3"><text:s/></text:span>辜仲諒事後接受訪問解釋，這些球員是國家隊的棟樑，「我剛看他們站也站不穩，唱國歌也沒有好好唱，有的還在講電話，我實在是忍不住，我是把他們當成自己的小孩才會跟他們講，讓他們了解自己為什麼站在這裡，要懂得感恩」。<text:span text:style-name="T3"><text:s/></text:span>辜仲諒認為，這些國家未來的棟樑必須要有人教「要教他們人生的態度」，在黑豹旗這樣的國內重要賽事，辜仲諒表示一定要謹言慎行，不能隨隨便便，一點尊敬都沒有，「這樣哪來我們的尊嚴？」<text:span text:style-name="T3"><text:s/><text:line-break/>-- <text:line-break/></text:span>對著小孩子夸夸其言人生的態度、代表這塊土地，而自己卻是涉入嚴重的金融犯罪：除了紅火案，另案又以一億元交保且在偵辦中，不知道辜先生哪來的臉面說出「人生的態度」這樣的話。<text:span text:style-name="T3"><text:s/><text:line-break/></text:span>如果說不認真參加開幕典禮、不認真打球是對不起觀眾、家長、土地，那挪用存戶、公司的資金大肆行賄、掏空，該怎麼算呢？<text:span text:style-name="T3"><text:s/><text:line-break/></text:span>真的覺得這些土豪非常之無恥。<text:span text:style-name="T3"><text:s/><text:line-break/><text:line-break/></text:span>另，賴清德最近去龍山寺，讓我想到陳醫師之前分享的五一九綠色行動的經過，我也讀了江蓋世議員的那篇<text:span text:style-name="T3">(</text:span>鄭南榕帶著江去找李敖籌錢，江本人戲稱為一個瘋子帶著他去找另一個瘋子<text:span text:style-name="T3">)</text:span>，甚為感動。<text:span text:style-name="T3"><text:s/><text:line-break/></text:span>能不能問問要怎麼找到這個事件的相關資料與故事，又有哪些是正確性比較高的呢？</text:p>
      <text:p text:style-name="P1"><text:span text:style-name="T1">陳真</text:span><text:s/>  |  2019.06.04 20:31   |   <text:a xlink:type="simple" xlink:href="http://palinfo.habago.org/Entry?Command=Information_PrintForum&amp;iPage=10#FORUM37509"><text:span text:style-name="T2">#</text:span></text:a></text:p>
      <text:p text:style-name="P2">卡韓政變<text:span text:style-name="T3"><text:s/>(68)</text:span>：<text:span text:style-name="T3"><text:s/></text:span>韓國瑜應該記住一點<text:span text:style-name="T3"><text:s/><text:line-break/><text:line-break/></text:span>陳真<text:span text:style-name="T3"><text:s/>2019. 06. 04. <text:line-break/><text:line-break/><text:line-break/></text:span>前一陣子，人渣黨剪接韓國瑜接受所謂議會質詢的影片，把韓塑造成一個智障；除了土包子的封號，還給他封了一個草包頭銜，一時之間，韓形象大壞。邱毅因此說，<text:span text:style-name="T3">"</text:span>韓國瑜因為與王世堅對罵而爬上神壇，卻又被小女孩給拉下神壇。<text:span text:style-name="T3">" "</text:span>小女孩<text:span text:style-name="T3">" </text:span>一詞聽起來真是很噁心，指的是綠營那位女議員。<text:span text:style-name="T3"><text:s/><text:line-break/><text:line-break/></text:span>而我想說的是，類似像這樣一種評論，非常廉價不是嗎？韓之崛起，蔚為韓流，怎麼會是因為什麼跟誰對罵而爬上什麼神壇？又怎麼會因為什麼<text:span text:style-name="T3"><text:s/>"</text:span>小女孩<text:span text:style-name="T3">" </text:span>就被拉下什麼神壇？<text:span text:style-name="T3"><text:s/><text:line-break/><text:line-break/></text:span>我很喜歡一個英文單字叫做<text:span text:style-name="T3"><text:s/>trivial (</text:span>瑣碎不重要的<text:span text:style-name="T3">)</text:span>，如果說這個詞足以解釋維根斯坦的所有核心思想，一點也不為過。因為，相較於瑣碎，就是那<text:span text:style-name="T3"><text:s/>"</text:span>真正重要的<text:span text:style-name="T3">"</text:span>。不過，我現在並不是要從那樣一種意義上來說明這個詞，而只是拿它當通俗解。<text:span text:style-name="T3"><text:s/><text:line-break/><text:line-break/></text:span>簡單這麼說，我常覺得他人的意見或見解很乏味，並不是因為它必然是錯的，相反地，它說不定很可能是對的，問題是，即便是對的，那也只是在一種十分瑣碎的意義上答對，亦即<text:span text:style-name="T3"><text:s/>right in a trivial sense</text:span>。<text:span text:style-name="T3"><text:s/><text:line-break/><text:line-break/></text:span>比方說，我提出一個觀點：人可以分成兩種，一種戴眼鏡，一種不戴。我講得沒錯吧，問題是<text:span text:style-name="T3"><text:s/>"</text:span>然後呢？<text:span text:style-name="T3">" </text:span>沒有然後了。我的觀點雖然是對的，但實在看不出來這觀點具有什麼重要性。<text:span text:style-name="T3"><text:s/><text:line-break/><text:line-break/></text:span>邱毅預言韓流退燒，被一個<text:span text:style-name="T3"><text:s/>"</text:span>小女孩<text:span text:style-name="T3">" </text:span>打敗了，可是這兩天他卻又說，韓流造勢驚人，其他候選人都<text:span text:style-name="T3"><text:s/>"</text:span>崩潰了<text:span text:style-name="T3">"</text:span>、<text:span text:style-name="T3">"</text:span>沒戲唱了<text:span text:style-name="T3">"</text:span>，預測韓國瑜將勝出！大家都不用選了。<text:span text:style-name="T3"><text:s/><text:line-break/><text:line-break/></text:span>這有點像說我今天早上一邊遛阿憨，一邊忙著送小孩上學，看著天空烏雲密佈，於是就<text:span text:style-name="T3"><text:s/>"</text:span>預言<text:span text:style-name="T3">" </text:span>說快下雨了，看來我還是開車出門比較保險。可是，中午烏雲散去，我又重新<text:span text:style-name="T3"><text:s/>"</text:span>預言<text:span text:style-name="T3">" </text:span>說：太陽出來了，勢必要春滿花開了，我就騎著機車載學姐去吃午餐。<text:span text:style-name="T3"><text:s/><text:line-break/><text:line-break/></text:span>我的<text:span text:style-name="T3"><text:s/>"</text:span>預言<text:span text:style-name="T3">" </text:span>很準哦。可是你聽了，會覺得我是個氣象專家嗎？當然不會。可是，我講的一定是錯的嗎？那倒也未必。問題是，即便是對的，它也只是<text:span text:style-name="T3"><text:s/>right in a trivial sense</text:span>。<text:span text:style-name="T3"><text:s/><text:line-break/><text:line-break/></text:span>一個理性成熟的人，理應不會以邱毅那樣一種方式來評價人事物，更不用說據此來斷言勝負，畢竟選舉是明年一月中旬的事，距今還有七個月，誰知道屆時究竟會下雨、打雷或出太陽？我倒是很想提醒韓國瑜，千萬注意人身安全。題外話。<text:span text:style-name="T3"><text:s/><text:line-break/><text:line-break/></text:span>我們常用善意惡意來看待一種言論，實際上，言論品質好壞跟善惡本身扯不上關係；只要我講得有理，我就算充滿惡意又怎麼樣？反之，我滿懷善意，卻講出一堆傻話空話，這些傻話空話並不會因為我的善意而具有更豐富的意義。<text:span text:style-name="T3"><text:s/><text:line-break/><text:line-break/></text:span>李敖的兒子李戡，這兩天<text:span text:style-name="T3"><text:s/>"</text:span>預言<text:span text:style-name="T3">" </text:span>韓國瑜總統大選<text:span text:style-name="T3"><text:s/>"</text:span>必輸無疑<text:span text:style-name="T3">"</text:span>。他說，因為韓國瑜的支持者絕大多數是屬於主張急統的<text:span text:style-name="T3"><text:s/>"</text:span>鐵桿深藍<text:span text:style-name="T3">"</text:span>，這類人士為數甚少，而且在島內相當邊緣，韓國瑜被這些人<text:span text:style-name="T3">"</text:span>綁架了<text:span text:style-name="T3">"</text:span>，因此必輸無疑。<text:span text:style-name="T3"><text:s/><text:line-break/><text:line-break/></text:span>我不知道韓會贏或輸，就如同我不知道明年此時會不會下雨。但我知道，以李戡那樣一種看待人事物的方式去預言七個月後的事，不但瑣碎，而且愚蠢。<text:span text:style-name="T3"><text:s/><text:line-break/><text:line-break/></text:span>並不是說輸贏無法預測，而是說那樣一種看待人事物的方式會不會太幼稚了點？畢竟輸贏牽涉到各方利益的對抗與重組，牽涉到某種民意趨向，更是簽涉到中美兩大國之間的政治角力，牽涉到各種還未使出來的賤招奧步<text:span text:style-name="T3">...</text:span>等等等，非常複雜，怎麼會說什麼韓國瑜的支持者只是一些遲暮之年的深藍鐵桿，因此必輸無疑？這樣的觀察力與理解力，不但幼稚到爆，而且也不合基本事實。台灣哪來那麼多<text:span text:style-name="T3"><text:s/>"</text:span>深藍鐵桿<text:span text:style-name="T3">"</text:span>？<text:span text:style-name="T3"><text:s/><text:line-break/><text:line-break/></text:span>我知道我若進入這樣一種瑣碎幼稚的眼光裏頭來加以議論辯駁，其實也只是在瑣碎之中打轉而已；畢竟在瑣碎之中，對錯根本不重要。不過，姑且還是說說。<text:span text:style-name="T3"><text:s/><text:line-break/><text:line-break/></text:span>我的十年黨外政治經歷每天完全都是在基層活動，同志們就是農漁民、勞工及所謂市井小民與所謂販夫走卒，我對人的氣味屬性非常敏感，對方不用開口，我往往就知道對方的政治顏色傾向。我去過韓流聚集處，遇過無數韓粉，老實說，我常以為時光倒流，回到黨外時期。<text:span text:style-name="T3"><text:s/><text:line-break/><text:line-break/></text:span>當年的黨外群眾，基本上就是眼前所謂韓流的一個基本組成：樸素、熱情、單純、善惡是非之心很重，道德感強，經濟上大多弱勢或受薪階級或各種小本經營的店家，偶而點綴一兩個所謂知識份子。<text:span text:style-name="T3"><text:s/><text:line-break/><text:line-break/></text:span>另外，我這幾年在高雄林園工作，韓國瑜的戶籍地就在林園，這是一個非常偏僻落後的鄉下，到處是工廠，空污嚴重，人口外移，相對老化，經濟狀況大多不佳或很差，中產階級很少，屬綠營的傳統票倉。但是，過去這半年來卻冒出許多韓粉，讓我很訝異。<text:span text:style-name="T3"><text:s/><text:line-break/><text:line-break/></text:span>我雖然絕口不跟病人或家屬談政治，但是病人往往會主動表態或甚至向我拉票，要我挺韓。這樣一個過去綠油油的地方，哪來什麼鐵桿深藍？<text:span text:style-name="T3"><text:s/><text:line-break/><text:line-break/></text:span>不信你再去韓流聚集處或是比方說六合夜市走一遭，隨便找些人或店家聊聊，聽聽他們講話的內容，看看他們講話的樣子，有幾個是什麼鐵桿深藍？好像只有我才是希望急統的鐵桿份子。但我所見過、聽過、遇過的韓粉都不是；他們無非就是所謂市井小民，對生活的熱情遠遠大於特定政治主張。<text:span text:style-name="T3"><text:s/><text:line-break/><text:line-break/></text:span>或者說，這其實是一群相當厭惡政治操弄的人，希望政治回歸它應有的本質，為人民謀福利，改善生活環境，而不想再被政治謊言所欺瞞與操弄，不想再看到權貴政治的延續，並且希望自己也能參與到政治之中，讓政治或多或少也能為自己謀點基本福利，改善一些生活，而不是一種政治高層之間的權謀詐術或菁英遊戲。<text:span text:style-name="T3"><text:s/><text:line-break/><text:line-break/></text:span>韓國瑜並沒有三頭六臂，韓的出現只是凝聚而非創造了這樣一種基層的卑微心意；倘若以為韓粉是什麼政治取向的鐵桿深藍，那樣一種觀察力，只能得零分。<text:span text:style-name="T3"><text:s/><text:line-break/><text:line-break/></text:span>韓國瑜選不選得上我不知道，但我深知政治險惡，基本上我是有點悲觀的，畢竟你面對的是一個不擇手段的人渣黨與各方權謀術士共犯及其背後呼風喚雨的美國勢力。<text:span text:style-name="T3"><text:s/><text:line-break/><text:line-break/></text:span>但是，不管選不選得上，韓國瑜應該要記住一點：就算粉身碎骨，身敗名裂，也絕不要背叛、辜負人們那一點卑微的期望；別再把政治搞成權貴煉金術與菁英遊戲，搞成收割眾人心血成果的卑鄙詐術。</text:p>
      <text:p text:style-name="P1"><text:span text:style-name="T1">陳真</text:span><text:s/>  |  2019.06.04 18:14   |   <text:a xlink:type="simple" xlink:href="http://palinfo.habago.org/Entry?Command=Information_PrintForum&amp;iPage=10#FORUM37508"><text:span text:style-name="T2">#</text:span></text:a></text:p>
      <text:p text:style-name="P4">卡韓政變<text:span text:style-name="T3"><text:s/>(67)</text:span>：我從來不曾以那樣的方式想事情<text:span text:style-name="T3"><text:s/><text:line-break/><text:line-break/></text:span>陳真<text:span text:style-name="T3"><text:s/>2019. 06. 04. <text:line-break/><text:line-break/><text:line-break/></text:span>李敖的兒子李戡如果不是李敖的兒子，那麼，他的言論應該毫無可觀之處。可是，<text:span text:style-name="T3">"</text:span>李敖的兒子<text:span text:style-name="T3">" </text:span>這個身份依舊無助於其言論品質。別說<text:span text:style-name="T3"><text:s/>"</text:span>李敖的兒子<text:span text:style-name="T3">"</text:span>，就算是李敖本人也一樣，言論思維缺乏內涵。<text:span text:style-name="T3"><text:s/><text:line-break/><text:line-break/></text:span>李敖的可貴在於他在某個時期的勇氣，而不在於他的思想，也許這也說明了為何李敖把<text:span text:style-name="T3"><text:s/>"</text:span>成為思想家<text:span text:style-name="T3">" </text:span>視為他人生的最高目標，因為那恰恰是他所欠缺的。可是，光是這樣一個目標本身，其實就已經說明了李敖與思想無緣。這就好像一個真正的美女不太可能會在乎美貌一般，誰會在乎自己身上已經滿坑滿谷或者駕輕就熟稀鬆平常的東西？<text:span text:style-name="T3"><text:s/><text:line-break/><text:line-break/></text:span>同理，你看那些真正的思想家，全都睥睨<text:span text:style-name="T3"><text:s/>"</text:span>思想<text:span text:style-name="T3">" </text:span>這回事。作家亦然。尼采說得對，<text:span text:style-name="T3">"</text:span>那些羞於成為作家的人，才是真正的作家<text:span text:style-name="T3">"</text:span>。這道理很簡單，就如蕭伯納所說：<text:span text:style-name="T3">"Every person who has mastered a profession is a skeptic concenrning it." </text:span>當你駕輕就熟某種技藝，你不但不會想炫耀它，反而會對它產生懷疑或睥睨之心，甚至連提都懶得提。我們不會飛，於是就整天羨慕鳥兒，滿口振翅高飛。哪天要是真長出翅膀，恐怕根本就懶得飛了。<text:span text:style-name="T3"><text:s/><text:line-break/><text:line-break/></text:span>這就好像台灣人很喜歡拿英文大作文章，沒事也能說出一個事來，好像懂英文很厲害似的，以之做為某種能力或身份的象徵。可是，哪個洋人或懂英文的人會想要炫耀英文？那豈不是傻蛋嗎？你看，那些難以駕馭知識者，往往特別喜歡把簡單的東西故意講得好像很艱難。反之，知識飽滿者卻言語平常，簡單易懂。<text:span text:style-name="T3"><text:s/><text:line-break/><text:line-break/></text:span>我家附近有座廟，裏面養了幾隻鸚鵡很會說話，有一隻會喊<text:span text:style-name="T3"><text:s/>"</text:span>蔣總統萬歲<text:span text:style-name="T3">"</text:span>，一隻會唱<text:span text:style-name="T3">"</text:span>梅蘭梅蘭我愛你<text:span text:style-name="T3">"</text:span>，還有一隻更特別，你只要一靠近，牠就會大叫<text:span text:style-name="T3"><text:s/>"</text:span>我會說話哦<text:span text:style-name="T3">"</text:span>。我也會說話，但我根本不把說話當一回事。當你離某個東西越近，其實也就越不會想要去炫耀它，甚至連提都不想提，就如同哪一個政治人物會去炫耀他認識哪個名人？道理是一樣的。<text:span text:style-name="T3"><text:s/><text:line-break/><text:line-break/></text:span>閒話表過，回歸正題。我之所以講到李敖的兒子李戡是因為看他當起名嘴，屢次發言批評韓國瑜，一下斷言這個，一下斷言那個，像個蹩腳的算命先生或股市分析師，一下說韓國瑜選高雄市長絕不可能贏，一下說韓國瑜選總統也是註定要輸，一下又說韓流已經消風，韓國瑜要被人民唾棄了，跌下神壇了，觸怒大陸了<text:span text:style-name="T3">...</text:span>像個名嘴一樣，信口開河講一堆，要不就說什麼韓國瑜之所以一開始不願參選總統是<text:span text:style-name="T3"><text:s/>"</text:span>學習蔣介石<text:span text:style-name="T3">"</text:span>，罵說<text:span text:style-name="T3"><text:s/>"</text:span>韓國瑜這樣簡單粗暴的幹法，真是開創了中國國民黨黨史新篇章<text:span text:style-name="T3">"</text:span>，最近兩天又說韓國瑜<text:span text:style-name="T3"><text:s/>"</text:span>被鐵桿深藍綁架了<text:span text:style-name="T3">"</text:span>，因此大選或初選註定失敗，必輸無疑。<text:span text:style-name="T3"><text:s/><text:line-break/><text:line-break/></text:span>我不是說他的一大堆論斷是對或錯，而是說，這種理解人事物的方式與能力真是很<text:span text:style-name="T3"><text:s/>"</text:span>可怕<text:span text:style-name="T3">"</text:span>，很幼稚，像小學生。<text:span text:style-name="T3"><text:s/><text:line-break/><text:line-break/></text:span>李戡講那些傻話並無惡意，我是說他並不是故意要瞎掰，反倒充滿對於統派的善意。問題是，正因為他當真，那才讓人訝異怎麼會這麼幼稚，真不可思議。<text:span text:style-name="T3"><text:s/><text:line-break/><text:line-break/></text:span>我一直很抗拒接受採訪，因為對方往往問一些笨問題，讓你答也不是，不答也不是。若真要回答，只能答說：<text:span text:style-name="T3">"</text:span>我從來不曾以那樣的方式想事情<text:span text:style-name="T3">"</text:span>。</text:p>
      <text:p text:style-name="P5"/>
      <text:p text:style-name="P1"><text:span text:style-name="T1">陳真</text:span><text:s/>  |  2019.06.04 10:38   |   <text:a xlink:type="simple" xlink:href="http://palinfo.habago.org/Entry?Command=Information_PrintForum&amp;iPage=11#FORUM37507"><text:span text:style-name="T2">#</text:span></text:a></text:p>
      <text:p text:style-name="P4">卡韓政變<text:span text:style-name="T3"><text:s/>(66)</text:span>：究竟是什麼樣的社會，以致於<text:span text:style-name="T3">... <text:line-break/><text:line-break/></text:span>陳真<text:span text:style-name="T3"><text:s/>2019. 06. 04. <text:line-break/><text:line-break/><text:line-break/></text:span>書楷，我只看了你貼的底下這影片。這不是新聞採訪，而是演戲造假，很沒出息。<text:span text:style-name="T3"><text:s/><text:line-break/><text:line-break/>https://youtu.be/OJEezQlNQGI <text:line-break/><text:line-break/></text:span>沒出息當然也是一種自由，只是很可悲。因為，一整個世代的素質，事實上也就定義了一個社會的某種未來。<text:span text:style-name="T3"><text:s/><text:line-break/><text:line-break/></text:span>我常有個感慨，相較於幾乎我所見過或了解的國家的學生或年輕一代<text:span text:style-name="T3"><text:s/>(</text:span>當然更包括對岸<text:span text:style-name="T3">)</text:span>，台灣的年輕一代是最為腦殘的一群人。兩岸之間的年輕人，在獨立思考能力、見識與氣度上的對比，更是幾乎呈現一種極端相反的狀態。但是很詭異的是，此岸腦殘的年輕人卻反而很喜歡嘲笑、鄙視對岸學生，說他們被洗腦，說他們被封閉。<text:span text:style-name="T3"><text:s/><text:line-break/><text:line-break/></text:span>半個多世紀來，不管怎麼改朝換代，台灣的年輕一代始終是主流政治勢力或主流社會文化毫無保留的熱烈支持者，幾乎就跟機器人沒有兩樣。誰掌握了主流發語權，誰就能操控這群<text:span text:style-name="T3"><text:s/>"</text:span>機器<text:span text:style-name="T3">"</text:span>，擄獲<text:span text:style-name="T3"><text:s/>"</text:span>它<text:span text:style-name="T3">" </text:span>們的<text:span text:style-name="T3"><text:s/>"</text:span>心<text:span text:style-name="T3">" (</text:span>？<text:span text:style-name="T3">)</text:span>；你要<text:span text:style-name="T3"><text:s/>"</text:span>它<text:span text:style-name="T3">" </text:span>們說什麼做什麼，<text:span text:style-name="T3">"</text:span>它<text:span text:style-name="T3">" </text:span>們就會說什麼做什麼，分毫不差，從眾性破表。<text:span text:style-name="T3"><text:s/><text:line-break/><text:line-break/></text:span>更不可思議的是，越是那些自以為進步、時髦、開放或是什麼民主自由心靈的人，越是極右而腦殘。許多時候，甚至不用等對方開口，我光看面相就知道誰是<text:span text:style-name="T3"><text:s/>"</text:span>機器人<text:span text:style-name="T3">"</text:span>。<text:span text:style-name="T3"><text:s/><text:line-break/><text:line-break/></text:span>這沒什麼好辯駁，要是有人不同意，那就算了，我並不打算說服誰。你可以說服他人某種見解，但你沒必要說服他人某種事實，同時也不可能期待腦殘者會認識到自己的腦殘。倘若<text:span text:style-name="T3"><text:s/>"</text:span>它<text:span text:style-name="T3">" </text:span>們能夠具有病識感，那就不叫腦殘了。<text:span text:style-name="T3"><text:s/><text:line-break/><text:line-break/></text:span>聽起來很絕望，不過事實就是如此。江山易改，腦殘難治，那不是三代五代可以輕易改變的事實。<text:span text:style-name="T3"><text:s/><text:line-break/><text:line-break/></text:span>台灣也有個跟郭董類似的大老闆，不過品性壞多了。那個人叫徐旭東，遠東集團的老闆，同時也是扁珍無數貪腐事件的當事人，諸多惡形惡狀，罄竹難書。<text:span text:style-name="T3"><text:s/><text:line-break/><text:line-break/></text:span>這位徐老闆最近兩天去元智大學的畢業典禮上演講，<text:span text:style-name="T3">"</text:span>勉勵畢業生<text:span text:style-name="T3">"</text:span>。光是這件事本身就有點荒唐，學校找來這樣一個素行不良的土豪來給學生演講，是希望學生怎樣？效法他官商勾結的扯爛污作風嗎？當然，徐大老闆是元智大學的董事長，他愛怎麼樣當然也就能怎麼樣。<text:span text:style-name="T3"><text:s/><text:line-break/><text:line-break/></text:span>徐大老闆在演講中稱讚人渣黨的縣市長，同時還大損韓國瑜，說他不會認真做事。報上說，學生們一聽，立即<text:span text:style-name="T3"><text:s/>"</text:span>嗨翻了<text:span text:style-name="T3">"</text:span>，歡聲雷動，熱烈鼓掌表示認同。很可悲吧。並不是說你不能批評韓國瑜，而是說在一所大學的畢業典禮上，居然可以赤裸裸地攻擊特定政治異己。而且更荒唐的是，居然會受到在場師生的熱烈響應，而不是引起眾怒。<text:span text:style-name="T3"><text:s/><text:line-break/><text:line-break/></text:span>大學之所以<text:span text:style-name="T3"><text:s/>"</text:span>大<text:span text:style-name="T3">"</text:span>，就在於它在概念上包含了各種可能性，而不會在特定政治實務上做出任何指導。我從不跟我的學生、住院醫師、病人或家屬討論任何現實政治問題，更不用說濫用權勢大發厥詞。因為，我得尊重自己的角色，尊重所屬機構，尊重他人在某種不平等權力關係下應有的完整尊嚴。<text:span text:style-name="T3"><text:s/><text:line-break/><text:line-break/></text:span>你想想，當你手握學生或住院醫師的考核權力，或是主導病人的健康與治療時，對方跟你是站在完全不平等的位置上。這時候，你就更應該讓這個不平等關係僅僅侷限於它應有的範圍，而不是濫用之。<text:span text:style-name="T3"><text:s/><text:line-break/><text:line-break/></text:span>相對地，萬一有人濫用這個不平等關係之權勢，處於低下位置者不反抗就已經很窩囊了，怎麼還會<text:span text:style-name="T3"><text:s/>"</text:span>嗨翻了<text:span text:style-name="T3">"</text:span>？怎麼還會全體師生<text:span text:style-name="T3"><text:s/>"</text:span>熱烈鼓掌、歡聲雷動<text:span text:style-name="T3">"</text:span>？報上還說，徐大老闆嗆韓國瑜的這事情引起網路熱烈討論，學生表示，這是他們參加過<text:span text:style-name="T3"><text:s/>"</text:span>最精采的一次畢業典禮<text:span text:style-name="T3">"</text:span>。<text:span text:style-name="T3"><text:s/><text:line-break/><text:line-break/></text:span>台灣學生之腦殘與窩囊沒出息，自古已然，於今尤烈，實在很難想像世界上居然會有這樣一種年輕人。年輕理當充滿理想，充滿道德熱情，充滿反抗主流的理想主義，但台灣的年輕一代卻完全老邁腐朽，不堪聞問，一味充當主流勢力的打手或附隨者。<text:span text:style-name="T3"><text:s/><text:line-break/><text:line-break/></text:span>再說，你不知道徐旭東大老闆是誰嗎？姑且不說扁珍當權時代徐老闆的那些官商勾結事蹟，就光講這兩年的事。比方說，兩年前人渣黨惡修勞基法，砍了勞工的七天國定假日，徐大老闆馬上大聲稱讚當時擔任行政院長的賴清德，說他好棒！好讚！並且還痛罵勞工說，「你沒有競爭力，你怎麼還敢放這麼多假？」並且還胡扯什麼台灣勞工比美國人幸福，說什麼他的美國朋友聽到一例一休都嚇一跳說<text:span text:style-name="T3"><text:s/>"</text:span>怎麼你們台灣人都不用工作？<text:span text:style-name="T3">" <text:line-break/><text:line-break/></text:span>我不是說資方不能要求自己的利益，而是說，究竟是什麼樣的社會，以致於這些大土豪們在這島上往往一個比一個囂張跋扈？總是大放厥詞教訓勞工不可偷懶不可貪心。天底下還有比這些素行不良的土豪們更貪心的嗎？<text:span text:style-name="T3"><text:s/><text:line-break/><text:line-break/></text:span>大家還記得藍綠一致吹捧的<text:span text:style-name="T3"><text:s/>"</text:span>看見台灣<text:span text:style-name="T3">" </text:span>這部記錄片嗎？我沒看過，但我知道它好像是拍到了花蓮礦區一片掏空的山林，竟然挖出一個天坑，變成一種世界奇觀。罪魁禍首就是徐旭東擔任董事長的<text:span text:style-name="T3"><text:s/>"</text:span>亞洲水泥<text:span text:style-name="T3">"</text:span>。徐旭東竟然反嗆說他<text:span text:style-name="T3"><text:s/>"</text:span>愛台灣<text:span text:style-name="T3">"</text:span>，還說<text:span text:style-name="T3"><text:s/>"</text:span>亞泥礦場要挖得更深，是為了將來可以養魚<text:span text:style-name="T3">"</text:span>。完全就是毫無廉恥無所忌憚地胡說八道一通。<text:span text:style-name="T3"><text:s/><text:line-break/><text:line-break/></text:span>我並非想要鼓勵大家敵視這些人，而是說，這樣一些長年在這島上為所欲為的大老闆就是你的偶像與榜樣？你看不清基本的是非曲直嗎？對於未來，你沒有半點基於良善的熱情與見識嗎？</text:p>
      <text:p text:style-name="P1"><text:span text:style-name="T1">林書楷</text:span><text:s/>  |  2019.06.04 06:52   |   <text:a xlink:type="simple" xlink:href="http://palinfo.habago.org/Entry?Command=Information_PrintForum&amp;iPage=11#FORUM37506"><text:span text:style-name="T2">#</text:span></text:a></text:p>
      <text:p text:style-name="P2">看起來柯文哲的收割年輕韓粉行動開始了。<text:span text:style-name="T3"><text:s/><text:line-break/></text:span>【長男次男】<text:span text:style-name="T3">6/1</text:span>韓國瑜<text:span text:style-name="T3">2020</text:span>造勢<text:span text:style-name="T3">-</text:span>原來大家都是自己人<text:span text:style-name="T3"><text:s/><text:line-break/>https://youtu.be/OJEezQlNQGI <text:line-break/></text:span>【長男次男】<text:span text:style-name="T3">6/1</text:span>韓國瑜<text:span text:style-name="T3">2020</text:span>造勢<text:span text:style-name="T3">-</text:span>完整版<text:span text:style-name="T3"><text:s/><text:line-break/>https://youtu.be/hgv9G-O6JsA <text:line-break/><text:line-break/>Shih-Hao Hung <text:line-break/>7 hrs · <text:line-break/></text:span>最近逐漸白熱化的口水戰，著實驗證了這篇文章所言。以四字訣對治：「恕不奉陪」。<text:span text:style-name="T3"><text:s/><text:line-break/>https://www.facebook.com/shihhaohung/posts/2842627852446351 <text:line-break/><text:line-break/></text:span>底下的文章是這一位臺大資工所教授的臉書發文。有人在他的發文下面留言說韓流與扁流是相同的，心裡很無言。對於韓國瑜，反對者很多是打從心裡先討厭、再來找各種理由支持為何韓國瑜不該出來選總統。曾想過如果韓國瑜民調被做掉；蔡英文、賴清德、柯文哲和郭台銘都出來選。這樣該如何是好？難不成真的要用腳投票？<text:span text:style-name="T3"><text:s/><text:line-break/><text:line-break/></text:span>哈佛教授：看清楚！<text:span text:style-name="T3"><text:s/></text:span>真正崛起的是沒做功課的選民<text:span text:style-name="T3"><text:s/><text:line-break/>https://www.cw.com.tw/article/article.action?id=5092058 <text:line-break/></text:span>臉譜<text:span text:style-name="T3"><text:s/></text:span>文<text:span text:style-name="T3"><text:s/></text:span>湯姆．尼可斯<text:span text:style-name="T3"><text:s/>2018-09-11 <text:line-break/></text:span>調整字體尺寸<text:span text:style-name="T3"><text:s/><text:line-break/></text:span>政策辯論的內容聽著愈來愈像是兩群沒做功課的笨蛋在比爛，政治觀察家與分析師稱這類大混戰是「低資訊量選民」之間的肉搏戰。而政治領袖即便比民眾看得透徹<text:span text:style-name="T3">(</text:span>他們是現今政壇的稀有動物<text:span text:style-name="T3">)</text:span>，也得賭上政治生命才敢淌這趟混水去指正選民，因為「說他錯等於說他笨」。<text:span text:style-name="T3"><text:s/><text:line-break/><text:line-break/><text:line-break/></text:span>政治上的論辯與公共政策的擬定，並不同於非黑即白的科技。這兩件事情的本質即是衝突。雖然說偶爾會有「揖讓而升，下而飲」的君子之爭，但更常見到的局面會有如裁判放假去的冰上曲棍球場，而且瘋狂的觀眾還隨時都會跳進場內參戰，大亂鬥一觸即發。<text:span text:style-name="T3"><text:s/><text:line-break/><text:line-break/></text:span>在現今的美國，政策辯論的內容聽著愈來愈像是兩群沒做功課的笨蛋在比爛，兩邊固然看法不同，但結論一樣都是錯的。政治領袖即便比民眾看得透徹<text:span text:style-name="T3">(</text:span>他們是現今政壇的稀有動物<text:span text:style-name="T3">)</text:span>，也得賭上政治生命才敢淌這趟混水去指正選民。<text:span text:style-name="T3"><text:s/><text:line-break/><text:line-break/></text:span>政治觀察家與分析師說得很客氣，他們稱這類大混戰是「低資訊量選民」之間的肉搏戰。但不論是關乎科學上的真偽，還是政治上的是非，不變的可怕之處在於其中一種自我中心而目空一切、而且很容易就惱羞成怒的堅持：意見沒有高低之分的齊頭式平等。對美國人而言，說他錯等於說他笨，告訴他「你錯了」，就等於罵他說「你是個笨蛋」。<text:span text:style-name="T3"><text:s/><text:line-break/><text:line-break/></text:span>你不准跟我意見不同，否則你就是不尊重我。換句話說，糾正就是一種侮辱。他們認為任何意見不論是不著邊際還是頗有見地，都應該被好好地咀嚼一番，以示公平，做不到這樣，你就是心胸狹窄，你就是剛愎。<text:span text:style-name="T3"><text:s/><text:line-break/><text:line-break/></text:span>公共政策辯論中的無知是一種病，而且這種病會真真切切地衝擊到美國每個人的生活品質與幸福安逸。回顧二○○九年，在《平價醫療法案》<text:span text:style-name="T3">(Affordable Care Act)</text:span>，也就是「歐巴馬健保」<text:span text:style-name="T3">(Obamacare)</text:span>的政策辯論中，過半數的美國民眾相信曾代表共和黨擔任副總統候選人的莎拉．裴琳<text:span text:style-name="T3">(Sarah Palin)</text:span>所說。那裴琳說了什麼呢？<text:span text:style-name="T3"><text:s/></text:span>她說歐巴馬健保法裡藏著所謂的「判死委員會」，還說這個委員會裡的成員會很官僚地判定病人有沒有價值活下去<text:span text:style-name="T3">(</text:span>事隔四年，還有接近三分之一的外科醫師對此深信不疑<text:span text:style-name="T3">)</text:span>。<text:span text:style-name="T3"><text:s/><text:line-break/><text:line-break/></text:span>你可以贊成，也可以反對歐巴馬健保法，但你不能把明明人家沒幹的事情栽贓到人家頭上。話說這法案都通過了兩年之後，還有至少四成美國人不清楚這法案有沒有繼續執行。<text:span text:style-name="T3"><text:s/><text:line-break/><text:line-break/></text:span>想觀察公眾的無知如何影響國家政策的辯論，稅務是另外一例。沒有人喜歡繳稅，沒有人不抱怨稅重。每年春天，複雜到惡名昭彰的美國稅法都會讓無意逃稅的好公民膽戰心驚，他們頂多只能盡量誠實納稅，但金額正不正確也只能抱著一種猜謎的心情。<text:span text:style-name="T3"><text:s/><text:line-break/><text:line-break/></text:span>但乖乖納了稅，令人難過的現實是美國人普遍不清楚自己的血汗錢被花到哪裡去。一個又一個的民意調查顯示美國人一方面覺得政府亂花錢，覺得稅金負擔太重，一方面又常搞不清楚誰在繳稅、繳了多少，以及錢被花到哪裡去了。但其實美國政府的預算資料是公開的，你只要索取，公部門就會把資料傳送給你，這比起預算書像磚頭一般超難寄的年代，其方便性與可及性真是不可同日而語。<text:span text:style-name="T3"><text:s/><text:line-break/><text:line-break/></text:span>或者我們可以看看美國對外提供國際援助的事宜。在許多美國人心中，這是一個一捅就中的馬蜂窩，主要是他們覺得「美援」是一種浪費，是在把錢扔進水裡。美國人普遍以為慷納稅人之慨的外援占美國國家總預算超過兩成五，簡直就是在「大撒錢」。但這與實情相去甚遠，遠到讓人不知道該從何處吐槽起：美援僅占美國政府歲出的百分之一不到，精確一點說是連百分之一的四分之三都不到。<text:span text:style-name="T3"><text:s/><text:line-break/><text:line-break/></text:span>知道這真相的美國人，只有百分之五。而同時間每十個美國人，就有一個人認為美國過半數的預算<text:span text:style-name="T3">(</text:span>沒錯，就是好幾兆美元<text:span text:style-name="T3">)</text:span>被年復一年地送給別國花用。不論每個人心目中的數字是多少，大多數美國人都以為美援是以等同於現金的即期支票給出去。<text:span text:style-name="T3"><text:s/><text:line-break/><text:line-break/></text:span>這也是一個迷思。事實上，外援的種類很有彈性。外援不一定呆呆地給錢，事實上外援也算得上是一種有利於美國民眾的扶助就業方案，因為很多外援給的是實物，是產品。美國政府會向民間廠商採購從食物到軍機等各式各樣的產品，然後送到要援助的國家去，而這中間就會創造出美國國內更多的就業機會。<text:span text:style-name="T3"><text:s/><text:line-break/><text:line-break/></text:span>有人會說美援是浪費錢，我可以理解，這是一種說得過去的政治立場。包含我在內的某些專家會覺得一竿子打翻一船人不好，美援並非全然都是浪費，但至少反對美援的立場是出於一種信念、一種原則，而不是出於錯誤的認知。反之要是因為誤以為美援占預算比重太高而反對，那就沒什麼好討論的了。<text:span text:style-name="T3"><text:s/><text:line-break/><text:line-break/></text:span>理性的質疑不僅存在於科學的核心，也是牽涉到民主的真諦。相形之下，「專業之死」就像是美國全國在鬧彆扭、耍大小姐脾氣，也像青少年面對各種權威產生了叛逆的心情。<text:span text:style-name="T3"><text:s/><text:line-break/><text:line-break/></text:span>這種強烈的情緒，讓美國人堅信只要主觀的意見夠強，就能模糊其與客觀事實之間的界線。<text:span text:style-name="T3"><text:s/><text:line-break/><text:line-break/></text:span>這時候專家理應跳出來，讓是非得以沉澱釐清，或至少讓眾人在行於混沌之中時有所依循。問題是誰有資格被稱為「專家」？<text:span text:style-name="T3"><text:s/></text:span>在進一步討論知識體系的敵人是從何處集結而來之前，以及美國怎麼會在理應民智大開的資訊時代與人民當家的民主時代把自己搞得這麼狼狽之前，我們應該先思考一個問題，那就是頂著「專家」或「知識分子」頭銜的那些人，跟一般人之間應該如何區隔？<text:span text:style-name="T3"><text:s/><text:line-break/><text:line-break/></text:span>專家與公民<text:span text:style-name="T3"><text:s/><text:line-break/><text:line-break/></text:span>很多人對外自稱是專家或知識分子，其中有些人說得有道理，有些人是無聊當有趣。真要說起來，自認是專家，問題不只是會誤導人而已，很多自命的專家就像自稱吻功一流的人，都不太有自知之明。<text:span text:style-name="T3"><text:s/><text:line-break/><text:line-break/></text:span>就全世界而言，專家不是什麼稀罕的東西。有些專家很好認，甚至可以說是一目了然：醫生、工程師、航空機師等都是當然的專家，另外像電影導演、巡迴演奏的鋼琴家等亦然。更進一步說，運動員與他們的教練也是專家，然後就是大家熟悉的管線工、抓漏、警員、木工等等。<text:span text:style-name="T3"><text:s/><text:line-break/><text:line-break/></text:span>繼續往下挖，我們會發現每天固定在你家附近送信的郵務士也是專家，至少他找地址找人很行。你要是需要人解讀驗血的結果，自然得找醫護人員，但你若是想知道巴西朋友的來信是怎樣能寄到你在密西根州的門口，經驗豐富的郵差肯定比誰都懂。<text:span text:style-name="T3"><text:s/><text:line-break/><text:line-break/></text:span>各行各業除了有各自的辛酸，也會內建有各自的專門知識，所以在此我會交替使用「專業人士」、「知識分子」跟「專家」這三個詞，因為廣義而言，他們都是掌握了特定的技術或知識體系，並且以此執業來做為主要的謀生方式。按照各個標準，我們就有辦法區別誰是「專業的機師」與假日的飛航玩家，我們會知道誰是「專業的賭徒」，誰又只是喜歡偶爾送錢去給賭場花。<text:span text:style-name="T3"><text:s/><text:line-break/><text:line-break/></text:span>換句話說，稱得上專家，代表這個人對某樣事情知之甚詳，且非一般人所能望其項背，也代表我們針對某個知識領域需要建議、教育跟解答的時候，我們會想到的就是這些人。請注意這並不代表專家對特定領域的事情無所不知。正確的理解是專家既然稱為專家，就代表他們是這個領域中的少數，而他們的意見比多數人都更「權威」，更正確，也更準確。<text:span text:style-name="T3"><text:s/><text:line-break/><text:line-break/></text:span>在民主制度下，專家會與百姓或專業會與民意產生摩擦的一個原因，便是專業必然是少數且相對封閉的。投身某個領域的研究或鑽研某個行當，有兩層意義，一層是我們放棄了對於其他工作或主題的興趣，另一層是我們信任社群中其他領域的成員會把他們的專業顧好，就像我們會把自己的事情做好一樣。<text:span text:style-name="T3"><text:s/><text:line-break/><text:line-break/></text:span>引擎著火了，有人會想去駕駛艙給正副機長一些建議，但想歸想，我們最終還是會<text:span text:style-name="T3">(</text:span>不得不<text:span text:style-name="T3">)</text:span>信任他們比我們更加知道如何臨機應變。要是不這麼想，我們高度進化的社會就會崩潰成一座座孤島而各自為政，我們會回到那個各自摸索、不知所措，只有自己能夠倚靠的時代。<text:span text:style-name="T3"><text:s/><text:line-break/><text:line-break/></text:span>所以我們如何區別誰是素人誰是專家，又如何能將專家給認出來呢？<text:span text:style-name="T3"><text:s/></text:span>真正的專業，真正值得人信任與倚賴的知識積累，是一種摸不到但感覺得到的東西，是學習、天分、經驗與同儕確認的集合體。學習、天分、經驗與同儕確認這四樣東西分開來，都各自是專業的印記，但多數人都能正確地做出綜合判斷，以整體呈現出的狀態來確認誰的話能信，誰的話要考慮。<text:span text:style-name="T3"><text:s/><text:line-break/><text:line-break/></text:span>正式的訓練或教育，是專家地位最顯眼的招牌，但這並不是說學歷好就一切搞定。在很多職業別裡，證書只是入行的基本條件，如教師、護理師、水電技術人員等都需要專業證書才能執教或執業，因為證書代表他們的技藝已經經過同儕的檢定而達到基本的純熟水準。雖然總是有人堅持看衰專業知識，笑話這些證書或資格的存在是一種文憑主義，但學位與執照畢竟是具體可見的「信物」，我們需要這些信物來標示出誰是真正的專家，誰又是玩票的或詐騙集團。</text:p>
      <text:p text:style-name="P1"><text:span text:style-name="T1">陳真</text:span><text:s/>  |  2019.06.03 20:58   |   <text:a xlink:type="simple" xlink:href="http://palinfo.habago.org/Entry?Command=Information_PrintForum&amp;iPage=11#FORUM37505"><text:span text:style-name="T2">#</text:span></text:a></text:p>
      <text:p text:style-name="P4">卡韓政變<text:span text:style-name="T3"><text:s/>(65)</text:span>：<text:span text:style-name="T3"><text:s/></text:span>有多少無辜，就有多少力量<text:span text:style-name="T3"><text:s/><text:line-break/><text:line-break/></text:span>陳真<text:span text:style-name="T3"><text:s/>2019. 06. 03. <text:line-break/><text:line-break/><text:line-break/></text:span>我也養過一隻成吉思汗，是隻蟋蟀。前兩天晚上，聽到疑似蟋蟀聲，當然不是真的蟋蟀，只是疑似，我就跟小孩說把拔小時候只上過幾個月幼兒園，小學還比別人晚了一年入學，整個童年都在玩，從天未亮玩到夜深人靜，每天抓金龜子、灌肚爬仔、玩蟋蟀、養螢火蟲、養小白老鼠、養兔子、爬樹偷水果、偷摘桑椹葉養了幾百隻蠶等等等；遇到下雨天，還曾深入草叢抓水蛇，拿去中藥房賣，磨成藥粉，相當殘忍，不過沒辦法，生性殘暴，昆蟲爬蟲都遭殃。<text:span text:style-name="T3"><text:s/><text:line-break/><text:line-break/></text:span>我養了很多蟋蟀，其中一隻體型大，應該是蟀界<text:span text:style-name="T3"><text:s/>"</text:span>館長<text:span text:style-name="T3">"</text:span>，蟀界成吉思汗。我跟小孩說，我每天帶著牠出去打架，放在竹筒裏，兩隻單挑，還曾經一隻打三隻，算是蟀界葉問，打遍天下無敵手，打出名號；曾經把一隻蟋蟀整顆頭咬下來，成為傳奇。有些蟋蟀在筒子另一頭，狹路相逢卻根本不敢靠近，一看見成吉思汗就掉頭跑，整條台南市海安路的小朋友都知道成吉思汗的厲害，往往呼朋引類來找我，只為了目睹成吉思汗的英姿。其實，不過就只是一隻蟋蟀，我都已經不記得牠最後的下落如何了，應該是被我不小心給遺失，走丟了。<text:span text:style-name="T3"><text:s/><text:line-break/><text:line-break/></text:span>郭台銘自比成吉思汗，這沒有什麼對或不對，只是讓我想起那隻蟋蟀。比喻是一種語言的造反，不必合文法，也無須寫實，看你愛怎麼比就能怎麼比。<text:span text:style-name="T3"><text:s/><text:line-break/><text:line-break/></text:span>在我看來，歷史上那位成吉思汗就是個心理變態的殺人魔，類似美國歷屆領導人，每天就是發動戰爭，不斷姦殺擄掠，用盡一切殘酷手段殺人，喜歡砍小孩的頭，連雞鴨貓狗都不放過，心理變態到難以想像，是金氏世界記錄排名第一的殺人魔，死亡人數就算沒有上億，也有數千萬。<text:span text:style-name="T3"><text:s/><text:line-break/><text:line-break/></text:span>從這個人渣曾經講過的一些話就能知道他病得多重。他說，人生至樂就是殺人，然後把這個人的妻子女兒抓來輪姦或納為妻妾，把他的兒子和老爸老母的頭砍掉，或活生生剁成肉醬，或拿來生人火烤，在家屬面前百般凌虐殺戮，然後聽聞其家屬痛哭哀嚎，當成美妙音樂來聆聽。這就是成吉思汗這個人渣的<text:span text:style-name="T3"><text:s/>"</text:span>人生至樂<text:span text:style-name="T3">"</text:span>。<text:span text:style-name="T3"><text:s/><text:line-break/><text:line-break/></text:span>成吉思汗之所為，基本上就是美國對這世界所做的。時間往往美化了惡行，或提出某種<text:span text:style-name="T3">utilitarian</text:span>式的解釋，就猶如開膛手傑克的變態行徑使人注意到娼妓弱勢的生存處境一般，但是難道我們要因此崇拜或效法開膛手傑克？<text:span text:style-name="T3"><text:s/><text:line-break/><text:line-break/></text:span>所有這類旨在傷人或高人一等的心靈都只是令人厭惡與憐憫：一個人究竟是要自卑窩囊到何種程度，然後他才會以成吉思汗做為一種榜樣？<text:span text:style-name="T3"><text:s/><text:line-break/><text:line-break/></text:span>我比較相信甘地說的，<text:span text:style-name="T3">"</text:span>有多少無辜，就有多少力量<text:span text:style-name="T3">"</text:span>。聖經亦說道：<text:span text:style-name="T3">"</text:span>我什麼時候軟弱，就什麼時候剛強<text:span text:style-name="T3">"</text:span>，<text:span text:style-name="T3">"</text:span>我更喜歡表彰自已的軟弱，好叫基督的能力庇護我<text:span text:style-name="T3">"</text:span>。<text:span text:style-name="T3"><text:s/><text:line-break/><text:line-break/></text:span>老子道德經也這麼說：<text:span text:style-name="T3"><text:s/><text:line-break/><text:line-break/>"</text:span>上善若水。水善利萬物而不爭，處眾人之所惡，故幾於道。<text:span text:style-name="T3">" <text:line-break/><text:line-break/>(</text:span>意思是說：至高之善就像水一樣，水擅於滋養萬物，卻不與萬物相爭；水往低處流，甘於身處眾人所厭惡之低下，故與道相近。<text:span text:style-name="T3">) <text:line-break/><text:line-break/>"</text:span>天下莫柔弱於水，而攻堅強者莫之能勝，以其無以易之。弱之勝強，柔之勝剛，天下莫不知，莫能行。是以聖人云：「受國之垢，是謂社稷主；受國不祥，是為天下王。」正言若反。<text:span text:style-name="T3">" <text:line-break/><text:line-break/>(</text:span>意思是說：天下萬物中，沒有比水更柔弱的了。然而，對付剛強之物，卻沒有能勝過水的。這是因為水柔弱得沒有什麼東西能改變它。這個柔弱勝剛強的道理，大家都知道，卻少有能做到的。因此，聖人說：那為眾人受辱受難受謗的，就是一國之君，天下的王。這些正面話語，聽起來卻好像故意在講反話一樣，人們往往不相信。<text:span text:style-name="T3">) <text:line-break/><text:line-break/></text:span>基本上我是信的，只是很難做到，畢竟守柔處弱任人輕侮實在太難。</text:p>
      <text:p text:style-name="P1"><text:span text:style-name="T1">劉孝湘</text:span><text:s/>  |  2019.06.02 11:53   |   <text:a xlink:type="simple" xlink:href="http://palinfo.habago.org/Entry?Command=Information_PrintForum&amp;iPage=11#FORUM37504"><text:span text:style-name="T2">#</text:span></text:a></text:p>
      <text:p text:style-name="P2">郭台銘從尚未宣佈參選前<text:span text:style-name="T3">(</text:span>實已確定會選<text:span text:style-name="T3">)</text:span>，就一直去蹭韓國瑜的熱度，直到現在每日一酸、每日一嗆韓國瑜，結果還反過來說韓沒有真誠相待<text:span text:style-name="T3">(</text:span>從以下兩則新聞可見一斑<text:span text:style-name="T3">)</text:span>，韓到現在為止沒有攻擊過郭一次，我還沒有看過像郭這麼厚臉皮、這麼有事的人，很懷疑他是不是該吃藥了。<text:span text:style-name="T3"><text:s/><text:line-break/><text:line-break/></text:span>有媒體形容郭是成吉思汗，那麼被他認安答<text:span text:style-name="T3">(</text:span>兄弟<text:span text:style-name="T3">)</text:span>的都要倒楣了，只能像札木合一樣被幹掉，前一個血淋淋的例子就是廣達的林百里，希望韓國瑜不會是下一個。<text:span text:style-name="T3"><text:s/><text:line-break/><text:line-break/>https://udn.com/news/story/12653/3847185 <text:line-break/><text:line-break/>https://www.chinatimes.com/amp/realtimenews/20190601002712-260407</text:span></text:p>
      <text:p text:style-name="P1"><text:span text:style-name="T1">洋洋</text:span><text:s/>  |  2019.06.02 08:23   |   <text:a xlink:type="simple" xlink:href="http://palinfo.habago.org/Entry?Command=Information_PrintForum&amp;iPage=11#FORUM37503"><text:span text:style-name="T2">#</text:span></text:a></text:p>
      <text:p text:style-name="P4">昨天是祖國的兒童節，華為發布一部微電影<text:span text:style-name="T3">--</text:span>悟空<text:span text:style-name="T3"><text:s/><text:line-break/>https://youtu.be/sqTwMjEnGFo <text:line-break/><text:line-break/></text:span>不喜歡劇透的請先看影片<text:span text:style-name="T3"><text:s/><text:line-break/>---- <text:line-break/></text:span>順變聽聽這首歌<text:span text:style-name="T3">--</text:span>悟空<text:span text:style-name="T3"><text:s/><text:line-break/>https://youtu.be/eVbenbwbIbM <text:line-break/><text:line-break/></text:span>月<text:span text:style-name="T4">溅星河，长路漫漫，</text:span><text:span text:style-name="T3"><text:s/></text:span>风烟残尽，独影<text:span text:style-name="T4">阑珊；</text:span><text:span text:style-name="T3"><text:s/></text:span><text:span text:style-name="T4">谁叫我身手不凡，</text:span><text:span text:style-name="T3"><text:s/></text:span><text:span text:style-name="T4">谁让我爱恨两难，</text:span><text:span text:style-name="T3"><text:s/></text:span>到后<text:span text:style-name="T4">来，肝肠寸断。</text:span><text:span text:style-name="T3"><text:s/></text:span>幻世当空，恩怨休怀，<text:span text:style-name="T3"><text:s/></text:span>舍悟离迷，六尘不改；<text:span text:style-name="T3"><text:s/></text:span>且怒且悲且狂哉，<text:span text:style-name="T3"><text:s/></text:span>是人是鬼是妖怪，<text:span text:style-name="T3"><text:s/></text:span>不过是，心有魔<text:span text:style-name="T4">债。</text:span><text:span text:style-name="T3"><text:s/></text:span>叫一声佛祖，回头无岸，<text:span text:style-name="T3"><text:s/></text:span>跪一人<text:span text:style-name="T4">为师，生死无关；</text:span><text:span text:style-name="T3"><text:s/></text:span>善<text:span text:style-name="T4">恶浮世真假界，</text:span><text:span text:style-name="T3"><text:s/></text:span>尘<text:span text:style-name="T4">缘散聚不分明，</text:span><text:span text:style-name="T3"><text:s/></text:span><text:span text:style-name="T4">难断！</text:span><text:span text:style-name="T3"><text:s/></text:span>我要这铁棒有何用，<text:span text:style-name="T3"><text:s/></text:span>我有这变化又如何；<text:span text:style-name="T3"><text:s/></text:span>还是不安，还是氐惆，<text:span text:style-name="T3"><text:s/></text:span>金箍当头，欲<text:span text:style-name="T4">说还休。</text:span><text:span text:style-name="T3"><text:s/></text:span>我要这铁棒醉舞魔，<text:span text:style-name="T3"><text:s/></text:span>我有这变化乱迷<text:span text:style-name="T4">浊；</text:span><text:span text:style-name="T3"><text:s/></text:span>踏碎灵霄，放肆桀<text:span text:style-name="T4">骜，</text:span><text:span text:style-name="T3"><text:s/></text:span>世<text:span text:style-name="T4">恶道险，终究难逃。</text:span><text:span text:style-name="T3"><text:s/></text:span>这一棒，叫你灰飞烟<text:span text:style-name="T4">灭。</text:span><text:span text:style-name="T3"><text:s/></text:span></text:p>
      <text:p text:style-name="P1"><text:span text:style-name="T1">洋洋</text:span><text:s/>  |  2019.06.02 08:10   |   <text:a xlink:type="simple" xlink:href="http://palinfo.habago.org/Entry?Command=Information_PrintForum&amp;iPage=11#FORUM37502"><text:span text:style-name="T2">#</text:span></text:a></text:p>
      <text:p text:style-name="P6"><text:span text:style-name="T1">昨天是祖國的兒童節，華為發布一部微電影</text:span><text:span text:style-name="T3">--</text:span><text:span text:style-name="T1">悟空</text:span><text:span text:style-name="T3"><text:s/><text:line-break/>https://youtu.be/sqTwMjEnGFo <text:line-break/><text:line-break/></text:span><text:span text:style-name="T1">華為心聲社區有篇有意思的解讀</text:span><text:span text:style-name="T3"><text:s/><text:line-break/><text:line-break/></text:span><text:span text:style-name="T1">你</text:span>们谁看懂了？<text:span text:style-name="T3"><text:s/><text:line-break/>2019-06-02 06:31 <text:line-break/>p30</text:span><text:span text:style-name="T1">微电影作品悟空。大家</text:span>来议一议。网上也看了很多评论，很有意思。宣传效果很好，相关部门的兄弟建议加鸡腿。<text:span text:style-name="T3"><text:s/><text:line-break/><text:line-break/></text:span><text:span text:style-name="T1">掌上生活</text:span><text:span text:style-name="T3"><text:s/><text:line-break/></text:span><text:span text:style-name="T1">网上几个我</text:span>觉得有意思的点跟大家讨论一下。首先名字是悟空。西游记有一句话说的是，鸿蒙初辟本无姓，打破顽冥须悟空。鸿蒙是什么，悟空又是谁？<text:span text:style-name="T3"><text:s/><text:line-break/><text:line-break/>pangolin <text:line-break/></text:span><text:span text:style-name="T1">儿童</text:span>节快乐<text:span text:style-name="T3"><text:s/><text:line-break/><text:line-break/></text:span><text:span text:style-name="T1">掌上生活</text:span><text:span text:style-name="T3"><text:s/><text:line-break/></text:span><text:span text:style-name="T1">小孩</text:span>进城后的拿到的新电影票上写的日期是<text:span text:style-name="T3">2019</text:span><text:span text:style-name="T1">年</text:span><text:span text:style-name="T3">9</text:span><text:span text:style-name="T1">月</text:span><text:span text:style-name="T3">22</text:span><text:span text:style-name="T1">日，这是一个未</text:span>来日期。那么今年的<text:span text:style-name="T3">9</text:span><text:span text:style-name="T1">月</text:span><text:span text:style-name="T3">22</text:span><text:span text:style-name="T1">日会发生什么呢？</text:span>结合上一条的鸿蒙初辟，是不是很有意思？<text:span text:style-name="T3"><text:s/><text:line-break/><text:line-break/>SayNo <text:line-break/></text:span><text:span text:style-name="T1">看完短片后，感慨</text:span>颇多。拍摄者在片中做了很多埋伏。<text:span text:style-name="T3"><text:s/><text:line-break/>1.</text:span><text:span text:style-name="T1">第</text:span><text:span text:style-name="T3">1</text:span><text:span text:style-name="T1">个</text:span>镜头小动物卖力地拉着小车，寓意深刻。<text:span text:style-name="T3"><text:s/><text:line-break/>2.</text:span><text:span text:style-name="T1">两个</text:span>闹表时间不同，可以关注一下，另外，片尾的闹表进水，秒针在没水的空间倒着走的，这一点估计没有几个人注意到，在被挤压之中留给我们的时间不多了。<text:span text:style-name="T3"><text:s/><text:line-break/>3.</text:span><text:span text:style-name="T1">孩子吃的是苹果，而不是其他水果。</text:span><text:span text:style-name="T3"><text:s/><text:line-break/>4.</text:span><text:span text:style-name="T1">孩子的</text:span>课本中有一句：为中华之崛起而读书。<text:span text:style-name="T3"><text:s/><text:line-break/>5.</text:span><text:span text:style-name="T1">孩子被毒蛇咬，自己</text:span>疗伤，渡过一劫。都说应该是美帝，自己疗伤，证明自己有能力活下去。<text:span text:style-name="T3"><text:s/><text:line-break/>6.</text:span><text:span text:style-name="T1">最</text:span>关键的就是这个电影票了。东局子礼堂变成了冬橘子剧院。我认为这个的意思就是给东方大国做局，结果自己成了冬天的橘子（苹果）。不知道理解的是否正确。影院名称的变化，估计很多人没有看到。<text:span text:style-name="T3"><text:s/><text:line-break/></text:span><text:span text:style-name="T1">电影票的时间是</text:span><text:span text:style-name="T3">2019</text:span><text:span text:style-name="T1">年</text:span><text:span text:style-name="T3">9</text:span><text:span text:style-name="T1">月</text:span><text:span text:style-name="T3">22</text:span><text:span text:style-name="T1">日</text:span><text:span text:style-name="T3">19:00</text:span><text:span text:style-name="T1">，《大</text:span>闹天宫》上映。这个时间一定有大事发生！让我们一起翘首期盼吧。<text:span text:style-name="T3"><text:s/><text:line-break/></text:span><text:span text:style-name="T1">你有什么发</text:span>现啊？一起来说说吧。</text:p>
      <text:p text:style-name="P1"><text:span text:style-name="T1">陳真</text:span><text:s/>  |  2019.06.01 03:03   |   <text:a xlink:type="simple" xlink:href="http://palinfo.habago.org/Entry?Command=Information_PrintForum&amp;iPage=11#FORUM37501"><text:span text:style-name="T2">#</text:span></text:a></text:p>
      <text:p text:style-name="P4">卡韓政變<text:span text:style-name="T3"><text:s/>(64)</text:span>：只要不投降，就是成功<text:span text:style-name="T3"><text:s/><text:line-break/><text:line-break/></text:span>陳真<text:span text:style-name="T3"><text:s/>2019. 06. 01. <text:line-break/><text:line-break/><text:line-break/>"</text:span>新喜劇之王<text:span text:style-name="T3">" </text:span>據說觀眾反應不佳，罵聲連天。不過，我倒覺得這是周星馳電影中最好的一部。還好，終於找到一位認同者<text:span text:style-name="T3">--</text:span>學姊。<text:span text:style-name="T3"><text:s/><text:line-break/><text:line-break/></text:span>這片我已經看了好幾十遍，特別是其中幾幕，看了心情特別愉悅、激動，例如<text:span text:style-name="T3">33</text:span>分<text:span text:style-name="T3">57</text:span>秒到<text:span text:style-name="T3">34</text:span>分<text:span text:style-name="T3">6</text:span>秒：<text:span text:style-name="T3"><text:s/><text:line-break/><text:line-break/>https://www.youtube.com/watch?v=sfwUXws8G8o <text:line-break/><text:line-break/></text:span>這短短十秒鐘，看了好幾百遍，給我很大力量，我特別喜歡女主角跳舞的愉悅感，讓我沉重的人生悲歡彷彿也跟著愉悅起來。不過，建議從<text:span text:style-name="T3">32</text:span>分<text:span text:style-name="T3">48</text:span>秒開始看。<text:span text:style-name="T3"><text:s/><text:line-break/><text:line-break/></text:span>我也特別喜歡陳百強唱的這首歌，屬於我那個年代的歌<text:span text:style-name="T3"><text:s/>(</text:span>我從念小學一年級就開始喜歡聽廣東歌，從小對香港流行樂壇如數家珍<text:span text:style-name="T3">)</text:span>。那個年代，跟現代有點不一樣，人事物比較單純、陽光、善良。人如果不找一些美麗的東西來依附，恐怕真會不想活。<text:span text:style-name="T3"><text:s/><text:line-break/><text:line-break/></text:span>片中有句話讓我很感動：<text:span text:style-name="T3">"</text:span>只要不投降，就是成功<text:span text:style-name="T3">"</text:span>。做為一個跑龍套的，我知道我一定會成功，因為我從不放棄。人千萬不要被艱難困頓與黑暗打敗，因為那些東西其實都沒有力量。力量來自於美麗、單純、良善與無辜，而不是來自權力、財富與陰謀算計。<text:span text:style-name="T3"><text:s/><text:line-break/><text:line-break/>https://www.youtube.com/watch?v=dr7NsLiKkps <text:line-break/><text:line-break/></text:span>疾風<text:span text:style-name="T3"><text:s/><text:line-break/><text:line-break/></text:span>作詞：林振強<text:span text:style-name="T3"><text:s/><text:line-break/></text:span>作曲：<text:span text:style-name="T3">Chris Babida <text:line-break/></text:span>主唱：陳百強<text:span text:style-name="T3"><text:s/><text:line-break/><text:line-break/></text:span>問野風<text:span text:style-name="T3"><text:s/><text:line-break/></text:span>踏遍幾多長路<text:span text:style-name="T3"><text:s/><text:line-break/></text:span>方可見到理想都？<text:span text:style-name="T3"><text:s/><text:line-break/></text:span>踏破多少波浪和荒土<text:span text:style-name="T3"><text:s/><text:line-break/></text:span>至能含笑地停步？<text:span text:style-name="T3"><text:s/><text:line-break/><text:line-break/></text:span>風卻沒理起始終<text:span text:style-name="T3"><text:s/><text:line-break/></text:span>它只知發力去衝；<text:span text:style-name="T3"><text:s/><text:line-break/></text:span>從未多過問<text:span text:style-name="T3"><text:s/><text:line-break/></text:span>亦從沒關心路長和浪濤洶湧。<text:span text:style-name="T3"><text:s/><text:line-break/><text:line-break/></text:span>風呀<text:span text:style-name="T3"><text:s/><text:line-break/></text:span>讓我一起去衝，不分春秋與夏與冬<text:span text:style-name="T3"><text:s/><text:line-break/></text:span>無論多遠近，願懷著天真，披清風，默默去衝。<text:span text:style-name="T3"><text:s/><text:line-break/><text:line-break/></text:span>如內心有夢，便全力追蹤，不須計哪天才可終<text:span text:style-name="T3"><text:s/><text:line-break/></text:span>如內心有夢，便全力追蹤，好比天空疾勁野風。</text:p>
      <text:p text:style-name="P1"><text:span text:style-name="T1">陳真</text:span><text:s/>  |  2019.06.01 00:35   |   <text:a xlink:type="simple" xlink:href="http://palinfo.habago.org/Entry?Command=Information_PrintForum&amp;iPage=11#FORUM37500"><text:span text:style-name="T2">#</text:span></text:a></text:p>
      <text:p text:style-name="P2">熱情不破、真心不改、歡樂依舊、風雨無阻。<text:span text:style-name="T3"><text:s/><text:line-break/><text:line-break/></text:span>今天<text:span text:style-name="T3">(6</text:span>月<text:span text:style-name="T3">1</text:span>日<text:span text:style-name="T3">)</text:span>，凱道見！<text:span text:style-name="T3"><text:s/><text:line-break/><text:line-break/>--</text:span>韓國瑜</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